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7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00</text:p>
          </table:table-cell>
          <table:table-cell table:formula="of:=CONCATENATE(&quot;.img-&quot;;TEXT([.A1];&quot;000&quot;);&quot; {background-image: url(&quot;&quot;dino-&quot;;TEXT([.A1];&quot;000&quot;);&quot;.jpg&quot;&quot;)}&quot;)" office:value-type="string" office:string-value=".img-000 {background-image: url(&quot;dino-000.jpg&quot;)}" calcext:value-type="string">
            <text:p>.img-000 {background-image: url("dino-000.jpg")}</text:p>
          </table:table-cell>
          <table:table-cell table:style-name="ce2" table:formula="of:=CONCATENATE(&quot;&lt;img src=&quot;&quot;empty.png&quot;&quot; class=&quot;&quot;img-&quot;;TEXT([.A1];&quot;000&quot;);&quot;&quot;&quot;&gt;&quot;)" office:value-type="string" office:string-value="&lt;img src=&quot;empty.png&quot; class=&quot;img-000&quot;&gt;" calcext:value-type="string">
            <text:p>&lt;img src="empty.png" class="img-000"&gt;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table:formula="of:=CONCATENATE(&quot;.img-&quot;;TEXT([.A2];&quot;000&quot;);&quot; {background-image: url(&quot;&quot;dino-&quot;;TEXT([.A2];&quot;000&quot;);&quot;.jpg&quot;&quot;)}&quot;)" office:value-type="string" office:string-value=".img-001 {background-image: url(&quot;dino-001.jpg&quot;)}" calcext:value-type="string">
            <text:p>.img-001 {background-image: url("dino-001.jpg")}</text:p>
          </table:table-cell>
          <table:table-cell table:style-name="ce2" table:formula="of:=CONCATENATE(&quot;&lt;img src=&quot;&quot;empty.png&quot;&quot; class=&quot;&quot;img-&quot;;TEXT([.A2];&quot;000&quot;);&quot;&quot;&quot;&gt;&quot;)" office:value-type="string" office:string-value="&lt;img src=&quot;empty.png&quot; class=&quot;img-001&quot;&gt;" calcext:value-type="string">
            <text:p>&lt;img src="empty.png" class="img-001"&gt;</text:p>
          </table:table-cell>
        </table:table-row>
        <table:table-row table:style-name="ro1">
          <table:table-cell office:value-type="float" office:value="2" calcext:value-type="float">
            <text:p>002</text:p>
          </table:table-cell>
          <table:table-cell table:formula="of:=CONCATENATE(&quot;.img-&quot;;TEXT([.A3];&quot;000&quot;);&quot; {background-image: url(&quot;&quot;dino-&quot;;TEXT([.A3];&quot;000&quot;);&quot;.jpg&quot;&quot;)}&quot;)" office:value-type="string" office:string-value=".img-002 {background-image: url(&quot;dino-002.jpg&quot;)}" calcext:value-type="string">
            <text:p>.img-002 {background-image: url("dino-002.jpg")}</text:p>
          </table:table-cell>
          <table:table-cell table:style-name="ce2" table:formula="of:=CONCATENATE(&quot;&lt;img src=&quot;&quot;empty.png&quot;&quot; class=&quot;&quot;img-&quot;;TEXT([.A3];&quot;000&quot;);&quot;&quot;&quot;&gt;&quot;)" office:value-type="string" office:string-value="&lt;img src=&quot;empty.png&quot; class=&quot;img-002&quot;&gt;" calcext:value-type="string">
            <text:p>&lt;img src="empty.png" class="img-002"&gt;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table:formula="of:=CONCATENATE(&quot;.img-&quot;;TEXT([.A4];&quot;000&quot;);&quot; {background-image: url(&quot;&quot;dino-&quot;;TEXT([.A4];&quot;000&quot;);&quot;.jpg&quot;&quot;)}&quot;)" office:value-type="string" office:string-value=".img-003 {background-image: url(&quot;dino-003.jpg&quot;)}" calcext:value-type="string">
            <text:p>.img-003 {background-image: url("dino-003.jpg")}</text:p>
          </table:table-cell>
          <table:table-cell table:style-name="ce2" table:formula="of:=CONCATENATE(&quot;&lt;img src=&quot;&quot;empty.png&quot;&quot; class=&quot;&quot;img-&quot;;TEXT([.A4];&quot;000&quot;);&quot;&quot;&quot;&gt;&quot;)" office:value-type="string" office:string-value="&lt;img src=&quot;empty.png&quot; class=&quot;img-003&quot;&gt;" calcext:value-type="string">
            <text:p>&lt;img src="empty.png" class="img-003"&gt;</text:p>
          </table:table-cell>
        </table:table-row>
        <table:table-row table:style-name="ro1">
          <table:table-cell office:value-type="float" office:value="4" calcext:value-type="float">
            <text:p>004</text:p>
          </table:table-cell>
          <table:table-cell table:formula="of:=CONCATENATE(&quot;.img-&quot;;TEXT([.A5];&quot;000&quot;);&quot; {background-image: url(&quot;&quot;dino-&quot;;TEXT([.A5];&quot;000&quot;);&quot;.jpg&quot;&quot;)}&quot;)" office:value-type="string" office:string-value=".img-004 {background-image: url(&quot;dino-004.jpg&quot;)}" calcext:value-type="string">
            <text:p>.img-004 {background-image: url("dino-004.jpg")}</text:p>
          </table:table-cell>
          <table:table-cell table:style-name="ce2" table:formula="of:=CONCATENATE(&quot;&lt;img src=&quot;&quot;empty.png&quot;&quot; class=&quot;&quot;img-&quot;;TEXT([.A5];&quot;000&quot;);&quot;&quot;&quot;&gt;&quot;)" office:value-type="string" office:string-value="&lt;img src=&quot;empty.png&quot; class=&quot;img-004&quot;&gt;" calcext:value-type="string">
            <text:p>&lt;img src="empty.png" class="img-004"&gt;</text:p>
          </table:table-cell>
        </table:table-row>
        <table:table-row table:style-name="ro1">
          <table:table-cell office:value-type="float" office:value="5" calcext:value-type="float">
            <text:p>005</text:p>
          </table:table-cell>
          <table:table-cell table:formula="of:=CONCATENATE(&quot;.img-&quot;;TEXT([.A6];&quot;000&quot;);&quot; {background-image: url(&quot;&quot;dino-&quot;;TEXT([.A6];&quot;000&quot;);&quot;.jpg&quot;&quot;)}&quot;)" office:value-type="string" office:string-value=".img-005 {background-image: url(&quot;dino-005.jpg&quot;)}" calcext:value-type="string">
            <text:p>.img-005 {background-image: url("dino-005.jpg")}</text:p>
          </table:table-cell>
          <table:table-cell table:style-name="ce2" table:formula="of:=CONCATENATE(&quot;&lt;img src=&quot;&quot;empty.png&quot;&quot; class=&quot;&quot;img-&quot;;TEXT([.A6];&quot;000&quot;);&quot;&quot;&quot;&gt;&quot;)" office:value-type="string" office:string-value="&lt;img src=&quot;empty.png&quot; class=&quot;img-005&quot;&gt;" calcext:value-type="string">
            <text:p>&lt;img src="empty.png" class="img-005"&gt;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table:formula="of:=CONCATENATE(&quot;.img-&quot;;TEXT([.A7];&quot;000&quot;);&quot; {background-image: url(&quot;&quot;dino-&quot;;TEXT([.A7];&quot;000&quot;);&quot;.jpg&quot;&quot;)}&quot;)" office:value-type="string" office:string-value=".img-006 {background-image: url(&quot;dino-006.jpg&quot;)}" calcext:value-type="string">
            <text:p>.img-006 {background-image: url("dino-006.jpg")}</text:p>
          </table:table-cell>
          <table:table-cell table:style-name="ce2" table:formula="of:=CONCATENATE(&quot;&lt;img src=&quot;&quot;empty.png&quot;&quot; class=&quot;&quot;img-&quot;;TEXT([.A7];&quot;000&quot;);&quot;&quot;&quot;&gt;&quot;)" office:value-type="string" office:string-value="&lt;img src=&quot;empty.png&quot; class=&quot;img-006&quot;&gt;" calcext:value-type="string">
            <text:p>&lt;img src="empty.png" class="img-006"&gt;</text:p>
          </table:table-cell>
        </table:table-row>
        <table:table-row table:style-name="ro1">
          <table:table-cell office:value-type="float" office:value="7" calcext:value-type="float">
            <text:p>007</text:p>
          </table:table-cell>
          <table:table-cell table:formula="of:=CONCATENATE(&quot;.img-&quot;;TEXT([.A8];&quot;000&quot;);&quot; {background-image: url(&quot;&quot;dino-&quot;;TEXT([.A8];&quot;000&quot;);&quot;.jpg&quot;&quot;)}&quot;)" office:value-type="string" office:string-value=".img-007 {background-image: url(&quot;dino-007.jpg&quot;)}" calcext:value-type="string">
            <text:p>.img-007 {background-image: url("dino-007.jpg")}</text:p>
          </table:table-cell>
          <table:table-cell table:style-name="ce2" table:formula="of:=CONCATENATE(&quot;&lt;img src=&quot;&quot;empty.png&quot;&quot; class=&quot;&quot;img-&quot;;TEXT([.A8];&quot;000&quot;);&quot;&quot;&quot;&gt;&quot;)" office:value-type="string" office:string-value="&lt;img src=&quot;empty.png&quot; class=&quot;img-007&quot;&gt;" calcext:value-type="string">
            <text:p>&lt;img src="empty.png" class="img-007"&gt;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table:formula="of:=CONCATENATE(&quot;.img-&quot;;TEXT([.A9];&quot;000&quot;);&quot; {background-image: url(&quot;&quot;dino-&quot;;TEXT([.A9];&quot;000&quot;);&quot;.jpg&quot;&quot;)}&quot;)" office:value-type="string" office:string-value=".img-008 {background-image: url(&quot;dino-008.jpg&quot;)}" calcext:value-type="string">
            <text:p>.img-008 {background-image: url("dino-008.jpg")}</text:p>
          </table:table-cell>
          <table:table-cell table:style-name="ce2" table:formula="of:=CONCATENATE(&quot;&lt;img src=&quot;&quot;empty.png&quot;&quot; class=&quot;&quot;img-&quot;;TEXT([.A9];&quot;000&quot;);&quot;&quot;&quot;&gt;&quot;)" office:value-type="string" office:string-value="&lt;img src=&quot;empty.png&quot; class=&quot;img-008&quot;&gt;" calcext:value-type="string">
            <text:p>&lt;img src="empty.png" class="img-008"&gt;</text:p>
          </table:table-cell>
        </table:table-row>
        <table:table-row table:style-name="ro1">
          <table:table-cell office:value-type="float" office:value="9" calcext:value-type="float">
            <text:p>009</text:p>
          </table:table-cell>
          <table:table-cell table:formula="of:=CONCATENATE(&quot;.img-&quot;;TEXT([.A10];&quot;000&quot;);&quot; {background-image: url(&quot;&quot;dino-&quot;;TEXT([.A10];&quot;000&quot;);&quot;.jpg&quot;&quot;)}&quot;)" office:value-type="string" office:string-value=".img-009 {background-image: url(&quot;dino-009.jpg&quot;)}" calcext:value-type="string">
            <text:p>.img-009 {background-image: url("dino-009.jpg")}</text:p>
          </table:table-cell>
          <table:table-cell table:style-name="ce2" table:formula="of:=CONCATENATE(&quot;&lt;img src=&quot;&quot;empty.png&quot;&quot; class=&quot;&quot;img-&quot;;TEXT([.A10];&quot;000&quot;);&quot;&quot;&quot;&gt;&quot;)" office:value-type="string" office:string-value="&lt;img src=&quot;empty.png&quot; class=&quot;img-009&quot;&gt;" calcext:value-type="string">
            <text:p>&lt;img src="empty.png" class="img-009"&gt;</text:p>
          </table:table-cell>
        </table:table-row>
        <table:table-row table:style-name="ro1">
          <table:table-cell office:value-type="float" office:value="10" calcext:value-type="float">
            <text:p>010</text:p>
          </table:table-cell>
          <table:table-cell table:formula="of:=CONCATENATE(&quot;.img-&quot;;TEXT([.A11];&quot;000&quot;);&quot; {background-image: url(&quot;&quot;dino-&quot;;TEXT([.A11];&quot;000&quot;);&quot;.jpg&quot;&quot;)}&quot;)" office:value-type="string" office:string-value=".img-010 {background-image: url(&quot;dino-010.jpg&quot;)}" calcext:value-type="string">
            <text:p>.img-010 {background-image: url("dino-010.jpg")}</text:p>
          </table:table-cell>
          <table:table-cell table:style-name="ce2" table:formula="of:=CONCATENATE(&quot;&lt;img src=&quot;&quot;empty.png&quot;&quot; class=&quot;&quot;img-&quot;;TEXT([.A11];&quot;000&quot;);&quot;&quot;&quot;&gt;&quot;)" office:value-type="string" office:string-value="&lt;img src=&quot;empty.png&quot; class=&quot;img-010&quot;&gt;" calcext:value-type="string">
            <text:p>&lt;img src="empty.png" class="img-010"&gt;</text:p>
          </table:table-cell>
        </table:table-row>
        <table:table-row table:style-name="ro1">
          <table:table-cell office:value-type="float" office:value="11" calcext:value-type="float">
            <text:p>011</text:p>
          </table:table-cell>
          <table:table-cell table:formula="of:=CONCATENATE(&quot;.img-&quot;;TEXT([.A12];&quot;000&quot;);&quot; {background-image: url(&quot;&quot;dino-&quot;;TEXT([.A12];&quot;000&quot;);&quot;.jpg&quot;&quot;)}&quot;)" office:value-type="string" office:string-value=".img-011 {background-image: url(&quot;dino-011.jpg&quot;)}" calcext:value-type="string">
            <text:p>.img-011 {background-image: url("dino-011.jpg")}</text:p>
          </table:table-cell>
          <table:table-cell table:style-name="ce2" table:formula="of:=CONCATENATE(&quot;&lt;img src=&quot;&quot;empty.png&quot;&quot; class=&quot;&quot;img-&quot;;TEXT([.A12];&quot;000&quot;);&quot;&quot;&quot;&gt;&quot;)" office:value-type="string" office:string-value="&lt;img src=&quot;empty.png&quot; class=&quot;img-011&quot;&gt;" calcext:value-type="string">
            <text:p>&lt;img src="empty.png" class="img-011"&gt;</text:p>
          </table:table-cell>
        </table:table-row>
        <table:table-row table:style-name="ro1">
          <table:table-cell office:value-type="float" office:value="12" calcext:value-type="float">
            <text:p>012</text:p>
          </table:table-cell>
          <table:table-cell table:formula="of:=CONCATENATE(&quot;.img-&quot;;TEXT([.A13];&quot;000&quot;);&quot; {background-image: url(&quot;&quot;dino-&quot;;TEXT([.A13];&quot;000&quot;);&quot;.jpg&quot;&quot;)}&quot;)" office:value-type="string" office:string-value=".img-012 {background-image: url(&quot;dino-012.jpg&quot;)}" calcext:value-type="string">
            <text:p>.img-012 {background-image: url("dino-012.jpg")}</text:p>
          </table:table-cell>
          <table:table-cell table:style-name="ce2" table:formula="of:=CONCATENATE(&quot;&lt;img src=&quot;&quot;empty.png&quot;&quot; class=&quot;&quot;img-&quot;;TEXT([.A13];&quot;000&quot;);&quot;&quot;&quot;&gt;&quot;)" office:value-type="string" office:string-value="&lt;img src=&quot;empty.png&quot; class=&quot;img-012&quot;&gt;" calcext:value-type="string">
            <text:p>&lt;img src="empty.png" class="img-012"&gt;</text:p>
          </table:table-cell>
        </table:table-row>
        <table:table-row table:style-name="ro1">
          <table:table-cell office:value-type="float" office:value="13" calcext:value-type="float">
            <text:p>013</text:p>
          </table:table-cell>
          <table:table-cell table:formula="of:=CONCATENATE(&quot;.img-&quot;;TEXT([.A14];&quot;000&quot;);&quot; {background-image: url(&quot;&quot;dino-&quot;;TEXT([.A14];&quot;000&quot;);&quot;.jpg&quot;&quot;)}&quot;)" office:value-type="string" office:string-value=".img-013 {background-image: url(&quot;dino-013.jpg&quot;)}" calcext:value-type="string">
            <text:p>.img-013 {background-image: url("dino-013.jpg")}</text:p>
          </table:table-cell>
          <table:table-cell table:style-name="ce2" table:formula="of:=CONCATENATE(&quot;&lt;img src=&quot;&quot;empty.png&quot;&quot; class=&quot;&quot;img-&quot;;TEXT([.A14];&quot;000&quot;);&quot;&quot;&quot;&gt;&quot;)" office:value-type="string" office:string-value="&lt;img src=&quot;empty.png&quot; class=&quot;img-013&quot;&gt;" calcext:value-type="string">
            <text:p>&lt;img src="empty.png" class="img-013"&gt;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table:formula="of:=CONCATENATE(&quot;.img-&quot;;TEXT([.A15];&quot;000&quot;);&quot; {background-image: url(&quot;&quot;dino-&quot;;TEXT([.A15];&quot;000&quot;);&quot;.jpg&quot;&quot;)}&quot;)" office:value-type="string" office:string-value=".img-014 {background-image: url(&quot;dino-014.jpg&quot;)}" calcext:value-type="string">
            <text:p>.img-014 {background-image: url("dino-014.jpg")}</text:p>
          </table:table-cell>
          <table:table-cell table:style-name="ce2" table:formula="of:=CONCATENATE(&quot;&lt;img src=&quot;&quot;empty.png&quot;&quot; class=&quot;&quot;img-&quot;;TEXT([.A15];&quot;000&quot;);&quot;&quot;&quot;&gt;&quot;)" office:value-type="string" office:string-value="&lt;img src=&quot;empty.png&quot; class=&quot;img-014&quot;&gt;" calcext:value-type="string">
            <text:p>&lt;img src="empty.png" class="img-014"&gt;</text:p>
          </table:table-cell>
        </table:table-row>
        <table:table-row table:style-name="ro1">
          <table:table-cell office:value-type="float" office:value="15" calcext:value-type="float">
            <text:p>015</text:p>
          </table:table-cell>
          <table:table-cell table:formula="of:=CONCATENATE(&quot;.img-&quot;;TEXT([.A16];&quot;000&quot;);&quot; {background-image: url(&quot;&quot;dino-&quot;;TEXT([.A16];&quot;000&quot;);&quot;.jpg&quot;&quot;)}&quot;)" office:value-type="string" office:string-value=".img-015 {background-image: url(&quot;dino-015.jpg&quot;)}" calcext:value-type="string">
            <text:p>.img-015 {background-image: url("dino-015.jpg")}</text:p>
          </table:table-cell>
          <table:table-cell table:style-name="ce2" table:formula="of:=CONCATENATE(&quot;&lt;img src=&quot;&quot;empty.png&quot;&quot; class=&quot;&quot;img-&quot;;TEXT([.A16];&quot;000&quot;);&quot;&quot;&quot;&gt;&quot;)" office:value-type="string" office:string-value="&lt;img src=&quot;empty.png&quot; class=&quot;img-015&quot;&gt;" calcext:value-type="string">
            <text:p>&lt;img src="empty.png" class="img-015"&gt;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table:formula="of:=CONCATENATE(&quot;.img-&quot;;TEXT([.A17];&quot;000&quot;);&quot; {background-image: url(&quot;&quot;dino-&quot;;TEXT([.A17];&quot;000&quot;);&quot;.jpg&quot;&quot;)}&quot;)" office:value-type="string" office:string-value=".img-016 {background-image: url(&quot;dino-016.jpg&quot;)}" calcext:value-type="string">
            <text:p>.img-016 {background-image: url("dino-016.jpg")}</text:p>
          </table:table-cell>
          <table:table-cell table:style-name="ce2" table:formula="of:=CONCATENATE(&quot;&lt;img src=&quot;&quot;empty.png&quot;&quot; class=&quot;&quot;img-&quot;;TEXT([.A17];&quot;000&quot;);&quot;&quot;&quot;&gt;&quot;)" office:value-type="string" office:string-value="&lt;img src=&quot;empty.png&quot; class=&quot;img-016&quot;&gt;" calcext:value-type="string">
            <text:p>&lt;img src="empty.png" class="img-016"&gt;</text:p>
          </table:table-cell>
        </table:table-row>
        <table:table-row table:style-name="ro1">
          <table:table-cell office:value-type="float" office:value="17" calcext:value-type="float">
            <text:p>017</text:p>
          </table:table-cell>
          <table:table-cell table:formula="of:=CONCATENATE(&quot;.img-&quot;;TEXT([.A18];&quot;000&quot;);&quot; {background-image: url(&quot;&quot;dino-&quot;;TEXT([.A18];&quot;000&quot;);&quot;.jpg&quot;&quot;)}&quot;)" office:value-type="string" office:string-value=".img-017 {background-image: url(&quot;dino-017.jpg&quot;)}" calcext:value-type="string">
            <text:p>.img-017 {background-image: url("dino-017.jpg")}</text:p>
          </table:table-cell>
          <table:table-cell table:style-name="ce2" table:formula="of:=CONCATENATE(&quot;&lt;img src=&quot;&quot;empty.png&quot;&quot; class=&quot;&quot;img-&quot;;TEXT([.A18];&quot;000&quot;);&quot;&quot;&quot;&gt;&quot;)" office:value-type="string" office:string-value="&lt;img src=&quot;empty.png&quot; class=&quot;img-017&quot;&gt;" calcext:value-type="string">
            <text:p>&lt;img src="empty.png" class="img-017"&gt;</text:p>
          </table:table-cell>
        </table:table-row>
        <table:table-row table:style-name="ro1">
          <table:table-cell office:value-type="float" office:value="18" calcext:value-type="float">
            <text:p>018</text:p>
          </table:table-cell>
          <table:table-cell table:formula="of:=CONCATENATE(&quot;.img-&quot;;TEXT([.A19];&quot;000&quot;);&quot; {background-image: url(&quot;&quot;dino-&quot;;TEXT([.A19];&quot;000&quot;);&quot;.jpg&quot;&quot;)}&quot;)" office:value-type="string" office:string-value=".img-018 {background-image: url(&quot;dino-018.jpg&quot;)}" calcext:value-type="string">
            <text:p>.img-018 {background-image: url("dino-018.jpg")}</text:p>
          </table:table-cell>
          <table:table-cell table:style-name="ce2" table:formula="of:=CONCATENATE(&quot;&lt;img src=&quot;&quot;empty.png&quot;&quot; class=&quot;&quot;img-&quot;;TEXT([.A19];&quot;000&quot;);&quot;&quot;&quot;&gt;&quot;)" office:value-type="string" office:string-value="&lt;img src=&quot;empty.png&quot; class=&quot;img-018&quot;&gt;" calcext:value-type="string">
            <text:p>&lt;img src="empty.png" class="img-018"&gt;</text:p>
          </table:table-cell>
        </table:table-row>
        <table:table-row table:style-name="ro1">
          <table:table-cell office:value-type="float" office:value="19" calcext:value-type="float">
            <text:p>019</text:p>
          </table:table-cell>
          <table:table-cell table:formula="of:=CONCATENATE(&quot;.img-&quot;;TEXT([.A20];&quot;000&quot;);&quot; {background-image: url(&quot;&quot;dino-&quot;;TEXT([.A20];&quot;000&quot;);&quot;.jpg&quot;&quot;)}&quot;)" office:value-type="string" office:string-value=".img-019 {background-image: url(&quot;dino-019.jpg&quot;)}" calcext:value-type="string">
            <text:p>.img-019 {background-image: url("dino-019.jpg")}</text:p>
          </table:table-cell>
          <table:table-cell table:style-name="ce2" table:formula="of:=CONCATENATE(&quot;&lt;img src=&quot;&quot;empty.png&quot;&quot; class=&quot;&quot;img-&quot;;TEXT([.A20];&quot;000&quot;);&quot;&quot;&quot;&gt;&quot;)" office:value-type="string" office:string-value="&lt;img src=&quot;empty.png&quot; class=&quot;img-019&quot;&gt;" calcext:value-type="string">
            <text:p>&lt;img src="empty.png" class="img-019"&gt;</text:p>
          </table:table-cell>
        </table:table-row>
        <table:table-row table:style-name="ro1">
          <table:table-cell office:value-type="float" office:value="20" calcext:value-type="float">
            <text:p>020</text:p>
          </table:table-cell>
          <table:table-cell table:formula="of:=CONCATENATE(&quot;.img-&quot;;TEXT([.A21];&quot;000&quot;);&quot; {background-image: url(&quot;&quot;dino-&quot;;TEXT([.A21];&quot;000&quot;);&quot;.jpg&quot;&quot;)}&quot;)" office:value-type="string" office:string-value=".img-020 {background-image: url(&quot;dino-020.jpg&quot;)}" calcext:value-type="string">
            <text:p>.img-020 {background-image: url("dino-020.jpg")}</text:p>
          </table:table-cell>
          <table:table-cell table:style-name="ce2" table:formula="of:=CONCATENATE(&quot;&lt;img src=&quot;&quot;empty.png&quot;&quot; class=&quot;&quot;img-&quot;;TEXT([.A21];&quot;000&quot;);&quot;&quot;&quot;&gt;&quot;)" office:value-type="string" office:string-value="&lt;img src=&quot;empty.png&quot; class=&quot;img-020&quot;&gt;" calcext:value-type="string">
            <text:p>&lt;img src="empty.png" class="img-020"&gt;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table:formula="of:=CONCATENATE(&quot;.img-&quot;;TEXT([.A22];&quot;000&quot;);&quot; {background-image: url(&quot;&quot;dino-&quot;;TEXT([.A22];&quot;000&quot;);&quot;.jpg&quot;&quot;)}&quot;)" office:value-type="string" office:string-value=".img-021 {background-image: url(&quot;dino-021.jpg&quot;)}" calcext:value-type="string">
            <text:p>.img-021 {background-image: url("dino-021.jpg")}</text:p>
          </table:table-cell>
          <table:table-cell table:style-name="ce2" table:formula="of:=CONCATENATE(&quot;&lt;img src=&quot;&quot;empty.png&quot;&quot; class=&quot;&quot;img-&quot;;TEXT([.A22];&quot;000&quot;);&quot;&quot;&quot;&gt;&quot;)" office:value-type="string" office:string-value="&lt;img src=&quot;empty.png&quot; class=&quot;img-021&quot;&gt;" calcext:value-type="string">
            <text:p>&lt;img src="empty.png" class="img-021"&gt;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table:formula="of:=CONCATENATE(&quot;.img-&quot;;TEXT([.A23];&quot;000&quot;);&quot; {background-image: url(&quot;&quot;dino-&quot;;TEXT([.A23];&quot;000&quot;);&quot;.jpg&quot;&quot;)}&quot;)" office:value-type="string" office:string-value=".img-022 {background-image: url(&quot;dino-022.jpg&quot;)}" calcext:value-type="string">
            <text:p>.img-022 {background-image: url("dino-022.jpg")}</text:p>
          </table:table-cell>
          <table:table-cell table:style-name="ce2" table:formula="of:=CONCATENATE(&quot;&lt;img src=&quot;&quot;empty.png&quot;&quot; class=&quot;&quot;img-&quot;;TEXT([.A23];&quot;000&quot;);&quot;&quot;&quot;&gt;&quot;)" office:value-type="string" office:string-value="&lt;img src=&quot;empty.png&quot; class=&quot;img-022&quot;&gt;" calcext:value-type="string">
            <text:p>&lt;img src="empty.png" class="img-022"&gt;</text:p>
          </table:table-cell>
        </table:table-row>
        <table:table-row table:style-name="ro1">
          <table:table-cell office:value-type="float" office:value="23" calcext:value-type="float">
            <text:p>023</text:p>
          </table:table-cell>
          <table:table-cell table:formula="of:=CONCATENATE(&quot;.img-&quot;;TEXT([.A24];&quot;000&quot;);&quot; {background-image: url(&quot;&quot;dino-&quot;;TEXT([.A24];&quot;000&quot;);&quot;.jpg&quot;&quot;)}&quot;)" office:value-type="string" office:string-value=".img-023 {background-image: url(&quot;dino-023.jpg&quot;)}" calcext:value-type="string">
            <text:p>.img-023 {background-image: url("dino-023.jpg")}</text:p>
          </table:table-cell>
          <table:table-cell table:style-name="ce2" table:formula="of:=CONCATENATE(&quot;&lt;img src=&quot;&quot;empty.png&quot;&quot; class=&quot;&quot;img-&quot;;TEXT([.A24];&quot;000&quot;);&quot;&quot;&quot;&gt;&quot;)" office:value-type="string" office:string-value="&lt;img src=&quot;empty.png&quot; class=&quot;img-023&quot;&gt;" calcext:value-type="string">
            <text:p>&lt;img src="empty.png" class="img-023"&gt;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table:formula="of:=CONCATENATE(&quot;.img-&quot;;TEXT([.A25];&quot;000&quot;);&quot; {background-image: url(&quot;&quot;dino-&quot;;TEXT([.A25];&quot;000&quot;);&quot;.jpg&quot;&quot;)}&quot;)" office:value-type="string" office:string-value=".img-024 {background-image: url(&quot;dino-024.jpg&quot;)}" calcext:value-type="string">
            <text:p>.img-024 {background-image: url("dino-024.jpg")}</text:p>
          </table:table-cell>
          <table:table-cell table:style-name="ce2" table:formula="of:=CONCATENATE(&quot;&lt;img src=&quot;&quot;empty.png&quot;&quot; class=&quot;&quot;img-&quot;;TEXT([.A25];&quot;000&quot;);&quot;&quot;&quot;&gt;&quot;)" office:value-type="string" office:string-value="&lt;img src=&quot;empty.png&quot; class=&quot;img-024&quot;&gt;" calcext:value-type="string">
            <text:p>&lt;img src="empty.png" class="img-024"&gt;</text:p>
          </table:table-cell>
        </table:table-row>
        <table:table-row table:style-name="ro1">
          <table:table-cell office:value-type="float" office:value="25" calcext:value-type="float">
            <text:p>025</text:p>
          </table:table-cell>
          <table:table-cell table:formula="of:=CONCATENATE(&quot;.img-&quot;;TEXT([.A26];&quot;000&quot;);&quot; {background-image: url(&quot;&quot;dino-&quot;;TEXT([.A26];&quot;000&quot;);&quot;.jpg&quot;&quot;)}&quot;)" office:value-type="string" office:string-value=".img-025 {background-image: url(&quot;dino-025.jpg&quot;)}" calcext:value-type="string">
            <text:p>.img-025 {background-image: url("dino-025.jpg")}</text:p>
          </table:table-cell>
          <table:table-cell table:style-name="ce2" table:formula="of:=CONCATENATE(&quot;&lt;img src=&quot;&quot;empty.png&quot;&quot; class=&quot;&quot;img-&quot;;TEXT([.A26];&quot;000&quot;);&quot;&quot;&quot;&gt;&quot;)" office:value-type="string" office:string-value="&lt;img src=&quot;empty.png&quot; class=&quot;img-025&quot;&gt;" calcext:value-type="string">
            <text:p>&lt;img src="empty.png" class="img-025"&gt;</text:p>
          </table:table-cell>
        </table:table-row>
        <table:table-row table:style-name="ro1">
          <table:table-cell office:value-type="float" office:value="26" calcext:value-type="float">
            <text:p>026</text:p>
          </table:table-cell>
          <table:table-cell table:formula="of:=CONCATENATE(&quot;.img-&quot;;TEXT([.A27];&quot;000&quot;);&quot; {background-image: url(&quot;&quot;dino-&quot;;TEXT([.A27];&quot;000&quot;);&quot;.jpg&quot;&quot;)}&quot;)" office:value-type="string" office:string-value=".img-026 {background-image: url(&quot;dino-026.jpg&quot;)}" calcext:value-type="string">
            <text:p>.img-026 {background-image: url("dino-026.jpg")}</text:p>
          </table:table-cell>
          <table:table-cell table:style-name="ce2" table:formula="of:=CONCATENATE(&quot;&lt;img src=&quot;&quot;empty.png&quot;&quot; class=&quot;&quot;img-&quot;;TEXT([.A27];&quot;000&quot;);&quot;&quot;&quot;&gt;&quot;)" office:value-type="string" office:string-value="&lt;img src=&quot;empty.png&quot; class=&quot;img-026&quot;&gt;" calcext:value-type="string">
            <text:p>&lt;img src="empty.png" class="img-026"&gt;</text:p>
          </table:table-cell>
        </table:table-row>
        <table:table-row table:style-name="ro1">
          <table:table-cell office:value-type="float" office:value="27" calcext:value-type="float">
            <text:p>027</text:p>
          </table:table-cell>
          <table:table-cell table:formula="of:=CONCATENATE(&quot;.img-&quot;;TEXT([.A28];&quot;000&quot;);&quot; {background-image: url(&quot;&quot;dino-&quot;;TEXT([.A28];&quot;000&quot;);&quot;.jpg&quot;&quot;)}&quot;)" office:value-type="string" office:string-value=".img-027 {background-image: url(&quot;dino-027.jpg&quot;)}" calcext:value-type="string">
            <text:p>.img-027 {background-image: url("dino-027.jpg")}</text:p>
          </table:table-cell>
          <table:table-cell table:style-name="ce2" table:formula="of:=CONCATENATE(&quot;&lt;img src=&quot;&quot;empty.png&quot;&quot; class=&quot;&quot;img-&quot;;TEXT([.A28];&quot;000&quot;);&quot;&quot;&quot;&gt;&quot;)" office:value-type="string" office:string-value="&lt;img src=&quot;empty.png&quot; class=&quot;img-027&quot;&gt;" calcext:value-type="string">
            <text:p>&lt;img src="empty.png" class="img-027"&gt;</text:p>
          </table:table-cell>
        </table:table-row>
        <table:table-row table:style-name="ro1">
          <table:table-cell office:value-type="float" office:value="28" calcext:value-type="float">
            <text:p>028</text:p>
          </table:table-cell>
          <table:table-cell table:formula="of:=CONCATENATE(&quot;.img-&quot;;TEXT([.A29];&quot;000&quot;);&quot; {background-image: url(&quot;&quot;dino-&quot;;TEXT([.A29];&quot;000&quot;);&quot;.jpg&quot;&quot;)}&quot;)" office:value-type="string" office:string-value=".img-028 {background-image: url(&quot;dino-028.jpg&quot;)}" calcext:value-type="string">
            <text:p>.img-028 {background-image: url("dino-028.jpg")}</text:p>
          </table:table-cell>
          <table:table-cell table:style-name="ce2" table:formula="of:=CONCATENATE(&quot;&lt;img src=&quot;&quot;empty.png&quot;&quot; class=&quot;&quot;img-&quot;;TEXT([.A29];&quot;000&quot;);&quot;&quot;&quot;&gt;&quot;)" office:value-type="string" office:string-value="&lt;img src=&quot;empty.png&quot; class=&quot;img-028&quot;&gt;" calcext:value-type="string">
            <text:p>&lt;img src="empty.png" class="img-028"&gt;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table:formula="of:=CONCATENATE(&quot;.img-&quot;;TEXT([.A30];&quot;000&quot;);&quot; {background-image: url(&quot;&quot;dino-&quot;;TEXT([.A30];&quot;000&quot;);&quot;.jpg&quot;&quot;)}&quot;)" office:value-type="string" office:string-value=".img-029 {background-image: url(&quot;dino-029.jpg&quot;)}" calcext:value-type="string">
            <text:p>.img-029 {background-image: url("dino-029.jpg")}</text:p>
          </table:table-cell>
          <table:table-cell table:style-name="ce2" table:formula="of:=CONCATENATE(&quot;&lt;img src=&quot;&quot;empty.png&quot;&quot; class=&quot;&quot;img-&quot;;TEXT([.A30];&quot;000&quot;);&quot;&quot;&quot;&gt;&quot;)" office:value-type="string" office:string-value="&lt;img src=&quot;empty.png&quot; class=&quot;img-029&quot;&gt;" calcext:value-type="string">
            <text:p>&lt;img src="empty.png" class="img-029"&gt;</text:p>
          </table:table-cell>
        </table:table-row>
        <table:table-row table:style-name="ro1">
          <table:table-cell office:value-type="float" office:value="30" calcext:value-type="float">
            <text:p>030</text:p>
          </table:table-cell>
          <table:table-cell table:formula="of:=CONCATENATE(&quot;.img-&quot;;TEXT([.A31];&quot;000&quot;);&quot; {background-image: url(&quot;&quot;dino-&quot;;TEXT([.A31];&quot;000&quot;);&quot;.jpg&quot;&quot;)}&quot;)" office:value-type="string" office:string-value=".img-030 {background-image: url(&quot;dino-030.jpg&quot;)}" calcext:value-type="string">
            <text:p>.img-030 {background-image: url("dino-030.jpg")}</text:p>
          </table:table-cell>
          <table:table-cell table:style-name="ce2" table:formula="of:=CONCATENATE(&quot;&lt;img src=&quot;&quot;empty.png&quot;&quot; class=&quot;&quot;img-&quot;;TEXT([.A31];&quot;000&quot;);&quot;&quot;&quot;&gt;&quot;)" office:value-type="string" office:string-value="&lt;img src=&quot;empty.png&quot; class=&quot;img-030&quot;&gt;" calcext:value-type="string">
            <text:p>&lt;img src="empty.png" class="img-030"&gt;</text:p>
          </table:table-cell>
        </table:table-row>
        <table:table-row table:style-name="ro1">
          <table:table-cell office:value-type="float" office:value="31" calcext:value-type="float">
            <text:p>031</text:p>
          </table:table-cell>
          <table:table-cell table:formula="of:=CONCATENATE(&quot;.img-&quot;;TEXT([.A32];&quot;000&quot;);&quot; {background-image: url(&quot;&quot;dino-&quot;;TEXT([.A32];&quot;000&quot;);&quot;.jpg&quot;&quot;)}&quot;)" office:value-type="string" office:string-value=".img-031 {background-image: url(&quot;dino-031.jpg&quot;)}" calcext:value-type="string">
            <text:p>.img-031 {background-image: url("dino-031.jpg")}</text:p>
          </table:table-cell>
          <table:table-cell table:style-name="ce2" table:formula="of:=CONCATENATE(&quot;&lt;img src=&quot;&quot;empty.png&quot;&quot; class=&quot;&quot;img-&quot;;TEXT([.A32];&quot;000&quot;);&quot;&quot;&quot;&gt;&quot;)" office:value-type="string" office:string-value="&lt;img src=&quot;empty.png&quot; class=&quot;img-031&quot;&gt;" calcext:value-type="string">
            <text:p>&lt;img src="empty.png" class="img-031"&gt;</text:p>
          </table:table-cell>
        </table:table-row>
        <table:table-row table:style-name="ro1">
          <table:table-cell office:value-type="float" office:value="32" calcext:value-type="float">
            <text:p>032</text:p>
          </table:table-cell>
          <table:table-cell table:formula="of:=CONCATENATE(&quot;.img-&quot;;TEXT([.A33];&quot;000&quot;);&quot; {background-image: url(&quot;&quot;dino-&quot;;TEXT([.A33];&quot;000&quot;);&quot;.jpg&quot;&quot;)}&quot;)" office:value-type="string" office:string-value=".img-032 {background-image: url(&quot;dino-032.jpg&quot;)}" calcext:value-type="string">
            <text:p>.img-032 {background-image: url("dino-032.jpg")}</text:p>
          </table:table-cell>
          <table:table-cell table:style-name="ce2" table:formula="of:=CONCATENATE(&quot;&lt;img src=&quot;&quot;empty.png&quot;&quot; class=&quot;&quot;img-&quot;;TEXT([.A33];&quot;000&quot;);&quot;&quot;&quot;&gt;&quot;)" office:value-type="string" office:string-value="&lt;img src=&quot;empty.png&quot; class=&quot;img-032&quot;&gt;" calcext:value-type="string">
            <text:p>&lt;img src="empty.png" class="img-032"&gt;</text:p>
          </table:table-cell>
        </table:table-row>
        <table:table-row table:style-name="ro1">
          <table:table-cell office:value-type="float" office:value="33" calcext:value-type="float">
            <text:p>033</text:p>
          </table:table-cell>
          <table:table-cell table:formula="of:=CONCATENATE(&quot;.img-&quot;;TEXT([.A34];&quot;000&quot;);&quot; {background-image: url(&quot;&quot;dino-&quot;;TEXT([.A34];&quot;000&quot;);&quot;.jpg&quot;&quot;)}&quot;)" office:value-type="string" office:string-value=".img-033 {background-image: url(&quot;dino-033.jpg&quot;)}" calcext:value-type="string">
            <text:p>.img-033 {background-image: url("dino-033.jpg")}</text:p>
          </table:table-cell>
          <table:table-cell table:style-name="ce2" table:formula="of:=CONCATENATE(&quot;&lt;img src=&quot;&quot;empty.png&quot;&quot; class=&quot;&quot;img-&quot;;TEXT([.A34];&quot;000&quot;);&quot;&quot;&quot;&gt;&quot;)" office:value-type="string" office:string-value="&lt;img src=&quot;empty.png&quot; class=&quot;img-033&quot;&gt;" calcext:value-type="string">
            <text:p>&lt;img src="empty.png" class="img-033"&gt;</text:p>
          </table:table-cell>
        </table:table-row>
        <table:table-row table:style-name="ro1">
          <table:table-cell office:value-type="float" office:value="34" calcext:value-type="float">
            <text:p>034</text:p>
          </table:table-cell>
          <table:table-cell table:formula="of:=CONCATENATE(&quot;.img-&quot;;TEXT([.A35];&quot;000&quot;);&quot; {background-image: url(&quot;&quot;dino-&quot;;TEXT([.A35];&quot;000&quot;);&quot;.jpg&quot;&quot;)}&quot;)" office:value-type="string" office:string-value=".img-034 {background-image: url(&quot;dino-034.jpg&quot;)}" calcext:value-type="string">
            <text:p>.img-034 {background-image: url("dino-034.jpg")}</text:p>
          </table:table-cell>
          <table:table-cell table:style-name="ce2" table:formula="of:=CONCATENATE(&quot;&lt;img src=&quot;&quot;empty.png&quot;&quot; class=&quot;&quot;img-&quot;;TEXT([.A35];&quot;000&quot;);&quot;&quot;&quot;&gt;&quot;)" office:value-type="string" office:string-value="&lt;img src=&quot;empty.png&quot; class=&quot;img-034&quot;&gt;" calcext:value-type="string">
            <text:p>&lt;img src="empty.png" class="img-034"&gt;</text:p>
          </table:table-cell>
        </table:table-row>
        <table:table-row table:style-name="ro1">
          <table:table-cell office:value-type="float" office:value="35" calcext:value-type="float">
            <text:p>035</text:p>
          </table:table-cell>
          <table:table-cell table:formula="of:=CONCATENATE(&quot;.img-&quot;;TEXT([.A36];&quot;000&quot;);&quot; {background-image: url(&quot;&quot;dino-&quot;;TEXT([.A36];&quot;000&quot;);&quot;.jpg&quot;&quot;)}&quot;)" office:value-type="string" office:string-value=".img-035 {background-image: url(&quot;dino-035.jpg&quot;)}" calcext:value-type="string">
            <text:p>.img-035 {background-image: url("dino-035.jpg")}</text:p>
          </table:table-cell>
          <table:table-cell table:style-name="ce2" table:formula="of:=CONCATENATE(&quot;&lt;img src=&quot;&quot;empty.png&quot;&quot; class=&quot;&quot;img-&quot;;TEXT([.A36];&quot;000&quot;);&quot;&quot;&quot;&gt;&quot;)" office:value-type="string" office:string-value="&lt;img src=&quot;empty.png&quot; class=&quot;img-035&quot;&gt;" calcext:value-type="string">
            <text:p>&lt;img src="empty.png" class="img-035"&gt;</text:p>
          </table:table-cell>
        </table:table-row>
        <table:table-row table:style-name="ro1">
          <table:table-cell office:value-type="float" office:value="36" calcext:value-type="float">
            <text:p>036</text:p>
          </table:table-cell>
          <table:table-cell table:formula="of:=CONCATENATE(&quot;.img-&quot;;TEXT([.A37];&quot;000&quot;);&quot; {background-image: url(&quot;&quot;dino-&quot;;TEXT([.A37];&quot;000&quot;);&quot;.jpg&quot;&quot;)}&quot;)" office:value-type="string" office:string-value=".img-036 {background-image: url(&quot;dino-036.jpg&quot;)}" calcext:value-type="string">
            <text:p>.img-036 {background-image: url("dino-036.jpg")}</text:p>
          </table:table-cell>
          <table:table-cell table:style-name="ce2" table:formula="of:=CONCATENATE(&quot;&lt;img src=&quot;&quot;empty.png&quot;&quot; class=&quot;&quot;img-&quot;;TEXT([.A37];&quot;000&quot;);&quot;&quot;&quot;&gt;&quot;)" office:value-type="string" office:string-value="&lt;img src=&quot;empty.png&quot; class=&quot;img-036&quot;&gt;" calcext:value-type="string">
            <text:p>&lt;img src="empty.png" class="img-036"&gt;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table:formula="of:=CONCATENATE(&quot;.img-&quot;;TEXT([.A38];&quot;000&quot;);&quot; {background-image: url(&quot;&quot;dino-&quot;;TEXT([.A38];&quot;000&quot;);&quot;.jpg&quot;&quot;)}&quot;)" office:value-type="string" office:string-value=".img-037 {background-image: url(&quot;dino-037.jpg&quot;)}" calcext:value-type="string">
            <text:p>.img-037 {background-image: url("dino-037.jpg")}</text:p>
          </table:table-cell>
          <table:table-cell table:style-name="ce2" table:formula="of:=CONCATENATE(&quot;&lt;img src=&quot;&quot;empty.png&quot;&quot; class=&quot;&quot;img-&quot;;TEXT([.A38];&quot;000&quot;);&quot;&quot;&quot;&gt;&quot;)" office:value-type="string" office:string-value="&lt;img src=&quot;empty.png&quot; class=&quot;img-037&quot;&gt;" calcext:value-type="string">
            <text:p>&lt;img src="empty.png" class="img-037"&gt;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table:formula="of:=CONCATENATE(&quot;.img-&quot;;TEXT([.A39];&quot;000&quot;);&quot; {background-image: url(&quot;&quot;dino-&quot;;TEXT([.A39];&quot;000&quot;);&quot;.jpg&quot;&quot;)}&quot;)" office:value-type="string" office:string-value=".img-038 {background-image: url(&quot;dino-038.jpg&quot;)}" calcext:value-type="string">
            <text:p>.img-038 {background-image: url("dino-038.jpg")}</text:p>
          </table:table-cell>
          <table:table-cell table:style-name="ce2" table:formula="of:=CONCATENATE(&quot;&lt;img src=&quot;&quot;empty.png&quot;&quot; class=&quot;&quot;img-&quot;;TEXT([.A39];&quot;000&quot;);&quot;&quot;&quot;&gt;&quot;)" office:value-type="string" office:string-value="&lt;img src=&quot;empty.png&quot; class=&quot;img-038&quot;&gt;" calcext:value-type="string">
            <text:p>&lt;img src="empty.png" class="img-038"&gt;</text:p>
          </table:table-cell>
        </table:table-row>
        <table:table-row table:style-name="ro1">
          <table:table-cell office:value-type="float" office:value="39" calcext:value-type="float">
            <text:p>039</text:p>
          </table:table-cell>
          <table:table-cell table:formula="of:=CONCATENATE(&quot;.img-&quot;;TEXT([.A40];&quot;000&quot;);&quot; {background-image: url(&quot;&quot;dino-&quot;;TEXT([.A40];&quot;000&quot;);&quot;.jpg&quot;&quot;)}&quot;)" office:value-type="string" office:string-value=".img-039 {background-image: url(&quot;dino-039.jpg&quot;)}" calcext:value-type="string">
            <text:p>.img-039 {background-image: url("dino-039.jpg")}</text:p>
          </table:table-cell>
          <table:table-cell table:style-name="ce2" table:formula="of:=CONCATENATE(&quot;&lt;img src=&quot;&quot;empty.png&quot;&quot; class=&quot;&quot;img-&quot;;TEXT([.A40];&quot;000&quot;);&quot;&quot;&quot;&gt;&quot;)" office:value-type="string" office:string-value="&lt;img src=&quot;empty.png&quot; class=&quot;img-039&quot;&gt;" calcext:value-type="string">
            <text:p>&lt;img src="empty.png" class="img-039"&gt;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table:formula="of:=CONCATENATE(&quot;.img-&quot;;TEXT([.A41];&quot;000&quot;);&quot; {background-image: url(&quot;&quot;dino-&quot;;TEXT([.A41];&quot;000&quot;);&quot;.jpg&quot;&quot;)}&quot;)" office:value-type="string" office:string-value=".img-040 {background-image: url(&quot;dino-040.jpg&quot;)}" calcext:value-type="string">
            <text:p>.img-040 {background-image: url("dino-040.jpg")}</text:p>
          </table:table-cell>
          <table:table-cell table:style-name="ce2" table:formula="of:=CONCATENATE(&quot;&lt;img src=&quot;&quot;empty.png&quot;&quot; class=&quot;&quot;img-&quot;;TEXT([.A41];&quot;000&quot;);&quot;&quot;&quot;&gt;&quot;)" office:value-type="string" office:string-value="&lt;img src=&quot;empty.png&quot; class=&quot;img-040&quot;&gt;" calcext:value-type="string">
            <text:p>&lt;img src="empty.png" class="img-040"&gt;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table:formula="of:=CONCATENATE(&quot;.img-&quot;;TEXT([.A42];&quot;000&quot;);&quot; {background-image: url(&quot;&quot;dino-&quot;;TEXT([.A42];&quot;000&quot;);&quot;.jpg&quot;&quot;)}&quot;)" office:value-type="string" office:string-value=".img-041 {background-image: url(&quot;dino-041.jpg&quot;)}" calcext:value-type="string">
            <text:p>.img-041 {background-image: url("dino-041.jpg")}</text:p>
          </table:table-cell>
          <table:table-cell table:style-name="ce2" table:formula="of:=CONCATENATE(&quot;&lt;img src=&quot;&quot;empty.png&quot;&quot; class=&quot;&quot;img-&quot;;TEXT([.A42];&quot;000&quot;);&quot;&quot;&quot;&gt;&quot;)" office:value-type="string" office:string-value="&lt;img src=&quot;empty.png&quot; class=&quot;img-041&quot;&gt;" calcext:value-type="string">
            <text:p>&lt;img src="empty.png" class="img-041"&gt;</text:p>
          </table:table-cell>
        </table:table-row>
        <table:table-row table:style-name="ro1">
          <table:table-cell office:value-type="float" office:value="42" calcext:value-type="float">
            <text:p>042</text:p>
          </table:table-cell>
          <table:table-cell table:formula="of:=CONCATENATE(&quot;.img-&quot;;TEXT([.A43];&quot;000&quot;);&quot; {background-image: url(&quot;&quot;dino-&quot;;TEXT([.A43];&quot;000&quot;);&quot;.jpg&quot;&quot;)}&quot;)" office:value-type="string" office:string-value=".img-042 {background-image: url(&quot;dino-042.jpg&quot;)}" calcext:value-type="string">
            <text:p>.img-042 {background-image: url("dino-042.jpg")}</text:p>
          </table:table-cell>
          <table:table-cell table:style-name="ce2" table:formula="of:=CONCATENATE(&quot;&lt;img src=&quot;&quot;empty.png&quot;&quot; class=&quot;&quot;img-&quot;;TEXT([.A43];&quot;000&quot;);&quot;&quot;&quot;&gt;&quot;)" office:value-type="string" office:string-value="&lt;img src=&quot;empty.png&quot; class=&quot;img-042&quot;&gt;" calcext:value-type="string">
            <text:p>&lt;img src="empty.png" class="img-042"&gt;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table:formula="of:=CONCATENATE(&quot;.img-&quot;;TEXT([.A44];&quot;000&quot;);&quot; {background-image: url(&quot;&quot;dino-&quot;;TEXT([.A44];&quot;000&quot;);&quot;.jpg&quot;&quot;)}&quot;)" office:value-type="string" office:string-value=".img-043 {background-image: url(&quot;dino-043.jpg&quot;)}" calcext:value-type="string">
            <text:p>.img-043 {background-image: url("dino-043.jpg")}</text:p>
          </table:table-cell>
          <table:table-cell table:style-name="ce2" table:formula="of:=CONCATENATE(&quot;&lt;img src=&quot;&quot;empty.png&quot;&quot; class=&quot;&quot;img-&quot;;TEXT([.A44];&quot;000&quot;);&quot;&quot;&quot;&gt;&quot;)" office:value-type="string" office:string-value="&lt;img src=&quot;empty.png&quot; class=&quot;img-043&quot;&gt;" calcext:value-type="string">
            <text:p>&lt;img src="empty.png" class="img-043"&gt;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table:formula="of:=CONCATENATE(&quot;.img-&quot;;TEXT([.A45];&quot;000&quot;);&quot; {background-image: url(&quot;&quot;dino-&quot;;TEXT([.A45];&quot;000&quot;);&quot;.jpg&quot;&quot;)}&quot;)" office:value-type="string" office:string-value=".img-044 {background-image: url(&quot;dino-044.jpg&quot;)}" calcext:value-type="string">
            <text:p>.img-044 {background-image: url("dino-044.jpg")}</text:p>
          </table:table-cell>
          <table:table-cell table:style-name="ce2" table:formula="of:=CONCATENATE(&quot;&lt;img src=&quot;&quot;empty.png&quot;&quot; class=&quot;&quot;img-&quot;;TEXT([.A45];&quot;000&quot;);&quot;&quot;&quot;&gt;&quot;)" office:value-type="string" office:string-value="&lt;img src=&quot;empty.png&quot; class=&quot;img-044&quot;&gt;" calcext:value-type="string">
            <text:p>&lt;img src="empty.png" class="img-044"&gt;</text:p>
          </table:table-cell>
        </table:table-row>
        <table:table-row table:style-name="ro1">
          <table:table-cell office:value-type="float" office:value="45" calcext:value-type="float">
            <text:p>045</text:p>
          </table:table-cell>
          <table:table-cell table:formula="of:=CONCATENATE(&quot;.img-&quot;;TEXT([.A46];&quot;000&quot;);&quot; {background-image: url(&quot;&quot;dino-&quot;;TEXT([.A46];&quot;000&quot;);&quot;.jpg&quot;&quot;)}&quot;)" office:value-type="string" office:string-value=".img-045 {background-image: url(&quot;dino-045.jpg&quot;)}" calcext:value-type="string">
            <text:p>.img-045 {background-image: url("dino-045.jpg")}</text:p>
          </table:table-cell>
          <table:table-cell table:style-name="ce2" table:formula="of:=CONCATENATE(&quot;&lt;img src=&quot;&quot;empty.png&quot;&quot; class=&quot;&quot;img-&quot;;TEXT([.A46];&quot;000&quot;);&quot;&quot;&quot;&gt;&quot;)" office:value-type="string" office:string-value="&lt;img src=&quot;empty.png&quot; class=&quot;img-045&quot;&gt;" calcext:value-type="string">
            <text:p>&lt;img src="empty.png" class="img-045"&gt;</text:p>
          </table:table-cell>
        </table:table-row>
        <table:table-row table:style-name="ro1">
          <table:table-cell office:value-type="float" office:value="46" calcext:value-type="float">
            <text:p>046</text:p>
          </table:table-cell>
          <table:table-cell table:formula="of:=CONCATENATE(&quot;.img-&quot;;TEXT([.A47];&quot;000&quot;);&quot; {background-image: url(&quot;&quot;dino-&quot;;TEXT([.A47];&quot;000&quot;);&quot;.jpg&quot;&quot;)}&quot;)" office:value-type="string" office:string-value=".img-046 {background-image: url(&quot;dino-046.jpg&quot;)}" calcext:value-type="string">
            <text:p>.img-046 {background-image: url("dino-046.jpg")}</text:p>
          </table:table-cell>
          <table:table-cell table:style-name="ce2" table:formula="of:=CONCATENATE(&quot;&lt;img src=&quot;&quot;empty.png&quot;&quot; class=&quot;&quot;img-&quot;;TEXT([.A47];&quot;000&quot;);&quot;&quot;&quot;&gt;&quot;)" office:value-type="string" office:string-value="&lt;img src=&quot;empty.png&quot; class=&quot;img-046&quot;&gt;" calcext:value-type="string">
            <text:p>&lt;img src="empty.png" class="img-046"&gt;</text:p>
          </table:table-cell>
        </table:table-row>
        <table:table-row table:style-name="ro1">
          <table:table-cell office:value-type="float" office:value="47" calcext:value-type="float">
            <text:p>047</text:p>
          </table:table-cell>
          <table:table-cell table:formula="of:=CONCATENATE(&quot;.img-&quot;;TEXT([.A48];&quot;000&quot;);&quot; {background-image: url(&quot;&quot;dino-&quot;;TEXT([.A48];&quot;000&quot;);&quot;.jpg&quot;&quot;)}&quot;)" office:value-type="string" office:string-value=".img-047 {background-image: url(&quot;dino-047.jpg&quot;)}" calcext:value-type="string">
            <text:p>.img-047 {background-image: url("dino-047.jpg")}</text:p>
          </table:table-cell>
          <table:table-cell table:style-name="ce2" table:formula="of:=CONCATENATE(&quot;&lt;img src=&quot;&quot;empty.png&quot;&quot; class=&quot;&quot;img-&quot;;TEXT([.A48];&quot;000&quot;);&quot;&quot;&quot;&gt;&quot;)" office:value-type="string" office:string-value="&lt;img src=&quot;empty.png&quot; class=&quot;img-047&quot;&gt;" calcext:value-type="string">
            <text:p>&lt;img src="empty.png" class="img-047"&gt;</text:p>
          </table:table-cell>
        </table:table-row>
        <table:table-row table:style-name="ro1">
          <table:table-cell office:value-type="float" office:value="48" calcext:value-type="float">
            <text:p>048</text:p>
          </table:table-cell>
          <table:table-cell table:formula="of:=CONCATENATE(&quot;.img-&quot;;TEXT([.A49];&quot;000&quot;);&quot; {background-image: url(&quot;&quot;dino-&quot;;TEXT([.A49];&quot;000&quot;);&quot;.jpg&quot;&quot;)}&quot;)" office:value-type="string" office:string-value=".img-048 {background-image: url(&quot;dino-048.jpg&quot;)}" calcext:value-type="string">
            <text:p>.img-048 {background-image: url("dino-048.jpg")}</text:p>
          </table:table-cell>
          <table:table-cell table:style-name="ce2" table:formula="of:=CONCATENATE(&quot;&lt;img src=&quot;&quot;empty.png&quot;&quot; class=&quot;&quot;img-&quot;;TEXT([.A49];&quot;000&quot;);&quot;&quot;&quot;&gt;&quot;)" office:value-type="string" office:string-value="&lt;img src=&quot;empty.png&quot; class=&quot;img-048&quot;&gt;" calcext:value-type="string">
            <text:p>&lt;img src="empty.png" class="img-048"&gt;</text:p>
          </table:table-cell>
        </table:table-row>
        <table:table-row table:style-name="ro1">
          <table:table-cell office:value-type="float" office:value="49" calcext:value-type="float">
            <text:p>049</text:p>
          </table:table-cell>
          <table:table-cell table:formula="of:=CONCATENATE(&quot;.img-&quot;;TEXT([.A50];&quot;000&quot;);&quot; {background-image: url(&quot;&quot;dino-&quot;;TEXT([.A50];&quot;000&quot;);&quot;.jpg&quot;&quot;)}&quot;)" office:value-type="string" office:string-value=".img-049 {background-image: url(&quot;dino-049.jpg&quot;)}" calcext:value-type="string">
            <text:p>.img-049 {background-image: url("dino-049.jpg")}</text:p>
          </table:table-cell>
          <table:table-cell table:style-name="ce2" table:formula="of:=CONCATENATE(&quot;&lt;img src=&quot;&quot;empty.png&quot;&quot; class=&quot;&quot;img-&quot;;TEXT([.A50];&quot;000&quot;);&quot;&quot;&quot;&gt;&quot;)" office:value-type="string" office:string-value="&lt;img src=&quot;empty.png&quot; class=&quot;img-049&quot;&gt;" calcext:value-type="string">
            <text:p>&lt;img src="empty.png" class="img-049"&gt;</text:p>
          </table:table-cell>
        </table:table-row>
        <table:table-row table:style-name="ro1">
          <table:table-cell office:value-type="float" office:value="50" calcext:value-type="float">
            <text:p>050</text:p>
          </table:table-cell>
          <table:table-cell table:formula="of:=CONCATENATE(&quot;.img-&quot;;TEXT([.A51];&quot;000&quot;);&quot; {background-image: url(&quot;&quot;dino-&quot;;TEXT([.A51];&quot;000&quot;);&quot;.jpg&quot;&quot;)}&quot;)" office:value-type="string" office:string-value=".img-050 {background-image: url(&quot;dino-050.jpg&quot;)}" calcext:value-type="string">
            <text:p>.img-050 {background-image: url("dino-050.jpg")}</text:p>
          </table:table-cell>
          <table:table-cell table:style-name="ce2" table:formula="of:=CONCATENATE(&quot;&lt;img src=&quot;&quot;empty.png&quot;&quot; class=&quot;&quot;img-&quot;;TEXT([.A51];&quot;000&quot;);&quot;&quot;&quot;&gt;&quot;)" office:value-type="string" office:string-value="&lt;img src=&quot;empty.png&quot; class=&quot;img-050&quot;&gt;" calcext:value-type="string">
            <text:p>&lt;img src="empty.png" class="img-050"&gt;</text:p>
          </table:table-cell>
        </table:table-row>
        <table:table-row table:style-name="ro1">
          <table:table-cell office:value-type="float" office:value="51" calcext:value-type="float">
            <text:p>051</text:p>
          </table:table-cell>
          <table:table-cell table:formula="of:=CONCATENATE(&quot;.img-&quot;;TEXT([.A52];&quot;000&quot;);&quot; {background-image: url(&quot;&quot;dino-&quot;;TEXT([.A52];&quot;000&quot;);&quot;.jpg&quot;&quot;)}&quot;)" office:value-type="string" office:string-value=".img-051 {background-image: url(&quot;dino-051.jpg&quot;)}" calcext:value-type="string">
            <text:p>.img-051 {background-image: url("dino-051.jpg")}</text:p>
          </table:table-cell>
          <table:table-cell table:style-name="ce2" table:formula="of:=CONCATENATE(&quot;&lt;img src=&quot;&quot;empty.png&quot;&quot; class=&quot;&quot;img-&quot;;TEXT([.A52];&quot;000&quot;);&quot;&quot;&quot;&gt;&quot;)" office:value-type="string" office:string-value="&lt;img src=&quot;empty.png&quot; class=&quot;img-051&quot;&gt;" calcext:value-type="string">
            <text:p>&lt;img src="empty.png" class="img-051"&gt;</text:p>
          </table:table-cell>
        </table:table-row>
        <table:table-row table:style-name="ro1">
          <table:table-cell office:value-type="float" office:value="52" calcext:value-type="float">
            <text:p>052</text:p>
          </table:table-cell>
          <table:table-cell table:formula="of:=CONCATENATE(&quot;.img-&quot;;TEXT([.A53];&quot;000&quot;);&quot; {background-image: url(&quot;&quot;dino-&quot;;TEXT([.A53];&quot;000&quot;);&quot;.jpg&quot;&quot;)}&quot;)" office:value-type="string" office:string-value=".img-052 {background-image: url(&quot;dino-052.jpg&quot;)}" calcext:value-type="string">
            <text:p>.img-052 {background-image: url("dino-052.jpg")}</text:p>
          </table:table-cell>
          <table:table-cell table:style-name="ce2" table:formula="of:=CONCATENATE(&quot;&lt;img src=&quot;&quot;empty.png&quot;&quot; class=&quot;&quot;img-&quot;;TEXT([.A53];&quot;000&quot;);&quot;&quot;&quot;&gt;&quot;)" office:value-type="string" office:string-value="&lt;img src=&quot;empty.png&quot; class=&quot;img-052&quot;&gt;" calcext:value-type="string">
            <text:p>&lt;img src="empty.png" class="img-052"&gt;</text:p>
          </table:table-cell>
        </table:table-row>
        <table:table-row table:style-name="ro1">
          <table:table-cell office:value-type="float" office:value="53" calcext:value-type="float">
            <text:p>053</text:p>
          </table:table-cell>
          <table:table-cell table:formula="of:=CONCATENATE(&quot;.img-&quot;;TEXT([.A54];&quot;000&quot;);&quot; {background-image: url(&quot;&quot;dino-&quot;;TEXT([.A54];&quot;000&quot;);&quot;.jpg&quot;&quot;)}&quot;)" office:value-type="string" office:string-value=".img-053 {background-image: url(&quot;dino-053.jpg&quot;)}" calcext:value-type="string">
            <text:p>.img-053 {background-image: url("dino-053.jpg")}</text:p>
          </table:table-cell>
          <table:table-cell table:style-name="ce2" table:formula="of:=CONCATENATE(&quot;&lt;img src=&quot;&quot;empty.png&quot;&quot; class=&quot;&quot;img-&quot;;TEXT([.A54];&quot;000&quot;);&quot;&quot;&quot;&gt;&quot;)" office:value-type="string" office:string-value="&lt;img src=&quot;empty.png&quot; class=&quot;img-053&quot;&gt;" calcext:value-type="string">
            <text:p>&lt;img src="empty.png" class="img-053"&gt;</text:p>
          </table:table-cell>
        </table:table-row>
        <table:table-row table:style-name="ro1">
          <table:table-cell office:value-type="float" office:value="54" calcext:value-type="float">
            <text:p>054</text:p>
          </table:table-cell>
          <table:table-cell table:formula="of:=CONCATENATE(&quot;.img-&quot;;TEXT([.A55];&quot;000&quot;);&quot; {background-image: url(&quot;&quot;dino-&quot;;TEXT([.A55];&quot;000&quot;);&quot;.jpg&quot;&quot;)}&quot;)" office:value-type="string" office:string-value=".img-054 {background-image: url(&quot;dino-054.jpg&quot;)}" calcext:value-type="string">
            <text:p>.img-054 {background-image: url("dino-054.jpg")}</text:p>
          </table:table-cell>
          <table:table-cell table:style-name="ce2" table:formula="of:=CONCATENATE(&quot;&lt;img src=&quot;&quot;empty.png&quot;&quot; class=&quot;&quot;img-&quot;;TEXT([.A55];&quot;000&quot;);&quot;&quot;&quot;&gt;&quot;)" office:value-type="string" office:string-value="&lt;img src=&quot;empty.png&quot; class=&quot;img-054&quot;&gt;" calcext:value-type="string">
            <text:p>&lt;img src="empty.png" class="img-054"&gt;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formula="of:=CONCATENATE(&quot;.img-&quot;;TEXT([.A56];&quot;000&quot;);&quot; {background-image: url(&quot;&quot;dino-&quot;;TEXT([.A56];&quot;000&quot;);&quot;.jpg&quot;&quot;)}&quot;)" office:value-type="string" office:string-value=".img-055 {background-image: url(&quot;dino-055.jpg&quot;)}" calcext:value-type="string">
            <text:p>.img-055 {background-image: url("dino-055.jpg")}</text:p>
          </table:table-cell>
          <table:table-cell table:style-name="ce2" table:formula="of:=CONCATENATE(&quot;&lt;img src=&quot;&quot;empty.png&quot;&quot; class=&quot;&quot;img-&quot;;TEXT([.A56];&quot;000&quot;);&quot;&quot;&quot;&gt;&quot;)" office:value-type="string" office:string-value="&lt;img src=&quot;empty.png&quot; class=&quot;img-055&quot;&gt;" calcext:value-type="string">
            <text:p>&lt;img src="empty.png" class="img-055"&gt;</text:p>
          </table:table-cell>
        </table:table-row>
        <table:table-row table:style-name="ro1">
          <table:table-cell office:value-type="float" office:value="56" calcext:value-type="float">
            <text:p>056</text:p>
          </table:table-cell>
          <table:table-cell table:formula="of:=CONCATENATE(&quot;.img-&quot;;TEXT([.A57];&quot;000&quot;);&quot; {background-image: url(&quot;&quot;dino-&quot;;TEXT([.A57];&quot;000&quot;);&quot;.jpg&quot;&quot;)}&quot;)" office:value-type="string" office:string-value=".img-056 {background-image: url(&quot;dino-056.jpg&quot;)}" calcext:value-type="string">
            <text:p>.img-056 {background-image: url("dino-056.jpg")}</text:p>
          </table:table-cell>
          <table:table-cell table:style-name="ce2" table:formula="of:=CONCATENATE(&quot;&lt;img src=&quot;&quot;empty.png&quot;&quot; class=&quot;&quot;img-&quot;;TEXT([.A57];&quot;000&quot;);&quot;&quot;&quot;&gt;&quot;)" office:value-type="string" office:string-value="&lt;img src=&quot;empty.png&quot; class=&quot;img-056&quot;&gt;" calcext:value-type="string">
            <text:p>&lt;img src="empty.png" class="img-056"&gt;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formula="of:=CONCATENATE(&quot;.img-&quot;;TEXT([.A58];&quot;000&quot;);&quot; {background-image: url(&quot;&quot;dino-&quot;;TEXT([.A58];&quot;000&quot;);&quot;.jpg&quot;&quot;)}&quot;)" office:value-type="string" office:string-value=".img-057 {background-image: url(&quot;dino-057.jpg&quot;)}" calcext:value-type="string">
            <text:p>.img-057 {background-image: url("dino-057.jpg")}</text:p>
          </table:table-cell>
          <table:table-cell table:style-name="ce2" table:formula="of:=CONCATENATE(&quot;&lt;img src=&quot;&quot;empty.png&quot;&quot; class=&quot;&quot;img-&quot;;TEXT([.A58];&quot;000&quot;);&quot;&quot;&quot;&gt;&quot;)" office:value-type="string" office:string-value="&lt;img src=&quot;empty.png&quot; class=&quot;img-057&quot;&gt;" calcext:value-type="string">
            <text:p>&lt;img src="empty.png" class="img-057"&gt;</text:p>
          </table:table-cell>
        </table:table-row>
        <table:table-row table:style-name="ro1">
          <table:table-cell office:value-type="float" office:value="58" calcext:value-type="float">
            <text:p>058</text:p>
          </table:table-cell>
          <table:table-cell table:formula="of:=CONCATENATE(&quot;.img-&quot;;TEXT([.A59];&quot;000&quot;);&quot; {background-image: url(&quot;&quot;dino-&quot;;TEXT([.A59];&quot;000&quot;);&quot;.jpg&quot;&quot;)}&quot;)" office:value-type="string" office:string-value=".img-058 {background-image: url(&quot;dino-058.jpg&quot;)}" calcext:value-type="string">
            <text:p>.img-058 {background-image: url("dino-058.jpg")}</text:p>
          </table:table-cell>
          <table:table-cell table:style-name="ce2" table:formula="of:=CONCATENATE(&quot;&lt;img src=&quot;&quot;empty.png&quot;&quot; class=&quot;&quot;img-&quot;;TEXT([.A59];&quot;000&quot;);&quot;&quot;&quot;&gt;&quot;)" office:value-type="string" office:string-value="&lt;img src=&quot;empty.png&quot; class=&quot;img-058&quot;&gt;" calcext:value-type="string">
            <text:p>&lt;img src="empty.png" class="img-058"&gt;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formula="of:=CONCATENATE(&quot;.img-&quot;;TEXT([.A60];&quot;000&quot;);&quot; {background-image: url(&quot;&quot;dino-&quot;;TEXT([.A60];&quot;000&quot;);&quot;.jpg&quot;&quot;)}&quot;)" office:value-type="string" office:string-value=".img-059 {background-image: url(&quot;dino-059.jpg&quot;)}" calcext:value-type="string">
            <text:p>.img-059 {background-image: url("dino-059.jpg")}</text:p>
          </table:table-cell>
          <table:table-cell table:style-name="ce2" table:formula="of:=CONCATENATE(&quot;&lt;img src=&quot;&quot;empty.png&quot;&quot; class=&quot;&quot;img-&quot;;TEXT([.A60];&quot;000&quot;);&quot;&quot;&quot;&gt;&quot;)" office:value-type="string" office:string-value="&lt;img src=&quot;empty.png&quot; class=&quot;img-059&quot;&gt;" calcext:value-type="string">
            <text:p>&lt;img src="empty.png" class="img-059"&gt;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formula="of:=CONCATENATE(&quot;.img-&quot;;TEXT([.A61];&quot;000&quot;);&quot; {background-image: url(&quot;&quot;dino-&quot;;TEXT([.A61];&quot;000&quot;);&quot;.jpg&quot;&quot;)}&quot;)" office:value-type="string" office:string-value=".img-060 {background-image: url(&quot;dino-060.jpg&quot;)}" calcext:value-type="string">
            <text:p>.img-060 {background-image: url("dino-060.jpg")}</text:p>
          </table:table-cell>
          <table:table-cell table:style-name="ce2" table:formula="of:=CONCATENATE(&quot;&lt;img src=&quot;&quot;empty.png&quot;&quot; class=&quot;&quot;img-&quot;;TEXT([.A61];&quot;000&quot;);&quot;&quot;&quot;&gt;&quot;)" office:value-type="string" office:string-value="&lt;img src=&quot;empty.png&quot; class=&quot;img-060&quot;&gt;" calcext:value-type="string">
            <text:p>&lt;img src="empty.png" class="img-060"&gt;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formula="of:=CONCATENATE(&quot;.img-&quot;;TEXT([.A62];&quot;000&quot;);&quot; {background-image: url(&quot;&quot;dino-&quot;;TEXT([.A62];&quot;000&quot;);&quot;.jpg&quot;&quot;)}&quot;)" office:value-type="string" office:string-value=".img-061 {background-image: url(&quot;dino-061.jpg&quot;)}" calcext:value-type="string">
            <text:p>.img-061 {background-image: url("dino-061.jpg")}</text:p>
          </table:table-cell>
          <table:table-cell table:style-name="ce2" table:formula="of:=CONCATENATE(&quot;&lt;img src=&quot;&quot;empty.png&quot;&quot; class=&quot;&quot;img-&quot;;TEXT([.A62];&quot;000&quot;);&quot;&quot;&quot;&gt;&quot;)" office:value-type="string" office:string-value="&lt;img src=&quot;empty.png&quot; class=&quot;img-061&quot;&gt;" calcext:value-type="string">
            <text:p>&lt;img src="empty.png" class="img-061"&gt;</text:p>
          </table:table-cell>
        </table:table-row>
        <table:table-row table:style-name="ro1">
          <table:table-cell office:value-type="float" office:value="62" calcext:value-type="float">
            <text:p>062</text:p>
          </table:table-cell>
          <table:table-cell table:formula="of:=CONCATENATE(&quot;.img-&quot;;TEXT([.A63];&quot;000&quot;);&quot; {background-image: url(&quot;&quot;dino-&quot;;TEXT([.A63];&quot;000&quot;);&quot;.jpg&quot;&quot;)}&quot;)" office:value-type="string" office:string-value=".img-062 {background-image: url(&quot;dino-062.jpg&quot;)}" calcext:value-type="string">
            <text:p>.img-062 {background-image: url("dino-062.jpg")}</text:p>
          </table:table-cell>
          <table:table-cell table:style-name="ce2" table:formula="of:=CONCATENATE(&quot;&lt;img src=&quot;&quot;empty.png&quot;&quot; class=&quot;&quot;img-&quot;;TEXT([.A63];&quot;000&quot;);&quot;&quot;&quot;&gt;&quot;)" office:value-type="string" office:string-value="&lt;img src=&quot;empty.png&quot; class=&quot;img-062&quot;&gt;" calcext:value-type="string">
            <text:p>&lt;img src="empty.png" class="img-062"&gt;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table:formula="of:=CONCATENATE(&quot;.img-&quot;;TEXT([.A64];&quot;000&quot;);&quot; {background-image: url(&quot;&quot;dino-&quot;;TEXT([.A64];&quot;000&quot;);&quot;.jpg&quot;&quot;)}&quot;)" office:value-type="string" office:string-value=".img-063 {background-image: url(&quot;dino-063.jpg&quot;)}" calcext:value-type="string">
            <text:p>.img-063 {background-image: url("dino-063.jpg")}</text:p>
          </table:table-cell>
          <table:table-cell table:style-name="ce2" table:formula="of:=CONCATENATE(&quot;&lt;img src=&quot;&quot;empty.png&quot;&quot; class=&quot;&quot;img-&quot;;TEXT([.A64];&quot;000&quot;);&quot;&quot;&quot;&gt;&quot;)" office:value-type="string" office:string-value="&lt;img src=&quot;empty.png&quot; class=&quot;img-063&quot;&gt;" calcext:value-type="string">
            <text:p>&lt;img src="empty.png" class="img-063"&gt;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formula="of:=CONCATENATE(&quot;.img-&quot;;TEXT([.A65];&quot;000&quot;);&quot; {background-image: url(&quot;&quot;dino-&quot;;TEXT([.A65];&quot;000&quot;);&quot;.jpg&quot;&quot;)}&quot;)" office:value-type="string" office:string-value=".img-064 {background-image: url(&quot;dino-064.jpg&quot;)}" calcext:value-type="string">
            <text:p>.img-064 {background-image: url("dino-064.jpg")}</text:p>
          </table:table-cell>
          <table:table-cell table:style-name="ce2" table:formula="of:=CONCATENATE(&quot;&lt;img src=&quot;&quot;empty.png&quot;&quot; class=&quot;&quot;img-&quot;;TEXT([.A65];&quot;000&quot;);&quot;&quot;&quot;&gt;&quot;)" office:value-type="string" office:string-value="&lt;img src=&quot;empty.png&quot; class=&quot;img-064&quot;&gt;" calcext:value-type="string">
            <text:p>&lt;img src="empty.png" class="img-064"&gt;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formula="of:=CONCATENATE(&quot;.img-&quot;;TEXT([.A66];&quot;000&quot;);&quot; {background-image: url(&quot;&quot;dino-&quot;;TEXT([.A66];&quot;000&quot;);&quot;.jpg&quot;&quot;)}&quot;)" office:value-type="string" office:string-value=".img-065 {background-image: url(&quot;dino-065.jpg&quot;)}" calcext:value-type="string">
            <text:p>.img-065 {background-image: url("dino-065.jpg")}</text:p>
          </table:table-cell>
          <table:table-cell table:style-name="ce2" table:formula="of:=CONCATENATE(&quot;&lt;img src=&quot;&quot;empty.png&quot;&quot; class=&quot;&quot;img-&quot;;TEXT([.A66];&quot;000&quot;);&quot;&quot;&quot;&gt;&quot;)" office:value-type="string" office:string-value="&lt;img src=&quot;empty.png&quot; class=&quot;img-065&quot;&gt;" calcext:value-type="string">
            <text:p>&lt;img src="empty.png" class="img-065"&gt;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formula="of:=CONCATENATE(&quot;.img-&quot;;TEXT([.A67];&quot;000&quot;);&quot; {background-image: url(&quot;&quot;dino-&quot;;TEXT([.A67];&quot;000&quot;);&quot;.jpg&quot;&quot;)}&quot;)" office:value-type="string" office:string-value=".img-066 {background-image: url(&quot;dino-066.jpg&quot;)}" calcext:value-type="string">
            <text:p>.img-066 {background-image: url("dino-066.jpg")}</text:p>
          </table:table-cell>
          <table:table-cell table:style-name="ce2" table:formula="of:=CONCATENATE(&quot;&lt;img src=&quot;&quot;empty.png&quot;&quot; class=&quot;&quot;img-&quot;;TEXT([.A67];&quot;000&quot;);&quot;&quot;&quot;&gt;&quot;)" office:value-type="string" office:string-value="&lt;img src=&quot;empty.png&quot; class=&quot;img-066&quot;&gt;" calcext:value-type="string">
            <text:p>&lt;img src="empty.png" class="img-066"&gt;</text:p>
          </table:table-cell>
        </table:table-row>
        <table:table-row table:style-name="ro1">
          <table:table-cell office:value-type="float" office:value="67" calcext:value-type="float">
            <text:p>067</text:p>
          </table:table-cell>
          <table:table-cell table:formula="of:=CONCATENATE(&quot;.img-&quot;;TEXT([.A68];&quot;000&quot;);&quot; {background-image: url(&quot;&quot;dino-&quot;;TEXT([.A68];&quot;000&quot;);&quot;.jpg&quot;&quot;)}&quot;)" office:value-type="string" office:string-value=".img-067 {background-image: url(&quot;dino-067.jpg&quot;)}" calcext:value-type="string">
            <text:p>.img-067 {background-image: url("dino-067.jpg")}</text:p>
          </table:table-cell>
          <table:table-cell table:style-name="ce2" table:formula="of:=CONCATENATE(&quot;&lt;img src=&quot;&quot;empty.png&quot;&quot; class=&quot;&quot;img-&quot;;TEXT([.A68];&quot;000&quot;);&quot;&quot;&quot;&gt;&quot;)" office:value-type="string" office:string-value="&lt;img src=&quot;empty.png&quot; class=&quot;img-067&quot;&gt;" calcext:value-type="string">
            <text:p>&lt;img src="empty.png" class="img-067"&gt;</text:p>
          </table:table-cell>
        </table:table-row>
        <table:table-row table:style-name="ro1">
          <table:table-cell office:value-type="float" office:value="68" calcext:value-type="float">
            <text:p>068</text:p>
          </table:table-cell>
          <table:table-cell table:formula="of:=CONCATENATE(&quot;.img-&quot;;TEXT([.A69];&quot;000&quot;);&quot; {background-image: url(&quot;&quot;dino-&quot;;TEXT([.A69];&quot;000&quot;);&quot;.jpg&quot;&quot;)}&quot;)" office:value-type="string" office:string-value=".img-068 {background-image: url(&quot;dino-068.jpg&quot;)}" calcext:value-type="string">
            <text:p>.img-068 {background-image: url("dino-068.jpg")}</text:p>
          </table:table-cell>
          <table:table-cell table:style-name="ce2" table:formula="of:=CONCATENATE(&quot;&lt;img src=&quot;&quot;empty.png&quot;&quot; class=&quot;&quot;img-&quot;;TEXT([.A69];&quot;000&quot;);&quot;&quot;&quot;&gt;&quot;)" office:value-type="string" office:string-value="&lt;img src=&quot;empty.png&quot; class=&quot;img-068&quot;&gt;" calcext:value-type="string">
            <text:p>&lt;img src="empty.png" class="img-068"&gt;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formula="of:=CONCATENATE(&quot;.img-&quot;;TEXT([.A70];&quot;000&quot;);&quot; {background-image: url(&quot;&quot;dino-&quot;;TEXT([.A70];&quot;000&quot;);&quot;.jpg&quot;&quot;)}&quot;)" office:value-type="string" office:string-value=".img-069 {background-image: url(&quot;dino-069.jpg&quot;)}" calcext:value-type="string">
            <text:p>.img-069 {background-image: url("dino-069.jpg")}</text:p>
          </table:table-cell>
          <table:table-cell table:style-name="ce2" table:formula="of:=CONCATENATE(&quot;&lt;img src=&quot;&quot;empty.png&quot;&quot; class=&quot;&quot;img-&quot;;TEXT([.A70];&quot;000&quot;);&quot;&quot;&quot;&gt;&quot;)" office:value-type="string" office:string-value="&lt;img src=&quot;empty.png&quot; class=&quot;img-069&quot;&gt;" calcext:value-type="string">
            <text:p>&lt;img src="empty.png" class="img-069"&gt;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formula="of:=CONCATENATE(&quot;.img-&quot;;TEXT([.A71];&quot;000&quot;);&quot; {background-image: url(&quot;&quot;dino-&quot;;TEXT([.A71];&quot;000&quot;);&quot;.jpg&quot;&quot;)}&quot;)" office:value-type="string" office:string-value=".img-070 {background-image: url(&quot;dino-070.jpg&quot;)}" calcext:value-type="string">
            <text:p>.img-070 {background-image: url("dino-070.jpg")}</text:p>
          </table:table-cell>
          <table:table-cell table:style-name="ce2" table:formula="of:=CONCATENATE(&quot;&lt;img src=&quot;&quot;empty.png&quot;&quot; class=&quot;&quot;img-&quot;;TEXT([.A71];&quot;000&quot;);&quot;&quot;&quot;&gt;&quot;)" office:value-type="string" office:string-value="&lt;img src=&quot;empty.png&quot; class=&quot;img-070&quot;&gt;" calcext:value-type="string">
            <text:p>&lt;img src="empty.png" class="img-070"&gt;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formula="of:=CONCATENATE(&quot;.img-&quot;;TEXT([.A72];&quot;000&quot;);&quot; {background-image: url(&quot;&quot;dino-&quot;;TEXT([.A72];&quot;000&quot;);&quot;.jpg&quot;&quot;)}&quot;)" office:value-type="string" office:string-value=".img-071 {background-image: url(&quot;dino-071.jpg&quot;)}" calcext:value-type="string">
            <text:p>.img-071 {background-image: url("dino-071.jpg")}</text:p>
          </table:table-cell>
          <table:table-cell table:style-name="ce2" table:formula="of:=CONCATENATE(&quot;&lt;img src=&quot;&quot;empty.png&quot;&quot; class=&quot;&quot;img-&quot;;TEXT([.A72];&quot;000&quot;);&quot;&quot;&quot;&gt;&quot;)" office:value-type="string" office:string-value="&lt;img src=&quot;empty.png&quot; class=&quot;img-071&quot;&gt;" calcext:value-type="string">
            <text:p>&lt;img src="empty.png" class="img-071"&gt;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formula="of:=CONCATENATE(&quot;.img-&quot;;TEXT([.A73];&quot;000&quot;);&quot; {background-image: url(&quot;&quot;dino-&quot;;TEXT([.A73];&quot;000&quot;);&quot;.jpg&quot;&quot;)}&quot;)" office:value-type="string" office:string-value=".img-072 {background-image: url(&quot;dino-072.jpg&quot;)}" calcext:value-type="string">
            <text:p>.img-072 {background-image: url("dino-072.jpg")}</text:p>
          </table:table-cell>
          <table:table-cell table:style-name="ce2" table:formula="of:=CONCATENATE(&quot;&lt;img src=&quot;&quot;empty.png&quot;&quot; class=&quot;&quot;img-&quot;;TEXT([.A73];&quot;000&quot;);&quot;&quot;&quot;&gt;&quot;)" office:value-type="string" office:string-value="&lt;img src=&quot;empty.png&quot; class=&quot;img-072&quot;&gt;" calcext:value-type="string">
            <text:p>&lt;img src="empty.png" class="img-072"&gt;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formula="of:=CONCATENATE(&quot;.img-&quot;;TEXT([.A74];&quot;000&quot;);&quot; {background-image: url(&quot;&quot;dino-&quot;;TEXT([.A74];&quot;000&quot;);&quot;.jpg&quot;&quot;)}&quot;)" office:value-type="string" office:string-value=".img-073 {background-image: url(&quot;dino-073.jpg&quot;)}" calcext:value-type="string">
            <text:p>.img-073 {background-image: url("dino-073.jpg")}</text:p>
          </table:table-cell>
          <table:table-cell table:style-name="ce2" table:formula="of:=CONCATENATE(&quot;&lt;img src=&quot;&quot;empty.png&quot;&quot; class=&quot;&quot;img-&quot;;TEXT([.A74];&quot;000&quot;);&quot;&quot;&quot;&gt;&quot;)" office:value-type="string" office:string-value="&lt;img src=&quot;empty.png&quot; class=&quot;img-073&quot;&gt;" calcext:value-type="string">
            <text:p>&lt;img src="empty.png" class="img-073"&gt;</text:p>
          </table:table-cell>
        </table:table-row>
        <table:table-row table:style-name="ro1">
          <table:table-cell office:value-type="float" office:value="74" calcext:value-type="float">
            <text:p>074</text:p>
          </table:table-cell>
          <table:table-cell table:formula="of:=CONCATENATE(&quot;.img-&quot;;TEXT([.A75];&quot;000&quot;);&quot; {background-image: url(&quot;&quot;dino-&quot;;TEXT([.A75];&quot;000&quot;);&quot;.jpg&quot;&quot;)}&quot;)" office:value-type="string" office:string-value=".img-074 {background-image: url(&quot;dino-074.jpg&quot;)}" calcext:value-type="string">
            <text:p>.img-074 {background-image: url("dino-074.jpg")}</text:p>
          </table:table-cell>
          <table:table-cell table:style-name="ce2" table:formula="of:=CONCATENATE(&quot;&lt;img src=&quot;&quot;empty.png&quot;&quot; class=&quot;&quot;img-&quot;;TEXT([.A75];&quot;000&quot;);&quot;&quot;&quot;&gt;&quot;)" office:value-type="string" office:string-value="&lt;img src=&quot;empty.png&quot; class=&quot;img-074&quot;&gt;" calcext:value-type="string">
            <text:p>&lt;img src="empty.png" class="img-074"&gt;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table:formula="of:=CONCATENATE(&quot;.img-&quot;;TEXT([.A76];&quot;000&quot;);&quot; {background-image: url(&quot;&quot;dino-&quot;;TEXT([.A76];&quot;000&quot;);&quot;.jpg&quot;&quot;)}&quot;)" office:value-type="string" office:string-value=".img-075 {background-image: url(&quot;dino-075.jpg&quot;)}" calcext:value-type="string">
            <text:p>.img-075 {background-image: url("dino-075.jpg")}</text:p>
          </table:table-cell>
          <table:table-cell table:style-name="ce2" table:formula="of:=CONCATENATE(&quot;&lt;img src=&quot;&quot;empty.png&quot;&quot; class=&quot;&quot;img-&quot;;TEXT([.A76];&quot;000&quot;);&quot;&quot;&quot;&gt;&quot;)" office:value-type="string" office:string-value="&lt;img src=&quot;empty.png&quot; class=&quot;img-075&quot;&gt;" calcext:value-type="string">
            <text:p>&lt;img src="empty.png" class="img-075"&gt;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table:formula="of:=CONCATENATE(&quot;.img-&quot;;TEXT([.A77];&quot;000&quot;);&quot; {background-image: url(&quot;&quot;dino-&quot;;TEXT([.A77];&quot;000&quot;);&quot;.jpg&quot;&quot;)}&quot;)" office:value-type="string" office:string-value=".img-076 {background-image: url(&quot;dino-076.jpg&quot;)}" calcext:value-type="string">
            <text:p>.img-076 {background-image: url("dino-076.jpg")}</text:p>
          </table:table-cell>
          <table:table-cell table:style-name="ce2" table:formula="of:=CONCATENATE(&quot;&lt;img src=&quot;&quot;empty.png&quot;&quot; class=&quot;&quot;img-&quot;;TEXT([.A77];&quot;000&quot;);&quot;&quot;&quot;&gt;&quot;)" office:value-type="string" office:string-value="&lt;img src=&quot;empty.png&quot; class=&quot;img-076&quot;&gt;" calcext:value-type="string">
            <text:p>&lt;img src="empty.png" class="img-076"&gt;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formula="of:=CONCATENATE(&quot;.img-&quot;;TEXT([.A78];&quot;000&quot;);&quot; {background-image: url(&quot;&quot;dino-&quot;;TEXT([.A78];&quot;000&quot;);&quot;.jpg&quot;&quot;)}&quot;)" office:value-type="string" office:string-value=".img-077 {background-image: url(&quot;dino-077.jpg&quot;)}" calcext:value-type="string">
            <text:p>.img-077 {background-image: url("dino-077.jpg")}</text:p>
          </table:table-cell>
          <table:table-cell table:style-name="ce2" table:formula="of:=CONCATENATE(&quot;&lt;img src=&quot;&quot;empty.png&quot;&quot; class=&quot;&quot;img-&quot;;TEXT([.A78];&quot;000&quot;);&quot;&quot;&quot;&gt;&quot;)" office:value-type="string" office:string-value="&lt;img src=&quot;empty.png&quot; class=&quot;img-077&quot;&gt;" calcext:value-type="string">
            <text:p>&lt;img src="empty.png" class="img-077"&gt;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formula="of:=CONCATENATE(&quot;.img-&quot;;TEXT([.A79];&quot;000&quot;);&quot; {background-image: url(&quot;&quot;dino-&quot;;TEXT([.A79];&quot;000&quot;);&quot;.jpg&quot;&quot;)}&quot;)" office:value-type="string" office:string-value=".img-078 {background-image: url(&quot;dino-078.jpg&quot;)}" calcext:value-type="string">
            <text:p>.img-078 {background-image: url("dino-078.jpg")}</text:p>
          </table:table-cell>
          <table:table-cell table:style-name="ce2" table:formula="of:=CONCATENATE(&quot;&lt;img src=&quot;&quot;empty.png&quot;&quot; class=&quot;&quot;img-&quot;;TEXT([.A79];&quot;000&quot;);&quot;&quot;&quot;&gt;&quot;)" office:value-type="string" office:string-value="&lt;img src=&quot;empty.png&quot; class=&quot;img-078&quot;&gt;" calcext:value-type="string">
            <text:p>&lt;img src="empty.png" class="img-078"&gt;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formula="of:=CONCATENATE(&quot;.img-&quot;;TEXT([.A80];&quot;000&quot;);&quot; {background-image: url(&quot;&quot;dino-&quot;;TEXT([.A80];&quot;000&quot;);&quot;.jpg&quot;&quot;)}&quot;)" office:value-type="string" office:string-value=".img-079 {background-image: url(&quot;dino-079.jpg&quot;)}" calcext:value-type="string">
            <text:p>.img-079 {background-image: url("dino-079.jpg")}</text:p>
          </table:table-cell>
          <table:table-cell table:style-name="ce2" table:formula="of:=CONCATENATE(&quot;&lt;img src=&quot;&quot;empty.png&quot;&quot; class=&quot;&quot;img-&quot;;TEXT([.A80];&quot;000&quot;);&quot;&quot;&quot;&gt;&quot;)" office:value-type="string" office:string-value="&lt;img src=&quot;empty.png&quot; class=&quot;img-079&quot;&gt;" calcext:value-type="string">
            <text:p>&lt;img src="empty.png" class="img-079"&gt;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formula="of:=CONCATENATE(&quot;.img-&quot;;TEXT([.A81];&quot;000&quot;);&quot; {background-image: url(&quot;&quot;dino-&quot;;TEXT([.A81];&quot;000&quot;);&quot;.jpg&quot;&quot;)}&quot;)" office:value-type="string" office:string-value=".img-080 {background-image: url(&quot;dino-080.jpg&quot;)}" calcext:value-type="string">
            <text:p>.img-080 {background-image: url("dino-080.jpg")}</text:p>
          </table:table-cell>
          <table:table-cell table:style-name="ce2" table:formula="of:=CONCATENATE(&quot;&lt;img src=&quot;&quot;empty.png&quot;&quot; class=&quot;&quot;img-&quot;;TEXT([.A81];&quot;000&quot;);&quot;&quot;&quot;&gt;&quot;)" office:value-type="string" office:string-value="&lt;img src=&quot;empty.png&quot; class=&quot;img-080&quot;&gt;" calcext:value-type="string">
            <text:p>&lt;img src="empty.png" class="img-080"&gt;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formula="of:=CONCATENATE(&quot;.img-&quot;;TEXT([.A82];&quot;000&quot;);&quot; {background-image: url(&quot;&quot;dino-&quot;;TEXT([.A82];&quot;000&quot;);&quot;.jpg&quot;&quot;)}&quot;)" office:value-type="string" office:string-value=".img-081 {background-image: url(&quot;dino-081.jpg&quot;)}" calcext:value-type="string">
            <text:p>.img-081 {background-image: url("dino-081.jpg")}</text:p>
          </table:table-cell>
          <table:table-cell table:style-name="ce2" table:formula="of:=CONCATENATE(&quot;&lt;img src=&quot;&quot;empty.png&quot;&quot; class=&quot;&quot;img-&quot;;TEXT([.A82];&quot;000&quot;);&quot;&quot;&quot;&gt;&quot;)" office:value-type="string" office:string-value="&lt;img src=&quot;empty.png&quot; class=&quot;img-081&quot;&gt;" calcext:value-type="string">
            <text:p>&lt;img src="empty.png" class="img-081"&gt;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formula="of:=CONCATENATE(&quot;.img-&quot;;TEXT([.A83];&quot;000&quot;);&quot; {background-image: url(&quot;&quot;dino-&quot;;TEXT([.A83];&quot;000&quot;);&quot;.jpg&quot;&quot;)}&quot;)" office:value-type="string" office:string-value=".img-082 {background-image: url(&quot;dino-082.jpg&quot;)}" calcext:value-type="string">
            <text:p>.img-082 {background-image: url("dino-082.jpg")}</text:p>
          </table:table-cell>
          <table:table-cell table:style-name="ce2" table:formula="of:=CONCATENATE(&quot;&lt;img src=&quot;&quot;empty.png&quot;&quot; class=&quot;&quot;img-&quot;;TEXT([.A83];&quot;000&quot;);&quot;&quot;&quot;&gt;&quot;)" office:value-type="string" office:string-value="&lt;img src=&quot;empty.png&quot; class=&quot;img-082&quot;&gt;" calcext:value-type="string">
            <text:p>&lt;img src="empty.png" class="img-082"&gt;</text:p>
          </table:table-cell>
        </table:table-row>
        <table:table-row table:style-name="ro1">
          <table:table-cell office:value-type="float" office:value="83" calcext:value-type="float">
            <text:p>083</text:p>
          </table:table-cell>
          <table:table-cell table:formula="of:=CONCATENATE(&quot;.img-&quot;;TEXT([.A84];&quot;000&quot;);&quot; {background-image: url(&quot;&quot;dino-&quot;;TEXT([.A84];&quot;000&quot;);&quot;.jpg&quot;&quot;)}&quot;)" office:value-type="string" office:string-value=".img-083 {background-image: url(&quot;dino-083.jpg&quot;)}" calcext:value-type="string">
            <text:p>.img-083 {background-image: url("dino-083.jpg")}</text:p>
          </table:table-cell>
          <table:table-cell table:style-name="ce2" table:formula="of:=CONCATENATE(&quot;&lt;img src=&quot;&quot;empty.png&quot;&quot; class=&quot;&quot;img-&quot;;TEXT([.A84];&quot;000&quot;);&quot;&quot;&quot;&gt;&quot;)" office:value-type="string" office:string-value="&lt;img src=&quot;empty.png&quot; class=&quot;img-083&quot;&gt;" calcext:value-type="string">
            <text:p>&lt;img src="empty.png" class="img-083"&gt;</text:p>
          </table:table-cell>
        </table:table-row>
        <table:table-row table:style-name="ro1">
          <table:table-cell office:value-type="float" office:value="84" calcext:value-type="float">
            <text:p>084</text:p>
          </table:table-cell>
          <table:table-cell table:formula="of:=CONCATENATE(&quot;.img-&quot;;TEXT([.A85];&quot;000&quot;);&quot; {background-image: url(&quot;&quot;dino-&quot;;TEXT([.A85];&quot;000&quot;);&quot;.jpg&quot;&quot;)}&quot;)" office:value-type="string" office:string-value=".img-084 {background-image: url(&quot;dino-084.jpg&quot;)}" calcext:value-type="string">
            <text:p>.img-084 {background-image: url("dino-084.jpg")}</text:p>
          </table:table-cell>
          <table:table-cell table:style-name="ce2" table:formula="of:=CONCATENATE(&quot;&lt;img src=&quot;&quot;empty.png&quot;&quot; class=&quot;&quot;img-&quot;;TEXT([.A85];&quot;000&quot;);&quot;&quot;&quot;&gt;&quot;)" office:value-type="string" office:string-value="&lt;img src=&quot;empty.png&quot; class=&quot;img-084&quot;&gt;" calcext:value-type="string">
            <text:p>&lt;img src="empty.png" class="img-084"&gt;</text:p>
          </table:table-cell>
        </table:table-row>
        <table:table-row table:style-name="ro1">
          <table:table-cell office:value-type="float" office:value="85" calcext:value-type="float">
            <text:p>085</text:p>
          </table:table-cell>
          <table:table-cell table:formula="of:=CONCATENATE(&quot;.img-&quot;;TEXT([.A86];&quot;000&quot;);&quot; {background-image: url(&quot;&quot;dino-&quot;;TEXT([.A86];&quot;000&quot;);&quot;.jpg&quot;&quot;)}&quot;)" office:value-type="string" office:string-value=".img-085 {background-image: url(&quot;dino-085.jpg&quot;)}" calcext:value-type="string">
            <text:p>.img-085 {background-image: url("dino-085.jpg")}</text:p>
          </table:table-cell>
          <table:table-cell table:style-name="ce2" table:formula="of:=CONCATENATE(&quot;&lt;img src=&quot;&quot;empty.png&quot;&quot; class=&quot;&quot;img-&quot;;TEXT([.A86];&quot;000&quot;);&quot;&quot;&quot;&gt;&quot;)" office:value-type="string" office:string-value="&lt;img src=&quot;empty.png&quot; class=&quot;img-085&quot;&gt;" calcext:value-type="string">
            <text:p>&lt;img src="empty.png" class="img-085"&gt;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formula="of:=CONCATENATE(&quot;.img-&quot;;TEXT([.A87];&quot;000&quot;);&quot; {background-image: url(&quot;&quot;dino-&quot;;TEXT([.A87];&quot;000&quot;);&quot;.jpg&quot;&quot;)}&quot;)" office:value-type="string" office:string-value=".img-086 {background-image: url(&quot;dino-086.jpg&quot;)}" calcext:value-type="string">
            <text:p>.img-086 {background-image: url("dino-086.jpg")}</text:p>
          </table:table-cell>
          <table:table-cell table:style-name="ce2" table:formula="of:=CONCATENATE(&quot;&lt;img src=&quot;&quot;empty.png&quot;&quot; class=&quot;&quot;img-&quot;;TEXT([.A87];&quot;000&quot;);&quot;&quot;&quot;&gt;&quot;)" office:value-type="string" office:string-value="&lt;img src=&quot;empty.png&quot; class=&quot;img-086&quot;&gt;" calcext:value-type="string">
            <text:p>&lt;img src="empty.png" class="img-086"&gt;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formula="of:=CONCATENATE(&quot;.img-&quot;;TEXT([.A88];&quot;000&quot;);&quot; {background-image: url(&quot;&quot;dino-&quot;;TEXT([.A88];&quot;000&quot;);&quot;.jpg&quot;&quot;)}&quot;)" office:value-type="string" office:string-value=".img-087 {background-image: url(&quot;dino-087.jpg&quot;)}" calcext:value-type="string">
            <text:p>.img-087 {background-image: url("dino-087.jpg")}</text:p>
          </table:table-cell>
          <table:table-cell table:style-name="ce2" table:formula="of:=CONCATENATE(&quot;&lt;img src=&quot;&quot;empty.png&quot;&quot; class=&quot;&quot;img-&quot;;TEXT([.A88];&quot;000&quot;);&quot;&quot;&quot;&gt;&quot;)" office:value-type="string" office:string-value="&lt;img src=&quot;empty.png&quot; class=&quot;img-087&quot;&gt;" calcext:value-type="string">
            <text:p>&lt;img src="empty.png" class="img-087"&gt;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formula="of:=CONCATENATE(&quot;.img-&quot;;TEXT([.A89];&quot;000&quot;);&quot; {background-image: url(&quot;&quot;dino-&quot;;TEXT([.A89];&quot;000&quot;);&quot;.jpg&quot;&quot;)}&quot;)" office:value-type="string" office:string-value=".img-088 {background-image: url(&quot;dino-088.jpg&quot;)}" calcext:value-type="string">
            <text:p>.img-088 {background-image: url("dino-088.jpg")}</text:p>
          </table:table-cell>
          <table:table-cell table:style-name="ce2" table:formula="of:=CONCATENATE(&quot;&lt;img src=&quot;&quot;empty.png&quot;&quot; class=&quot;&quot;img-&quot;;TEXT([.A89];&quot;000&quot;);&quot;&quot;&quot;&gt;&quot;)" office:value-type="string" office:string-value="&lt;img src=&quot;empty.png&quot; class=&quot;img-088&quot;&gt;" calcext:value-type="string">
            <text:p>&lt;img src="empty.png" class="img-088"&gt;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formula="of:=CONCATENATE(&quot;.img-&quot;;TEXT([.A90];&quot;000&quot;);&quot; {background-image: url(&quot;&quot;dino-&quot;;TEXT([.A90];&quot;000&quot;);&quot;.jpg&quot;&quot;)}&quot;)" office:value-type="string" office:string-value=".img-089 {background-image: url(&quot;dino-089.jpg&quot;)}" calcext:value-type="string">
            <text:p>.img-089 {background-image: url("dino-089.jpg")}</text:p>
          </table:table-cell>
          <table:table-cell table:style-name="ce2" table:formula="of:=CONCATENATE(&quot;&lt;img src=&quot;&quot;empty.png&quot;&quot; class=&quot;&quot;img-&quot;;TEXT([.A90];&quot;000&quot;);&quot;&quot;&quot;&gt;&quot;)" office:value-type="string" office:string-value="&lt;img src=&quot;empty.png&quot; class=&quot;img-089&quot;&gt;" calcext:value-type="string">
            <text:p>&lt;img src="empty.png" class="img-089"&gt;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formula="of:=CONCATENATE(&quot;.img-&quot;;TEXT([.A91];&quot;000&quot;);&quot; {background-image: url(&quot;&quot;dino-&quot;;TEXT([.A91];&quot;000&quot;);&quot;.jpg&quot;&quot;)}&quot;)" office:value-type="string" office:string-value=".img-090 {background-image: url(&quot;dino-090.jpg&quot;)}" calcext:value-type="string">
            <text:p>.img-090 {background-image: url("dino-090.jpg")}</text:p>
          </table:table-cell>
          <table:table-cell table:style-name="ce2" table:formula="of:=CONCATENATE(&quot;&lt;img src=&quot;&quot;empty.png&quot;&quot; class=&quot;&quot;img-&quot;;TEXT([.A91];&quot;000&quot;);&quot;&quot;&quot;&gt;&quot;)" office:value-type="string" office:string-value="&lt;img src=&quot;empty.png&quot; class=&quot;img-090&quot;&gt;" calcext:value-type="string">
            <text:p>&lt;img src="empty.png" class="img-090"&gt;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formula="of:=CONCATENATE(&quot;.img-&quot;;TEXT([.A92];&quot;000&quot;);&quot; {background-image: url(&quot;&quot;dino-&quot;;TEXT([.A92];&quot;000&quot;);&quot;.jpg&quot;&quot;)}&quot;)" office:value-type="string" office:string-value=".img-091 {background-image: url(&quot;dino-091.jpg&quot;)}" calcext:value-type="string">
            <text:p>.img-091 {background-image: url("dino-091.jpg")}</text:p>
          </table:table-cell>
          <table:table-cell table:style-name="ce2" table:formula="of:=CONCATENATE(&quot;&lt;img src=&quot;&quot;empty.png&quot;&quot; class=&quot;&quot;img-&quot;;TEXT([.A92];&quot;000&quot;);&quot;&quot;&quot;&gt;&quot;)" office:value-type="string" office:string-value="&lt;img src=&quot;empty.png&quot; class=&quot;img-091&quot;&gt;" calcext:value-type="string">
            <text:p>&lt;img src="empty.png" class="img-091"&gt;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formula="of:=CONCATENATE(&quot;.img-&quot;;TEXT([.A93];&quot;000&quot;);&quot; {background-image: url(&quot;&quot;dino-&quot;;TEXT([.A93];&quot;000&quot;);&quot;.jpg&quot;&quot;)}&quot;)" office:value-type="string" office:string-value=".img-092 {background-image: url(&quot;dino-092.jpg&quot;)}" calcext:value-type="string">
            <text:p>.img-092 {background-image: url("dino-092.jpg")}</text:p>
          </table:table-cell>
          <table:table-cell table:style-name="ce2" table:formula="of:=CONCATENATE(&quot;&lt;img src=&quot;&quot;empty.png&quot;&quot; class=&quot;&quot;img-&quot;;TEXT([.A93];&quot;000&quot;);&quot;&quot;&quot;&gt;&quot;)" office:value-type="string" office:string-value="&lt;img src=&quot;empty.png&quot; class=&quot;img-092&quot;&gt;" calcext:value-type="string">
            <text:p>&lt;img src="empty.png" class="img-092"&gt;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formula="of:=CONCATENATE(&quot;.img-&quot;;TEXT([.A94];&quot;000&quot;);&quot; {background-image: url(&quot;&quot;dino-&quot;;TEXT([.A94];&quot;000&quot;);&quot;.jpg&quot;&quot;)}&quot;)" office:value-type="string" office:string-value=".img-093 {background-image: url(&quot;dino-093.jpg&quot;)}" calcext:value-type="string">
            <text:p>.img-093 {background-image: url("dino-093.jpg")}</text:p>
          </table:table-cell>
          <table:table-cell table:style-name="ce2" table:formula="of:=CONCATENATE(&quot;&lt;img src=&quot;&quot;empty.png&quot;&quot; class=&quot;&quot;img-&quot;;TEXT([.A94];&quot;000&quot;);&quot;&quot;&quot;&gt;&quot;)" office:value-type="string" office:string-value="&lt;img src=&quot;empty.png&quot; class=&quot;img-093&quot;&gt;" calcext:value-type="string">
            <text:p>&lt;img src="empty.png" class="img-093"&gt;</text:p>
          </table:table-cell>
        </table:table-row>
        <table:table-row table:style-name="ro1">
          <table:table-cell office:value-type="float" office:value="94" calcext:value-type="float">
            <text:p>094</text:p>
          </table:table-cell>
          <table:table-cell table:formula="of:=CONCATENATE(&quot;.img-&quot;;TEXT([.A95];&quot;000&quot;);&quot; {background-image: url(&quot;&quot;dino-&quot;;TEXT([.A95];&quot;000&quot;);&quot;.jpg&quot;&quot;)}&quot;)" office:value-type="string" office:string-value=".img-094 {background-image: url(&quot;dino-094.jpg&quot;)}" calcext:value-type="string">
            <text:p>.img-094 {background-image: url("dino-094.jpg")}</text:p>
          </table:table-cell>
          <table:table-cell table:style-name="ce2" table:formula="of:=CONCATENATE(&quot;&lt;img src=&quot;&quot;empty.png&quot;&quot; class=&quot;&quot;img-&quot;;TEXT([.A95];&quot;000&quot;);&quot;&quot;&quot;&gt;&quot;)" office:value-type="string" office:string-value="&lt;img src=&quot;empty.png&quot; class=&quot;img-094&quot;&gt;" calcext:value-type="string">
            <text:p>&lt;img src="empty.png" class="img-094"&gt;</text:p>
          </table:table-cell>
        </table:table-row>
        <table:table-row table:style-name="ro1">
          <table:table-cell office:value-type="float" office:value="95" calcext:value-type="float">
            <text:p>095</text:p>
          </table:table-cell>
          <table:table-cell table:formula="of:=CONCATENATE(&quot;.img-&quot;;TEXT([.A96];&quot;000&quot;);&quot; {background-image: url(&quot;&quot;dino-&quot;;TEXT([.A96];&quot;000&quot;);&quot;.jpg&quot;&quot;)}&quot;)" office:value-type="string" office:string-value=".img-095 {background-image: url(&quot;dino-095.jpg&quot;)}" calcext:value-type="string">
            <text:p>.img-095 {background-image: url("dino-095.jpg")}</text:p>
          </table:table-cell>
          <table:table-cell table:style-name="ce2" table:formula="of:=CONCATENATE(&quot;&lt;img src=&quot;&quot;empty.png&quot;&quot; class=&quot;&quot;img-&quot;;TEXT([.A96];&quot;000&quot;);&quot;&quot;&quot;&gt;&quot;)" office:value-type="string" office:string-value="&lt;img src=&quot;empty.png&quot; class=&quot;img-095&quot;&gt;" calcext:value-type="string">
            <text:p>&lt;img src="empty.png" class="img-095"&gt;</text:p>
          </table:table-cell>
        </table:table-row>
        <table:table-row table:style-name="ro1">
          <table:table-cell office:value-type="float" office:value="96" calcext:value-type="float">
            <text:p>096</text:p>
          </table:table-cell>
          <table:table-cell table:formula="of:=CONCATENATE(&quot;.img-&quot;;TEXT([.A97];&quot;000&quot;);&quot; {background-image: url(&quot;&quot;dino-&quot;;TEXT([.A97];&quot;000&quot;);&quot;.jpg&quot;&quot;)}&quot;)" office:value-type="string" office:string-value=".img-096 {background-image: url(&quot;dino-096.jpg&quot;)}" calcext:value-type="string">
            <text:p>.img-096 {background-image: url("dino-096.jpg")}</text:p>
          </table:table-cell>
          <table:table-cell table:style-name="ce2" table:formula="of:=CONCATENATE(&quot;&lt;img src=&quot;&quot;empty.png&quot;&quot; class=&quot;&quot;img-&quot;;TEXT([.A97];&quot;000&quot;);&quot;&quot;&quot;&gt;&quot;)" office:value-type="string" office:string-value="&lt;img src=&quot;empty.png&quot; class=&quot;img-096&quot;&gt;" calcext:value-type="string">
            <text:p>&lt;img src="empty.png" class="img-096"&gt;</text:p>
          </table:table-cell>
        </table:table-row>
        <table:table-row table:style-name="ro1">
          <table:table-cell office:value-type="float" office:value="97" calcext:value-type="float">
            <text:p>097</text:p>
          </table:table-cell>
          <table:table-cell table:formula="of:=CONCATENATE(&quot;.img-&quot;;TEXT([.A98];&quot;000&quot;);&quot; {background-image: url(&quot;&quot;dino-&quot;;TEXT([.A98];&quot;000&quot;);&quot;.jpg&quot;&quot;)}&quot;)" office:value-type="string" office:string-value=".img-097 {background-image: url(&quot;dino-097.jpg&quot;)}" calcext:value-type="string">
            <text:p>.img-097 {background-image: url("dino-097.jpg")}</text:p>
          </table:table-cell>
          <table:table-cell table:style-name="ce2" table:formula="of:=CONCATENATE(&quot;&lt;img src=&quot;&quot;empty.png&quot;&quot; class=&quot;&quot;img-&quot;;TEXT([.A98];&quot;000&quot;);&quot;&quot;&quot;&gt;&quot;)" office:value-type="string" office:string-value="&lt;img src=&quot;empty.png&quot; class=&quot;img-097&quot;&gt;" calcext:value-type="string">
            <text:p>&lt;img src="empty.png" class="img-097"&gt;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table:formula="of:=CONCATENATE(&quot;.img-&quot;;TEXT([.A99];&quot;000&quot;);&quot; {background-image: url(&quot;&quot;dino-&quot;;TEXT([.A99];&quot;000&quot;);&quot;.jpg&quot;&quot;)}&quot;)" office:value-type="string" office:string-value=".img-098 {background-image: url(&quot;dino-098.jpg&quot;)}" calcext:value-type="string">
            <text:p>.img-098 {background-image: url("dino-098.jpg")}</text:p>
          </table:table-cell>
          <table:table-cell table:style-name="ce2" table:formula="of:=CONCATENATE(&quot;&lt;img src=&quot;&quot;empty.png&quot;&quot; class=&quot;&quot;img-&quot;;TEXT([.A99];&quot;000&quot;);&quot;&quot;&quot;&gt;&quot;)" office:value-type="string" office:string-value="&lt;img src=&quot;empty.png&quot; class=&quot;img-098&quot;&gt;" calcext:value-type="string">
            <text:p>&lt;img src="empty.png" class="img-098"&gt;</text:p>
          </table:table-cell>
        </table:table-row>
        <table:table-row table:style-name="ro1">
          <table:table-cell office:value-type="float" office:value="99" calcext:value-type="float">
            <text:p>099</text:p>
          </table:table-cell>
          <table:table-cell table:formula="of:=CONCATENATE(&quot;.img-&quot;;TEXT([.A100];&quot;000&quot;);&quot; {background-image: url(&quot;&quot;dino-&quot;;TEXT([.A100];&quot;000&quot;);&quot;.jpg&quot;&quot;)}&quot;)" office:value-type="string" office:string-value=".img-099 {background-image: url(&quot;dino-099.jpg&quot;)}" calcext:value-type="string">
            <text:p>.img-099 {background-image: url("dino-099.jpg")}</text:p>
          </table:table-cell>
          <table:table-cell table:style-name="ce2" table:formula="of:=CONCATENATE(&quot;&lt;img src=&quot;&quot;empty.png&quot;&quot; class=&quot;&quot;img-&quot;;TEXT([.A100];&quot;000&quot;);&quot;&quot;&quot;&gt;&quot;)" office:value-type="string" office:string-value="&lt;img src=&quot;empty.png&quot; class=&quot;img-099&quot;&gt;" calcext:value-type="string">
            <text:p>&lt;img src="empty.png" class="img-099"&gt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.img-&quot;;TEXT([.A101];&quot;000&quot;);&quot; {background-image: url(&quot;&quot;dino-&quot;;TEXT([.A101];&quot;000&quot;);&quot;.jpg&quot;&quot;)}&quot;)" office:value-type="string" office:string-value=".img-100 {background-image: url(&quot;dino-100.jpg&quot;)}" calcext:value-type="string">
            <text:p>.img-100 {background-image: url("dino-100.jpg")}</text:p>
          </table:table-cell>
          <table:table-cell table:style-name="ce2" table:formula="of:=CONCATENATE(&quot;&lt;img src=&quot;&quot;empty.png&quot;&quot; class=&quot;&quot;img-&quot;;TEXT([.A101];&quot;000&quot;);&quot;&quot;&quot;&gt;&quot;)" office:value-type="string" office:string-value="&lt;img src=&quot;empty.png&quot; class=&quot;img-100&quot;&gt;" calcext:value-type="string">
            <text:p>&lt;img src="empty.png" class="img-100"&gt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NCATENATE(&quot;.img-&quot;;TEXT([.A102];&quot;000&quot;);&quot; {background-image: url(&quot;&quot;dino-&quot;;TEXT([.A102];&quot;000&quot;);&quot;.jpg&quot;&quot;)}&quot;)" office:value-type="string" office:string-value=".img-101 {background-image: url(&quot;dino-101.jpg&quot;)}" calcext:value-type="string">
            <text:p>.img-101 {background-image: url("dino-101.jpg")}</text:p>
          </table:table-cell>
          <table:table-cell table:style-name="ce2" table:formula="of:=CONCATENATE(&quot;&lt;img src=&quot;&quot;empty.png&quot;&quot; class=&quot;&quot;img-&quot;;TEXT([.A102];&quot;000&quot;);&quot;&quot;&quot;&gt;&quot;)" office:value-type="string" office:string-value="&lt;img src=&quot;empty.png&quot; class=&quot;img-101&quot;&gt;" calcext:value-type="string">
            <text:p>&lt;img src="empty.png" class="img-101"&gt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NCATENATE(&quot;.img-&quot;;TEXT([.A103];&quot;000&quot;);&quot; {background-image: url(&quot;&quot;dino-&quot;;TEXT([.A103];&quot;000&quot;);&quot;.jpg&quot;&quot;)}&quot;)" office:value-type="string" office:string-value=".img-102 {background-image: url(&quot;dino-102.jpg&quot;)}" calcext:value-type="string">
            <text:p>.img-102 {background-image: url("dino-102.jpg")}</text:p>
          </table:table-cell>
          <table:table-cell table:style-name="ce2" table:formula="of:=CONCATENATE(&quot;&lt;img src=&quot;&quot;empty.png&quot;&quot; class=&quot;&quot;img-&quot;;TEXT([.A103];&quot;000&quot;);&quot;&quot;&quot;&gt;&quot;)" office:value-type="string" office:string-value="&lt;img src=&quot;empty.png&quot; class=&quot;img-102&quot;&gt;" calcext:value-type="string">
            <text:p>&lt;img src="empty.png" class="img-102"&gt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NCATENATE(&quot;.img-&quot;;TEXT([.A104];&quot;000&quot;);&quot; {background-image: url(&quot;&quot;dino-&quot;;TEXT([.A104];&quot;000&quot;);&quot;.jpg&quot;&quot;)}&quot;)" office:value-type="string" office:string-value=".img-103 {background-image: url(&quot;dino-103.jpg&quot;)}" calcext:value-type="string">
            <text:p>.img-103 {background-image: url("dino-103.jpg")}</text:p>
          </table:table-cell>
          <table:table-cell table:style-name="ce2" table:formula="of:=CONCATENATE(&quot;&lt;img src=&quot;&quot;empty.png&quot;&quot; class=&quot;&quot;img-&quot;;TEXT([.A104];&quot;000&quot;);&quot;&quot;&quot;&gt;&quot;)" office:value-type="string" office:string-value="&lt;img src=&quot;empty.png&quot; class=&quot;img-103&quot;&gt;" calcext:value-type="string">
            <text:p>&lt;img src="empty.png" class="img-103"&gt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.img-&quot;;TEXT([.A105];&quot;000&quot;);&quot; {background-image: url(&quot;&quot;dino-&quot;;TEXT([.A105];&quot;000&quot;);&quot;.jpg&quot;&quot;)}&quot;)" office:value-type="string" office:string-value=".img-104 {background-image: url(&quot;dino-104.jpg&quot;)}" calcext:value-type="string">
            <text:p>.img-104 {background-image: url("dino-104.jpg")}</text:p>
          </table:table-cell>
          <table:table-cell table:style-name="ce2" table:formula="of:=CONCATENATE(&quot;&lt;img src=&quot;&quot;empty.png&quot;&quot; class=&quot;&quot;img-&quot;;TEXT([.A105];&quot;000&quot;);&quot;&quot;&quot;&gt;&quot;)" office:value-type="string" office:string-value="&lt;img src=&quot;empty.png&quot; class=&quot;img-104&quot;&gt;" calcext:value-type="string">
            <text:p>&lt;img src="empty.png" class="img-104"&gt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NCATENATE(&quot;.img-&quot;;TEXT([.A106];&quot;000&quot;);&quot; {background-image: url(&quot;&quot;dino-&quot;;TEXT([.A106];&quot;000&quot;);&quot;.jpg&quot;&quot;)}&quot;)" office:value-type="string" office:string-value=".img-105 {background-image: url(&quot;dino-105.jpg&quot;)}" calcext:value-type="string">
            <text:p>.img-105 {background-image: url("dino-105.jpg")}</text:p>
          </table:table-cell>
          <table:table-cell table:style-name="ce2" table:formula="of:=CONCATENATE(&quot;&lt;img src=&quot;&quot;empty.png&quot;&quot; class=&quot;&quot;img-&quot;;TEXT([.A106];&quot;000&quot;);&quot;&quot;&quot;&gt;&quot;)" office:value-type="string" office:string-value="&lt;img src=&quot;empty.png&quot; class=&quot;img-105&quot;&gt;" calcext:value-type="string">
            <text:p>&lt;img src="empty.png" class="img-105"&gt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NCATENATE(&quot;.img-&quot;;TEXT([.A107];&quot;000&quot;);&quot; {background-image: url(&quot;&quot;dino-&quot;;TEXT([.A107];&quot;000&quot;);&quot;.jpg&quot;&quot;)}&quot;)" office:value-type="string" office:string-value=".img-106 {background-image: url(&quot;dino-106.jpg&quot;)}" calcext:value-type="string">
            <text:p>.img-106 {background-image: url("dino-106.jpg")}</text:p>
          </table:table-cell>
          <table:table-cell table:style-name="ce2" table:formula="of:=CONCATENATE(&quot;&lt;img src=&quot;&quot;empty.png&quot;&quot; class=&quot;&quot;img-&quot;;TEXT([.A107];&quot;000&quot;);&quot;&quot;&quot;&gt;&quot;)" office:value-type="string" office:string-value="&lt;img src=&quot;empty.png&quot; class=&quot;img-106&quot;&gt;" calcext:value-type="string">
            <text:p>&lt;img src="empty.png" class="img-106"&gt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NCATENATE(&quot;.img-&quot;;TEXT([.A108];&quot;000&quot;);&quot; {background-image: url(&quot;&quot;dino-&quot;;TEXT([.A108];&quot;000&quot;);&quot;.jpg&quot;&quot;)}&quot;)" office:value-type="string" office:string-value=".img-107 {background-image: url(&quot;dino-107.jpg&quot;)}" calcext:value-type="string">
            <text:p>.img-107 {background-image: url("dino-107.jpg")}</text:p>
          </table:table-cell>
          <table:table-cell table:style-name="ce2" table:formula="of:=CONCATENATE(&quot;&lt;img src=&quot;&quot;empty.png&quot;&quot; class=&quot;&quot;img-&quot;;TEXT([.A108];&quot;000&quot;);&quot;&quot;&quot;&gt;&quot;)" office:value-type="string" office:string-value="&lt;img src=&quot;empty.png&quot; class=&quot;img-107&quot;&gt;" calcext:value-type="string">
            <text:p>&lt;img src="empty.png" class="img-107"&gt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.img-&quot;;TEXT([.A109];&quot;000&quot;);&quot; {background-image: url(&quot;&quot;dino-&quot;;TEXT([.A109];&quot;000&quot;);&quot;.jpg&quot;&quot;)}&quot;)" office:value-type="string" office:string-value=".img-108 {background-image: url(&quot;dino-108.jpg&quot;)}" calcext:value-type="string">
            <text:p>.img-108 {background-image: url("dino-108.jpg")}</text:p>
          </table:table-cell>
          <table:table-cell table:style-name="ce2" table:formula="of:=CONCATENATE(&quot;&lt;img src=&quot;&quot;empty.png&quot;&quot; class=&quot;&quot;img-&quot;;TEXT([.A109];&quot;000&quot;);&quot;&quot;&quot;&gt;&quot;)" office:value-type="string" office:string-value="&lt;img src=&quot;empty.png&quot; class=&quot;img-108&quot;&gt;" calcext:value-type="string">
            <text:p>&lt;img src="empty.png" class="img-108"&gt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NCATENATE(&quot;.img-&quot;;TEXT([.A110];&quot;000&quot;);&quot; {background-image: url(&quot;&quot;dino-&quot;;TEXT([.A110];&quot;000&quot;);&quot;.jpg&quot;&quot;)}&quot;)" office:value-type="string" office:string-value=".img-109 {background-image: url(&quot;dino-109.jpg&quot;)}" calcext:value-type="string">
            <text:p>.img-109 {background-image: url("dino-109.jpg")}</text:p>
          </table:table-cell>
          <table:table-cell table:style-name="ce2" table:formula="of:=CONCATENATE(&quot;&lt;img src=&quot;&quot;empty.png&quot;&quot; class=&quot;&quot;img-&quot;;TEXT([.A110];&quot;000&quot;);&quot;&quot;&quot;&gt;&quot;)" office:value-type="string" office:string-value="&lt;img src=&quot;empty.png&quot; class=&quot;img-109&quot;&gt;" calcext:value-type="string">
            <text:p>&lt;img src="empty.png" class="img-109"&gt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NCATENATE(&quot;.img-&quot;;TEXT([.A111];&quot;000&quot;);&quot; {background-image: url(&quot;&quot;dino-&quot;;TEXT([.A111];&quot;000&quot;);&quot;.jpg&quot;&quot;)}&quot;)" office:value-type="string" office:string-value=".img-110 {background-image: url(&quot;dino-110.jpg&quot;)}" calcext:value-type="string">
            <text:p>.img-110 {background-image: url("dino-110.jpg")}</text:p>
          </table:table-cell>
          <table:table-cell table:style-name="ce2" table:formula="of:=CONCATENATE(&quot;&lt;img src=&quot;&quot;empty.png&quot;&quot; class=&quot;&quot;img-&quot;;TEXT([.A111];&quot;000&quot;);&quot;&quot;&quot;&gt;&quot;)" office:value-type="string" office:string-value="&lt;img src=&quot;empty.png&quot; class=&quot;img-110&quot;&gt;" calcext:value-type="string">
            <text:p>&lt;img src="empty.png" class="img-110"&gt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NCATENATE(&quot;.img-&quot;;TEXT([.A112];&quot;000&quot;);&quot; {background-image: url(&quot;&quot;dino-&quot;;TEXT([.A112];&quot;000&quot;);&quot;.jpg&quot;&quot;)}&quot;)" office:value-type="string" office:string-value=".img-111 {background-image: url(&quot;dino-111.jpg&quot;)}" calcext:value-type="string">
            <text:p>.img-111 {background-image: url("dino-111.jpg")}</text:p>
          </table:table-cell>
          <table:table-cell table:style-name="ce2" table:formula="of:=CONCATENATE(&quot;&lt;img src=&quot;&quot;empty.png&quot;&quot; class=&quot;&quot;img-&quot;;TEXT([.A112];&quot;000&quot;);&quot;&quot;&quot;&gt;&quot;)" office:value-type="string" office:string-value="&lt;img src=&quot;empty.png&quot; class=&quot;img-111&quot;&gt;" calcext:value-type="string">
            <text:p>&lt;img src="empty.png" class="img-111"&gt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.img-&quot;;TEXT([.A113];&quot;000&quot;);&quot; {background-image: url(&quot;&quot;dino-&quot;;TEXT([.A113];&quot;000&quot;);&quot;.jpg&quot;&quot;)}&quot;)" office:value-type="string" office:string-value=".img-112 {background-image: url(&quot;dino-112.jpg&quot;)}" calcext:value-type="string">
            <text:p>.img-112 {background-image: url("dino-112.jpg")}</text:p>
          </table:table-cell>
          <table:table-cell table:style-name="ce2" table:formula="of:=CONCATENATE(&quot;&lt;img src=&quot;&quot;empty.png&quot;&quot; class=&quot;&quot;img-&quot;;TEXT([.A113];&quot;000&quot;);&quot;&quot;&quot;&gt;&quot;)" office:value-type="string" office:string-value="&lt;img src=&quot;empty.png&quot; class=&quot;img-112&quot;&gt;" calcext:value-type="string">
            <text:p>&lt;img src="empty.png" class="img-112"&g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NCATENATE(&quot;.img-&quot;;TEXT([.A114];&quot;000&quot;);&quot; {background-image: url(&quot;&quot;dino-&quot;;TEXT([.A114];&quot;000&quot;);&quot;.jpg&quot;&quot;)}&quot;)" office:value-type="string" office:string-value=".img-113 {background-image: url(&quot;dino-113.jpg&quot;)}" calcext:value-type="string">
            <text:p>.img-113 {background-image: url("dino-113.jpg")}</text:p>
          </table:table-cell>
          <table:table-cell table:style-name="ce2" table:formula="of:=CONCATENATE(&quot;&lt;img src=&quot;&quot;empty.png&quot;&quot; class=&quot;&quot;img-&quot;;TEXT([.A114];&quot;000&quot;);&quot;&quot;&quot;&gt;&quot;)" office:value-type="string" office:string-value="&lt;img src=&quot;empty.png&quot; class=&quot;img-113&quot;&gt;" calcext:value-type="string">
            <text:p>&lt;img src="empty.png" class="img-113"&gt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NCATENATE(&quot;.img-&quot;;TEXT([.A115];&quot;000&quot;);&quot; {background-image: url(&quot;&quot;dino-&quot;;TEXT([.A115];&quot;000&quot;);&quot;.jpg&quot;&quot;)}&quot;)" office:value-type="string" office:string-value=".img-114 {background-image: url(&quot;dino-114.jpg&quot;)}" calcext:value-type="string">
            <text:p>.img-114 {background-image: url("dino-114.jpg")}</text:p>
          </table:table-cell>
          <table:table-cell table:style-name="ce2" table:formula="of:=CONCATENATE(&quot;&lt;img src=&quot;&quot;empty.png&quot;&quot; class=&quot;&quot;img-&quot;;TEXT([.A115];&quot;000&quot;);&quot;&quot;&quot;&gt;&quot;)" office:value-type="string" office:string-value="&lt;img src=&quot;empty.png&quot; class=&quot;img-114&quot;&gt;" calcext:value-type="string">
            <text:p>&lt;img src="empty.png" class="img-114"&gt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NCATENATE(&quot;.img-&quot;;TEXT([.A116];&quot;000&quot;);&quot; {background-image: url(&quot;&quot;dino-&quot;;TEXT([.A116];&quot;000&quot;);&quot;.jpg&quot;&quot;)}&quot;)" office:value-type="string" office:string-value=".img-115 {background-image: url(&quot;dino-115.jpg&quot;)}" calcext:value-type="string">
            <text:p>.img-115 {background-image: url("dino-115.jpg")}</text:p>
          </table:table-cell>
          <table:table-cell table:style-name="ce2" table:formula="of:=CONCATENATE(&quot;&lt;img src=&quot;&quot;empty.png&quot;&quot; class=&quot;&quot;img-&quot;;TEXT([.A116];&quot;000&quot;);&quot;&quot;&quot;&gt;&quot;)" office:value-type="string" office:string-value="&lt;img src=&quot;empty.png&quot; class=&quot;img-115&quot;&gt;" calcext:value-type="string">
            <text:p>&lt;img src="empty.png" class="img-115"&gt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.img-&quot;;TEXT([.A117];&quot;000&quot;);&quot; {background-image: url(&quot;&quot;dino-&quot;;TEXT([.A117];&quot;000&quot;);&quot;.jpg&quot;&quot;)}&quot;)" office:value-type="string" office:string-value=".img-116 {background-image: url(&quot;dino-116.jpg&quot;)}" calcext:value-type="string">
            <text:p>.img-116 {background-image: url("dino-116.jpg")}</text:p>
          </table:table-cell>
          <table:table-cell table:style-name="ce2" table:formula="of:=CONCATENATE(&quot;&lt;img src=&quot;&quot;empty.png&quot;&quot; class=&quot;&quot;img-&quot;;TEXT([.A117];&quot;000&quot;);&quot;&quot;&quot;&gt;&quot;)" office:value-type="string" office:string-value="&lt;img src=&quot;empty.png&quot; class=&quot;img-116&quot;&gt;" calcext:value-type="string">
            <text:p>&lt;img src="empty.png" class="img-116"&gt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NCATENATE(&quot;.img-&quot;;TEXT([.A118];&quot;000&quot;);&quot; {background-image: url(&quot;&quot;dino-&quot;;TEXT([.A118];&quot;000&quot;);&quot;.jpg&quot;&quot;)}&quot;)" office:value-type="string" office:string-value=".img-117 {background-image: url(&quot;dino-117.jpg&quot;)}" calcext:value-type="string">
            <text:p>.img-117 {background-image: url("dino-117.jpg")}</text:p>
          </table:table-cell>
          <table:table-cell table:style-name="ce2" table:formula="of:=CONCATENATE(&quot;&lt;img src=&quot;&quot;empty.png&quot;&quot; class=&quot;&quot;img-&quot;;TEXT([.A118];&quot;000&quot;);&quot;&quot;&quot;&gt;&quot;)" office:value-type="string" office:string-value="&lt;img src=&quot;empty.png&quot; class=&quot;img-117&quot;&gt;" calcext:value-type="string">
            <text:p>&lt;img src="empty.png" class="img-117"&gt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NCATENATE(&quot;.img-&quot;;TEXT([.A119];&quot;000&quot;);&quot; {background-image: url(&quot;&quot;dino-&quot;;TEXT([.A119];&quot;000&quot;);&quot;.jpg&quot;&quot;)}&quot;)" office:value-type="string" office:string-value=".img-118 {background-image: url(&quot;dino-118.jpg&quot;)}" calcext:value-type="string">
            <text:p>.img-118 {background-image: url("dino-118.jpg")}</text:p>
          </table:table-cell>
          <table:table-cell table:style-name="ce2" table:formula="of:=CONCATENATE(&quot;&lt;img src=&quot;&quot;empty.png&quot;&quot; class=&quot;&quot;img-&quot;;TEXT([.A119];&quot;000&quot;);&quot;&quot;&quot;&gt;&quot;)" office:value-type="string" office:string-value="&lt;img src=&quot;empty.png&quot; class=&quot;img-118&quot;&gt;" calcext:value-type="string">
            <text:p>&lt;img src="empty.png" class="img-118"&gt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NCATENATE(&quot;.img-&quot;;TEXT([.A120];&quot;000&quot;);&quot; {background-image: url(&quot;&quot;dino-&quot;;TEXT([.A120];&quot;000&quot;);&quot;.jpg&quot;&quot;)}&quot;)" office:value-type="string" office:string-value=".img-119 {background-image: url(&quot;dino-119.jpg&quot;)}" calcext:value-type="string">
            <text:p>.img-119 {background-image: url("dino-119.jpg")}</text:p>
          </table:table-cell>
          <table:table-cell table:style-name="ce2" table:formula="of:=CONCATENATE(&quot;&lt;img src=&quot;&quot;empty.png&quot;&quot; class=&quot;&quot;img-&quot;;TEXT([.A120];&quot;000&quot;);&quot;&quot;&quot;&gt;&quot;)" office:value-type="string" office:string-value="&lt;img src=&quot;empty.png&quot; class=&quot;img-119&quot;&gt;" calcext:value-type="string">
            <text:p>&lt;img src="empty.png" class="img-119"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.img-&quot;;TEXT([.A121];&quot;000&quot;);&quot; {background-image: url(&quot;&quot;dino-&quot;;TEXT([.A121];&quot;000&quot;);&quot;.jpg&quot;&quot;)}&quot;)" office:value-type="string" office:string-value=".img-120 {background-image: url(&quot;dino-120.jpg&quot;)}" calcext:value-type="string">
            <text:p>.img-120 {background-image: url("dino-120.jpg")}</text:p>
          </table:table-cell>
          <table:table-cell table:style-name="ce2" table:formula="of:=CONCATENATE(&quot;&lt;img src=&quot;&quot;empty.png&quot;&quot; class=&quot;&quot;img-&quot;;TEXT([.A121];&quot;000&quot;);&quot;&quot;&quot;&gt;&quot;)" office:value-type="string" office:string-value="&lt;img src=&quot;empty.png&quot; class=&quot;img-120&quot;&gt;" calcext:value-type="string">
            <text:p>&lt;img src="empty.png" class="img-120"&gt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NCATENATE(&quot;.img-&quot;;TEXT([.A122];&quot;000&quot;);&quot; {background-image: url(&quot;&quot;dino-&quot;;TEXT([.A122];&quot;000&quot;);&quot;.jpg&quot;&quot;)}&quot;)" office:value-type="string" office:string-value=".img-121 {background-image: url(&quot;dino-121.jpg&quot;)}" calcext:value-type="string">
            <text:p>.img-121 {background-image: url("dino-121.jpg")}</text:p>
          </table:table-cell>
          <table:table-cell table:style-name="ce2" table:formula="of:=CONCATENATE(&quot;&lt;img src=&quot;&quot;empty.png&quot;&quot; class=&quot;&quot;img-&quot;;TEXT([.A122];&quot;000&quot;);&quot;&quot;&quot;&gt;&quot;)" office:value-type="string" office:string-value="&lt;img src=&quot;empty.png&quot; class=&quot;img-121&quot;&gt;" calcext:value-type="string">
            <text:p>&lt;img src="empty.png" class="img-121"&gt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NCATENATE(&quot;.img-&quot;;TEXT([.A123];&quot;000&quot;);&quot; {background-image: url(&quot;&quot;dino-&quot;;TEXT([.A123];&quot;000&quot;);&quot;.jpg&quot;&quot;)}&quot;)" office:value-type="string" office:string-value=".img-122 {background-image: url(&quot;dino-122.jpg&quot;)}" calcext:value-type="string">
            <text:p>.img-122 {background-image: url("dino-122.jpg")}</text:p>
          </table:table-cell>
          <table:table-cell table:style-name="ce2" table:formula="of:=CONCATENATE(&quot;&lt;img src=&quot;&quot;empty.png&quot;&quot; class=&quot;&quot;img-&quot;;TEXT([.A123];&quot;000&quot;);&quot;&quot;&quot;&gt;&quot;)" office:value-type="string" office:string-value="&lt;img src=&quot;empty.png&quot; class=&quot;img-122&quot;&gt;" calcext:value-type="string">
            <text:p>&lt;img src="empty.png" class="img-122"&gt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NCATENATE(&quot;.img-&quot;;TEXT([.A124];&quot;000&quot;);&quot; {background-image: url(&quot;&quot;dino-&quot;;TEXT([.A124];&quot;000&quot;);&quot;.jpg&quot;&quot;)}&quot;)" office:value-type="string" office:string-value=".img-123 {background-image: url(&quot;dino-123.jpg&quot;)}" calcext:value-type="string">
            <text:p>.img-123 {background-image: url("dino-123.jpg")}</text:p>
          </table:table-cell>
          <table:table-cell table:style-name="ce2" table:formula="of:=CONCATENATE(&quot;&lt;img src=&quot;&quot;empty.png&quot;&quot; class=&quot;&quot;img-&quot;;TEXT([.A124];&quot;000&quot;);&quot;&quot;&quot;&gt;&quot;)" office:value-type="string" office:string-value="&lt;img src=&quot;empty.png&quot; class=&quot;img-123&quot;&gt;" calcext:value-type="string">
            <text:p>&lt;img src="empty.png" class="img-123"&gt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.img-&quot;;TEXT([.A125];&quot;000&quot;);&quot; {background-image: url(&quot;&quot;dino-&quot;;TEXT([.A125];&quot;000&quot;);&quot;.jpg&quot;&quot;)}&quot;)" office:value-type="string" office:string-value=".img-124 {background-image: url(&quot;dino-124.jpg&quot;)}" calcext:value-type="string">
            <text:p>.img-124 {background-image: url("dino-124.jpg")}</text:p>
          </table:table-cell>
          <table:table-cell table:style-name="ce2" table:formula="of:=CONCATENATE(&quot;&lt;img src=&quot;&quot;empty.png&quot;&quot; class=&quot;&quot;img-&quot;;TEXT([.A125];&quot;000&quot;);&quot;&quot;&quot;&gt;&quot;)" office:value-type="string" office:string-value="&lt;img src=&quot;empty.png&quot; class=&quot;img-124&quot;&gt;" calcext:value-type="string">
            <text:p>&lt;img src="empty.png" class="img-124"&gt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NCATENATE(&quot;.img-&quot;;TEXT([.A126];&quot;000&quot;);&quot; {background-image: url(&quot;&quot;dino-&quot;;TEXT([.A126];&quot;000&quot;);&quot;.jpg&quot;&quot;)}&quot;)" office:value-type="string" office:string-value=".img-125 {background-image: url(&quot;dino-125.jpg&quot;)}" calcext:value-type="string">
            <text:p>.img-125 {background-image: url("dino-125.jpg")}</text:p>
          </table:table-cell>
          <table:table-cell table:style-name="ce2" table:formula="of:=CONCATENATE(&quot;&lt;img src=&quot;&quot;empty.png&quot;&quot; class=&quot;&quot;img-&quot;;TEXT([.A126];&quot;000&quot;);&quot;&quot;&quot;&gt;&quot;)" office:value-type="string" office:string-value="&lt;img src=&quot;empty.png&quot; class=&quot;img-125&quot;&gt;" calcext:value-type="string">
            <text:p>&lt;img src="empty.png" class="img-125"&gt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NCATENATE(&quot;.img-&quot;;TEXT([.A127];&quot;000&quot;);&quot; {background-image: url(&quot;&quot;dino-&quot;;TEXT([.A127];&quot;000&quot;);&quot;.jpg&quot;&quot;)}&quot;)" office:value-type="string" office:string-value=".img-126 {background-image: url(&quot;dino-126.jpg&quot;)}" calcext:value-type="string">
            <text:p>.img-126 {background-image: url("dino-126.jpg")}</text:p>
          </table:table-cell>
          <table:table-cell table:style-name="ce2" table:formula="of:=CONCATENATE(&quot;&lt;img src=&quot;&quot;empty.png&quot;&quot; class=&quot;&quot;img-&quot;;TEXT([.A127];&quot;000&quot;);&quot;&quot;&quot;&gt;&quot;)" office:value-type="string" office:string-value="&lt;img src=&quot;empty.png&quot; class=&quot;img-126&quot;&gt;" calcext:value-type="string">
            <text:p>&lt;img src="empty.png" class="img-126"&gt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NCATENATE(&quot;.img-&quot;;TEXT([.A128];&quot;000&quot;);&quot; {background-image: url(&quot;&quot;dino-&quot;;TEXT([.A128];&quot;000&quot;);&quot;.jpg&quot;&quot;)}&quot;)" office:value-type="string" office:string-value=".img-127 {background-image: url(&quot;dino-127.jpg&quot;)}" calcext:value-type="string">
            <text:p>.img-127 {background-image: url("dino-127.jpg")}</text:p>
          </table:table-cell>
          <table:table-cell table:style-name="ce2" table:formula="of:=CONCATENATE(&quot;&lt;img src=&quot;&quot;empty.png&quot;&quot; class=&quot;&quot;img-&quot;;TEXT([.A128];&quot;000&quot;);&quot;&quot;&quot;&gt;&quot;)" office:value-type="string" office:string-value="&lt;img src=&quot;empty.png&quot; class=&quot;img-127&quot;&gt;" calcext:value-type="string">
            <text:p>&lt;img src="empty.png" class="img-127"&gt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.img-&quot;;TEXT([.A129];&quot;000&quot;);&quot; {background-image: url(&quot;&quot;dino-&quot;;TEXT([.A129];&quot;000&quot;);&quot;.jpg&quot;&quot;)}&quot;)" office:value-type="string" office:string-value=".img-128 {background-image: url(&quot;dino-128.jpg&quot;)}" calcext:value-type="string">
            <text:p>.img-128 {background-image: url("dino-128.jpg")}</text:p>
          </table:table-cell>
          <table:table-cell table:style-name="ce2" table:formula="of:=CONCATENATE(&quot;&lt;img src=&quot;&quot;empty.png&quot;&quot; class=&quot;&quot;img-&quot;;TEXT([.A129];&quot;000&quot;);&quot;&quot;&quot;&gt;&quot;)" office:value-type="string" office:string-value="&lt;img src=&quot;empty.png&quot; class=&quot;img-128&quot;&gt;" calcext:value-type="string">
            <text:p>&lt;img src="empty.png" class="img-128"&gt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NCATENATE(&quot;.img-&quot;;TEXT([.A130];&quot;000&quot;);&quot; {background-image: url(&quot;&quot;dino-&quot;;TEXT([.A130];&quot;000&quot;);&quot;.jpg&quot;&quot;)}&quot;)" office:value-type="string" office:string-value=".img-129 {background-image: url(&quot;dino-129.jpg&quot;)}" calcext:value-type="string">
            <text:p>.img-129 {background-image: url("dino-129.jpg")}</text:p>
          </table:table-cell>
          <table:table-cell table:style-name="ce2" table:formula="of:=CONCATENATE(&quot;&lt;img src=&quot;&quot;empty.png&quot;&quot; class=&quot;&quot;img-&quot;;TEXT([.A130];&quot;000&quot;);&quot;&quot;&quot;&gt;&quot;)" office:value-type="string" office:string-value="&lt;img src=&quot;empty.png&quot; class=&quot;img-129&quot;&gt;" calcext:value-type="string">
            <text:p>&lt;img src="empty.png" class="img-129"&gt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NCATENATE(&quot;.img-&quot;;TEXT([.A131];&quot;000&quot;);&quot; {background-image: url(&quot;&quot;dino-&quot;;TEXT([.A131];&quot;000&quot;);&quot;.jpg&quot;&quot;)}&quot;)" office:value-type="string" office:string-value=".img-130 {background-image: url(&quot;dino-130.jpg&quot;)}" calcext:value-type="string">
            <text:p>.img-130 {background-image: url("dino-130.jpg")}</text:p>
          </table:table-cell>
          <table:table-cell table:style-name="ce2" table:formula="of:=CONCATENATE(&quot;&lt;img src=&quot;&quot;empty.png&quot;&quot; class=&quot;&quot;img-&quot;;TEXT([.A131];&quot;000&quot;);&quot;&quot;&quot;&gt;&quot;)" office:value-type="string" office:string-value="&lt;img src=&quot;empty.png&quot; class=&quot;img-130&quot;&gt;" calcext:value-type="string">
            <text:p>&lt;img src="empty.png" class="img-130"&gt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NCATENATE(&quot;.img-&quot;;TEXT([.A132];&quot;000&quot;);&quot; {background-image: url(&quot;&quot;dino-&quot;;TEXT([.A132];&quot;000&quot;);&quot;.jpg&quot;&quot;)}&quot;)" office:value-type="string" office:string-value=".img-131 {background-image: url(&quot;dino-131.jpg&quot;)}" calcext:value-type="string">
            <text:p>.img-131 {background-image: url("dino-131.jpg")}</text:p>
          </table:table-cell>
          <table:table-cell table:style-name="ce2" table:formula="of:=CONCATENATE(&quot;&lt;img src=&quot;&quot;empty.png&quot;&quot; class=&quot;&quot;img-&quot;;TEXT([.A132];&quot;000&quot;);&quot;&quot;&quot;&gt;&quot;)" office:value-type="string" office:string-value="&lt;img src=&quot;empty.png&quot; class=&quot;img-131&quot;&gt;" calcext:value-type="string">
            <text:p>&lt;img src="empty.png" class="img-131"&gt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.img-&quot;;TEXT([.A133];&quot;000&quot;);&quot; {background-image: url(&quot;&quot;dino-&quot;;TEXT([.A133];&quot;000&quot;);&quot;.jpg&quot;&quot;)}&quot;)" office:value-type="string" office:string-value=".img-132 {background-image: url(&quot;dino-132.jpg&quot;)}" calcext:value-type="string">
            <text:p>.img-132 {background-image: url("dino-132.jpg")}</text:p>
          </table:table-cell>
          <table:table-cell table:style-name="ce2" table:formula="of:=CONCATENATE(&quot;&lt;img src=&quot;&quot;empty.png&quot;&quot; class=&quot;&quot;img-&quot;;TEXT([.A133];&quot;000&quot;);&quot;&quot;&quot;&gt;&quot;)" office:value-type="string" office:string-value="&lt;img src=&quot;empty.png&quot; class=&quot;img-132&quot;&gt;" calcext:value-type="string">
            <text:p>&lt;img src="empty.png" class="img-132"&gt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NCATENATE(&quot;.img-&quot;;TEXT([.A134];&quot;000&quot;);&quot; {background-image: url(&quot;&quot;dino-&quot;;TEXT([.A134];&quot;000&quot;);&quot;.jpg&quot;&quot;)}&quot;)" office:value-type="string" office:string-value=".img-133 {background-image: url(&quot;dino-133.jpg&quot;)}" calcext:value-type="string">
            <text:p>.img-133 {background-image: url("dino-133.jpg")}</text:p>
          </table:table-cell>
          <table:table-cell table:style-name="ce2" table:formula="of:=CONCATENATE(&quot;&lt;img src=&quot;&quot;empty.png&quot;&quot; class=&quot;&quot;img-&quot;;TEXT([.A134];&quot;000&quot;);&quot;&quot;&quot;&gt;&quot;)" office:value-type="string" office:string-value="&lt;img src=&quot;empty.png&quot; class=&quot;img-133&quot;&gt;" calcext:value-type="string">
            <text:p>&lt;img src="empty.png" class="img-133"&gt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NCATENATE(&quot;.img-&quot;;TEXT([.A135];&quot;000&quot;);&quot; {background-image: url(&quot;&quot;dino-&quot;;TEXT([.A135];&quot;000&quot;);&quot;.jpg&quot;&quot;)}&quot;)" office:value-type="string" office:string-value=".img-134 {background-image: url(&quot;dino-134.jpg&quot;)}" calcext:value-type="string">
            <text:p>.img-134 {background-image: url("dino-134.jpg")}</text:p>
          </table:table-cell>
          <table:table-cell table:style-name="ce2" table:formula="of:=CONCATENATE(&quot;&lt;img src=&quot;&quot;empty.png&quot;&quot; class=&quot;&quot;img-&quot;;TEXT([.A135];&quot;000&quot;);&quot;&quot;&quot;&gt;&quot;)" office:value-type="string" office:string-value="&lt;img src=&quot;empty.png&quot; class=&quot;img-134&quot;&gt;" calcext:value-type="string">
            <text:p>&lt;img src="empty.png" class="img-134"&gt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NCATENATE(&quot;.img-&quot;;TEXT([.A136];&quot;000&quot;);&quot; {background-image: url(&quot;&quot;dino-&quot;;TEXT([.A136];&quot;000&quot;);&quot;.jpg&quot;&quot;)}&quot;)" office:value-type="string" office:string-value=".img-135 {background-image: url(&quot;dino-135.jpg&quot;)}" calcext:value-type="string">
            <text:p>.img-135 {background-image: url("dino-135.jpg")}</text:p>
          </table:table-cell>
          <table:table-cell table:style-name="ce2" table:formula="of:=CONCATENATE(&quot;&lt;img src=&quot;&quot;empty.png&quot;&quot; class=&quot;&quot;img-&quot;;TEXT([.A136];&quot;000&quot;);&quot;&quot;&quot;&gt;&quot;)" office:value-type="string" office:string-value="&lt;img src=&quot;empty.png&quot; class=&quot;img-135&quot;&gt;" calcext:value-type="string">
            <text:p>&lt;img src="empty.png" class="img-135"&gt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.img-&quot;;TEXT([.A137];&quot;000&quot;);&quot; {background-image: url(&quot;&quot;dino-&quot;;TEXT([.A137];&quot;000&quot;);&quot;.jpg&quot;&quot;)}&quot;)" office:value-type="string" office:string-value=".img-136 {background-image: url(&quot;dino-136.jpg&quot;)}" calcext:value-type="string">
            <text:p>.img-136 {background-image: url("dino-136.jpg")}</text:p>
          </table:table-cell>
          <table:table-cell table:style-name="ce2" table:formula="of:=CONCATENATE(&quot;&lt;img src=&quot;&quot;empty.png&quot;&quot; class=&quot;&quot;img-&quot;;TEXT([.A137];&quot;000&quot;);&quot;&quot;&quot;&gt;&quot;)" office:value-type="string" office:string-value="&lt;img src=&quot;empty.png&quot; class=&quot;img-136&quot;&gt;" calcext:value-type="string">
            <text:p>&lt;img src="empty.png" class="img-136"&gt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NCATENATE(&quot;.img-&quot;;TEXT([.A138];&quot;000&quot;);&quot; {background-image: url(&quot;&quot;dino-&quot;;TEXT([.A138];&quot;000&quot;);&quot;.jpg&quot;&quot;)}&quot;)" office:value-type="string" office:string-value=".img-137 {background-image: url(&quot;dino-137.jpg&quot;)}" calcext:value-type="string">
            <text:p>.img-137 {background-image: url("dino-137.jpg")}</text:p>
          </table:table-cell>
          <table:table-cell table:style-name="ce2" table:formula="of:=CONCATENATE(&quot;&lt;img src=&quot;&quot;empty.png&quot;&quot; class=&quot;&quot;img-&quot;;TEXT([.A138];&quot;000&quot;);&quot;&quot;&quot;&gt;&quot;)" office:value-type="string" office:string-value="&lt;img src=&quot;empty.png&quot; class=&quot;img-137&quot;&gt;" calcext:value-type="string">
            <text:p>&lt;img src="empty.png" class="img-137"&gt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NCATENATE(&quot;.img-&quot;;TEXT([.A139];&quot;000&quot;);&quot; {background-image: url(&quot;&quot;dino-&quot;;TEXT([.A139];&quot;000&quot;);&quot;.jpg&quot;&quot;)}&quot;)" office:value-type="string" office:string-value=".img-138 {background-image: url(&quot;dino-138.jpg&quot;)}" calcext:value-type="string">
            <text:p>.img-138 {background-image: url("dino-138.jpg")}</text:p>
          </table:table-cell>
          <table:table-cell table:style-name="ce2" table:formula="of:=CONCATENATE(&quot;&lt;img src=&quot;&quot;empty.png&quot;&quot; class=&quot;&quot;img-&quot;;TEXT([.A139];&quot;000&quot;);&quot;&quot;&quot;&gt;&quot;)" office:value-type="string" office:string-value="&lt;img src=&quot;empty.png&quot; class=&quot;img-138&quot;&gt;" calcext:value-type="string">
            <text:p>&lt;img src="empty.png" class="img-138"&gt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NCATENATE(&quot;.img-&quot;;TEXT([.A140];&quot;000&quot;);&quot; {background-image: url(&quot;&quot;dino-&quot;;TEXT([.A140];&quot;000&quot;);&quot;.jpg&quot;&quot;)}&quot;)" office:value-type="string" office:string-value=".img-139 {background-image: url(&quot;dino-139.jpg&quot;)}" calcext:value-type="string">
            <text:p>.img-139 {background-image: url("dino-139.jpg")}</text:p>
          </table:table-cell>
          <table:table-cell table:style-name="ce2" table:formula="of:=CONCATENATE(&quot;&lt;img src=&quot;&quot;empty.png&quot;&quot; class=&quot;&quot;img-&quot;;TEXT([.A140];&quot;000&quot;);&quot;&quot;&quot;&gt;&quot;)" office:value-type="string" office:string-value="&lt;img src=&quot;empty.png&quot; class=&quot;img-139&quot;&gt;" calcext:value-type="string">
            <text:p>&lt;img src="empty.png" class="img-139"&gt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.img-&quot;;TEXT([.A141];&quot;000&quot;);&quot; {background-image: url(&quot;&quot;dino-&quot;;TEXT([.A141];&quot;000&quot;);&quot;.jpg&quot;&quot;)}&quot;)" office:value-type="string" office:string-value=".img-140 {background-image: url(&quot;dino-140.jpg&quot;)}" calcext:value-type="string">
            <text:p>.img-140 {background-image: url("dino-140.jpg")}</text:p>
          </table:table-cell>
          <table:table-cell table:style-name="ce2" table:formula="of:=CONCATENATE(&quot;&lt;img src=&quot;&quot;empty.png&quot;&quot; class=&quot;&quot;img-&quot;;TEXT([.A141];&quot;000&quot;);&quot;&quot;&quot;&gt;&quot;)" office:value-type="string" office:string-value="&lt;img src=&quot;empty.png&quot; class=&quot;img-140&quot;&gt;" calcext:value-type="string">
            <text:p>&lt;img src="empty.png" class="img-140"&gt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NCATENATE(&quot;.img-&quot;;TEXT([.A142];&quot;000&quot;);&quot; {background-image: url(&quot;&quot;dino-&quot;;TEXT([.A142];&quot;000&quot;);&quot;.jpg&quot;&quot;)}&quot;)" office:value-type="string" office:string-value=".img-141 {background-image: url(&quot;dino-141.jpg&quot;)}" calcext:value-type="string">
            <text:p>.img-141 {background-image: url("dino-141.jpg")}</text:p>
          </table:table-cell>
          <table:table-cell table:style-name="ce2" table:formula="of:=CONCATENATE(&quot;&lt;img src=&quot;&quot;empty.png&quot;&quot; class=&quot;&quot;img-&quot;;TEXT([.A142];&quot;000&quot;);&quot;&quot;&quot;&gt;&quot;)" office:value-type="string" office:string-value="&lt;img src=&quot;empty.png&quot; class=&quot;img-141&quot;&gt;" calcext:value-type="string">
            <text:p>&lt;img src="empty.png" class="img-141"&gt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NCATENATE(&quot;.img-&quot;;TEXT([.A143];&quot;000&quot;);&quot; {background-image: url(&quot;&quot;dino-&quot;;TEXT([.A143];&quot;000&quot;);&quot;.jpg&quot;&quot;)}&quot;)" office:value-type="string" office:string-value=".img-142 {background-image: url(&quot;dino-142.jpg&quot;)}" calcext:value-type="string">
            <text:p>.img-142 {background-image: url("dino-142.jpg")}</text:p>
          </table:table-cell>
          <table:table-cell table:style-name="ce2" table:formula="of:=CONCATENATE(&quot;&lt;img src=&quot;&quot;empty.png&quot;&quot; class=&quot;&quot;img-&quot;;TEXT([.A143];&quot;000&quot;);&quot;&quot;&quot;&gt;&quot;)" office:value-type="string" office:string-value="&lt;img src=&quot;empty.png&quot; class=&quot;img-142&quot;&gt;" calcext:value-type="string">
            <text:p>&lt;img src="empty.png" class="img-142"&gt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NCATENATE(&quot;.img-&quot;;TEXT([.A144];&quot;000&quot;);&quot; {background-image: url(&quot;&quot;dino-&quot;;TEXT([.A144];&quot;000&quot;);&quot;.jpg&quot;&quot;)}&quot;)" office:value-type="string" office:string-value=".img-143 {background-image: url(&quot;dino-143.jpg&quot;)}" calcext:value-type="string">
            <text:p>.img-143 {background-image: url("dino-143.jpg")}</text:p>
          </table:table-cell>
          <table:table-cell table:style-name="ce2" table:formula="of:=CONCATENATE(&quot;&lt;img src=&quot;&quot;empty.png&quot;&quot; class=&quot;&quot;img-&quot;;TEXT([.A144];&quot;000&quot;);&quot;&quot;&quot;&gt;&quot;)" office:value-type="string" office:string-value="&lt;img src=&quot;empty.png&quot; class=&quot;img-143&quot;&gt;" calcext:value-type="string">
            <text:p>&lt;img src="empty.png" class="img-143"&gt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.img-&quot;;TEXT([.A145];&quot;000&quot;);&quot; {background-image: url(&quot;&quot;dino-&quot;;TEXT([.A145];&quot;000&quot;);&quot;.jpg&quot;&quot;)}&quot;)" office:value-type="string" office:string-value=".img-144 {background-image: url(&quot;dino-144.jpg&quot;)}" calcext:value-type="string">
            <text:p>.img-144 {background-image: url("dino-144.jpg")}</text:p>
          </table:table-cell>
          <table:table-cell table:style-name="ce2" table:formula="of:=CONCATENATE(&quot;&lt;img src=&quot;&quot;empty.png&quot;&quot; class=&quot;&quot;img-&quot;;TEXT([.A145];&quot;000&quot;);&quot;&quot;&quot;&gt;&quot;)" office:value-type="string" office:string-value="&lt;img src=&quot;empty.png&quot; class=&quot;img-144&quot;&gt;" calcext:value-type="string">
            <text:p>&lt;img src="empty.png" class="img-144"&gt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NCATENATE(&quot;.img-&quot;;TEXT([.A146];&quot;000&quot;);&quot; {background-image: url(&quot;&quot;dino-&quot;;TEXT([.A146];&quot;000&quot;);&quot;.jpg&quot;&quot;)}&quot;)" office:value-type="string" office:string-value=".img-145 {background-image: url(&quot;dino-145.jpg&quot;)}" calcext:value-type="string">
            <text:p>.img-145 {background-image: url("dino-145.jpg")}</text:p>
          </table:table-cell>
          <table:table-cell table:style-name="ce2" table:formula="of:=CONCATENATE(&quot;&lt;img src=&quot;&quot;empty.png&quot;&quot; class=&quot;&quot;img-&quot;;TEXT([.A146];&quot;000&quot;);&quot;&quot;&quot;&gt;&quot;)" office:value-type="string" office:string-value="&lt;img src=&quot;empty.png&quot; class=&quot;img-145&quot;&gt;" calcext:value-type="string">
            <text:p>&lt;img src="empty.png" class="img-145"&gt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NCATENATE(&quot;.img-&quot;;TEXT([.A147];&quot;000&quot;);&quot; {background-image: url(&quot;&quot;dino-&quot;;TEXT([.A147];&quot;000&quot;);&quot;.jpg&quot;&quot;)}&quot;)" office:value-type="string" office:string-value=".img-146 {background-image: url(&quot;dino-146.jpg&quot;)}" calcext:value-type="string">
            <text:p>.img-146 {background-image: url("dino-146.jpg")}</text:p>
          </table:table-cell>
          <table:table-cell table:style-name="ce2" table:formula="of:=CONCATENATE(&quot;&lt;img src=&quot;&quot;empty.png&quot;&quot; class=&quot;&quot;img-&quot;;TEXT([.A147];&quot;000&quot;);&quot;&quot;&quot;&gt;&quot;)" office:value-type="string" office:string-value="&lt;img src=&quot;empty.png&quot; class=&quot;img-146&quot;&gt;" calcext:value-type="string">
            <text:p>&lt;img src="empty.png" class="img-146"&gt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NCATENATE(&quot;.img-&quot;;TEXT([.A148];&quot;000&quot;);&quot; {background-image: url(&quot;&quot;dino-&quot;;TEXT([.A148];&quot;000&quot;);&quot;.jpg&quot;&quot;)}&quot;)" office:value-type="string" office:string-value=".img-147 {background-image: url(&quot;dino-147.jpg&quot;)}" calcext:value-type="string">
            <text:p>.img-147 {background-image: url("dino-147.jpg")}</text:p>
          </table:table-cell>
          <table:table-cell table:style-name="ce2" table:formula="of:=CONCATENATE(&quot;&lt;img src=&quot;&quot;empty.png&quot;&quot; class=&quot;&quot;img-&quot;;TEXT([.A148];&quot;000&quot;);&quot;&quot;&quot;&gt;&quot;)" office:value-type="string" office:string-value="&lt;img src=&quot;empty.png&quot; class=&quot;img-147&quot;&gt;" calcext:value-type="string">
            <text:p>&lt;img src="empty.png" class="img-147"&gt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.img-&quot;;TEXT([.A149];&quot;000&quot;);&quot; {background-image: url(&quot;&quot;dino-&quot;;TEXT([.A149];&quot;000&quot;);&quot;.jpg&quot;&quot;)}&quot;)" office:value-type="string" office:string-value=".img-148 {background-image: url(&quot;dino-148.jpg&quot;)}" calcext:value-type="string">
            <text:p>.img-148 {background-image: url("dino-148.jpg")}</text:p>
          </table:table-cell>
          <table:table-cell table:style-name="ce2" table:formula="of:=CONCATENATE(&quot;&lt;img src=&quot;&quot;empty.png&quot;&quot; class=&quot;&quot;img-&quot;;TEXT([.A149];&quot;000&quot;);&quot;&quot;&quot;&gt;&quot;)" office:value-type="string" office:string-value="&lt;img src=&quot;empty.png&quot; class=&quot;img-148&quot;&gt;" calcext:value-type="string">
            <text:p>&lt;img src="empty.png" class="img-148"&gt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NCATENATE(&quot;.img-&quot;;TEXT([.A150];&quot;000&quot;);&quot; {background-image: url(&quot;&quot;dino-&quot;;TEXT([.A150];&quot;000&quot;);&quot;.jpg&quot;&quot;)}&quot;)" office:value-type="string" office:string-value=".img-149 {background-image: url(&quot;dino-149.jpg&quot;)}" calcext:value-type="string">
            <text:p>.img-149 {background-image: url("dino-149.jpg")}</text:p>
          </table:table-cell>
          <table:table-cell table:style-name="ce2" table:formula="of:=CONCATENATE(&quot;&lt;img src=&quot;&quot;empty.png&quot;&quot; class=&quot;&quot;img-&quot;;TEXT([.A150];&quot;000&quot;);&quot;&quot;&quot;&gt;&quot;)" office:value-type="string" office:string-value="&lt;img src=&quot;empty.png&quot; class=&quot;img-149&quot;&gt;" calcext:value-type="string">
            <text:p>&lt;img src="empty.png" class="img-149"&gt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NCATENATE(&quot;.img-&quot;;TEXT([.A151];&quot;000&quot;);&quot; {background-image: url(&quot;&quot;dino-&quot;;TEXT([.A151];&quot;000&quot;);&quot;.jpg&quot;&quot;)}&quot;)" office:value-type="string" office:string-value=".img-150 {background-image: url(&quot;dino-150.jpg&quot;)}" calcext:value-type="string">
            <text:p>.img-150 {background-image: url("dino-150.jpg")}</text:p>
          </table:table-cell>
          <table:table-cell table:style-name="ce2" table:formula="of:=CONCATENATE(&quot;&lt;img src=&quot;&quot;empty.png&quot;&quot; class=&quot;&quot;img-&quot;;TEXT([.A151];&quot;000&quot;);&quot;&quot;&quot;&gt;&quot;)" office:value-type="string" office:string-value="&lt;img src=&quot;empty.png&quot; class=&quot;img-150&quot;&gt;" calcext:value-type="string">
            <text:p>&lt;img src="empty.png" class="img-150"&gt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NCATENATE(&quot;.img-&quot;;TEXT([.A152];&quot;000&quot;);&quot; {background-image: url(&quot;&quot;dino-&quot;;TEXT([.A152];&quot;000&quot;);&quot;.jpg&quot;&quot;)}&quot;)" office:value-type="string" office:string-value=".img-151 {background-image: url(&quot;dino-151.jpg&quot;)}" calcext:value-type="string">
            <text:p>.img-151 {background-image: url("dino-151.jpg")}</text:p>
          </table:table-cell>
          <table:table-cell table:style-name="ce2" table:formula="of:=CONCATENATE(&quot;&lt;img src=&quot;&quot;empty.png&quot;&quot; class=&quot;&quot;img-&quot;;TEXT([.A152];&quot;000&quot;);&quot;&quot;&quot;&gt;&quot;)" office:value-type="string" office:string-value="&lt;img src=&quot;empty.png&quot; class=&quot;img-151&quot;&gt;" calcext:value-type="string">
            <text:p>&lt;img src="empty.png" class="img-151"&gt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.img-&quot;;TEXT([.A153];&quot;000&quot;);&quot; {background-image: url(&quot;&quot;dino-&quot;;TEXT([.A153];&quot;000&quot;);&quot;.jpg&quot;&quot;)}&quot;)" office:value-type="string" office:string-value=".img-152 {background-image: url(&quot;dino-152.jpg&quot;)}" calcext:value-type="string">
            <text:p>.img-152 {background-image: url("dino-152.jpg")}</text:p>
          </table:table-cell>
          <table:table-cell table:style-name="ce2" table:formula="of:=CONCATENATE(&quot;&lt;img src=&quot;&quot;empty.png&quot;&quot; class=&quot;&quot;img-&quot;;TEXT([.A153];&quot;000&quot;);&quot;&quot;&quot;&gt;&quot;)" office:value-type="string" office:string-value="&lt;img src=&quot;empty.png&quot; class=&quot;img-152&quot;&gt;" calcext:value-type="string">
            <text:p>&lt;img src="empty.png" class="img-152"&gt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NCATENATE(&quot;.img-&quot;;TEXT([.A154];&quot;000&quot;);&quot; {background-image: url(&quot;&quot;dino-&quot;;TEXT([.A154];&quot;000&quot;);&quot;.jpg&quot;&quot;)}&quot;)" office:value-type="string" office:string-value=".img-153 {background-image: url(&quot;dino-153.jpg&quot;)}" calcext:value-type="string">
            <text:p>.img-153 {background-image: url("dino-153.jpg")}</text:p>
          </table:table-cell>
          <table:table-cell table:style-name="ce2" table:formula="of:=CONCATENATE(&quot;&lt;img src=&quot;&quot;empty.png&quot;&quot; class=&quot;&quot;img-&quot;;TEXT([.A154];&quot;000&quot;);&quot;&quot;&quot;&gt;&quot;)" office:value-type="string" office:string-value="&lt;img src=&quot;empty.png&quot; class=&quot;img-153&quot;&gt;" calcext:value-type="string">
            <text:p>&lt;img src="empty.png" class="img-153"&gt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NCATENATE(&quot;.img-&quot;;TEXT([.A155];&quot;000&quot;);&quot; {background-image: url(&quot;&quot;dino-&quot;;TEXT([.A155];&quot;000&quot;);&quot;.jpg&quot;&quot;)}&quot;)" office:value-type="string" office:string-value=".img-154 {background-image: url(&quot;dino-154.jpg&quot;)}" calcext:value-type="string">
            <text:p>.img-154 {background-image: url("dino-154.jpg")}</text:p>
          </table:table-cell>
          <table:table-cell table:style-name="ce2" table:formula="of:=CONCATENATE(&quot;&lt;img src=&quot;&quot;empty.png&quot;&quot; class=&quot;&quot;img-&quot;;TEXT([.A155];&quot;000&quot;);&quot;&quot;&quot;&gt;&quot;)" office:value-type="string" office:string-value="&lt;img src=&quot;empty.png&quot; class=&quot;img-154&quot;&gt;" calcext:value-type="string">
            <text:p>&lt;img src="empty.png" class="img-154"&gt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NCATENATE(&quot;.img-&quot;;TEXT([.A156];&quot;000&quot;);&quot; {background-image: url(&quot;&quot;dino-&quot;;TEXT([.A156];&quot;000&quot;);&quot;.jpg&quot;&quot;)}&quot;)" office:value-type="string" office:string-value=".img-155 {background-image: url(&quot;dino-155.jpg&quot;)}" calcext:value-type="string">
            <text:p>.img-155 {background-image: url("dino-155.jpg")}</text:p>
          </table:table-cell>
          <table:table-cell table:style-name="ce2" table:formula="of:=CONCATENATE(&quot;&lt;img src=&quot;&quot;empty.png&quot;&quot; class=&quot;&quot;img-&quot;;TEXT([.A156];&quot;000&quot;);&quot;&quot;&quot;&gt;&quot;)" office:value-type="string" office:string-value="&lt;img src=&quot;empty.png&quot; class=&quot;img-155&quot;&gt;" calcext:value-type="string">
            <text:p>&lt;img src="empty.png" class="img-155"&gt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.img-&quot;;TEXT([.A157];&quot;000&quot;);&quot; {background-image: url(&quot;&quot;dino-&quot;;TEXT([.A157];&quot;000&quot;);&quot;.jpg&quot;&quot;)}&quot;)" office:value-type="string" office:string-value=".img-156 {background-image: url(&quot;dino-156.jpg&quot;)}" calcext:value-type="string">
            <text:p>.img-156 {background-image: url("dino-156.jpg")}</text:p>
          </table:table-cell>
          <table:table-cell table:style-name="ce2" table:formula="of:=CONCATENATE(&quot;&lt;img src=&quot;&quot;empty.png&quot;&quot; class=&quot;&quot;img-&quot;;TEXT([.A157];&quot;000&quot;);&quot;&quot;&quot;&gt;&quot;)" office:value-type="string" office:string-value="&lt;img src=&quot;empty.png&quot; class=&quot;img-156&quot;&gt;" calcext:value-type="string">
            <text:p>&lt;img src="empty.png" class="img-156"&gt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NCATENATE(&quot;.img-&quot;;TEXT([.A158];&quot;000&quot;);&quot; {background-image: url(&quot;&quot;dino-&quot;;TEXT([.A158];&quot;000&quot;);&quot;.jpg&quot;&quot;)}&quot;)" office:value-type="string" office:string-value=".img-157 {background-image: url(&quot;dino-157.jpg&quot;)}" calcext:value-type="string">
            <text:p>.img-157 {background-image: url("dino-157.jpg")}</text:p>
          </table:table-cell>
          <table:table-cell table:style-name="ce2" table:formula="of:=CONCATENATE(&quot;&lt;img src=&quot;&quot;empty.png&quot;&quot; class=&quot;&quot;img-&quot;;TEXT([.A158];&quot;000&quot;);&quot;&quot;&quot;&gt;&quot;)" office:value-type="string" office:string-value="&lt;img src=&quot;empty.png&quot; class=&quot;img-157&quot;&gt;" calcext:value-type="string">
            <text:p>&lt;img src="empty.png" class="img-157"&gt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NCATENATE(&quot;.img-&quot;;TEXT([.A159];&quot;000&quot;);&quot; {background-image: url(&quot;&quot;dino-&quot;;TEXT([.A159];&quot;000&quot;);&quot;.jpg&quot;&quot;)}&quot;)" office:value-type="string" office:string-value=".img-158 {background-image: url(&quot;dino-158.jpg&quot;)}" calcext:value-type="string">
            <text:p>.img-158 {background-image: url("dino-158.jpg")}</text:p>
          </table:table-cell>
          <table:table-cell table:style-name="ce2" table:formula="of:=CONCATENATE(&quot;&lt;img src=&quot;&quot;empty.png&quot;&quot; class=&quot;&quot;img-&quot;;TEXT([.A159];&quot;000&quot;);&quot;&quot;&quot;&gt;&quot;)" office:value-type="string" office:string-value="&lt;img src=&quot;empty.png&quot; class=&quot;img-158&quot;&gt;" calcext:value-type="string">
            <text:p>&lt;img src="empty.png" class="img-158"&gt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NCATENATE(&quot;.img-&quot;;TEXT([.A160];&quot;000&quot;);&quot; {background-image: url(&quot;&quot;dino-&quot;;TEXT([.A160];&quot;000&quot;);&quot;.jpg&quot;&quot;)}&quot;)" office:value-type="string" office:string-value=".img-159 {background-image: url(&quot;dino-159.jpg&quot;)}" calcext:value-type="string">
            <text:p>.img-159 {background-image: url("dino-159.jpg")}</text:p>
          </table:table-cell>
          <table:table-cell table:style-name="ce2" table:formula="of:=CONCATENATE(&quot;&lt;img src=&quot;&quot;empty.png&quot;&quot; class=&quot;&quot;img-&quot;;TEXT([.A160];&quot;000&quot;);&quot;&quot;&quot;&gt;&quot;)" office:value-type="string" office:string-value="&lt;img src=&quot;empty.png&quot; class=&quot;img-159&quot;&gt;" calcext:value-type="string">
            <text:p>&lt;img src="empty.png" class="img-159"&gt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.img-&quot;;TEXT([.A161];&quot;000&quot;);&quot; {background-image: url(&quot;&quot;dino-&quot;;TEXT([.A161];&quot;000&quot;);&quot;.jpg&quot;&quot;)}&quot;)" office:value-type="string" office:string-value=".img-160 {background-image: url(&quot;dino-160.jpg&quot;)}" calcext:value-type="string">
            <text:p>.img-160 {background-image: url("dino-160.jpg")}</text:p>
          </table:table-cell>
          <table:table-cell table:style-name="ce2" table:formula="of:=CONCATENATE(&quot;&lt;img src=&quot;&quot;empty.png&quot;&quot; class=&quot;&quot;img-&quot;;TEXT([.A161];&quot;000&quot;);&quot;&quot;&quot;&gt;&quot;)" office:value-type="string" office:string-value="&lt;img src=&quot;empty.png&quot; class=&quot;img-160&quot;&gt;" calcext:value-type="string">
            <text:p>&lt;img src="empty.png" class="img-160"&gt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NCATENATE(&quot;.img-&quot;;TEXT([.A162];&quot;000&quot;);&quot; {background-image: url(&quot;&quot;dino-&quot;;TEXT([.A162];&quot;000&quot;);&quot;.jpg&quot;&quot;)}&quot;)" office:value-type="string" office:string-value=".img-161 {background-image: url(&quot;dino-161.jpg&quot;)}" calcext:value-type="string">
            <text:p>.img-161 {background-image: url("dino-161.jpg")}</text:p>
          </table:table-cell>
          <table:table-cell table:style-name="ce2" table:formula="of:=CONCATENATE(&quot;&lt;img src=&quot;&quot;empty.png&quot;&quot; class=&quot;&quot;img-&quot;;TEXT([.A162];&quot;000&quot;);&quot;&quot;&quot;&gt;&quot;)" office:value-type="string" office:string-value="&lt;img src=&quot;empty.png&quot; class=&quot;img-161&quot;&gt;" calcext:value-type="string">
            <text:p>&lt;img src="empty.png" class="img-161"&gt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NCATENATE(&quot;.img-&quot;;TEXT([.A163];&quot;000&quot;);&quot; {background-image: url(&quot;&quot;dino-&quot;;TEXT([.A163];&quot;000&quot;);&quot;.jpg&quot;&quot;)}&quot;)" office:value-type="string" office:string-value=".img-162 {background-image: url(&quot;dino-162.jpg&quot;)}" calcext:value-type="string">
            <text:p>.img-162 {background-image: url("dino-162.jpg")}</text:p>
          </table:table-cell>
          <table:table-cell table:style-name="ce2" table:formula="of:=CONCATENATE(&quot;&lt;img src=&quot;&quot;empty.png&quot;&quot; class=&quot;&quot;img-&quot;;TEXT([.A163];&quot;000&quot;);&quot;&quot;&quot;&gt;&quot;)" office:value-type="string" office:string-value="&lt;img src=&quot;empty.png&quot; class=&quot;img-162&quot;&gt;" calcext:value-type="string">
            <text:p>&lt;img src="empty.png" class="img-162"&gt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NCATENATE(&quot;.img-&quot;;TEXT([.A164];&quot;000&quot;);&quot; {background-image: url(&quot;&quot;dino-&quot;;TEXT([.A164];&quot;000&quot;);&quot;.jpg&quot;&quot;)}&quot;)" office:value-type="string" office:string-value=".img-163 {background-image: url(&quot;dino-163.jpg&quot;)}" calcext:value-type="string">
            <text:p>.img-163 {background-image: url("dino-163.jpg")}</text:p>
          </table:table-cell>
          <table:table-cell table:style-name="ce2" table:formula="of:=CONCATENATE(&quot;&lt;img src=&quot;&quot;empty.png&quot;&quot; class=&quot;&quot;img-&quot;;TEXT([.A164];&quot;000&quot;);&quot;&quot;&quot;&gt;&quot;)" office:value-type="string" office:string-value="&lt;img src=&quot;empty.png&quot; class=&quot;img-163&quot;&gt;" calcext:value-type="string">
            <text:p>&lt;img src="empty.png" class="img-163"&gt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.img-&quot;;TEXT([.A165];&quot;000&quot;);&quot; {background-image: url(&quot;&quot;dino-&quot;;TEXT([.A165];&quot;000&quot;);&quot;.jpg&quot;&quot;)}&quot;)" office:value-type="string" office:string-value=".img-164 {background-image: url(&quot;dino-164.jpg&quot;)}" calcext:value-type="string">
            <text:p>.img-164 {background-image: url("dino-164.jpg")}</text:p>
          </table:table-cell>
          <table:table-cell table:style-name="ce2" table:formula="of:=CONCATENATE(&quot;&lt;img src=&quot;&quot;empty.png&quot;&quot; class=&quot;&quot;img-&quot;;TEXT([.A165];&quot;000&quot;);&quot;&quot;&quot;&gt;&quot;)" office:value-type="string" office:string-value="&lt;img src=&quot;empty.png&quot; class=&quot;img-164&quot;&gt;" calcext:value-type="string">
            <text:p>&lt;img src="empty.png" class="img-164"&gt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NCATENATE(&quot;.img-&quot;;TEXT([.A166];&quot;000&quot;);&quot; {background-image: url(&quot;&quot;dino-&quot;;TEXT([.A166];&quot;000&quot;);&quot;.jpg&quot;&quot;)}&quot;)" office:value-type="string" office:string-value=".img-165 {background-image: url(&quot;dino-165.jpg&quot;)}" calcext:value-type="string">
            <text:p>.img-165 {background-image: url("dino-165.jpg")}</text:p>
          </table:table-cell>
          <table:table-cell table:style-name="ce2" table:formula="of:=CONCATENATE(&quot;&lt;img src=&quot;&quot;empty.png&quot;&quot; class=&quot;&quot;img-&quot;;TEXT([.A166];&quot;000&quot;);&quot;&quot;&quot;&gt;&quot;)" office:value-type="string" office:string-value="&lt;img src=&quot;empty.png&quot; class=&quot;img-165&quot;&gt;" calcext:value-type="string">
            <text:p>&lt;img src="empty.png" class="img-165"&gt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NCATENATE(&quot;.img-&quot;;TEXT([.A167];&quot;000&quot;);&quot; {background-image: url(&quot;&quot;dino-&quot;;TEXT([.A167];&quot;000&quot;);&quot;.jpg&quot;&quot;)}&quot;)" office:value-type="string" office:string-value=".img-166 {background-image: url(&quot;dino-166.jpg&quot;)}" calcext:value-type="string">
            <text:p>.img-166 {background-image: url("dino-166.jpg")}</text:p>
          </table:table-cell>
          <table:table-cell table:style-name="ce2" table:formula="of:=CONCATENATE(&quot;&lt;img src=&quot;&quot;empty.png&quot;&quot; class=&quot;&quot;img-&quot;;TEXT([.A167];&quot;000&quot;);&quot;&quot;&quot;&gt;&quot;)" office:value-type="string" office:string-value="&lt;img src=&quot;empty.png&quot; class=&quot;img-166&quot;&gt;" calcext:value-type="string">
            <text:p>&lt;img src="empty.png" class="img-166"&gt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NCATENATE(&quot;.img-&quot;;TEXT([.A168];&quot;000&quot;);&quot; {background-image: url(&quot;&quot;dino-&quot;;TEXT([.A168];&quot;000&quot;);&quot;.jpg&quot;&quot;)}&quot;)" office:value-type="string" office:string-value=".img-167 {background-image: url(&quot;dino-167.jpg&quot;)}" calcext:value-type="string">
            <text:p>.img-167 {background-image: url("dino-167.jpg")}</text:p>
          </table:table-cell>
          <table:table-cell table:style-name="ce2" table:formula="of:=CONCATENATE(&quot;&lt;img src=&quot;&quot;empty.png&quot;&quot; class=&quot;&quot;img-&quot;;TEXT([.A168];&quot;000&quot;);&quot;&quot;&quot;&gt;&quot;)" office:value-type="string" office:string-value="&lt;img src=&quot;empty.png&quot; class=&quot;img-167&quot;&gt;" calcext:value-type="string">
            <text:p>&lt;img src="empty.png" class="img-167"&gt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.img-&quot;;TEXT([.A169];&quot;000&quot;);&quot; {background-image: url(&quot;&quot;dino-&quot;;TEXT([.A169];&quot;000&quot;);&quot;.jpg&quot;&quot;)}&quot;)" office:value-type="string" office:string-value=".img-168 {background-image: url(&quot;dino-168.jpg&quot;)}" calcext:value-type="string">
            <text:p>.img-168 {background-image: url("dino-168.jpg")}</text:p>
          </table:table-cell>
          <table:table-cell table:style-name="ce2" table:formula="of:=CONCATENATE(&quot;&lt;img src=&quot;&quot;empty.png&quot;&quot; class=&quot;&quot;img-&quot;;TEXT([.A169];&quot;000&quot;);&quot;&quot;&quot;&gt;&quot;)" office:value-type="string" office:string-value="&lt;img src=&quot;empty.png&quot; class=&quot;img-168&quot;&gt;" calcext:value-type="string">
            <text:p>&lt;img src="empty.png" class="img-168"&gt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NCATENATE(&quot;.img-&quot;;TEXT([.A170];&quot;000&quot;);&quot; {background-image: url(&quot;&quot;dino-&quot;;TEXT([.A170];&quot;000&quot;);&quot;.jpg&quot;&quot;)}&quot;)" office:value-type="string" office:string-value=".img-169 {background-image: url(&quot;dino-169.jpg&quot;)}" calcext:value-type="string">
            <text:p>.img-169 {background-image: url("dino-169.jpg")}</text:p>
          </table:table-cell>
          <table:table-cell table:style-name="ce2" table:formula="of:=CONCATENATE(&quot;&lt;img src=&quot;&quot;empty.png&quot;&quot; class=&quot;&quot;img-&quot;;TEXT([.A170];&quot;000&quot;);&quot;&quot;&quot;&gt;&quot;)" office:value-type="string" office:string-value="&lt;img src=&quot;empty.png&quot; class=&quot;img-169&quot;&gt;" calcext:value-type="string">
            <text:p>&lt;img src="empty.png" class="img-169"&gt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NCATENATE(&quot;.img-&quot;;TEXT([.A171];&quot;000&quot;);&quot; {background-image: url(&quot;&quot;dino-&quot;;TEXT([.A171];&quot;000&quot;);&quot;.jpg&quot;&quot;)}&quot;)" office:value-type="string" office:string-value=".img-170 {background-image: url(&quot;dino-170.jpg&quot;)}" calcext:value-type="string">
            <text:p>.img-170 {background-image: url("dino-170.jpg")}</text:p>
          </table:table-cell>
          <table:table-cell table:style-name="ce2" table:formula="of:=CONCATENATE(&quot;&lt;img src=&quot;&quot;empty.png&quot;&quot; class=&quot;&quot;img-&quot;;TEXT([.A171];&quot;000&quot;);&quot;&quot;&quot;&gt;&quot;)" office:value-type="string" office:string-value="&lt;img src=&quot;empty.png&quot; class=&quot;img-170&quot;&gt;" calcext:value-type="string">
            <text:p>&lt;img src="empty.png" class="img-170"&gt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NCATENATE(&quot;.img-&quot;;TEXT([.A172];&quot;000&quot;);&quot; {background-image: url(&quot;&quot;dino-&quot;;TEXT([.A172];&quot;000&quot;);&quot;.jpg&quot;&quot;)}&quot;)" office:value-type="string" office:string-value=".img-171 {background-image: url(&quot;dino-171.jpg&quot;)}" calcext:value-type="string">
            <text:p>.img-171 {background-image: url("dino-171.jpg")}</text:p>
          </table:table-cell>
          <table:table-cell table:style-name="ce2" table:formula="of:=CONCATENATE(&quot;&lt;img src=&quot;&quot;empty.png&quot;&quot; class=&quot;&quot;img-&quot;;TEXT([.A172];&quot;000&quot;);&quot;&quot;&quot;&gt;&quot;)" office:value-type="string" office:string-value="&lt;img src=&quot;empty.png&quot; class=&quot;img-171&quot;&gt;" calcext:value-type="string">
            <text:p>&lt;img src="empty.png" class="img-171"&gt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.img-&quot;;TEXT([.A173];&quot;000&quot;);&quot; {background-image: url(&quot;&quot;dino-&quot;;TEXT([.A173];&quot;000&quot;);&quot;.jpg&quot;&quot;)}&quot;)" office:value-type="string" office:string-value=".img-172 {background-image: url(&quot;dino-172.jpg&quot;)}" calcext:value-type="string">
            <text:p>.img-172 {background-image: url("dino-172.jpg")}</text:p>
          </table:table-cell>
          <table:table-cell table:style-name="ce2" table:formula="of:=CONCATENATE(&quot;&lt;img src=&quot;&quot;empty.png&quot;&quot; class=&quot;&quot;img-&quot;;TEXT([.A173];&quot;000&quot;);&quot;&quot;&quot;&gt;&quot;)" office:value-type="string" office:string-value="&lt;img src=&quot;empty.png&quot; class=&quot;img-172&quot;&gt;" calcext:value-type="string">
            <text:p>&lt;img src="empty.png" class="img-172"&gt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NCATENATE(&quot;.img-&quot;;TEXT([.A174];&quot;000&quot;);&quot; {background-image: url(&quot;&quot;dino-&quot;;TEXT([.A174];&quot;000&quot;);&quot;.jpg&quot;&quot;)}&quot;)" office:value-type="string" office:string-value=".img-173 {background-image: url(&quot;dino-173.jpg&quot;)}" calcext:value-type="string">
            <text:p>.img-173 {background-image: url("dino-173.jpg")}</text:p>
          </table:table-cell>
          <table:table-cell table:style-name="ce2" table:formula="of:=CONCATENATE(&quot;&lt;img src=&quot;&quot;empty.png&quot;&quot; class=&quot;&quot;img-&quot;;TEXT([.A174];&quot;000&quot;);&quot;&quot;&quot;&gt;&quot;)" office:value-type="string" office:string-value="&lt;img src=&quot;empty.png&quot; class=&quot;img-173&quot;&gt;" calcext:value-type="string">
            <text:p>&lt;img src="empty.png" class="img-173"&gt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NCATENATE(&quot;.img-&quot;;TEXT([.A175];&quot;000&quot;);&quot; {background-image: url(&quot;&quot;dino-&quot;;TEXT([.A175];&quot;000&quot;);&quot;.jpg&quot;&quot;)}&quot;)" office:value-type="string" office:string-value=".img-174 {background-image: url(&quot;dino-174.jpg&quot;)}" calcext:value-type="string">
            <text:p>.img-174 {background-image: url("dino-174.jpg")}</text:p>
          </table:table-cell>
          <table:table-cell table:style-name="ce2" table:formula="of:=CONCATENATE(&quot;&lt;img src=&quot;&quot;empty.png&quot;&quot; class=&quot;&quot;img-&quot;;TEXT([.A175];&quot;000&quot;);&quot;&quot;&quot;&gt;&quot;)" office:value-type="string" office:string-value="&lt;img src=&quot;empty.png&quot; class=&quot;img-174&quot;&gt;" calcext:value-type="string">
            <text:p>&lt;img src="empty.png" class="img-174"&gt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NCATENATE(&quot;.img-&quot;;TEXT([.A176];&quot;000&quot;);&quot; {background-image: url(&quot;&quot;dino-&quot;;TEXT([.A176];&quot;000&quot;);&quot;.jpg&quot;&quot;)}&quot;)" office:value-type="string" office:string-value=".img-175 {background-image: url(&quot;dino-175.jpg&quot;)}" calcext:value-type="string">
            <text:p>.img-175 {background-image: url("dino-175.jpg")}</text:p>
          </table:table-cell>
          <table:table-cell table:style-name="ce2" table:formula="of:=CONCATENATE(&quot;&lt;img src=&quot;&quot;empty.png&quot;&quot; class=&quot;&quot;img-&quot;;TEXT([.A176];&quot;000&quot;);&quot;&quot;&quot;&gt;&quot;)" office:value-type="string" office:string-value="&lt;img src=&quot;empty.png&quot; class=&quot;img-175&quot;&gt;" calcext:value-type="string">
            <text:p>&lt;img src="empty.png" class="img-175"&gt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.img-&quot;;TEXT([.A177];&quot;000&quot;);&quot; {background-image: url(&quot;&quot;dino-&quot;;TEXT([.A177];&quot;000&quot;);&quot;.jpg&quot;&quot;)}&quot;)" office:value-type="string" office:string-value=".img-176 {background-image: url(&quot;dino-176.jpg&quot;)}" calcext:value-type="string">
            <text:p>.img-176 {background-image: url("dino-176.jpg")}</text:p>
          </table:table-cell>
          <table:table-cell table:style-name="ce2" table:formula="of:=CONCATENATE(&quot;&lt;img src=&quot;&quot;empty.png&quot;&quot; class=&quot;&quot;img-&quot;;TEXT([.A177];&quot;000&quot;);&quot;&quot;&quot;&gt;&quot;)" office:value-type="string" office:string-value="&lt;img src=&quot;empty.png&quot; class=&quot;img-176&quot;&gt;" calcext:value-type="string">
            <text:p>&lt;img src="empty.png" class="img-176"&gt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NCATENATE(&quot;.img-&quot;;TEXT([.A178];&quot;000&quot;);&quot; {background-image: url(&quot;&quot;dino-&quot;;TEXT([.A178];&quot;000&quot;);&quot;.jpg&quot;&quot;)}&quot;)" office:value-type="string" office:string-value=".img-177 {background-image: url(&quot;dino-177.jpg&quot;)}" calcext:value-type="string">
            <text:p>.img-177 {background-image: url("dino-177.jpg")}</text:p>
          </table:table-cell>
          <table:table-cell table:style-name="ce2" table:formula="of:=CONCATENATE(&quot;&lt;img src=&quot;&quot;empty.png&quot;&quot; class=&quot;&quot;img-&quot;;TEXT([.A178];&quot;000&quot;);&quot;&quot;&quot;&gt;&quot;)" office:value-type="string" office:string-value="&lt;img src=&quot;empty.png&quot; class=&quot;img-177&quot;&gt;" calcext:value-type="string">
            <text:p>&lt;img src="empty.png" class="img-177"&gt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NCATENATE(&quot;.img-&quot;;TEXT([.A179];&quot;000&quot;);&quot; {background-image: url(&quot;&quot;dino-&quot;;TEXT([.A179];&quot;000&quot;);&quot;.jpg&quot;&quot;)}&quot;)" office:value-type="string" office:string-value=".img-178 {background-image: url(&quot;dino-178.jpg&quot;)}" calcext:value-type="string">
            <text:p>.img-178 {background-image: url("dino-178.jpg")}</text:p>
          </table:table-cell>
          <table:table-cell table:style-name="ce2" table:formula="of:=CONCATENATE(&quot;&lt;img src=&quot;&quot;empty.png&quot;&quot; class=&quot;&quot;img-&quot;;TEXT([.A179];&quot;000&quot;);&quot;&quot;&quot;&gt;&quot;)" office:value-type="string" office:string-value="&lt;img src=&quot;empty.png&quot; class=&quot;img-178&quot;&gt;" calcext:value-type="string">
            <text:p>&lt;img src="empty.png" class="img-178"&gt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NCATENATE(&quot;.img-&quot;;TEXT([.A180];&quot;000&quot;);&quot; {background-image: url(&quot;&quot;dino-&quot;;TEXT([.A180];&quot;000&quot;);&quot;.jpg&quot;&quot;)}&quot;)" office:value-type="string" office:string-value=".img-179 {background-image: url(&quot;dino-179.jpg&quot;)}" calcext:value-type="string">
            <text:p>.img-179 {background-image: url("dino-179.jpg")}</text:p>
          </table:table-cell>
          <table:table-cell table:style-name="ce2" table:formula="of:=CONCATENATE(&quot;&lt;img src=&quot;&quot;empty.png&quot;&quot; class=&quot;&quot;img-&quot;;TEXT([.A180];&quot;000&quot;);&quot;&quot;&quot;&gt;&quot;)" office:value-type="string" office:string-value="&lt;img src=&quot;empty.png&quot; class=&quot;img-179&quot;&gt;" calcext:value-type="string">
            <text:p>&lt;img src="empty.png" class="img-179"&gt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.img-&quot;;TEXT([.A181];&quot;000&quot;);&quot; {background-image: url(&quot;&quot;dino-&quot;;TEXT([.A181];&quot;000&quot;);&quot;.jpg&quot;&quot;)}&quot;)" office:value-type="string" office:string-value=".img-180 {background-image: url(&quot;dino-180.jpg&quot;)}" calcext:value-type="string">
            <text:p>.img-180 {background-image: url("dino-180.jpg")}</text:p>
          </table:table-cell>
          <table:table-cell table:style-name="ce2" table:formula="of:=CONCATENATE(&quot;&lt;img src=&quot;&quot;empty.png&quot;&quot; class=&quot;&quot;img-&quot;;TEXT([.A181];&quot;000&quot;);&quot;&quot;&quot;&gt;&quot;)" office:value-type="string" office:string-value="&lt;img src=&quot;empty.png&quot; class=&quot;img-180&quot;&gt;" calcext:value-type="string">
            <text:p>&lt;img src="empty.png" class="img-180"&gt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NCATENATE(&quot;.img-&quot;;TEXT([.A182];&quot;000&quot;);&quot; {background-image: url(&quot;&quot;dino-&quot;;TEXT([.A182];&quot;000&quot;);&quot;.jpg&quot;&quot;)}&quot;)" office:value-type="string" office:string-value=".img-181 {background-image: url(&quot;dino-181.jpg&quot;)}" calcext:value-type="string">
            <text:p>.img-181 {background-image: url("dino-181.jpg")}</text:p>
          </table:table-cell>
          <table:table-cell table:style-name="ce2" table:formula="of:=CONCATENATE(&quot;&lt;img src=&quot;&quot;empty.png&quot;&quot; class=&quot;&quot;img-&quot;;TEXT([.A182];&quot;000&quot;);&quot;&quot;&quot;&gt;&quot;)" office:value-type="string" office:string-value="&lt;img src=&quot;empty.png&quot; class=&quot;img-181&quot;&gt;" calcext:value-type="string">
            <text:p>&lt;img src="empty.png" class="img-181"&gt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NCATENATE(&quot;.img-&quot;;TEXT([.A183];&quot;000&quot;);&quot; {background-image: url(&quot;&quot;dino-&quot;;TEXT([.A183];&quot;000&quot;);&quot;.jpg&quot;&quot;)}&quot;)" office:value-type="string" office:string-value=".img-182 {background-image: url(&quot;dino-182.jpg&quot;)}" calcext:value-type="string">
            <text:p>.img-182 {background-image: url("dino-182.jpg")}</text:p>
          </table:table-cell>
          <table:table-cell table:style-name="ce2" table:formula="of:=CONCATENATE(&quot;&lt;img src=&quot;&quot;empty.png&quot;&quot; class=&quot;&quot;img-&quot;;TEXT([.A183];&quot;000&quot;);&quot;&quot;&quot;&gt;&quot;)" office:value-type="string" office:string-value="&lt;img src=&quot;empty.png&quot; class=&quot;img-182&quot;&gt;" calcext:value-type="string">
            <text:p>&lt;img src="empty.png" class="img-182"&gt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NCATENATE(&quot;.img-&quot;;TEXT([.A184];&quot;000&quot;);&quot; {background-image: url(&quot;&quot;dino-&quot;;TEXT([.A184];&quot;000&quot;);&quot;.jpg&quot;&quot;)}&quot;)" office:value-type="string" office:string-value=".img-183 {background-image: url(&quot;dino-183.jpg&quot;)}" calcext:value-type="string">
            <text:p>.img-183 {background-image: url("dino-183.jpg")}</text:p>
          </table:table-cell>
          <table:table-cell table:style-name="ce2" table:formula="of:=CONCATENATE(&quot;&lt;img src=&quot;&quot;empty.png&quot;&quot; class=&quot;&quot;img-&quot;;TEXT([.A184];&quot;000&quot;);&quot;&quot;&quot;&gt;&quot;)" office:value-type="string" office:string-value="&lt;img src=&quot;empty.png&quot; class=&quot;img-183&quot;&gt;" calcext:value-type="string">
            <text:p>&lt;img src="empty.png" class="img-183"&gt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.img-&quot;;TEXT([.A185];&quot;000&quot;);&quot; {background-image: url(&quot;&quot;dino-&quot;;TEXT([.A185];&quot;000&quot;);&quot;.jpg&quot;&quot;)}&quot;)" office:value-type="string" office:string-value=".img-184 {background-image: url(&quot;dino-184.jpg&quot;)}" calcext:value-type="string">
            <text:p>.img-184 {background-image: url("dino-184.jpg")}</text:p>
          </table:table-cell>
          <table:table-cell table:style-name="ce2" table:formula="of:=CONCATENATE(&quot;&lt;img src=&quot;&quot;empty.png&quot;&quot; class=&quot;&quot;img-&quot;;TEXT([.A185];&quot;000&quot;);&quot;&quot;&quot;&gt;&quot;)" office:value-type="string" office:string-value="&lt;img src=&quot;empty.png&quot; class=&quot;img-184&quot;&gt;" calcext:value-type="string">
            <text:p>&lt;img src="empty.png" class="img-184"&gt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NCATENATE(&quot;.img-&quot;;TEXT([.A186];&quot;000&quot;);&quot; {background-image: url(&quot;&quot;dino-&quot;;TEXT([.A186];&quot;000&quot;);&quot;.jpg&quot;&quot;)}&quot;)" office:value-type="string" office:string-value=".img-185 {background-image: url(&quot;dino-185.jpg&quot;)}" calcext:value-type="string">
            <text:p>.img-185 {background-image: url("dino-185.jpg")}</text:p>
          </table:table-cell>
          <table:table-cell table:style-name="ce2" table:formula="of:=CONCATENATE(&quot;&lt;img src=&quot;&quot;empty.png&quot;&quot; class=&quot;&quot;img-&quot;;TEXT([.A186];&quot;000&quot;);&quot;&quot;&quot;&gt;&quot;)" office:value-type="string" office:string-value="&lt;img src=&quot;empty.png&quot; class=&quot;img-185&quot;&gt;" calcext:value-type="string">
            <text:p>&lt;img src="empty.png" class="img-185"&gt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NCATENATE(&quot;.img-&quot;;TEXT([.A187];&quot;000&quot;);&quot; {background-image: url(&quot;&quot;dino-&quot;;TEXT([.A187];&quot;000&quot;);&quot;.jpg&quot;&quot;)}&quot;)" office:value-type="string" office:string-value=".img-186 {background-image: url(&quot;dino-186.jpg&quot;)}" calcext:value-type="string">
            <text:p>.img-186 {background-image: url("dino-186.jpg")}</text:p>
          </table:table-cell>
          <table:table-cell table:style-name="ce2" table:formula="of:=CONCATENATE(&quot;&lt;img src=&quot;&quot;empty.png&quot;&quot; class=&quot;&quot;img-&quot;;TEXT([.A187];&quot;000&quot;);&quot;&quot;&quot;&gt;&quot;)" office:value-type="string" office:string-value="&lt;img src=&quot;empty.png&quot; class=&quot;img-186&quot;&gt;" calcext:value-type="string">
            <text:p>&lt;img src="empty.png" class="img-186"&gt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NCATENATE(&quot;.img-&quot;;TEXT([.A188];&quot;000&quot;);&quot; {background-image: url(&quot;&quot;dino-&quot;;TEXT([.A188];&quot;000&quot;);&quot;.jpg&quot;&quot;)}&quot;)" office:value-type="string" office:string-value=".img-187 {background-image: url(&quot;dino-187.jpg&quot;)}" calcext:value-type="string">
            <text:p>.img-187 {background-image: url("dino-187.jpg")}</text:p>
          </table:table-cell>
          <table:table-cell table:style-name="ce2" table:formula="of:=CONCATENATE(&quot;&lt;img src=&quot;&quot;empty.png&quot;&quot; class=&quot;&quot;img-&quot;;TEXT([.A188];&quot;000&quot;);&quot;&quot;&quot;&gt;&quot;)" office:value-type="string" office:string-value="&lt;img src=&quot;empty.png&quot; class=&quot;img-187&quot;&gt;" calcext:value-type="string">
            <text:p>&lt;img src="empty.png" class="img-187"&gt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.img-&quot;;TEXT([.A189];&quot;000&quot;);&quot; {background-image: url(&quot;&quot;dino-&quot;;TEXT([.A189];&quot;000&quot;);&quot;.jpg&quot;&quot;)}&quot;)" office:value-type="string" office:string-value=".img-188 {background-image: url(&quot;dino-188.jpg&quot;)}" calcext:value-type="string">
            <text:p>.img-188 {background-image: url("dino-188.jpg")}</text:p>
          </table:table-cell>
          <table:table-cell table:style-name="ce2" table:formula="of:=CONCATENATE(&quot;&lt;img src=&quot;&quot;empty.png&quot;&quot; class=&quot;&quot;img-&quot;;TEXT([.A189];&quot;000&quot;);&quot;&quot;&quot;&gt;&quot;)" office:value-type="string" office:string-value="&lt;img src=&quot;empty.png&quot; class=&quot;img-188&quot;&gt;" calcext:value-type="string">
            <text:p>&lt;img src="empty.png" class="img-188"&gt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NCATENATE(&quot;.img-&quot;;TEXT([.A190];&quot;000&quot;);&quot; {background-image: url(&quot;&quot;dino-&quot;;TEXT([.A190];&quot;000&quot;);&quot;.jpg&quot;&quot;)}&quot;)" office:value-type="string" office:string-value=".img-189 {background-image: url(&quot;dino-189.jpg&quot;)}" calcext:value-type="string">
            <text:p>.img-189 {background-image: url("dino-189.jpg")}</text:p>
          </table:table-cell>
          <table:table-cell table:style-name="ce2" table:formula="of:=CONCATENATE(&quot;&lt;img src=&quot;&quot;empty.png&quot;&quot; class=&quot;&quot;img-&quot;;TEXT([.A190];&quot;000&quot;);&quot;&quot;&quot;&gt;&quot;)" office:value-type="string" office:string-value="&lt;img src=&quot;empty.png&quot; class=&quot;img-189&quot;&gt;" calcext:value-type="string">
            <text:p>&lt;img src="empty.png" class="img-189"&gt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NCATENATE(&quot;.img-&quot;;TEXT([.A191];&quot;000&quot;);&quot; {background-image: url(&quot;&quot;dino-&quot;;TEXT([.A191];&quot;000&quot;);&quot;.jpg&quot;&quot;)}&quot;)" office:value-type="string" office:string-value=".img-190 {background-image: url(&quot;dino-190.jpg&quot;)}" calcext:value-type="string">
            <text:p>.img-190 {background-image: url("dino-190.jpg")}</text:p>
          </table:table-cell>
          <table:table-cell table:style-name="ce2" table:formula="of:=CONCATENATE(&quot;&lt;img src=&quot;&quot;empty.png&quot;&quot; class=&quot;&quot;img-&quot;;TEXT([.A191];&quot;000&quot;);&quot;&quot;&quot;&gt;&quot;)" office:value-type="string" office:string-value="&lt;img src=&quot;empty.png&quot; class=&quot;img-190&quot;&gt;" calcext:value-type="string">
            <text:p>&lt;img src="empty.png" class="img-190"&gt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NCATENATE(&quot;.img-&quot;;TEXT([.A192];&quot;000&quot;);&quot; {background-image: url(&quot;&quot;dino-&quot;;TEXT([.A192];&quot;000&quot;);&quot;.jpg&quot;&quot;)}&quot;)" office:value-type="string" office:string-value=".img-191 {background-image: url(&quot;dino-191.jpg&quot;)}" calcext:value-type="string">
            <text:p>.img-191 {background-image: url("dino-191.jpg")}</text:p>
          </table:table-cell>
          <table:table-cell table:style-name="ce2" table:formula="of:=CONCATENATE(&quot;&lt;img src=&quot;&quot;empty.png&quot;&quot; class=&quot;&quot;img-&quot;;TEXT([.A192];&quot;000&quot;);&quot;&quot;&quot;&gt;&quot;)" office:value-type="string" office:string-value="&lt;img src=&quot;empty.png&quot; class=&quot;img-191&quot;&gt;" calcext:value-type="string">
            <text:p>&lt;img src="empty.png" class="img-191"&gt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.img-&quot;;TEXT([.A193];&quot;000&quot;);&quot; {background-image: url(&quot;&quot;dino-&quot;;TEXT([.A193];&quot;000&quot;);&quot;.jpg&quot;&quot;)}&quot;)" office:value-type="string" office:string-value=".img-192 {background-image: url(&quot;dino-192.jpg&quot;)}" calcext:value-type="string">
            <text:p>.img-192 {background-image: url("dino-192.jpg")}</text:p>
          </table:table-cell>
          <table:table-cell table:style-name="ce2" table:formula="of:=CONCATENATE(&quot;&lt;img src=&quot;&quot;empty.png&quot;&quot; class=&quot;&quot;img-&quot;;TEXT([.A193];&quot;000&quot;);&quot;&quot;&quot;&gt;&quot;)" office:value-type="string" office:string-value="&lt;img src=&quot;empty.png&quot; class=&quot;img-192&quot;&gt;" calcext:value-type="string">
            <text:p>&lt;img src="empty.png" class="img-192"&gt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NCATENATE(&quot;.img-&quot;;TEXT([.A194];&quot;000&quot;);&quot; {background-image: url(&quot;&quot;dino-&quot;;TEXT([.A194];&quot;000&quot;);&quot;.jpg&quot;&quot;)}&quot;)" office:value-type="string" office:string-value=".img-193 {background-image: url(&quot;dino-193.jpg&quot;)}" calcext:value-type="string">
            <text:p>.img-193 {background-image: url("dino-193.jpg")}</text:p>
          </table:table-cell>
          <table:table-cell table:style-name="ce2" table:formula="of:=CONCATENATE(&quot;&lt;img src=&quot;&quot;empty.png&quot;&quot; class=&quot;&quot;img-&quot;;TEXT([.A194];&quot;000&quot;);&quot;&quot;&quot;&gt;&quot;)" office:value-type="string" office:string-value="&lt;img src=&quot;empty.png&quot; class=&quot;img-193&quot;&gt;" calcext:value-type="string">
            <text:p>&lt;img src="empty.png" class="img-193"&gt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NCATENATE(&quot;.img-&quot;;TEXT([.A195];&quot;000&quot;);&quot; {background-image: url(&quot;&quot;dino-&quot;;TEXT([.A195];&quot;000&quot;);&quot;.jpg&quot;&quot;)}&quot;)" office:value-type="string" office:string-value=".img-194 {background-image: url(&quot;dino-194.jpg&quot;)}" calcext:value-type="string">
            <text:p>.img-194 {background-image: url("dino-194.jpg")}</text:p>
          </table:table-cell>
          <table:table-cell table:style-name="ce2" table:formula="of:=CONCATENATE(&quot;&lt;img src=&quot;&quot;empty.png&quot;&quot; class=&quot;&quot;img-&quot;;TEXT([.A195];&quot;000&quot;);&quot;&quot;&quot;&gt;&quot;)" office:value-type="string" office:string-value="&lt;img src=&quot;empty.png&quot; class=&quot;img-194&quot;&gt;" calcext:value-type="string">
            <text:p>&lt;img src="empty.png" class="img-194"&gt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NCATENATE(&quot;.img-&quot;;TEXT([.A196];&quot;000&quot;);&quot; {background-image: url(&quot;&quot;dino-&quot;;TEXT([.A196];&quot;000&quot;);&quot;.jpg&quot;&quot;)}&quot;)" office:value-type="string" office:string-value=".img-195 {background-image: url(&quot;dino-195.jpg&quot;)}" calcext:value-type="string">
            <text:p>.img-195 {background-image: url("dino-195.jpg")}</text:p>
          </table:table-cell>
          <table:table-cell table:style-name="ce2" table:formula="of:=CONCATENATE(&quot;&lt;img src=&quot;&quot;empty.png&quot;&quot; class=&quot;&quot;img-&quot;;TEXT([.A196];&quot;000&quot;);&quot;&quot;&quot;&gt;&quot;)" office:value-type="string" office:string-value="&lt;img src=&quot;empty.png&quot; class=&quot;img-195&quot;&gt;" calcext:value-type="string">
            <text:p>&lt;img src="empty.png" class="img-195"&gt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.img-&quot;;TEXT([.A197];&quot;000&quot;);&quot; {background-image: url(&quot;&quot;dino-&quot;;TEXT([.A197];&quot;000&quot;);&quot;.jpg&quot;&quot;)}&quot;)" office:value-type="string" office:string-value=".img-196 {background-image: url(&quot;dino-196.jpg&quot;)}" calcext:value-type="string">
            <text:p>.img-196 {background-image: url("dino-196.jpg")}</text:p>
          </table:table-cell>
          <table:table-cell table:style-name="ce2" table:formula="of:=CONCATENATE(&quot;&lt;img src=&quot;&quot;empty.png&quot;&quot; class=&quot;&quot;img-&quot;;TEXT([.A197];&quot;000&quot;);&quot;&quot;&quot;&gt;&quot;)" office:value-type="string" office:string-value="&lt;img src=&quot;empty.png&quot; class=&quot;img-196&quot;&gt;" calcext:value-type="string">
            <text:p>&lt;img src="empty.png" class="img-196"&gt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NCATENATE(&quot;.img-&quot;;TEXT([.A198];&quot;000&quot;);&quot; {background-image: url(&quot;&quot;dino-&quot;;TEXT([.A198];&quot;000&quot;);&quot;.jpg&quot;&quot;)}&quot;)" office:value-type="string" office:string-value=".img-197 {background-image: url(&quot;dino-197.jpg&quot;)}" calcext:value-type="string">
            <text:p>.img-197 {background-image: url("dino-197.jpg")}</text:p>
          </table:table-cell>
          <table:table-cell table:style-name="ce2" table:formula="of:=CONCATENATE(&quot;&lt;img src=&quot;&quot;empty.png&quot;&quot; class=&quot;&quot;img-&quot;;TEXT([.A198];&quot;000&quot;);&quot;&quot;&quot;&gt;&quot;)" office:value-type="string" office:string-value="&lt;img src=&quot;empty.png&quot; class=&quot;img-197&quot;&gt;" calcext:value-type="string">
            <text:p>&lt;img src="empty.png" class="img-197"&gt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NCATENATE(&quot;.img-&quot;;TEXT([.A199];&quot;000&quot;);&quot; {background-image: url(&quot;&quot;dino-&quot;;TEXT([.A199];&quot;000&quot;);&quot;.jpg&quot;&quot;)}&quot;)" office:value-type="string" office:string-value=".img-198 {background-image: url(&quot;dino-198.jpg&quot;)}" calcext:value-type="string">
            <text:p>.img-198 {background-image: url("dino-198.jpg")}</text:p>
          </table:table-cell>
          <table:table-cell table:style-name="ce2" table:formula="of:=CONCATENATE(&quot;&lt;img src=&quot;&quot;empty.png&quot;&quot; class=&quot;&quot;img-&quot;;TEXT([.A199];&quot;000&quot;);&quot;&quot;&quot;&gt;&quot;)" office:value-type="string" office:string-value="&lt;img src=&quot;empty.png&quot; class=&quot;img-198&quot;&gt;" calcext:value-type="string">
            <text:p>&lt;img src="empty.png" class="img-198"&gt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NCATENATE(&quot;.img-&quot;;TEXT([.A200];&quot;000&quot;);&quot; {background-image: url(&quot;&quot;dino-&quot;;TEXT([.A200];&quot;000&quot;);&quot;.jpg&quot;&quot;)}&quot;)" office:value-type="string" office:string-value=".img-199 {background-image: url(&quot;dino-199.jpg&quot;)}" calcext:value-type="string">
            <text:p>.img-199 {background-image: url("dino-199.jpg")}</text:p>
          </table:table-cell>
          <table:table-cell table:style-name="ce2" table:formula="of:=CONCATENATE(&quot;&lt;img src=&quot;&quot;empty.png&quot;&quot; class=&quot;&quot;img-&quot;;TEXT([.A200];&quot;000&quot;);&quot;&quot;&quot;&gt;&quot;)" office:value-type="string" office:string-value="&lt;img src=&quot;empty.png&quot; class=&quot;img-199&quot;&gt;" calcext:value-type="string">
            <text:p>&lt;img src="empty.png" class="img-199"&gt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.img-&quot;;TEXT([.A201];&quot;000&quot;);&quot; {background-image: url(&quot;&quot;dino-&quot;;TEXT([.A201];&quot;000&quot;);&quot;.jpg&quot;&quot;)}&quot;)" office:value-type="string" office:string-value=".img-200 {background-image: url(&quot;dino-200.jpg&quot;)}" calcext:value-type="string">
            <text:p>.img-200 {background-image: url("dino-200.jpg")}</text:p>
          </table:table-cell>
          <table:table-cell table:style-name="ce2" table:formula="of:=CONCATENATE(&quot;&lt;img src=&quot;&quot;empty.png&quot;&quot; class=&quot;&quot;img-&quot;;TEXT([.A201];&quot;000&quot;);&quot;&quot;&quot;&gt;&quot;)" office:value-type="string" office:string-value="&lt;img src=&quot;empty.png&quot; class=&quot;img-200&quot;&gt;" calcext:value-type="string">
            <text:p>&lt;img src="empty.png" class="img-200"&gt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NCATENATE(&quot;.img-&quot;;TEXT([.A202];&quot;000&quot;);&quot; {background-image: url(&quot;&quot;dino-&quot;;TEXT([.A202];&quot;000&quot;);&quot;.jpg&quot;&quot;)}&quot;)" office:value-type="string" office:string-value=".img-201 {background-image: url(&quot;dino-201.jpg&quot;)}" calcext:value-type="string">
            <text:p>.img-201 {background-image: url("dino-201.jpg")}</text:p>
          </table:table-cell>
          <table:table-cell table:style-name="ce2" table:formula="of:=CONCATENATE(&quot;&lt;img src=&quot;&quot;empty.png&quot;&quot; class=&quot;&quot;img-&quot;;TEXT([.A202];&quot;000&quot;);&quot;&quot;&quot;&gt;&quot;)" office:value-type="string" office:string-value="&lt;img src=&quot;empty.png&quot; class=&quot;img-201&quot;&gt;" calcext:value-type="string">
            <text:p>&lt;img src="empty.png" class="img-201"&gt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NCATENATE(&quot;.img-&quot;;TEXT([.A203];&quot;000&quot;);&quot; {background-image: url(&quot;&quot;dino-&quot;;TEXT([.A203];&quot;000&quot;);&quot;.jpg&quot;&quot;)}&quot;)" office:value-type="string" office:string-value=".img-202 {background-image: url(&quot;dino-202.jpg&quot;)}" calcext:value-type="string">
            <text:p>.img-202 {background-image: url("dino-202.jpg")}</text:p>
          </table:table-cell>
          <table:table-cell table:style-name="ce2" table:formula="of:=CONCATENATE(&quot;&lt;img src=&quot;&quot;empty.png&quot;&quot; class=&quot;&quot;img-&quot;;TEXT([.A203];&quot;000&quot;);&quot;&quot;&quot;&gt;&quot;)" office:value-type="string" office:string-value="&lt;img src=&quot;empty.png&quot; class=&quot;img-202&quot;&gt;" calcext:value-type="string">
            <text:p>&lt;img src="empty.png" class="img-202"&gt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NCATENATE(&quot;.img-&quot;;TEXT([.A204];&quot;000&quot;);&quot; {background-image: url(&quot;&quot;dino-&quot;;TEXT([.A204];&quot;000&quot;);&quot;.jpg&quot;&quot;)}&quot;)" office:value-type="string" office:string-value=".img-203 {background-image: url(&quot;dino-203.jpg&quot;)}" calcext:value-type="string">
            <text:p>.img-203 {background-image: url("dino-203.jpg")}</text:p>
          </table:table-cell>
          <table:table-cell table:style-name="ce2" table:formula="of:=CONCATENATE(&quot;&lt;img src=&quot;&quot;empty.png&quot;&quot; class=&quot;&quot;img-&quot;;TEXT([.A204];&quot;000&quot;);&quot;&quot;&quot;&gt;&quot;)" office:value-type="string" office:string-value="&lt;img src=&quot;empty.png&quot; class=&quot;img-203&quot;&gt;" calcext:value-type="string">
            <text:p>&lt;img src="empty.png" class="img-203"&gt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.img-&quot;;TEXT([.A205];&quot;000&quot;);&quot; {background-image: url(&quot;&quot;dino-&quot;;TEXT([.A205];&quot;000&quot;);&quot;.jpg&quot;&quot;)}&quot;)" office:value-type="string" office:string-value=".img-204 {background-image: url(&quot;dino-204.jpg&quot;)}" calcext:value-type="string">
            <text:p>.img-204 {background-image: url("dino-204.jpg")}</text:p>
          </table:table-cell>
          <table:table-cell table:style-name="ce2" table:formula="of:=CONCATENATE(&quot;&lt;img src=&quot;&quot;empty.png&quot;&quot; class=&quot;&quot;img-&quot;;TEXT([.A205];&quot;000&quot;);&quot;&quot;&quot;&gt;&quot;)" office:value-type="string" office:string-value="&lt;img src=&quot;empty.png&quot; class=&quot;img-204&quot;&gt;" calcext:value-type="string">
            <text:p>&lt;img src="empty.png" class="img-204"&gt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NCATENATE(&quot;.img-&quot;;TEXT([.A206];&quot;000&quot;);&quot; {background-image: url(&quot;&quot;dino-&quot;;TEXT([.A206];&quot;000&quot;);&quot;.jpg&quot;&quot;)}&quot;)" office:value-type="string" office:string-value=".img-205 {background-image: url(&quot;dino-205.jpg&quot;)}" calcext:value-type="string">
            <text:p>.img-205 {background-image: url("dino-205.jpg")}</text:p>
          </table:table-cell>
          <table:table-cell table:style-name="ce2" table:formula="of:=CONCATENATE(&quot;&lt;img src=&quot;&quot;empty.png&quot;&quot; class=&quot;&quot;img-&quot;;TEXT([.A206];&quot;000&quot;);&quot;&quot;&quot;&gt;&quot;)" office:value-type="string" office:string-value="&lt;img src=&quot;empty.png&quot; class=&quot;img-205&quot;&gt;" calcext:value-type="string">
            <text:p>&lt;img src="empty.png" class="img-205"&gt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NCATENATE(&quot;.img-&quot;;TEXT([.A207];&quot;000&quot;);&quot; {background-image: url(&quot;&quot;dino-&quot;;TEXT([.A207];&quot;000&quot;);&quot;.jpg&quot;&quot;)}&quot;)" office:value-type="string" office:string-value=".img-206 {background-image: url(&quot;dino-206.jpg&quot;)}" calcext:value-type="string">
            <text:p>.img-206 {background-image: url("dino-206.jpg")}</text:p>
          </table:table-cell>
          <table:table-cell table:style-name="ce2" table:formula="of:=CONCATENATE(&quot;&lt;img src=&quot;&quot;empty.png&quot;&quot; class=&quot;&quot;img-&quot;;TEXT([.A207];&quot;000&quot;);&quot;&quot;&quot;&gt;&quot;)" office:value-type="string" office:string-value="&lt;img src=&quot;empty.png&quot; class=&quot;img-206&quot;&gt;" calcext:value-type="string">
            <text:p>&lt;img src="empty.png" class="img-206"&gt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NCATENATE(&quot;.img-&quot;;TEXT([.A208];&quot;000&quot;);&quot; {background-image: url(&quot;&quot;dino-&quot;;TEXT([.A208];&quot;000&quot;);&quot;.jpg&quot;&quot;)}&quot;)" office:value-type="string" office:string-value=".img-207 {background-image: url(&quot;dino-207.jpg&quot;)}" calcext:value-type="string">
            <text:p>.img-207 {background-image: url("dino-207.jpg")}</text:p>
          </table:table-cell>
          <table:table-cell table:style-name="ce2" table:formula="of:=CONCATENATE(&quot;&lt;img src=&quot;&quot;empty.png&quot;&quot; class=&quot;&quot;img-&quot;;TEXT([.A208];&quot;000&quot;);&quot;&quot;&quot;&gt;&quot;)" office:value-type="string" office:string-value="&lt;img src=&quot;empty.png&quot; class=&quot;img-207&quot;&gt;" calcext:value-type="string">
            <text:p>&lt;img src="empty.png" class="img-207"&gt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.img-&quot;;TEXT([.A209];&quot;000&quot;);&quot; {background-image: url(&quot;&quot;dino-&quot;;TEXT([.A209];&quot;000&quot;);&quot;.jpg&quot;&quot;)}&quot;)" office:value-type="string" office:string-value=".img-208 {background-image: url(&quot;dino-208.jpg&quot;)}" calcext:value-type="string">
            <text:p>.img-208 {background-image: url("dino-208.jpg")}</text:p>
          </table:table-cell>
          <table:table-cell table:style-name="ce2" table:formula="of:=CONCATENATE(&quot;&lt;img src=&quot;&quot;empty.png&quot;&quot; class=&quot;&quot;img-&quot;;TEXT([.A209];&quot;000&quot;);&quot;&quot;&quot;&gt;&quot;)" office:value-type="string" office:string-value="&lt;img src=&quot;empty.png&quot; class=&quot;img-208&quot;&gt;" calcext:value-type="string">
            <text:p>&lt;img src="empty.png" class="img-208"&gt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NCATENATE(&quot;.img-&quot;;TEXT([.A210];&quot;000&quot;);&quot; {background-image: url(&quot;&quot;dino-&quot;;TEXT([.A210];&quot;000&quot;);&quot;.jpg&quot;&quot;)}&quot;)" office:value-type="string" office:string-value=".img-209 {background-image: url(&quot;dino-209.jpg&quot;)}" calcext:value-type="string">
            <text:p>.img-209 {background-image: url("dino-209.jpg")}</text:p>
          </table:table-cell>
          <table:table-cell table:style-name="ce2" table:formula="of:=CONCATENATE(&quot;&lt;img src=&quot;&quot;empty.png&quot;&quot; class=&quot;&quot;img-&quot;;TEXT([.A210];&quot;000&quot;);&quot;&quot;&quot;&gt;&quot;)" office:value-type="string" office:string-value="&lt;img src=&quot;empty.png&quot; class=&quot;img-209&quot;&gt;" calcext:value-type="string">
            <text:p>&lt;img src="empty.png" class="img-209"&gt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NCATENATE(&quot;.img-&quot;;TEXT([.A211];&quot;000&quot;);&quot; {background-image: url(&quot;&quot;dino-&quot;;TEXT([.A211];&quot;000&quot;);&quot;.jpg&quot;&quot;)}&quot;)" office:value-type="string" office:string-value=".img-210 {background-image: url(&quot;dino-210.jpg&quot;)}" calcext:value-type="string">
            <text:p>.img-210 {background-image: url("dino-210.jpg")}</text:p>
          </table:table-cell>
          <table:table-cell table:style-name="ce2" table:formula="of:=CONCATENATE(&quot;&lt;img src=&quot;&quot;empty.png&quot;&quot; class=&quot;&quot;img-&quot;;TEXT([.A211];&quot;000&quot;);&quot;&quot;&quot;&gt;&quot;)" office:value-type="string" office:string-value="&lt;img src=&quot;empty.png&quot; class=&quot;img-210&quot;&gt;" calcext:value-type="string">
            <text:p>&lt;img src="empty.png" class="img-210"&gt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NCATENATE(&quot;.img-&quot;;TEXT([.A212];&quot;000&quot;);&quot; {background-image: url(&quot;&quot;dino-&quot;;TEXT([.A212];&quot;000&quot;);&quot;.jpg&quot;&quot;)}&quot;)" office:value-type="string" office:string-value=".img-211 {background-image: url(&quot;dino-211.jpg&quot;)}" calcext:value-type="string">
            <text:p>.img-211 {background-image: url("dino-211.jpg")}</text:p>
          </table:table-cell>
          <table:table-cell table:style-name="ce2" table:formula="of:=CONCATENATE(&quot;&lt;img src=&quot;&quot;empty.png&quot;&quot; class=&quot;&quot;img-&quot;;TEXT([.A212];&quot;000&quot;);&quot;&quot;&quot;&gt;&quot;)" office:value-type="string" office:string-value="&lt;img src=&quot;empty.png&quot; class=&quot;img-211&quot;&gt;" calcext:value-type="string">
            <text:p>&lt;img src="empty.png" class="img-211"&gt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.img-&quot;;TEXT([.A213];&quot;000&quot;);&quot; {background-image: url(&quot;&quot;dino-&quot;;TEXT([.A213];&quot;000&quot;);&quot;.jpg&quot;&quot;)}&quot;)" office:value-type="string" office:string-value=".img-212 {background-image: url(&quot;dino-212.jpg&quot;)}" calcext:value-type="string">
            <text:p>.img-212 {background-image: url("dino-212.jpg")}</text:p>
          </table:table-cell>
          <table:table-cell table:style-name="ce2" table:formula="of:=CONCATENATE(&quot;&lt;img src=&quot;&quot;empty.png&quot;&quot; class=&quot;&quot;img-&quot;;TEXT([.A213];&quot;000&quot;);&quot;&quot;&quot;&gt;&quot;)" office:value-type="string" office:string-value="&lt;img src=&quot;empty.png&quot; class=&quot;img-212&quot;&gt;" calcext:value-type="string">
            <text:p>&lt;img src="empty.png" class="img-212"&gt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NCATENATE(&quot;.img-&quot;;TEXT([.A214];&quot;000&quot;);&quot; {background-image: url(&quot;&quot;dino-&quot;;TEXT([.A214];&quot;000&quot;);&quot;.jpg&quot;&quot;)}&quot;)" office:value-type="string" office:string-value=".img-213 {background-image: url(&quot;dino-213.jpg&quot;)}" calcext:value-type="string">
            <text:p>.img-213 {background-image: url("dino-213.jpg")}</text:p>
          </table:table-cell>
          <table:table-cell table:style-name="ce2" table:formula="of:=CONCATENATE(&quot;&lt;img src=&quot;&quot;empty.png&quot;&quot; class=&quot;&quot;img-&quot;;TEXT([.A214];&quot;000&quot;);&quot;&quot;&quot;&gt;&quot;)" office:value-type="string" office:string-value="&lt;img src=&quot;empty.png&quot; class=&quot;img-213&quot;&gt;" calcext:value-type="string">
            <text:p>&lt;img src="empty.png" class="img-213"&gt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NCATENATE(&quot;.img-&quot;;TEXT([.A215];&quot;000&quot;);&quot; {background-image: url(&quot;&quot;dino-&quot;;TEXT([.A215];&quot;000&quot;);&quot;.jpg&quot;&quot;)}&quot;)" office:value-type="string" office:string-value=".img-214 {background-image: url(&quot;dino-214.jpg&quot;)}" calcext:value-type="string">
            <text:p>.img-214 {background-image: url("dino-214.jpg")}</text:p>
          </table:table-cell>
          <table:table-cell table:style-name="ce2" table:formula="of:=CONCATENATE(&quot;&lt;img src=&quot;&quot;empty.png&quot;&quot; class=&quot;&quot;img-&quot;;TEXT([.A215];&quot;000&quot;);&quot;&quot;&quot;&gt;&quot;)" office:value-type="string" office:string-value="&lt;img src=&quot;empty.png&quot; class=&quot;img-214&quot;&gt;" calcext:value-type="string">
            <text:p>&lt;img src="empty.png" class="img-214"&gt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NCATENATE(&quot;.img-&quot;;TEXT([.A216];&quot;000&quot;);&quot; {background-image: url(&quot;&quot;dino-&quot;;TEXT([.A216];&quot;000&quot;);&quot;.jpg&quot;&quot;)}&quot;)" office:value-type="string" office:string-value=".img-215 {background-image: url(&quot;dino-215.jpg&quot;)}" calcext:value-type="string">
            <text:p>.img-215 {background-image: url("dino-215.jpg")}</text:p>
          </table:table-cell>
          <table:table-cell table:style-name="ce2" table:formula="of:=CONCATENATE(&quot;&lt;img src=&quot;&quot;empty.png&quot;&quot; class=&quot;&quot;img-&quot;;TEXT([.A216];&quot;000&quot;);&quot;&quot;&quot;&gt;&quot;)" office:value-type="string" office:string-value="&lt;img src=&quot;empty.png&quot; class=&quot;img-215&quot;&gt;" calcext:value-type="string">
            <text:p>&lt;img src="empty.png" class="img-215"&gt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.img-&quot;;TEXT([.A217];&quot;000&quot;);&quot; {background-image: url(&quot;&quot;dino-&quot;;TEXT([.A217];&quot;000&quot;);&quot;.jpg&quot;&quot;)}&quot;)" office:value-type="string" office:string-value=".img-216 {background-image: url(&quot;dino-216.jpg&quot;)}" calcext:value-type="string">
            <text:p>.img-216 {background-image: url("dino-216.jpg")}</text:p>
          </table:table-cell>
          <table:table-cell table:style-name="ce2" table:formula="of:=CONCATENATE(&quot;&lt;img src=&quot;&quot;empty.png&quot;&quot; class=&quot;&quot;img-&quot;;TEXT([.A217];&quot;000&quot;);&quot;&quot;&quot;&gt;&quot;)" office:value-type="string" office:string-value="&lt;img src=&quot;empty.png&quot; class=&quot;img-216&quot;&gt;" calcext:value-type="string">
            <text:p>&lt;img src="empty.png" class="img-216"&gt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NCATENATE(&quot;.img-&quot;;TEXT([.A218];&quot;000&quot;);&quot; {background-image: url(&quot;&quot;dino-&quot;;TEXT([.A218];&quot;000&quot;);&quot;.jpg&quot;&quot;)}&quot;)" office:value-type="string" office:string-value=".img-217 {background-image: url(&quot;dino-217.jpg&quot;)}" calcext:value-type="string">
            <text:p>.img-217 {background-image: url("dino-217.jpg")}</text:p>
          </table:table-cell>
          <table:table-cell table:style-name="ce2" table:formula="of:=CONCATENATE(&quot;&lt;img src=&quot;&quot;empty.png&quot;&quot; class=&quot;&quot;img-&quot;;TEXT([.A218];&quot;000&quot;);&quot;&quot;&quot;&gt;&quot;)" office:value-type="string" office:string-value="&lt;img src=&quot;empty.png&quot; class=&quot;img-217&quot;&gt;" calcext:value-type="string">
            <text:p>&lt;img src="empty.png" class="img-217"&gt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NCATENATE(&quot;.img-&quot;;TEXT([.A219];&quot;000&quot;);&quot; {background-image: url(&quot;&quot;dino-&quot;;TEXT([.A219];&quot;000&quot;);&quot;.jpg&quot;&quot;)}&quot;)" office:value-type="string" office:string-value=".img-218 {background-image: url(&quot;dino-218.jpg&quot;)}" calcext:value-type="string">
            <text:p>.img-218 {background-image: url("dino-218.jpg")}</text:p>
          </table:table-cell>
          <table:table-cell table:style-name="ce2" table:formula="of:=CONCATENATE(&quot;&lt;img src=&quot;&quot;empty.png&quot;&quot; class=&quot;&quot;img-&quot;;TEXT([.A219];&quot;000&quot;);&quot;&quot;&quot;&gt;&quot;)" office:value-type="string" office:string-value="&lt;img src=&quot;empty.png&quot; class=&quot;img-218&quot;&gt;" calcext:value-type="string">
            <text:p>&lt;img src="empty.png" class="img-218"&gt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NCATENATE(&quot;.img-&quot;;TEXT([.A220];&quot;000&quot;);&quot; {background-image: url(&quot;&quot;dino-&quot;;TEXT([.A220];&quot;000&quot;);&quot;.jpg&quot;&quot;)}&quot;)" office:value-type="string" office:string-value=".img-219 {background-image: url(&quot;dino-219.jpg&quot;)}" calcext:value-type="string">
            <text:p>.img-219 {background-image: url("dino-219.jpg")}</text:p>
          </table:table-cell>
          <table:table-cell table:style-name="ce2" table:formula="of:=CONCATENATE(&quot;&lt;img src=&quot;&quot;empty.png&quot;&quot; class=&quot;&quot;img-&quot;;TEXT([.A220];&quot;000&quot;);&quot;&quot;&quot;&gt;&quot;)" office:value-type="string" office:string-value="&lt;img src=&quot;empty.png&quot; class=&quot;img-219&quot;&gt;" calcext:value-type="string">
            <text:p>&lt;img src="empty.png" class="img-219"&gt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.img-&quot;;TEXT([.A221];&quot;000&quot;);&quot; {background-image: url(&quot;&quot;dino-&quot;;TEXT([.A221];&quot;000&quot;);&quot;.jpg&quot;&quot;)}&quot;)" office:value-type="string" office:string-value=".img-220 {background-image: url(&quot;dino-220.jpg&quot;)}" calcext:value-type="string">
            <text:p>.img-220 {background-image: url("dino-220.jpg")}</text:p>
          </table:table-cell>
          <table:table-cell table:style-name="ce2" table:formula="of:=CONCATENATE(&quot;&lt;img src=&quot;&quot;empty.png&quot;&quot; class=&quot;&quot;img-&quot;;TEXT([.A221];&quot;000&quot;);&quot;&quot;&quot;&gt;&quot;)" office:value-type="string" office:string-value="&lt;img src=&quot;empty.png&quot; class=&quot;img-220&quot;&gt;" calcext:value-type="string">
            <text:p>&lt;img src="empty.png" class="img-220"&gt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NCATENATE(&quot;.img-&quot;;TEXT([.A222];&quot;000&quot;);&quot; {background-image: url(&quot;&quot;dino-&quot;;TEXT([.A222];&quot;000&quot;);&quot;.jpg&quot;&quot;)}&quot;)" office:value-type="string" office:string-value=".img-221 {background-image: url(&quot;dino-221.jpg&quot;)}" calcext:value-type="string">
            <text:p>.img-221 {background-image: url("dino-221.jpg")}</text:p>
          </table:table-cell>
          <table:table-cell table:style-name="ce2" table:formula="of:=CONCATENATE(&quot;&lt;img src=&quot;&quot;empty.png&quot;&quot; class=&quot;&quot;img-&quot;;TEXT([.A222];&quot;000&quot;);&quot;&quot;&quot;&gt;&quot;)" office:value-type="string" office:string-value="&lt;img src=&quot;empty.png&quot; class=&quot;img-221&quot;&gt;" calcext:value-type="string">
            <text:p>&lt;img src="empty.png" class="img-221"&gt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NCATENATE(&quot;.img-&quot;;TEXT([.A223];&quot;000&quot;);&quot; {background-image: url(&quot;&quot;dino-&quot;;TEXT([.A223];&quot;000&quot;);&quot;.jpg&quot;&quot;)}&quot;)" office:value-type="string" office:string-value=".img-222 {background-image: url(&quot;dino-222.jpg&quot;)}" calcext:value-type="string">
            <text:p>.img-222 {background-image: url("dino-222.jpg")}</text:p>
          </table:table-cell>
          <table:table-cell table:style-name="ce2" table:formula="of:=CONCATENATE(&quot;&lt;img src=&quot;&quot;empty.png&quot;&quot; class=&quot;&quot;img-&quot;;TEXT([.A223];&quot;000&quot;);&quot;&quot;&quot;&gt;&quot;)" office:value-type="string" office:string-value="&lt;img src=&quot;empty.png&quot; class=&quot;img-222&quot;&gt;" calcext:value-type="string">
            <text:p>&lt;img src="empty.png" class="img-222"&gt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NCATENATE(&quot;.img-&quot;;TEXT([.A224];&quot;000&quot;);&quot; {background-image: url(&quot;&quot;dino-&quot;;TEXT([.A224];&quot;000&quot;);&quot;.jpg&quot;&quot;)}&quot;)" office:value-type="string" office:string-value=".img-223 {background-image: url(&quot;dino-223.jpg&quot;)}" calcext:value-type="string">
            <text:p>.img-223 {background-image: url("dino-223.jpg")}</text:p>
          </table:table-cell>
          <table:table-cell table:style-name="ce2" table:formula="of:=CONCATENATE(&quot;&lt;img src=&quot;&quot;empty.png&quot;&quot; class=&quot;&quot;img-&quot;;TEXT([.A224];&quot;000&quot;);&quot;&quot;&quot;&gt;&quot;)" office:value-type="string" office:string-value="&lt;img src=&quot;empty.png&quot; class=&quot;img-223&quot;&gt;" calcext:value-type="string">
            <text:p>&lt;img src="empty.png" class="img-223"&gt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.img-&quot;;TEXT([.A225];&quot;000&quot;);&quot; {background-image: url(&quot;&quot;dino-&quot;;TEXT([.A225];&quot;000&quot;);&quot;.jpg&quot;&quot;)}&quot;)" office:value-type="string" office:string-value=".img-224 {background-image: url(&quot;dino-224.jpg&quot;)}" calcext:value-type="string">
            <text:p>.img-224 {background-image: url("dino-224.jpg")}</text:p>
          </table:table-cell>
          <table:table-cell table:style-name="ce2" table:formula="of:=CONCATENATE(&quot;&lt;img src=&quot;&quot;empty.png&quot;&quot; class=&quot;&quot;img-&quot;;TEXT([.A225];&quot;000&quot;);&quot;&quot;&quot;&gt;&quot;)" office:value-type="string" office:string-value="&lt;img src=&quot;empty.png&quot; class=&quot;img-224&quot;&gt;" calcext:value-type="string">
            <text:p>&lt;img src="empty.png" class="img-224"&gt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NCATENATE(&quot;.img-&quot;;TEXT([.A226];&quot;000&quot;);&quot; {background-image: url(&quot;&quot;dino-&quot;;TEXT([.A226];&quot;000&quot;);&quot;.jpg&quot;&quot;)}&quot;)" office:value-type="string" office:string-value=".img-225 {background-image: url(&quot;dino-225.jpg&quot;)}" calcext:value-type="string">
            <text:p>.img-225 {background-image: url("dino-225.jpg")}</text:p>
          </table:table-cell>
          <table:table-cell table:style-name="ce2" table:formula="of:=CONCATENATE(&quot;&lt;img src=&quot;&quot;empty.png&quot;&quot; class=&quot;&quot;img-&quot;;TEXT([.A226];&quot;000&quot;);&quot;&quot;&quot;&gt;&quot;)" office:value-type="string" office:string-value="&lt;img src=&quot;empty.png&quot; class=&quot;img-225&quot;&gt;" calcext:value-type="string">
            <text:p>&lt;img src="empty.png" class="img-225"&gt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NCATENATE(&quot;.img-&quot;;TEXT([.A227];&quot;000&quot;);&quot; {background-image: url(&quot;&quot;dino-&quot;;TEXT([.A227];&quot;000&quot;);&quot;.jpg&quot;&quot;)}&quot;)" office:value-type="string" office:string-value=".img-226 {background-image: url(&quot;dino-226.jpg&quot;)}" calcext:value-type="string">
            <text:p>.img-226 {background-image: url("dino-226.jpg")}</text:p>
          </table:table-cell>
          <table:table-cell table:style-name="ce2" table:formula="of:=CONCATENATE(&quot;&lt;img src=&quot;&quot;empty.png&quot;&quot; class=&quot;&quot;img-&quot;;TEXT([.A227];&quot;000&quot;);&quot;&quot;&quot;&gt;&quot;)" office:value-type="string" office:string-value="&lt;img src=&quot;empty.png&quot; class=&quot;img-226&quot;&gt;" calcext:value-type="string">
            <text:p>&lt;img src="empty.png" class="img-226"&gt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NCATENATE(&quot;.img-&quot;;TEXT([.A228];&quot;000&quot;);&quot; {background-image: url(&quot;&quot;dino-&quot;;TEXT([.A228];&quot;000&quot;);&quot;.jpg&quot;&quot;)}&quot;)" office:value-type="string" office:string-value=".img-227 {background-image: url(&quot;dino-227.jpg&quot;)}" calcext:value-type="string">
            <text:p>.img-227 {background-image: url("dino-227.jpg")}</text:p>
          </table:table-cell>
          <table:table-cell table:style-name="ce2" table:formula="of:=CONCATENATE(&quot;&lt;img src=&quot;&quot;empty.png&quot;&quot; class=&quot;&quot;img-&quot;;TEXT([.A228];&quot;000&quot;);&quot;&quot;&quot;&gt;&quot;)" office:value-type="string" office:string-value="&lt;img src=&quot;empty.png&quot; class=&quot;img-227&quot;&gt;" calcext:value-type="string">
            <text:p>&lt;img src="empty.png" class="img-227"&gt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.img-&quot;;TEXT([.A229];&quot;000&quot;);&quot; {background-image: url(&quot;&quot;dino-&quot;;TEXT([.A229];&quot;000&quot;);&quot;.jpg&quot;&quot;)}&quot;)" office:value-type="string" office:string-value=".img-228 {background-image: url(&quot;dino-228.jpg&quot;)}" calcext:value-type="string">
            <text:p>.img-228 {background-image: url("dino-228.jpg")}</text:p>
          </table:table-cell>
          <table:table-cell table:style-name="ce2" table:formula="of:=CONCATENATE(&quot;&lt;img src=&quot;&quot;empty.png&quot;&quot; class=&quot;&quot;img-&quot;;TEXT([.A229];&quot;000&quot;);&quot;&quot;&quot;&gt;&quot;)" office:value-type="string" office:string-value="&lt;img src=&quot;empty.png&quot; class=&quot;img-228&quot;&gt;" calcext:value-type="string">
            <text:p>&lt;img src="empty.png" class="img-228"&gt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NCATENATE(&quot;.img-&quot;;TEXT([.A230];&quot;000&quot;);&quot; {background-image: url(&quot;&quot;dino-&quot;;TEXT([.A230];&quot;000&quot;);&quot;.jpg&quot;&quot;)}&quot;)" office:value-type="string" office:string-value=".img-229 {background-image: url(&quot;dino-229.jpg&quot;)}" calcext:value-type="string">
            <text:p>.img-229 {background-image: url("dino-229.jpg")}</text:p>
          </table:table-cell>
          <table:table-cell table:style-name="ce2" table:formula="of:=CONCATENATE(&quot;&lt;img src=&quot;&quot;empty.png&quot;&quot; class=&quot;&quot;img-&quot;;TEXT([.A230];&quot;000&quot;);&quot;&quot;&quot;&gt;&quot;)" office:value-type="string" office:string-value="&lt;img src=&quot;empty.png&quot; class=&quot;img-229&quot;&gt;" calcext:value-type="string">
            <text:p>&lt;img src="empty.png" class="img-229"&gt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NCATENATE(&quot;.img-&quot;;TEXT([.A231];&quot;000&quot;);&quot; {background-image: url(&quot;&quot;dino-&quot;;TEXT([.A231];&quot;000&quot;);&quot;.jpg&quot;&quot;)}&quot;)" office:value-type="string" office:string-value=".img-230 {background-image: url(&quot;dino-230.jpg&quot;)}" calcext:value-type="string">
            <text:p>.img-230 {background-image: url("dino-230.jpg")}</text:p>
          </table:table-cell>
          <table:table-cell table:style-name="ce2" table:formula="of:=CONCATENATE(&quot;&lt;img src=&quot;&quot;empty.png&quot;&quot; class=&quot;&quot;img-&quot;;TEXT([.A231];&quot;000&quot;);&quot;&quot;&quot;&gt;&quot;)" office:value-type="string" office:string-value="&lt;img src=&quot;empty.png&quot; class=&quot;img-230&quot;&gt;" calcext:value-type="string">
            <text:p>&lt;img src="empty.png" class="img-230"&gt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NCATENATE(&quot;.img-&quot;;TEXT([.A232];&quot;000&quot;);&quot; {background-image: url(&quot;&quot;dino-&quot;;TEXT([.A232];&quot;000&quot;);&quot;.jpg&quot;&quot;)}&quot;)" office:value-type="string" office:string-value=".img-231 {background-image: url(&quot;dino-231.jpg&quot;)}" calcext:value-type="string">
            <text:p>.img-231 {background-image: url("dino-231.jpg")}</text:p>
          </table:table-cell>
          <table:table-cell table:style-name="ce2" table:formula="of:=CONCATENATE(&quot;&lt;img src=&quot;&quot;empty.png&quot;&quot; class=&quot;&quot;img-&quot;;TEXT([.A232];&quot;000&quot;);&quot;&quot;&quot;&gt;&quot;)" office:value-type="string" office:string-value="&lt;img src=&quot;empty.png&quot; class=&quot;img-231&quot;&gt;" calcext:value-type="string">
            <text:p>&lt;img src="empty.png" class="img-231"&gt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.img-&quot;;TEXT([.A233];&quot;000&quot;);&quot; {background-image: url(&quot;&quot;dino-&quot;;TEXT([.A233];&quot;000&quot;);&quot;.jpg&quot;&quot;)}&quot;)" office:value-type="string" office:string-value=".img-232 {background-image: url(&quot;dino-232.jpg&quot;)}" calcext:value-type="string">
            <text:p>.img-232 {background-image: url("dino-232.jpg")}</text:p>
          </table:table-cell>
          <table:table-cell table:style-name="ce2" table:formula="of:=CONCATENATE(&quot;&lt;img src=&quot;&quot;empty.png&quot;&quot; class=&quot;&quot;img-&quot;;TEXT([.A233];&quot;000&quot;);&quot;&quot;&quot;&gt;&quot;)" office:value-type="string" office:string-value="&lt;img src=&quot;empty.png&quot; class=&quot;img-232&quot;&gt;" calcext:value-type="string">
            <text:p>&lt;img src="empty.png" class="img-232"&gt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NCATENATE(&quot;.img-&quot;;TEXT([.A234];&quot;000&quot;);&quot; {background-image: url(&quot;&quot;dino-&quot;;TEXT([.A234];&quot;000&quot;);&quot;.jpg&quot;&quot;)}&quot;)" office:value-type="string" office:string-value=".img-233 {background-image: url(&quot;dino-233.jpg&quot;)}" calcext:value-type="string">
            <text:p>.img-233 {background-image: url("dino-233.jpg")}</text:p>
          </table:table-cell>
          <table:table-cell table:style-name="ce2" table:formula="of:=CONCATENATE(&quot;&lt;img src=&quot;&quot;empty.png&quot;&quot; class=&quot;&quot;img-&quot;;TEXT([.A234];&quot;000&quot;);&quot;&quot;&quot;&gt;&quot;)" office:value-type="string" office:string-value="&lt;img src=&quot;empty.png&quot; class=&quot;img-233&quot;&gt;" calcext:value-type="string">
            <text:p>&lt;img src="empty.png" class="img-233"&gt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NCATENATE(&quot;.img-&quot;;TEXT([.A235];&quot;000&quot;);&quot; {background-image: url(&quot;&quot;dino-&quot;;TEXT([.A235];&quot;000&quot;);&quot;.jpg&quot;&quot;)}&quot;)" office:value-type="string" office:string-value=".img-234 {background-image: url(&quot;dino-234.jpg&quot;)}" calcext:value-type="string">
            <text:p>.img-234 {background-image: url("dino-234.jpg")}</text:p>
          </table:table-cell>
          <table:table-cell table:style-name="ce2" table:formula="of:=CONCATENATE(&quot;&lt;img src=&quot;&quot;empty.png&quot;&quot; class=&quot;&quot;img-&quot;;TEXT([.A235];&quot;000&quot;);&quot;&quot;&quot;&gt;&quot;)" office:value-type="string" office:string-value="&lt;img src=&quot;empty.png&quot; class=&quot;img-234&quot;&gt;" calcext:value-type="string">
            <text:p>&lt;img src="empty.png" class="img-234"&gt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NCATENATE(&quot;.img-&quot;;TEXT([.A236];&quot;000&quot;);&quot; {background-image: url(&quot;&quot;dino-&quot;;TEXT([.A236];&quot;000&quot;);&quot;.jpg&quot;&quot;)}&quot;)" office:value-type="string" office:string-value=".img-235 {background-image: url(&quot;dino-235.jpg&quot;)}" calcext:value-type="string">
            <text:p>.img-235 {background-image: url("dino-235.jpg")}</text:p>
          </table:table-cell>
          <table:table-cell table:style-name="ce2" table:formula="of:=CONCATENATE(&quot;&lt;img src=&quot;&quot;empty.png&quot;&quot; class=&quot;&quot;img-&quot;;TEXT([.A236];&quot;000&quot;);&quot;&quot;&quot;&gt;&quot;)" office:value-type="string" office:string-value="&lt;img src=&quot;empty.png&quot; class=&quot;img-235&quot;&gt;" calcext:value-type="string">
            <text:p>&lt;img src="empty.png" class="img-235"&gt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.img-&quot;;TEXT([.A237];&quot;000&quot;);&quot; {background-image: url(&quot;&quot;dino-&quot;;TEXT([.A237];&quot;000&quot;);&quot;.jpg&quot;&quot;)}&quot;)" office:value-type="string" office:string-value=".img-236 {background-image: url(&quot;dino-236.jpg&quot;)}" calcext:value-type="string">
            <text:p>.img-236 {background-image: url("dino-236.jpg")}</text:p>
          </table:table-cell>
          <table:table-cell table:style-name="ce2" table:formula="of:=CONCATENATE(&quot;&lt;img src=&quot;&quot;empty.png&quot;&quot; class=&quot;&quot;img-&quot;;TEXT([.A237];&quot;000&quot;);&quot;&quot;&quot;&gt;&quot;)" office:value-type="string" office:string-value="&lt;img src=&quot;empty.png&quot; class=&quot;img-236&quot;&gt;" calcext:value-type="string">
            <text:p>&lt;img src="empty.png" class="img-236"&gt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NCATENATE(&quot;.img-&quot;;TEXT([.A238];&quot;000&quot;);&quot; {background-image: url(&quot;&quot;dino-&quot;;TEXT([.A238];&quot;000&quot;);&quot;.jpg&quot;&quot;)}&quot;)" office:value-type="string" office:string-value=".img-237 {background-image: url(&quot;dino-237.jpg&quot;)}" calcext:value-type="string">
            <text:p>.img-237 {background-image: url("dino-237.jpg")}</text:p>
          </table:table-cell>
          <table:table-cell table:style-name="ce2" table:formula="of:=CONCATENATE(&quot;&lt;img src=&quot;&quot;empty.png&quot;&quot; class=&quot;&quot;img-&quot;;TEXT([.A238];&quot;000&quot;);&quot;&quot;&quot;&gt;&quot;)" office:value-type="string" office:string-value="&lt;img src=&quot;empty.png&quot; class=&quot;img-237&quot;&gt;" calcext:value-type="string">
            <text:p>&lt;img src="empty.png" class="img-237"&gt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NCATENATE(&quot;.img-&quot;;TEXT([.A239];&quot;000&quot;);&quot; {background-image: url(&quot;&quot;dino-&quot;;TEXT([.A239];&quot;000&quot;);&quot;.jpg&quot;&quot;)}&quot;)" office:value-type="string" office:string-value=".img-238 {background-image: url(&quot;dino-238.jpg&quot;)}" calcext:value-type="string">
            <text:p>.img-238 {background-image: url("dino-238.jpg")}</text:p>
          </table:table-cell>
          <table:table-cell table:style-name="ce2" table:formula="of:=CONCATENATE(&quot;&lt;img src=&quot;&quot;empty.png&quot;&quot; class=&quot;&quot;img-&quot;;TEXT([.A239];&quot;000&quot;);&quot;&quot;&quot;&gt;&quot;)" office:value-type="string" office:string-value="&lt;img src=&quot;empty.png&quot; class=&quot;img-238&quot;&gt;" calcext:value-type="string">
            <text:p>&lt;img src="empty.png" class="img-238"&gt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NCATENATE(&quot;.img-&quot;;TEXT([.A240];&quot;000&quot;);&quot; {background-image: url(&quot;&quot;dino-&quot;;TEXT([.A240];&quot;000&quot;);&quot;.jpg&quot;&quot;)}&quot;)" office:value-type="string" office:string-value=".img-239 {background-image: url(&quot;dino-239.jpg&quot;)}" calcext:value-type="string">
            <text:p>.img-239 {background-image: url("dino-239.jpg")}</text:p>
          </table:table-cell>
          <table:table-cell table:style-name="ce2" table:formula="of:=CONCATENATE(&quot;&lt;img src=&quot;&quot;empty.png&quot;&quot; class=&quot;&quot;img-&quot;;TEXT([.A240];&quot;000&quot;);&quot;&quot;&quot;&gt;&quot;)" office:value-type="string" office:string-value="&lt;img src=&quot;empty.png&quot; class=&quot;img-239&quot;&gt;" calcext:value-type="string">
            <text:p>&lt;img src="empty.png" class="img-239"&gt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.img-&quot;;TEXT([.A241];&quot;000&quot;);&quot; {background-image: url(&quot;&quot;dino-&quot;;TEXT([.A241];&quot;000&quot;);&quot;.jpg&quot;&quot;)}&quot;)" office:value-type="string" office:string-value=".img-240 {background-image: url(&quot;dino-240.jpg&quot;)}" calcext:value-type="string">
            <text:p>.img-240 {background-image: url("dino-240.jpg")}</text:p>
          </table:table-cell>
          <table:table-cell table:style-name="ce2" table:formula="of:=CONCATENATE(&quot;&lt;img src=&quot;&quot;empty.png&quot;&quot; class=&quot;&quot;img-&quot;;TEXT([.A241];&quot;000&quot;);&quot;&quot;&quot;&gt;&quot;)" office:value-type="string" office:string-value="&lt;img src=&quot;empty.png&quot; class=&quot;img-240&quot;&gt;" calcext:value-type="string">
            <text:p>&lt;img src="empty.png" class="img-240"&gt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NCATENATE(&quot;.img-&quot;;TEXT([.A242];&quot;000&quot;);&quot; {background-image: url(&quot;&quot;dino-&quot;;TEXT([.A242];&quot;000&quot;);&quot;.jpg&quot;&quot;)}&quot;)" office:value-type="string" office:string-value=".img-241 {background-image: url(&quot;dino-241.jpg&quot;)}" calcext:value-type="string">
            <text:p>.img-241 {background-image: url("dino-241.jpg")}</text:p>
          </table:table-cell>
          <table:table-cell table:style-name="ce2" table:formula="of:=CONCATENATE(&quot;&lt;img src=&quot;&quot;empty.png&quot;&quot; class=&quot;&quot;img-&quot;;TEXT([.A242];&quot;000&quot;);&quot;&quot;&quot;&gt;&quot;)" office:value-type="string" office:string-value="&lt;img src=&quot;empty.png&quot; class=&quot;img-241&quot;&gt;" calcext:value-type="string">
            <text:p>&lt;img src="empty.png" class="img-241"&gt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NCATENATE(&quot;.img-&quot;;TEXT([.A243];&quot;000&quot;);&quot; {background-image: url(&quot;&quot;dino-&quot;;TEXT([.A243];&quot;000&quot;);&quot;.jpg&quot;&quot;)}&quot;)" office:value-type="string" office:string-value=".img-242 {background-image: url(&quot;dino-242.jpg&quot;)}" calcext:value-type="string">
            <text:p>.img-242 {background-image: url("dino-242.jpg")}</text:p>
          </table:table-cell>
          <table:table-cell table:style-name="ce2" table:formula="of:=CONCATENATE(&quot;&lt;img src=&quot;&quot;empty.png&quot;&quot; class=&quot;&quot;img-&quot;;TEXT([.A243];&quot;000&quot;);&quot;&quot;&quot;&gt;&quot;)" office:value-type="string" office:string-value="&lt;img src=&quot;empty.png&quot; class=&quot;img-242&quot;&gt;" calcext:value-type="string">
            <text:p>&lt;img src="empty.png" class="img-242"&gt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NCATENATE(&quot;.img-&quot;;TEXT([.A244];&quot;000&quot;);&quot; {background-image: url(&quot;&quot;dino-&quot;;TEXT([.A244];&quot;000&quot;);&quot;.jpg&quot;&quot;)}&quot;)" office:value-type="string" office:string-value=".img-243 {background-image: url(&quot;dino-243.jpg&quot;)}" calcext:value-type="string">
            <text:p>.img-243 {background-image: url("dino-243.jpg")}</text:p>
          </table:table-cell>
          <table:table-cell table:style-name="ce2" table:formula="of:=CONCATENATE(&quot;&lt;img src=&quot;&quot;empty.png&quot;&quot; class=&quot;&quot;img-&quot;;TEXT([.A244];&quot;000&quot;);&quot;&quot;&quot;&gt;&quot;)" office:value-type="string" office:string-value="&lt;img src=&quot;empty.png&quot; class=&quot;img-243&quot;&gt;" calcext:value-type="string">
            <text:p>&lt;img src="empty.png" class="img-243"&gt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.img-&quot;;TEXT([.A245];&quot;000&quot;);&quot; {background-image: url(&quot;&quot;dino-&quot;;TEXT([.A245];&quot;000&quot;);&quot;.jpg&quot;&quot;)}&quot;)" office:value-type="string" office:string-value=".img-244 {background-image: url(&quot;dino-244.jpg&quot;)}" calcext:value-type="string">
            <text:p>.img-244 {background-image: url("dino-244.jpg")}</text:p>
          </table:table-cell>
          <table:table-cell table:style-name="ce2" table:formula="of:=CONCATENATE(&quot;&lt;img src=&quot;&quot;empty.png&quot;&quot; class=&quot;&quot;img-&quot;;TEXT([.A245];&quot;000&quot;);&quot;&quot;&quot;&gt;&quot;)" office:value-type="string" office:string-value="&lt;img src=&quot;empty.png&quot; class=&quot;img-244&quot;&gt;" calcext:value-type="string">
            <text:p>&lt;img src="empty.png" class="img-244"&gt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NCATENATE(&quot;.img-&quot;;TEXT([.A246];&quot;000&quot;);&quot; {background-image: url(&quot;&quot;dino-&quot;;TEXT([.A246];&quot;000&quot;);&quot;.jpg&quot;&quot;)}&quot;)" office:value-type="string" office:string-value=".img-245 {background-image: url(&quot;dino-245.jpg&quot;)}" calcext:value-type="string">
            <text:p>.img-245 {background-image: url("dino-245.jpg")}</text:p>
          </table:table-cell>
          <table:table-cell table:style-name="ce2" table:formula="of:=CONCATENATE(&quot;&lt;img src=&quot;&quot;empty.png&quot;&quot; class=&quot;&quot;img-&quot;;TEXT([.A246];&quot;000&quot;);&quot;&quot;&quot;&gt;&quot;)" office:value-type="string" office:string-value="&lt;img src=&quot;empty.png&quot; class=&quot;img-245&quot;&gt;" calcext:value-type="string">
            <text:p>&lt;img src="empty.png" class="img-245"&gt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NCATENATE(&quot;.img-&quot;;TEXT([.A247];&quot;000&quot;);&quot; {background-image: url(&quot;&quot;dino-&quot;;TEXT([.A247];&quot;000&quot;);&quot;.jpg&quot;&quot;)}&quot;)" office:value-type="string" office:string-value=".img-246 {background-image: url(&quot;dino-246.jpg&quot;)}" calcext:value-type="string">
            <text:p>.img-246 {background-image: url("dino-246.jpg")}</text:p>
          </table:table-cell>
          <table:table-cell table:style-name="ce2" table:formula="of:=CONCATENATE(&quot;&lt;img src=&quot;&quot;empty.png&quot;&quot; class=&quot;&quot;img-&quot;;TEXT([.A247];&quot;000&quot;);&quot;&quot;&quot;&gt;&quot;)" office:value-type="string" office:string-value="&lt;img src=&quot;empty.png&quot; class=&quot;img-246&quot;&gt;" calcext:value-type="string">
            <text:p>&lt;img src="empty.png" class="img-246"&gt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NCATENATE(&quot;.img-&quot;;TEXT([.A248];&quot;000&quot;);&quot; {background-image: url(&quot;&quot;dino-&quot;;TEXT([.A248];&quot;000&quot;);&quot;.jpg&quot;&quot;)}&quot;)" office:value-type="string" office:string-value=".img-247 {background-image: url(&quot;dino-247.jpg&quot;)}" calcext:value-type="string">
            <text:p>.img-247 {background-image: url("dino-247.jpg")}</text:p>
          </table:table-cell>
          <table:table-cell table:style-name="ce2" table:formula="of:=CONCATENATE(&quot;&lt;img src=&quot;&quot;empty.png&quot;&quot; class=&quot;&quot;img-&quot;;TEXT([.A248];&quot;000&quot;);&quot;&quot;&quot;&gt;&quot;)" office:value-type="string" office:string-value="&lt;img src=&quot;empty.png&quot; class=&quot;img-247&quot;&gt;" calcext:value-type="string">
            <text:p>&lt;img src="empty.png" class="img-247"&gt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.img-&quot;;TEXT([.A249];&quot;000&quot;);&quot; {background-image: url(&quot;&quot;dino-&quot;;TEXT([.A249];&quot;000&quot;);&quot;.jpg&quot;&quot;)}&quot;)" office:value-type="string" office:string-value=".img-248 {background-image: url(&quot;dino-248.jpg&quot;)}" calcext:value-type="string">
            <text:p>.img-248 {background-image: url("dino-248.jpg")}</text:p>
          </table:table-cell>
          <table:table-cell table:style-name="ce2" table:formula="of:=CONCATENATE(&quot;&lt;img src=&quot;&quot;empty.png&quot;&quot; class=&quot;&quot;img-&quot;;TEXT([.A249];&quot;000&quot;);&quot;&quot;&quot;&gt;&quot;)" office:value-type="string" office:string-value="&lt;img src=&quot;empty.png&quot; class=&quot;img-248&quot;&gt;" calcext:value-type="string">
            <text:p>&lt;img src="empty.png" class="img-248"&gt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NCATENATE(&quot;.img-&quot;;TEXT([.A250];&quot;000&quot;);&quot; {background-image: url(&quot;&quot;dino-&quot;;TEXT([.A250];&quot;000&quot;);&quot;.jpg&quot;&quot;)}&quot;)" office:value-type="string" office:string-value=".img-249 {background-image: url(&quot;dino-249.jpg&quot;)}" calcext:value-type="string">
            <text:p>.img-249 {background-image: url("dino-249.jpg")}</text:p>
          </table:table-cell>
          <table:table-cell table:style-name="ce2" table:formula="of:=CONCATENATE(&quot;&lt;img src=&quot;&quot;empty.png&quot;&quot; class=&quot;&quot;img-&quot;;TEXT([.A250];&quot;000&quot;);&quot;&quot;&quot;&gt;&quot;)" office:value-type="string" office:string-value="&lt;img src=&quot;empty.png&quot; class=&quot;img-249&quot;&gt;" calcext:value-type="string">
            <text:p>&lt;img src="empty.png" class="img-249"&gt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NCATENATE(&quot;.img-&quot;;TEXT([.A251];&quot;000&quot;);&quot; {background-image: url(&quot;&quot;dino-&quot;;TEXT([.A251];&quot;000&quot;);&quot;.jpg&quot;&quot;)}&quot;)" office:value-type="string" office:string-value=".img-250 {background-image: url(&quot;dino-250.jpg&quot;)}" calcext:value-type="string">
            <text:p>.img-250 {background-image: url("dino-250.jpg")}</text:p>
          </table:table-cell>
          <table:table-cell table:style-name="ce2" table:formula="of:=CONCATENATE(&quot;&lt;img src=&quot;&quot;empty.png&quot;&quot; class=&quot;&quot;img-&quot;;TEXT([.A251];&quot;000&quot;);&quot;&quot;&quot;&gt;&quot;)" office:value-type="string" office:string-value="&lt;img src=&quot;empty.png&quot; class=&quot;img-250&quot;&gt;" calcext:value-type="string">
            <text:p>&lt;img src="empty.png" class="img-250"&gt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NCATENATE(&quot;.img-&quot;;TEXT([.A252];&quot;000&quot;);&quot; {background-image: url(&quot;&quot;dino-&quot;;TEXT([.A252];&quot;000&quot;);&quot;.jpg&quot;&quot;)}&quot;)" office:value-type="string" office:string-value=".img-251 {background-image: url(&quot;dino-251.jpg&quot;)}" calcext:value-type="string">
            <text:p>.img-251 {background-image: url("dino-251.jpg")}</text:p>
          </table:table-cell>
          <table:table-cell table:style-name="ce2" table:formula="of:=CONCATENATE(&quot;&lt;img src=&quot;&quot;empty.png&quot;&quot; class=&quot;&quot;img-&quot;;TEXT([.A252];&quot;000&quot;);&quot;&quot;&quot;&gt;&quot;)" office:value-type="string" office:string-value="&lt;img src=&quot;empty.png&quot; class=&quot;img-251&quot;&gt;" calcext:value-type="string">
            <text:p>&lt;img src="empty.png" class="img-251"&gt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.img-&quot;;TEXT([.A253];&quot;000&quot;);&quot; {background-image: url(&quot;&quot;dino-&quot;;TEXT([.A253];&quot;000&quot;);&quot;.jpg&quot;&quot;)}&quot;)" office:value-type="string" office:string-value=".img-252 {background-image: url(&quot;dino-252.jpg&quot;)}" calcext:value-type="string">
            <text:p>.img-252 {background-image: url("dino-252.jpg")}</text:p>
          </table:table-cell>
          <table:table-cell table:style-name="ce2" table:formula="of:=CONCATENATE(&quot;&lt;img src=&quot;&quot;empty.png&quot;&quot; class=&quot;&quot;img-&quot;;TEXT([.A253];&quot;000&quot;);&quot;&quot;&quot;&gt;&quot;)" office:value-type="string" office:string-value="&lt;img src=&quot;empty.png&quot; class=&quot;img-252&quot;&gt;" calcext:value-type="string">
            <text:p>&lt;img src="empty.png" class="img-252"&gt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NCATENATE(&quot;.img-&quot;;TEXT([.A254];&quot;000&quot;);&quot; {background-image: url(&quot;&quot;dino-&quot;;TEXT([.A254];&quot;000&quot;);&quot;.jpg&quot;&quot;)}&quot;)" office:value-type="string" office:string-value=".img-253 {background-image: url(&quot;dino-253.jpg&quot;)}" calcext:value-type="string">
            <text:p>.img-253 {background-image: url("dino-253.jpg")}</text:p>
          </table:table-cell>
          <table:table-cell table:style-name="ce2" table:formula="of:=CONCATENATE(&quot;&lt;img src=&quot;&quot;empty.png&quot;&quot; class=&quot;&quot;img-&quot;;TEXT([.A254];&quot;000&quot;);&quot;&quot;&quot;&gt;&quot;)" office:value-type="string" office:string-value="&lt;img src=&quot;empty.png&quot; class=&quot;img-253&quot;&gt;" calcext:value-type="string">
            <text:p>&lt;img src="empty.png" class="img-253"&gt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NCATENATE(&quot;.img-&quot;;TEXT([.A255];&quot;000&quot;);&quot; {background-image: url(&quot;&quot;dino-&quot;;TEXT([.A255];&quot;000&quot;);&quot;.jpg&quot;&quot;)}&quot;)" office:value-type="string" office:string-value=".img-254 {background-image: url(&quot;dino-254.jpg&quot;)}" calcext:value-type="string">
            <text:p>.img-254 {background-image: url("dino-254.jpg")}</text:p>
          </table:table-cell>
          <table:table-cell table:style-name="ce2" table:formula="of:=CONCATENATE(&quot;&lt;img src=&quot;&quot;empty.png&quot;&quot; class=&quot;&quot;img-&quot;;TEXT([.A255];&quot;000&quot;);&quot;&quot;&quot;&gt;&quot;)" office:value-type="string" office:string-value="&lt;img src=&quot;empty.png&quot; class=&quot;img-254&quot;&gt;" calcext:value-type="string">
            <text:p>&lt;img src="empty.png" class="img-254"&gt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NCATENATE(&quot;.img-&quot;;TEXT([.A256];&quot;000&quot;);&quot; {background-image: url(&quot;&quot;dino-&quot;;TEXT([.A256];&quot;000&quot;);&quot;.jpg&quot;&quot;)}&quot;)" office:value-type="string" office:string-value=".img-255 {background-image: url(&quot;dino-255.jpg&quot;)}" calcext:value-type="string">
            <text:p>.img-255 {background-image: url("dino-255.jpg")}</text:p>
          </table:table-cell>
          <table:table-cell table:style-name="ce2" table:formula="of:=CONCATENATE(&quot;&lt;img src=&quot;&quot;empty.png&quot;&quot; class=&quot;&quot;img-&quot;;TEXT([.A256];&quot;000&quot;);&quot;&quot;&quot;&gt;&quot;)" office:value-type="string" office:string-value="&lt;img src=&quot;empty.png&quot; class=&quot;img-255&quot;&gt;" calcext:value-type="string">
            <text:p>&lt;img src="empty.png" class="img-255"&gt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NCATENATE(&quot;.img-&quot;;TEXT([.A257];&quot;000&quot;);&quot; {background-image: url(&quot;&quot;dino-&quot;;TEXT([.A257];&quot;000&quot;);&quot;.jpg&quot;&quot;)}&quot;)" office:value-type="string" office:string-value=".img-256 {background-image: url(&quot;dino-256.jpg&quot;)}" calcext:value-type="string">
            <text:p>.img-256 {background-image: url("dino-256.jpg")}</text:p>
          </table:table-cell>
          <table:table-cell table:style-name="ce2" table:formula="of:=CONCATENATE(&quot;&lt;img src=&quot;&quot;empty.png&quot;&quot; class=&quot;&quot;img-&quot;;TEXT([.A257];&quot;000&quot;);&quot;&quot;&quot;&gt;&quot;)" office:value-type="string" office:string-value="&lt;img src=&quot;empty.png&quot; class=&quot;img-256&quot;&gt;" calcext:value-type="string">
            <text:p>&lt;img src="empty.png" class="img-256"&gt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NCATENATE(&quot;.img-&quot;;TEXT([.A258];&quot;000&quot;);&quot; {background-image: url(&quot;&quot;dino-&quot;;TEXT([.A258];&quot;000&quot;);&quot;.jpg&quot;&quot;)}&quot;)" office:value-type="string" office:string-value=".img-257 {background-image: url(&quot;dino-257.jpg&quot;)}" calcext:value-type="string">
            <text:p>.img-257 {background-image: url("dino-257.jpg")}</text:p>
          </table:table-cell>
          <table:table-cell table:style-name="ce2" table:formula="of:=CONCATENATE(&quot;&lt;img src=&quot;&quot;empty.png&quot;&quot; class=&quot;&quot;img-&quot;;TEXT([.A258];&quot;000&quot;);&quot;&quot;&quot;&gt;&quot;)" office:value-type="string" office:string-value="&lt;img src=&quot;empty.png&quot; class=&quot;img-257&quot;&gt;" calcext:value-type="string">
            <text:p>&lt;img src="empty.png" class="img-257"&gt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NCATENATE(&quot;.img-&quot;;TEXT([.A259];&quot;000&quot;);&quot; {background-image: url(&quot;&quot;dino-&quot;;TEXT([.A259];&quot;000&quot;);&quot;.jpg&quot;&quot;)}&quot;)" office:value-type="string" office:string-value=".img-258 {background-image: url(&quot;dino-258.jpg&quot;)}" calcext:value-type="string">
            <text:p>.img-258 {background-image: url("dino-258.jpg")}</text:p>
          </table:table-cell>
          <table:table-cell table:style-name="ce2" table:formula="of:=CONCATENATE(&quot;&lt;img src=&quot;&quot;empty.png&quot;&quot; class=&quot;&quot;img-&quot;;TEXT([.A259];&quot;000&quot;);&quot;&quot;&quot;&gt;&quot;)" office:value-type="string" office:string-value="&lt;img src=&quot;empty.png&quot; class=&quot;img-258&quot;&gt;" calcext:value-type="string">
            <text:p>&lt;img src="empty.png" class="img-258"&gt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NCATENATE(&quot;.img-&quot;;TEXT([.A260];&quot;000&quot;);&quot; {background-image: url(&quot;&quot;dino-&quot;;TEXT([.A260];&quot;000&quot;);&quot;.jpg&quot;&quot;)}&quot;)" office:value-type="string" office:string-value=".img-259 {background-image: url(&quot;dino-259.jpg&quot;)}" calcext:value-type="string">
            <text:p>.img-259 {background-image: url("dino-259.jpg")}</text:p>
          </table:table-cell>
          <table:table-cell table:style-name="ce2" table:formula="of:=CONCATENATE(&quot;&lt;img src=&quot;&quot;empty.png&quot;&quot; class=&quot;&quot;img-&quot;;TEXT([.A260];&quot;000&quot;);&quot;&quot;&quot;&gt;&quot;)" office:value-type="string" office:string-value="&lt;img src=&quot;empty.png&quot; class=&quot;img-259&quot;&gt;" calcext:value-type="string">
            <text:p>&lt;img src="empty.png" class="img-259"&gt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NCATENATE(&quot;.img-&quot;;TEXT([.A261];&quot;000&quot;);&quot; {background-image: url(&quot;&quot;dino-&quot;;TEXT([.A261];&quot;000&quot;);&quot;.jpg&quot;&quot;)}&quot;)" office:value-type="string" office:string-value=".img-260 {background-image: url(&quot;dino-260.jpg&quot;)}" calcext:value-type="string">
            <text:p>.img-260 {background-image: url("dino-260.jpg")}</text:p>
          </table:table-cell>
          <table:table-cell table:style-name="ce2" table:formula="of:=CONCATENATE(&quot;&lt;img src=&quot;&quot;empty.png&quot;&quot; class=&quot;&quot;img-&quot;;TEXT([.A261];&quot;000&quot;);&quot;&quot;&quot;&gt;&quot;)" office:value-type="string" office:string-value="&lt;img src=&quot;empty.png&quot; class=&quot;img-260&quot;&gt;" calcext:value-type="string">
            <text:p>&lt;img src="empty.png" class="img-260"&gt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NCATENATE(&quot;.img-&quot;;TEXT([.A262];&quot;000&quot;);&quot; {background-image: url(&quot;&quot;dino-&quot;;TEXT([.A262];&quot;000&quot;);&quot;.jpg&quot;&quot;)}&quot;)" office:value-type="string" office:string-value=".img-261 {background-image: url(&quot;dino-261.jpg&quot;)}" calcext:value-type="string">
            <text:p>.img-261 {background-image: url("dino-261.jpg")}</text:p>
          </table:table-cell>
          <table:table-cell table:style-name="ce2" table:formula="of:=CONCATENATE(&quot;&lt;img src=&quot;&quot;empty.png&quot;&quot; class=&quot;&quot;img-&quot;;TEXT([.A262];&quot;000&quot;);&quot;&quot;&quot;&gt;&quot;)" office:value-type="string" office:string-value="&lt;img src=&quot;empty.png&quot; class=&quot;img-261&quot;&gt;" calcext:value-type="string">
            <text:p>&lt;img src="empty.png" class="img-261"&gt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NCATENATE(&quot;.img-&quot;;TEXT([.A263];&quot;000&quot;);&quot; {background-image: url(&quot;&quot;dino-&quot;;TEXT([.A263];&quot;000&quot;);&quot;.jpg&quot;&quot;)}&quot;)" office:value-type="string" office:string-value=".img-262 {background-image: url(&quot;dino-262.jpg&quot;)}" calcext:value-type="string">
            <text:p>.img-262 {background-image: url("dino-262.jpg")}</text:p>
          </table:table-cell>
          <table:table-cell table:style-name="ce2" table:formula="of:=CONCATENATE(&quot;&lt;img src=&quot;&quot;empty.png&quot;&quot; class=&quot;&quot;img-&quot;;TEXT([.A263];&quot;000&quot;);&quot;&quot;&quot;&gt;&quot;)" office:value-type="string" office:string-value="&lt;img src=&quot;empty.png&quot; class=&quot;img-262&quot;&gt;" calcext:value-type="string">
            <text:p>&lt;img src="empty.png" class="img-262"&gt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NCATENATE(&quot;.img-&quot;;TEXT([.A264];&quot;000&quot;);&quot; {background-image: url(&quot;&quot;dino-&quot;;TEXT([.A264];&quot;000&quot;);&quot;.jpg&quot;&quot;)}&quot;)" office:value-type="string" office:string-value=".img-263 {background-image: url(&quot;dino-263.jpg&quot;)}" calcext:value-type="string">
            <text:p>.img-263 {background-image: url("dino-263.jpg")}</text:p>
          </table:table-cell>
          <table:table-cell table:style-name="ce2" table:formula="of:=CONCATENATE(&quot;&lt;img src=&quot;&quot;empty.png&quot;&quot; class=&quot;&quot;img-&quot;;TEXT([.A264];&quot;000&quot;);&quot;&quot;&quot;&gt;&quot;)" office:value-type="string" office:string-value="&lt;img src=&quot;empty.png&quot; class=&quot;img-263&quot;&gt;" calcext:value-type="string">
            <text:p>&lt;img src="empty.png" class="img-263"&gt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NCATENATE(&quot;.img-&quot;;TEXT([.A265];&quot;000&quot;);&quot; {background-image: url(&quot;&quot;dino-&quot;;TEXT([.A265];&quot;000&quot;);&quot;.jpg&quot;&quot;)}&quot;)" office:value-type="string" office:string-value=".img-264 {background-image: url(&quot;dino-264.jpg&quot;)}" calcext:value-type="string">
            <text:p>.img-264 {background-image: url("dino-264.jpg")}</text:p>
          </table:table-cell>
          <table:table-cell table:style-name="ce2" table:formula="of:=CONCATENATE(&quot;&lt;img src=&quot;&quot;empty.png&quot;&quot; class=&quot;&quot;img-&quot;;TEXT([.A265];&quot;000&quot;);&quot;&quot;&quot;&gt;&quot;)" office:value-type="string" office:string-value="&lt;img src=&quot;empty.png&quot; class=&quot;img-264&quot;&gt;" calcext:value-type="string">
            <text:p>&lt;img src="empty.png" class="img-264"&gt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NCATENATE(&quot;.img-&quot;;TEXT([.A266];&quot;000&quot;);&quot; {background-image: url(&quot;&quot;dino-&quot;;TEXT([.A266];&quot;000&quot;);&quot;.jpg&quot;&quot;)}&quot;)" office:value-type="string" office:string-value=".img-265 {background-image: url(&quot;dino-265.jpg&quot;)}" calcext:value-type="string">
            <text:p>.img-265 {background-image: url("dino-265.jpg")}</text:p>
          </table:table-cell>
          <table:table-cell table:style-name="ce2" table:formula="of:=CONCATENATE(&quot;&lt;img src=&quot;&quot;empty.png&quot;&quot; class=&quot;&quot;img-&quot;;TEXT([.A266];&quot;000&quot;);&quot;&quot;&quot;&gt;&quot;)" office:value-type="string" office:string-value="&lt;img src=&quot;empty.png&quot; class=&quot;img-265&quot;&gt;" calcext:value-type="string">
            <text:p>&lt;img src="empty.png" class="img-265"&gt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NCATENATE(&quot;.img-&quot;;TEXT([.A267];&quot;000&quot;);&quot; {background-image: url(&quot;&quot;dino-&quot;;TEXT([.A267];&quot;000&quot;);&quot;.jpg&quot;&quot;)}&quot;)" office:value-type="string" office:string-value=".img-266 {background-image: url(&quot;dino-266.jpg&quot;)}" calcext:value-type="string">
            <text:p>.img-266 {background-image: url("dino-266.jpg")}</text:p>
          </table:table-cell>
          <table:table-cell table:style-name="ce2" table:formula="of:=CONCATENATE(&quot;&lt;img src=&quot;&quot;empty.png&quot;&quot; class=&quot;&quot;img-&quot;;TEXT([.A267];&quot;000&quot;);&quot;&quot;&quot;&gt;&quot;)" office:value-type="string" office:string-value="&lt;img src=&quot;empty.png&quot; class=&quot;img-266&quot;&gt;" calcext:value-type="string">
            <text:p>&lt;img src="empty.png" class="img-266"&gt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NCATENATE(&quot;.img-&quot;;TEXT([.A268];&quot;000&quot;);&quot; {background-image: url(&quot;&quot;dino-&quot;;TEXT([.A268];&quot;000&quot;);&quot;.jpg&quot;&quot;)}&quot;)" office:value-type="string" office:string-value=".img-267 {background-image: url(&quot;dino-267.jpg&quot;)}" calcext:value-type="string">
            <text:p>.img-267 {background-image: url("dino-267.jpg")}</text:p>
          </table:table-cell>
          <table:table-cell table:style-name="ce2" table:formula="of:=CONCATENATE(&quot;&lt;img src=&quot;&quot;empty.png&quot;&quot; class=&quot;&quot;img-&quot;;TEXT([.A268];&quot;000&quot;);&quot;&quot;&quot;&gt;&quot;)" office:value-type="string" office:string-value="&lt;img src=&quot;empty.png&quot; class=&quot;img-267&quot;&gt;" calcext:value-type="string">
            <text:p>&lt;img src="empty.png" class="img-267"&gt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NCATENATE(&quot;.img-&quot;;TEXT([.A269];&quot;000&quot;);&quot; {background-image: url(&quot;&quot;dino-&quot;;TEXT([.A269];&quot;000&quot;);&quot;.jpg&quot;&quot;)}&quot;)" office:value-type="string" office:string-value=".img-268 {background-image: url(&quot;dino-268.jpg&quot;)}" calcext:value-type="string">
            <text:p>.img-268 {background-image: url("dino-268.jpg")}</text:p>
          </table:table-cell>
          <table:table-cell table:style-name="ce2" table:formula="of:=CONCATENATE(&quot;&lt;img src=&quot;&quot;empty.png&quot;&quot; class=&quot;&quot;img-&quot;;TEXT([.A269];&quot;000&quot;);&quot;&quot;&quot;&gt;&quot;)" office:value-type="string" office:string-value="&lt;img src=&quot;empty.png&quot; class=&quot;img-268&quot;&gt;" calcext:value-type="string">
            <text:p>&lt;img src="empty.png" class="img-268"&gt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NCATENATE(&quot;.img-&quot;;TEXT([.A270];&quot;000&quot;);&quot; {background-image: url(&quot;&quot;dino-&quot;;TEXT([.A270];&quot;000&quot;);&quot;.jpg&quot;&quot;)}&quot;)" office:value-type="string" office:string-value=".img-269 {background-image: url(&quot;dino-269.jpg&quot;)}" calcext:value-type="string">
            <text:p>.img-269 {background-image: url("dino-269.jpg")}</text:p>
          </table:table-cell>
          <table:table-cell table:style-name="ce2" table:formula="of:=CONCATENATE(&quot;&lt;img src=&quot;&quot;empty.png&quot;&quot; class=&quot;&quot;img-&quot;;TEXT([.A270];&quot;000&quot;);&quot;&quot;&quot;&gt;&quot;)" office:value-type="string" office:string-value="&lt;img src=&quot;empty.png&quot; class=&quot;img-269&quot;&gt;" calcext:value-type="string">
            <text:p>&lt;img src="empty.png" class="img-269"&gt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NCATENATE(&quot;.img-&quot;;TEXT([.A271];&quot;000&quot;);&quot; {background-image: url(&quot;&quot;dino-&quot;;TEXT([.A271];&quot;000&quot;);&quot;.jpg&quot;&quot;)}&quot;)" office:value-type="string" office:string-value=".img-270 {background-image: url(&quot;dino-270.jpg&quot;)}" calcext:value-type="string">
            <text:p>.img-270 {background-image: url("dino-270.jpg")}</text:p>
          </table:table-cell>
          <table:table-cell table:style-name="ce2" table:formula="of:=CONCATENATE(&quot;&lt;img src=&quot;&quot;empty.png&quot;&quot; class=&quot;&quot;img-&quot;;TEXT([.A271];&quot;000&quot;);&quot;&quot;&quot;&gt;&quot;)" office:value-type="string" office:string-value="&lt;img src=&quot;empty.png&quot; class=&quot;img-270&quot;&gt;" calcext:value-type="string">
            <text:p>&lt;img src="empty.png" class="img-270"&gt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NCATENATE(&quot;.img-&quot;;TEXT([.A272];&quot;000&quot;);&quot; {background-image: url(&quot;&quot;dino-&quot;;TEXT([.A272];&quot;000&quot;);&quot;.jpg&quot;&quot;)}&quot;)" office:value-type="string" office:string-value=".img-271 {background-image: url(&quot;dino-271.jpg&quot;)}" calcext:value-type="string">
            <text:p>.img-271 {background-image: url("dino-271.jpg")}</text:p>
          </table:table-cell>
          <table:table-cell table:style-name="ce2" table:formula="of:=CONCATENATE(&quot;&lt;img src=&quot;&quot;empty.png&quot;&quot; class=&quot;&quot;img-&quot;;TEXT([.A272];&quot;000&quot;);&quot;&quot;&quot;&gt;&quot;)" office:value-type="string" office:string-value="&lt;img src=&quot;empty.png&quot; class=&quot;img-271&quot;&gt;" calcext:value-type="string">
            <text:p>&lt;img src="empty.png" class="img-271"&gt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NCATENATE(&quot;.img-&quot;;TEXT([.A273];&quot;000&quot;);&quot; {background-image: url(&quot;&quot;dino-&quot;;TEXT([.A273];&quot;000&quot;);&quot;.jpg&quot;&quot;)}&quot;)" office:value-type="string" office:string-value=".img-272 {background-image: url(&quot;dino-272.jpg&quot;)}" calcext:value-type="string">
            <text:p>.img-272 {background-image: url("dino-272.jpg")}</text:p>
          </table:table-cell>
          <table:table-cell table:style-name="ce2" table:formula="of:=CONCATENATE(&quot;&lt;img src=&quot;&quot;empty.png&quot;&quot; class=&quot;&quot;img-&quot;;TEXT([.A273];&quot;000&quot;);&quot;&quot;&quot;&gt;&quot;)" office:value-type="string" office:string-value="&lt;img src=&quot;empty.png&quot; class=&quot;img-272&quot;&gt;" calcext:value-type="string">
            <text:p>&lt;img src="empty.png" class="img-272"&gt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NCATENATE(&quot;.img-&quot;;TEXT([.A274];&quot;000&quot;);&quot; {background-image: url(&quot;&quot;dino-&quot;;TEXT([.A274];&quot;000&quot;);&quot;.jpg&quot;&quot;)}&quot;)" office:value-type="string" office:string-value=".img-273 {background-image: url(&quot;dino-273.jpg&quot;)}" calcext:value-type="string">
            <text:p>.img-273 {background-image: url("dino-273.jpg")}</text:p>
          </table:table-cell>
          <table:table-cell table:style-name="ce2" table:formula="of:=CONCATENATE(&quot;&lt;img src=&quot;&quot;empty.png&quot;&quot; class=&quot;&quot;img-&quot;;TEXT([.A274];&quot;000&quot;);&quot;&quot;&quot;&gt;&quot;)" office:value-type="string" office:string-value="&lt;img src=&quot;empty.png&quot; class=&quot;img-273&quot;&gt;" calcext:value-type="string">
            <text:p>&lt;img src="empty.png" class="img-273"&gt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NCATENATE(&quot;.img-&quot;;TEXT([.A275];&quot;000&quot;);&quot; {background-image: url(&quot;&quot;dino-&quot;;TEXT([.A275];&quot;000&quot;);&quot;.jpg&quot;&quot;)}&quot;)" office:value-type="string" office:string-value=".img-274 {background-image: url(&quot;dino-274.jpg&quot;)}" calcext:value-type="string">
            <text:p>.img-274 {background-image: url("dino-274.jpg")}</text:p>
          </table:table-cell>
          <table:table-cell table:style-name="ce2" table:formula="of:=CONCATENATE(&quot;&lt;img src=&quot;&quot;empty.png&quot;&quot; class=&quot;&quot;img-&quot;;TEXT([.A275];&quot;000&quot;);&quot;&quot;&quot;&gt;&quot;)" office:value-type="string" office:string-value="&lt;img src=&quot;empty.png&quot; class=&quot;img-274&quot;&gt;" calcext:value-type="string">
            <text:p>&lt;img src="empty.png" class="img-274"&gt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NCATENATE(&quot;.img-&quot;;TEXT([.A276];&quot;000&quot;);&quot; {background-image: url(&quot;&quot;dino-&quot;;TEXT([.A276];&quot;000&quot;);&quot;.jpg&quot;&quot;)}&quot;)" office:value-type="string" office:string-value=".img-275 {background-image: url(&quot;dino-275.jpg&quot;)}" calcext:value-type="string">
            <text:p>.img-275 {background-image: url("dino-275.jpg")}</text:p>
          </table:table-cell>
          <table:table-cell table:style-name="ce2" table:formula="of:=CONCATENATE(&quot;&lt;img src=&quot;&quot;empty.png&quot;&quot; class=&quot;&quot;img-&quot;;TEXT([.A276];&quot;000&quot;);&quot;&quot;&quot;&gt;&quot;)" office:value-type="string" office:string-value="&lt;img src=&quot;empty.png&quot; class=&quot;img-275&quot;&gt;" calcext:value-type="string">
            <text:p>&lt;img src="empty.png" class="img-275"&gt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NCATENATE(&quot;.img-&quot;;TEXT([.A277];&quot;000&quot;);&quot; {background-image: url(&quot;&quot;dino-&quot;;TEXT([.A277];&quot;000&quot;);&quot;.jpg&quot;&quot;)}&quot;)" office:value-type="string" office:string-value=".img-276 {background-image: url(&quot;dino-276.jpg&quot;)}" calcext:value-type="string">
            <text:p>.img-276 {background-image: url("dino-276.jpg")}</text:p>
          </table:table-cell>
          <table:table-cell table:style-name="ce2" table:formula="of:=CONCATENATE(&quot;&lt;img src=&quot;&quot;empty.png&quot;&quot; class=&quot;&quot;img-&quot;;TEXT([.A277];&quot;000&quot;);&quot;&quot;&quot;&gt;&quot;)" office:value-type="string" office:string-value="&lt;img src=&quot;empty.png&quot; class=&quot;img-276&quot;&gt;" calcext:value-type="string">
            <text:p>&lt;img src="empty.png" class="img-276"&gt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NCATENATE(&quot;.img-&quot;;TEXT([.A278];&quot;000&quot;);&quot; {background-image: url(&quot;&quot;dino-&quot;;TEXT([.A278];&quot;000&quot;);&quot;.jpg&quot;&quot;)}&quot;)" office:value-type="string" office:string-value=".img-277 {background-image: url(&quot;dino-277.jpg&quot;)}" calcext:value-type="string">
            <text:p>.img-277 {background-image: url("dino-277.jpg")}</text:p>
          </table:table-cell>
          <table:table-cell table:style-name="ce2" table:formula="of:=CONCATENATE(&quot;&lt;img src=&quot;&quot;empty.png&quot;&quot; class=&quot;&quot;img-&quot;;TEXT([.A278];&quot;000&quot;);&quot;&quot;&quot;&gt;&quot;)" office:value-type="string" office:string-value="&lt;img src=&quot;empty.png&quot; class=&quot;img-277&quot;&gt;" calcext:value-type="string">
            <text:p>&lt;img src="empty.png" class="img-277"&gt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NCATENATE(&quot;.img-&quot;;TEXT([.A279];&quot;000&quot;);&quot; {background-image: url(&quot;&quot;dino-&quot;;TEXT([.A279];&quot;000&quot;);&quot;.jpg&quot;&quot;)}&quot;)" office:value-type="string" office:string-value=".img-278 {background-image: url(&quot;dino-278.jpg&quot;)}" calcext:value-type="string">
            <text:p>.img-278 {background-image: url("dino-278.jpg")}</text:p>
          </table:table-cell>
          <table:table-cell table:style-name="ce2" table:formula="of:=CONCATENATE(&quot;&lt;img src=&quot;&quot;empty.png&quot;&quot; class=&quot;&quot;img-&quot;;TEXT([.A279];&quot;000&quot;);&quot;&quot;&quot;&gt;&quot;)" office:value-type="string" office:string-value="&lt;img src=&quot;empty.png&quot; class=&quot;img-278&quot;&gt;" calcext:value-type="string">
            <text:p>&lt;img src="empty.png" class="img-278"&gt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NCATENATE(&quot;.img-&quot;;TEXT([.A280];&quot;000&quot;);&quot; {background-image: url(&quot;&quot;dino-&quot;;TEXT([.A280];&quot;000&quot;);&quot;.jpg&quot;&quot;)}&quot;)" office:value-type="string" office:string-value=".img-279 {background-image: url(&quot;dino-279.jpg&quot;)}" calcext:value-type="string">
            <text:p>.img-279 {background-image: url("dino-279.jpg")}</text:p>
          </table:table-cell>
          <table:table-cell table:style-name="ce2" table:formula="of:=CONCATENATE(&quot;&lt;img src=&quot;&quot;empty.png&quot;&quot; class=&quot;&quot;img-&quot;;TEXT([.A280];&quot;000&quot;);&quot;&quot;&quot;&gt;&quot;)" office:value-type="string" office:string-value="&lt;img src=&quot;empty.png&quot; class=&quot;img-279&quot;&gt;" calcext:value-type="string">
            <text:p>&lt;img src="empty.png" class="img-279"&gt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NCATENATE(&quot;.img-&quot;;TEXT([.A281];&quot;000&quot;);&quot; {background-image: url(&quot;&quot;dino-&quot;;TEXT([.A281];&quot;000&quot;);&quot;.jpg&quot;&quot;)}&quot;)" office:value-type="string" office:string-value=".img-280 {background-image: url(&quot;dino-280.jpg&quot;)}" calcext:value-type="string">
            <text:p>.img-280 {background-image: url("dino-280.jpg")}</text:p>
          </table:table-cell>
          <table:table-cell table:style-name="ce2" table:formula="of:=CONCATENATE(&quot;&lt;img src=&quot;&quot;empty.png&quot;&quot; class=&quot;&quot;img-&quot;;TEXT([.A281];&quot;000&quot;);&quot;&quot;&quot;&gt;&quot;)" office:value-type="string" office:string-value="&lt;img src=&quot;empty.png&quot; class=&quot;img-280&quot;&gt;" calcext:value-type="string">
            <text:p>&lt;img src="empty.png" class="img-280"&gt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NCATENATE(&quot;.img-&quot;;TEXT([.A282];&quot;000&quot;);&quot; {background-image: url(&quot;&quot;dino-&quot;;TEXT([.A282];&quot;000&quot;);&quot;.jpg&quot;&quot;)}&quot;)" office:value-type="string" office:string-value=".img-281 {background-image: url(&quot;dino-281.jpg&quot;)}" calcext:value-type="string">
            <text:p>.img-281 {background-image: url("dino-281.jpg")}</text:p>
          </table:table-cell>
          <table:table-cell table:style-name="ce2" table:formula="of:=CONCATENATE(&quot;&lt;img src=&quot;&quot;empty.png&quot;&quot; class=&quot;&quot;img-&quot;;TEXT([.A282];&quot;000&quot;);&quot;&quot;&quot;&gt;&quot;)" office:value-type="string" office:string-value="&lt;img src=&quot;empty.png&quot; class=&quot;img-281&quot;&gt;" calcext:value-type="string">
            <text:p>&lt;img src="empty.png" class="img-281"&gt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NCATENATE(&quot;.img-&quot;;TEXT([.A283];&quot;000&quot;);&quot; {background-image: url(&quot;&quot;dino-&quot;;TEXT([.A283];&quot;000&quot;);&quot;.jpg&quot;&quot;)}&quot;)" office:value-type="string" office:string-value=".img-282 {background-image: url(&quot;dino-282.jpg&quot;)}" calcext:value-type="string">
            <text:p>.img-282 {background-image: url("dino-282.jpg")}</text:p>
          </table:table-cell>
          <table:table-cell table:style-name="ce2" table:formula="of:=CONCATENATE(&quot;&lt;img src=&quot;&quot;empty.png&quot;&quot; class=&quot;&quot;img-&quot;;TEXT([.A283];&quot;000&quot;);&quot;&quot;&quot;&gt;&quot;)" office:value-type="string" office:string-value="&lt;img src=&quot;empty.png&quot; class=&quot;img-282&quot;&gt;" calcext:value-type="string">
            <text:p>&lt;img src="empty.png" class="img-282"&gt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NCATENATE(&quot;.img-&quot;;TEXT([.A284];&quot;000&quot;);&quot; {background-image: url(&quot;&quot;dino-&quot;;TEXT([.A284];&quot;000&quot;);&quot;.jpg&quot;&quot;)}&quot;)" office:value-type="string" office:string-value=".img-283 {background-image: url(&quot;dino-283.jpg&quot;)}" calcext:value-type="string">
            <text:p>.img-283 {background-image: url("dino-283.jpg")}</text:p>
          </table:table-cell>
          <table:table-cell table:style-name="ce2" table:formula="of:=CONCATENATE(&quot;&lt;img src=&quot;&quot;empty.png&quot;&quot; class=&quot;&quot;img-&quot;;TEXT([.A284];&quot;000&quot;);&quot;&quot;&quot;&gt;&quot;)" office:value-type="string" office:string-value="&lt;img src=&quot;empty.png&quot; class=&quot;img-283&quot;&gt;" calcext:value-type="string">
            <text:p>&lt;img src="empty.png" class="img-283"&gt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NCATENATE(&quot;.img-&quot;;TEXT([.A285];&quot;000&quot;);&quot; {background-image: url(&quot;&quot;dino-&quot;;TEXT([.A285];&quot;000&quot;);&quot;.jpg&quot;&quot;)}&quot;)" office:value-type="string" office:string-value=".img-284 {background-image: url(&quot;dino-284.jpg&quot;)}" calcext:value-type="string">
            <text:p>.img-284 {background-image: url("dino-284.jpg")}</text:p>
          </table:table-cell>
          <table:table-cell table:style-name="ce2" table:formula="of:=CONCATENATE(&quot;&lt;img src=&quot;&quot;empty.png&quot;&quot; class=&quot;&quot;img-&quot;;TEXT([.A285];&quot;000&quot;);&quot;&quot;&quot;&gt;&quot;)" office:value-type="string" office:string-value="&lt;img src=&quot;empty.png&quot; class=&quot;img-284&quot;&gt;" calcext:value-type="string">
            <text:p>&lt;img src="empty.png" class="img-284"&gt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NCATENATE(&quot;.img-&quot;;TEXT([.A286];&quot;000&quot;);&quot; {background-image: url(&quot;&quot;dino-&quot;;TEXT([.A286];&quot;000&quot;);&quot;.jpg&quot;&quot;)}&quot;)" office:value-type="string" office:string-value=".img-285 {background-image: url(&quot;dino-285.jpg&quot;)}" calcext:value-type="string">
            <text:p>.img-285 {background-image: url("dino-285.jpg")}</text:p>
          </table:table-cell>
          <table:table-cell table:style-name="ce2" table:formula="of:=CONCATENATE(&quot;&lt;img src=&quot;&quot;empty.png&quot;&quot; class=&quot;&quot;img-&quot;;TEXT([.A286];&quot;000&quot;);&quot;&quot;&quot;&gt;&quot;)" office:value-type="string" office:string-value="&lt;img src=&quot;empty.png&quot; class=&quot;img-285&quot;&gt;" calcext:value-type="string">
            <text:p>&lt;img src="empty.png" class="img-285"&gt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NCATENATE(&quot;.img-&quot;;TEXT([.A287];&quot;000&quot;);&quot; {background-image: url(&quot;&quot;dino-&quot;;TEXT([.A287];&quot;000&quot;);&quot;.jpg&quot;&quot;)}&quot;)" office:value-type="string" office:string-value=".img-286 {background-image: url(&quot;dino-286.jpg&quot;)}" calcext:value-type="string">
            <text:p>.img-286 {background-image: url("dino-286.jpg")}</text:p>
          </table:table-cell>
          <table:table-cell table:style-name="ce2" table:formula="of:=CONCATENATE(&quot;&lt;img src=&quot;&quot;empty.png&quot;&quot; class=&quot;&quot;img-&quot;;TEXT([.A287];&quot;000&quot;);&quot;&quot;&quot;&gt;&quot;)" office:value-type="string" office:string-value="&lt;img src=&quot;empty.png&quot; class=&quot;img-286&quot;&gt;" calcext:value-type="string">
            <text:p>&lt;img src="empty.png" class="img-286"&gt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NCATENATE(&quot;.img-&quot;;TEXT([.A288];&quot;000&quot;);&quot; {background-image: url(&quot;&quot;dino-&quot;;TEXT([.A288];&quot;000&quot;);&quot;.jpg&quot;&quot;)}&quot;)" office:value-type="string" office:string-value=".img-287 {background-image: url(&quot;dino-287.jpg&quot;)}" calcext:value-type="string">
            <text:p>.img-287 {background-image: url("dino-287.jpg")}</text:p>
          </table:table-cell>
          <table:table-cell table:style-name="ce2" table:formula="of:=CONCATENATE(&quot;&lt;img src=&quot;&quot;empty.png&quot;&quot; class=&quot;&quot;img-&quot;;TEXT([.A288];&quot;000&quot;);&quot;&quot;&quot;&gt;&quot;)" office:value-type="string" office:string-value="&lt;img src=&quot;empty.png&quot; class=&quot;img-287&quot;&gt;" calcext:value-type="string">
            <text:p>&lt;img src="empty.png" class="img-287"&gt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NCATENATE(&quot;.img-&quot;;TEXT([.A289];&quot;000&quot;);&quot; {background-image: url(&quot;&quot;dino-&quot;;TEXT([.A289];&quot;000&quot;);&quot;.jpg&quot;&quot;)}&quot;)" office:value-type="string" office:string-value=".img-288 {background-image: url(&quot;dino-288.jpg&quot;)}" calcext:value-type="string">
            <text:p>.img-288 {background-image: url("dino-288.jpg")}</text:p>
          </table:table-cell>
          <table:table-cell table:style-name="ce2" table:formula="of:=CONCATENATE(&quot;&lt;img src=&quot;&quot;empty.png&quot;&quot; class=&quot;&quot;img-&quot;;TEXT([.A289];&quot;000&quot;);&quot;&quot;&quot;&gt;&quot;)" office:value-type="string" office:string-value="&lt;img src=&quot;empty.png&quot; class=&quot;img-288&quot;&gt;" calcext:value-type="string">
            <text:p>&lt;img src="empty.png" class="img-288"&gt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NCATENATE(&quot;.img-&quot;;TEXT([.A290];&quot;000&quot;);&quot; {background-image: url(&quot;&quot;dino-&quot;;TEXT([.A290];&quot;000&quot;);&quot;.jpg&quot;&quot;)}&quot;)" office:value-type="string" office:string-value=".img-289 {background-image: url(&quot;dino-289.jpg&quot;)}" calcext:value-type="string">
            <text:p>.img-289 {background-image: url("dino-289.jpg")}</text:p>
          </table:table-cell>
          <table:table-cell table:style-name="ce2" table:formula="of:=CONCATENATE(&quot;&lt;img src=&quot;&quot;empty.png&quot;&quot; class=&quot;&quot;img-&quot;;TEXT([.A290];&quot;000&quot;);&quot;&quot;&quot;&gt;&quot;)" office:value-type="string" office:string-value="&lt;img src=&quot;empty.png&quot; class=&quot;img-289&quot;&gt;" calcext:value-type="string">
            <text:p>&lt;img src="empty.png" class="img-289"&gt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NCATENATE(&quot;.img-&quot;;TEXT([.A291];&quot;000&quot;);&quot; {background-image: url(&quot;&quot;dino-&quot;;TEXT([.A291];&quot;000&quot;);&quot;.jpg&quot;&quot;)}&quot;)" office:value-type="string" office:string-value=".img-290 {background-image: url(&quot;dino-290.jpg&quot;)}" calcext:value-type="string">
            <text:p>.img-290 {background-image: url("dino-290.jpg")}</text:p>
          </table:table-cell>
          <table:table-cell table:style-name="ce2" table:formula="of:=CONCATENATE(&quot;&lt;img src=&quot;&quot;empty.png&quot;&quot; class=&quot;&quot;img-&quot;;TEXT([.A291];&quot;000&quot;);&quot;&quot;&quot;&gt;&quot;)" office:value-type="string" office:string-value="&lt;img src=&quot;empty.png&quot; class=&quot;img-290&quot;&gt;" calcext:value-type="string">
            <text:p>&lt;img src="empty.png" class="img-290"&gt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NCATENATE(&quot;.img-&quot;;TEXT([.A292];&quot;000&quot;);&quot; {background-image: url(&quot;&quot;dino-&quot;;TEXT([.A292];&quot;000&quot;);&quot;.jpg&quot;&quot;)}&quot;)" office:value-type="string" office:string-value=".img-291 {background-image: url(&quot;dino-291.jpg&quot;)}" calcext:value-type="string">
            <text:p>.img-291 {background-image: url("dino-291.jpg")}</text:p>
          </table:table-cell>
          <table:table-cell table:style-name="ce2" table:formula="of:=CONCATENATE(&quot;&lt;img src=&quot;&quot;empty.png&quot;&quot; class=&quot;&quot;img-&quot;;TEXT([.A292];&quot;000&quot;);&quot;&quot;&quot;&gt;&quot;)" office:value-type="string" office:string-value="&lt;img src=&quot;empty.png&quot; class=&quot;img-291&quot;&gt;" calcext:value-type="string">
            <text:p>&lt;img src="empty.png" class="img-291"&gt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NCATENATE(&quot;.img-&quot;;TEXT([.A293];&quot;000&quot;);&quot; {background-image: url(&quot;&quot;dino-&quot;;TEXT([.A293];&quot;000&quot;);&quot;.jpg&quot;&quot;)}&quot;)" office:value-type="string" office:string-value=".img-292 {background-image: url(&quot;dino-292.jpg&quot;)}" calcext:value-type="string">
            <text:p>.img-292 {background-image: url("dino-292.jpg")}</text:p>
          </table:table-cell>
          <table:table-cell table:style-name="ce2" table:formula="of:=CONCATENATE(&quot;&lt;img src=&quot;&quot;empty.png&quot;&quot; class=&quot;&quot;img-&quot;;TEXT([.A293];&quot;000&quot;);&quot;&quot;&quot;&gt;&quot;)" office:value-type="string" office:string-value="&lt;img src=&quot;empty.png&quot; class=&quot;img-292&quot;&gt;" calcext:value-type="string">
            <text:p>&lt;img src="empty.png" class="img-292"&gt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NCATENATE(&quot;.img-&quot;;TEXT([.A294];&quot;000&quot;);&quot; {background-image: url(&quot;&quot;dino-&quot;;TEXT([.A294];&quot;000&quot;);&quot;.jpg&quot;&quot;)}&quot;)" office:value-type="string" office:string-value=".img-293 {background-image: url(&quot;dino-293.jpg&quot;)}" calcext:value-type="string">
            <text:p>.img-293 {background-image: url("dino-293.jpg")}</text:p>
          </table:table-cell>
          <table:table-cell table:style-name="ce2" table:formula="of:=CONCATENATE(&quot;&lt;img src=&quot;&quot;empty.png&quot;&quot; class=&quot;&quot;img-&quot;;TEXT([.A294];&quot;000&quot;);&quot;&quot;&quot;&gt;&quot;)" office:value-type="string" office:string-value="&lt;img src=&quot;empty.png&quot; class=&quot;img-293&quot;&gt;" calcext:value-type="string">
            <text:p>&lt;img src="empty.png" class="img-293"&gt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NCATENATE(&quot;.img-&quot;;TEXT([.A295];&quot;000&quot;);&quot; {background-image: url(&quot;&quot;dino-&quot;;TEXT([.A295];&quot;000&quot;);&quot;.jpg&quot;&quot;)}&quot;)" office:value-type="string" office:string-value=".img-294 {background-image: url(&quot;dino-294.jpg&quot;)}" calcext:value-type="string">
            <text:p>.img-294 {background-image: url("dino-294.jpg")}</text:p>
          </table:table-cell>
          <table:table-cell table:style-name="ce2" table:formula="of:=CONCATENATE(&quot;&lt;img src=&quot;&quot;empty.png&quot;&quot; class=&quot;&quot;img-&quot;;TEXT([.A295];&quot;000&quot;);&quot;&quot;&quot;&gt;&quot;)" office:value-type="string" office:string-value="&lt;img src=&quot;empty.png&quot; class=&quot;img-294&quot;&gt;" calcext:value-type="string">
            <text:p>&lt;img src="empty.png" class="img-294"&gt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NCATENATE(&quot;.img-&quot;;TEXT([.A296];&quot;000&quot;);&quot; {background-image: url(&quot;&quot;dino-&quot;;TEXT([.A296];&quot;000&quot;);&quot;.jpg&quot;&quot;)}&quot;)" office:value-type="string" office:string-value=".img-295 {background-image: url(&quot;dino-295.jpg&quot;)}" calcext:value-type="string">
            <text:p>.img-295 {background-image: url("dino-295.jpg")}</text:p>
          </table:table-cell>
          <table:table-cell table:style-name="ce2" table:formula="of:=CONCATENATE(&quot;&lt;img src=&quot;&quot;empty.png&quot;&quot; class=&quot;&quot;img-&quot;;TEXT([.A296];&quot;000&quot;);&quot;&quot;&quot;&gt;&quot;)" office:value-type="string" office:string-value="&lt;img src=&quot;empty.png&quot; class=&quot;img-295&quot;&gt;" calcext:value-type="string">
            <text:p>&lt;img src="empty.png" class="img-295"&gt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NCATENATE(&quot;.img-&quot;;TEXT([.A297];&quot;000&quot;);&quot; {background-image: url(&quot;&quot;dino-&quot;;TEXT([.A297];&quot;000&quot;);&quot;.jpg&quot;&quot;)}&quot;)" office:value-type="string" office:string-value=".img-296 {background-image: url(&quot;dino-296.jpg&quot;)}" calcext:value-type="string">
            <text:p>.img-296 {background-image: url("dino-296.jpg")}</text:p>
          </table:table-cell>
          <table:table-cell table:style-name="ce2" table:formula="of:=CONCATENATE(&quot;&lt;img src=&quot;&quot;empty.png&quot;&quot; class=&quot;&quot;img-&quot;;TEXT([.A297];&quot;000&quot;);&quot;&quot;&quot;&gt;&quot;)" office:value-type="string" office:string-value="&lt;img src=&quot;empty.png&quot; class=&quot;img-296&quot;&gt;" calcext:value-type="string">
            <text:p>&lt;img src="empty.png" class="img-296"&gt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NCATENATE(&quot;.img-&quot;;TEXT([.A298];&quot;000&quot;);&quot; {background-image: url(&quot;&quot;dino-&quot;;TEXT([.A298];&quot;000&quot;);&quot;.jpg&quot;&quot;)}&quot;)" office:value-type="string" office:string-value=".img-297 {background-image: url(&quot;dino-297.jpg&quot;)}" calcext:value-type="string">
            <text:p>.img-297 {background-image: url("dino-297.jpg")}</text:p>
          </table:table-cell>
          <table:table-cell table:style-name="ce2" table:formula="of:=CONCATENATE(&quot;&lt;img src=&quot;&quot;empty.png&quot;&quot; class=&quot;&quot;img-&quot;;TEXT([.A298];&quot;000&quot;);&quot;&quot;&quot;&gt;&quot;)" office:value-type="string" office:string-value="&lt;img src=&quot;empty.png&quot; class=&quot;img-297&quot;&gt;" calcext:value-type="string">
            <text:p>&lt;img src="empty.png" class="img-297"&gt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NCATENATE(&quot;.img-&quot;;TEXT([.A299];&quot;000&quot;);&quot; {background-image: url(&quot;&quot;dino-&quot;;TEXT([.A299];&quot;000&quot;);&quot;.jpg&quot;&quot;)}&quot;)" office:value-type="string" office:string-value=".img-298 {background-image: url(&quot;dino-298.jpg&quot;)}" calcext:value-type="string">
            <text:p>.img-298 {background-image: url("dino-298.jpg")}</text:p>
          </table:table-cell>
          <table:table-cell table:style-name="ce2" table:formula="of:=CONCATENATE(&quot;&lt;img src=&quot;&quot;empty.png&quot;&quot; class=&quot;&quot;img-&quot;;TEXT([.A299];&quot;000&quot;);&quot;&quot;&quot;&gt;&quot;)" office:value-type="string" office:string-value="&lt;img src=&quot;empty.png&quot; class=&quot;img-298&quot;&gt;" calcext:value-type="string">
            <text:p>&lt;img src="empty.png" class="img-298"&gt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NCATENATE(&quot;.img-&quot;;TEXT([.A300];&quot;000&quot;);&quot; {background-image: url(&quot;&quot;dino-&quot;;TEXT([.A300];&quot;000&quot;);&quot;.jpg&quot;&quot;)}&quot;)" office:value-type="string" office:string-value=".img-299 {background-image: url(&quot;dino-299.jpg&quot;)}" calcext:value-type="string">
            <text:p>.img-299 {background-image: url("dino-299.jpg")}</text:p>
          </table:table-cell>
          <table:table-cell table:style-name="ce2" table:formula="of:=CONCATENATE(&quot;&lt;img src=&quot;&quot;empty.png&quot;&quot; class=&quot;&quot;img-&quot;;TEXT([.A300];&quot;000&quot;);&quot;&quot;&quot;&gt;&quot;)" office:value-type="string" office:string-value="&lt;img src=&quot;empty.png&quot; class=&quot;img-299&quot;&gt;" calcext:value-type="string">
            <text:p>&lt;img src="empty.png" class="img-299"&gt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NCATENATE(&quot;.img-&quot;;TEXT([.A301];&quot;000&quot;);&quot; {background-image: url(&quot;&quot;dino-&quot;;TEXT([.A301];&quot;000&quot;);&quot;.jpg&quot;&quot;)}&quot;)" office:value-type="string" office:string-value=".img-300 {background-image: url(&quot;dino-300.jpg&quot;)}" calcext:value-type="string">
            <text:p>.img-300 {background-image: url("dino-300.jpg")}</text:p>
          </table:table-cell>
          <table:table-cell table:style-name="ce2" table:formula="of:=CONCATENATE(&quot;&lt;img src=&quot;&quot;empty.png&quot;&quot; class=&quot;&quot;img-&quot;;TEXT([.A301];&quot;000&quot;);&quot;&quot;&quot;&gt;&quot;)" office:value-type="string" office:string-value="&lt;img src=&quot;empty.png&quot; class=&quot;img-300&quot;&gt;" calcext:value-type="string">
            <text:p>&lt;img src="empty.png" class="img-300"&gt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NCATENATE(&quot;.img-&quot;;TEXT([.A302];&quot;000&quot;);&quot; {background-image: url(&quot;&quot;dino-&quot;;TEXT([.A302];&quot;000&quot;);&quot;.jpg&quot;&quot;)}&quot;)" office:value-type="string" office:string-value=".img-301 {background-image: url(&quot;dino-301.jpg&quot;)}" calcext:value-type="string">
            <text:p>.img-301 {background-image: url("dino-301.jpg")}</text:p>
          </table:table-cell>
          <table:table-cell table:style-name="ce2" table:formula="of:=CONCATENATE(&quot;&lt;img src=&quot;&quot;empty.png&quot;&quot; class=&quot;&quot;img-&quot;;TEXT([.A302];&quot;000&quot;);&quot;&quot;&quot;&gt;&quot;)" office:value-type="string" office:string-value="&lt;img src=&quot;empty.png&quot; class=&quot;img-301&quot;&gt;" calcext:value-type="string">
            <text:p>&lt;img src="empty.png" class="img-301"&gt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NCATENATE(&quot;.img-&quot;;TEXT([.A303];&quot;000&quot;);&quot; {background-image: url(&quot;&quot;dino-&quot;;TEXT([.A303];&quot;000&quot;);&quot;.jpg&quot;&quot;)}&quot;)" office:value-type="string" office:string-value=".img-302 {background-image: url(&quot;dino-302.jpg&quot;)}" calcext:value-type="string">
            <text:p>.img-302 {background-image: url("dino-302.jpg")}</text:p>
          </table:table-cell>
          <table:table-cell table:style-name="ce2" table:formula="of:=CONCATENATE(&quot;&lt;img src=&quot;&quot;empty.png&quot;&quot; class=&quot;&quot;img-&quot;;TEXT([.A303];&quot;000&quot;);&quot;&quot;&quot;&gt;&quot;)" office:value-type="string" office:string-value="&lt;img src=&quot;empty.png&quot; class=&quot;img-302&quot;&gt;" calcext:value-type="string">
            <text:p>&lt;img src="empty.png" class="img-302"&gt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NCATENATE(&quot;.img-&quot;;TEXT([.A304];&quot;000&quot;);&quot; {background-image: url(&quot;&quot;dino-&quot;;TEXT([.A304];&quot;000&quot;);&quot;.jpg&quot;&quot;)}&quot;)" office:value-type="string" office:string-value=".img-303 {background-image: url(&quot;dino-303.jpg&quot;)}" calcext:value-type="string">
            <text:p>.img-303 {background-image: url("dino-303.jpg")}</text:p>
          </table:table-cell>
          <table:table-cell table:style-name="ce2" table:formula="of:=CONCATENATE(&quot;&lt;img src=&quot;&quot;empty.png&quot;&quot; class=&quot;&quot;img-&quot;;TEXT([.A304];&quot;000&quot;);&quot;&quot;&quot;&gt;&quot;)" office:value-type="string" office:string-value="&lt;img src=&quot;empty.png&quot; class=&quot;img-303&quot;&gt;" calcext:value-type="string">
            <text:p>&lt;img src="empty.png" class="img-303"&gt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NCATENATE(&quot;.img-&quot;;TEXT([.A305];&quot;000&quot;);&quot; {background-image: url(&quot;&quot;dino-&quot;;TEXT([.A305];&quot;000&quot;);&quot;.jpg&quot;&quot;)}&quot;)" office:value-type="string" office:string-value=".img-304 {background-image: url(&quot;dino-304.jpg&quot;)}" calcext:value-type="string">
            <text:p>.img-304 {background-image: url("dino-304.jpg")}</text:p>
          </table:table-cell>
          <table:table-cell table:style-name="ce2" table:formula="of:=CONCATENATE(&quot;&lt;img src=&quot;&quot;empty.png&quot;&quot; class=&quot;&quot;img-&quot;;TEXT([.A305];&quot;000&quot;);&quot;&quot;&quot;&gt;&quot;)" office:value-type="string" office:string-value="&lt;img src=&quot;empty.png&quot; class=&quot;img-304&quot;&gt;" calcext:value-type="string">
            <text:p>&lt;img src="empty.png" class="img-304"&gt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NCATENATE(&quot;.img-&quot;;TEXT([.A306];&quot;000&quot;);&quot; {background-image: url(&quot;&quot;dino-&quot;;TEXT([.A306];&quot;000&quot;);&quot;.jpg&quot;&quot;)}&quot;)" office:value-type="string" office:string-value=".img-305 {background-image: url(&quot;dino-305.jpg&quot;)}" calcext:value-type="string">
            <text:p>.img-305 {background-image: url("dino-305.jpg")}</text:p>
          </table:table-cell>
          <table:table-cell table:style-name="ce2" table:formula="of:=CONCATENATE(&quot;&lt;img src=&quot;&quot;empty.png&quot;&quot; class=&quot;&quot;img-&quot;;TEXT([.A306];&quot;000&quot;);&quot;&quot;&quot;&gt;&quot;)" office:value-type="string" office:string-value="&lt;img src=&quot;empty.png&quot; class=&quot;img-305&quot;&gt;" calcext:value-type="string">
            <text:p>&lt;img src="empty.png" class="img-305"&gt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NCATENATE(&quot;.img-&quot;;TEXT([.A307];&quot;000&quot;);&quot; {background-image: url(&quot;&quot;dino-&quot;;TEXT([.A307];&quot;000&quot;);&quot;.jpg&quot;&quot;)}&quot;)" office:value-type="string" office:string-value=".img-306 {background-image: url(&quot;dino-306.jpg&quot;)}" calcext:value-type="string">
            <text:p>.img-306 {background-image: url("dino-306.jpg")}</text:p>
          </table:table-cell>
          <table:table-cell table:style-name="ce2" table:formula="of:=CONCATENATE(&quot;&lt;img src=&quot;&quot;empty.png&quot;&quot; class=&quot;&quot;img-&quot;;TEXT([.A307];&quot;000&quot;);&quot;&quot;&quot;&gt;&quot;)" office:value-type="string" office:string-value="&lt;img src=&quot;empty.png&quot; class=&quot;img-306&quot;&gt;" calcext:value-type="string">
            <text:p>&lt;img src="empty.png" class="img-306"&gt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NCATENATE(&quot;.img-&quot;;TEXT([.A308];&quot;000&quot;);&quot; {background-image: url(&quot;&quot;dino-&quot;;TEXT([.A308];&quot;000&quot;);&quot;.jpg&quot;&quot;)}&quot;)" office:value-type="string" office:string-value=".img-307 {background-image: url(&quot;dino-307.jpg&quot;)}" calcext:value-type="string">
            <text:p>.img-307 {background-image: url("dino-307.jpg")}</text:p>
          </table:table-cell>
          <table:table-cell table:style-name="ce2" table:formula="of:=CONCATENATE(&quot;&lt;img src=&quot;&quot;empty.png&quot;&quot; class=&quot;&quot;img-&quot;;TEXT([.A308];&quot;000&quot;);&quot;&quot;&quot;&gt;&quot;)" office:value-type="string" office:string-value="&lt;img src=&quot;empty.png&quot; class=&quot;img-307&quot;&gt;" calcext:value-type="string">
            <text:p>&lt;img src="empty.png" class="img-307"&gt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NCATENATE(&quot;.img-&quot;;TEXT([.A309];&quot;000&quot;);&quot; {background-image: url(&quot;&quot;dino-&quot;;TEXT([.A309];&quot;000&quot;);&quot;.jpg&quot;&quot;)}&quot;)" office:value-type="string" office:string-value=".img-308 {background-image: url(&quot;dino-308.jpg&quot;)}" calcext:value-type="string">
            <text:p>.img-308 {background-image: url("dino-308.jpg")}</text:p>
          </table:table-cell>
          <table:table-cell table:style-name="ce2" table:formula="of:=CONCATENATE(&quot;&lt;img src=&quot;&quot;empty.png&quot;&quot; class=&quot;&quot;img-&quot;;TEXT([.A309];&quot;000&quot;);&quot;&quot;&quot;&gt;&quot;)" office:value-type="string" office:string-value="&lt;img src=&quot;empty.png&quot; class=&quot;img-308&quot;&gt;" calcext:value-type="string">
            <text:p>&lt;img src="empty.png" class="img-308"&gt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NCATENATE(&quot;.img-&quot;;TEXT([.A310];&quot;000&quot;);&quot; {background-image: url(&quot;&quot;dino-&quot;;TEXT([.A310];&quot;000&quot;);&quot;.jpg&quot;&quot;)}&quot;)" office:value-type="string" office:string-value=".img-309 {background-image: url(&quot;dino-309.jpg&quot;)}" calcext:value-type="string">
            <text:p>.img-309 {background-image: url("dino-309.jpg")}</text:p>
          </table:table-cell>
          <table:table-cell table:style-name="ce2" table:formula="of:=CONCATENATE(&quot;&lt;img src=&quot;&quot;empty.png&quot;&quot; class=&quot;&quot;img-&quot;;TEXT([.A310];&quot;000&quot;);&quot;&quot;&quot;&gt;&quot;)" office:value-type="string" office:string-value="&lt;img src=&quot;empty.png&quot; class=&quot;img-309&quot;&gt;" calcext:value-type="string">
            <text:p>&lt;img src="empty.png" class="img-309"&gt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NCATENATE(&quot;.img-&quot;;TEXT([.A311];&quot;000&quot;);&quot; {background-image: url(&quot;&quot;dino-&quot;;TEXT([.A311];&quot;000&quot;);&quot;.jpg&quot;&quot;)}&quot;)" office:value-type="string" office:string-value=".img-310 {background-image: url(&quot;dino-310.jpg&quot;)}" calcext:value-type="string">
            <text:p>.img-310 {background-image: url("dino-310.jpg")}</text:p>
          </table:table-cell>
          <table:table-cell table:style-name="ce2" table:formula="of:=CONCATENATE(&quot;&lt;img src=&quot;&quot;empty.png&quot;&quot; class=&quot;&quot;img-&quot;;TEXT([.A311];&quot;000&quot;);&quot;&quot;&quot;&gt;&quot;)" office:value-type="string" office:string-value="&lt;img src=&quot;empty.png&quot; class=&quot;img-310&quot;&gt;" calcext:value-type="string">
            <text:p>&lt;img src="empty.png" class="img-310"&gt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NCATENATE(&quot;.img-&quot;;TEXT([.A312];&quot;000&quot;);&quot; {background-image: url(&quot;&quot;dino-&quot;;TEXT([.A312];&quot;000&quot;);&quot;.jpg&quot;&quot;)}&quot;)" office:value-type="string" office:string-value=".img-311 {background-image: url(&quot;dino-311.jpg&quot;)}" calcext:value-type="string">
            <text:p>.img-311 {background-image: url("dino-311.jpg")}</text:p>
          </table:table-cell>
          <table:table-cell table:style-name="ce2" table:formula="of:=CONCATENATE(&quot;&lt;img src=&quot;&quot;empty.png&quot;&quot; class=&quot;&quot;img-&quot;;TEXT([.A312];&quot;000&quot;);&quot;&quot;&quot;&gt;&quot;)" office:value-type="string" office:string-value="&lt;img src=&quot;empty.png&quot; class=&quot;img-311&quot;&gt;" calcext:value-type="string">
            <text:p>&lt;img src="empty.png" class="img-311"&gt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NCATENATE(&quot;.img-&quot;;TEXT([.A313];&quot;000&quot;);&quot; {background-image: url(&quot;&quot;dino-&quot;;TEXT([.A313];&quot;000&quot;);&quot;.jpg&quot;&quot;)}&quot;)" office:value-type="string" office:string-value=".img-312 {background-image: url(&quot;dino-312.jpg&quot;)}" calcext:value-type="string">
            <text:p>.img-312 {background-image: url("dino-312.jpg")}</text:p>
          </table:table-cell>
          <table:table-cell table:style-name="ce2" table:formula="of:=CONCATENATE(&quot;&lt;img src=&quot;&quot;empty.png&quot;&quot; class=&quot;&quot;img-&quot;;TEXT([.A313];&quot;000&quot;);&quot;&quot;&quot;&gt;&quot;)" office:value-type="string" office:string-value="&lt;img src=&quot;empty.png&quot; class=&quot;img-312&quot;&gt;" calcext:value-type="string">
            <text:p>&lt;img src="empty.png" class="img-312"&gt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NCATENATE(&quot;.img-&quot;;TEXT([.A314];&quot;000&quot;);&quot; {background-image: url(&quot;&quot;dino-&quot;;TEXT([.A314];&quot;000&quot;);&quot;.jpg&quot;&quot;)}&quot;)" office:value-type="string" office:string-value=".img-313 {background-image: url(&quot;dino-313.jpg&quot;)}" calcext:value-type="string">
            <text:p>.img-313 {background-image: url("dino-313.jpg")}</text:p>
          </table:table-cell>
          <table:table-cell table:style-name="ce2" table:formula="of:=CONCATENATE(&quot;&lt;img src=&quot;&quot;empty.png&quot;&quot; class=&quot;&quot;img-&quot;;TEXT([.A314];&quot;000&quot;);&quot;&quot;&quot;&gt;&quot;)" office:value-type="string" office:string-value="&lt;img src=&quot;empty.png&quot; class=&quot;img-313&quot;&gt;" calcext:value-type="string">
            <text:p>&lt;img src="empty.png" class="img-313"&gt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NCATENATE(&quot;.img-&quot;;TEXT([.A315];&quot;000&quot;);&quot; {background-image: url(&quot;&quot;dino-&quot;;TEXT([.A315];&quot;000&quot;);&quot;.jpg&quot;&quot;)}&quot;)" office:value-type="string" office:string-value=".img-314 {background-image: url(&quot;dino-314.jpg&quot;)}" calcext:value-type="string">
            <text:p>.img-314 {background-image: url("dino-314.jpg")}</text:p>
          </table:table-cell>
          <table:table-cell table:style-name="ce2" table:formula="of:=CONCATENATE(&quot;&lt;img src=&quot;&quot;empty.png&quot;&quot; class=&quot;&quot;img-&quot;;TEXT([.A315];&quot;000&quot;);&quot;&quot;&quot;&gt;&quot;)" office:value-type="string" office:string-value="&lt;img src=&quot;empty.png&quot; class=&quot;img-314&quot;&gt;" calcext:value-type="string">
            <text:p>&lt;img src="empty.png" class="img-314"&gt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NCATENATE(&quot;.img-&quot;;TEXT([.A316];&quot;000&quot;);&quot; {background-image: url(&quot;&quot;dino-&quot;;TEXT([.A316];&quot;000&quot;);&quot;.jpg&quot;&quot;)}&quot;)" office:value-type="string" office:string-value=".img-315 {background-image: url(&quot;dino-315.jpg&quot;)}" calcext:value-type="string">
            <text:p>.img-315 {background-image: url("dino-315.jpg")}</text:p>
          </table:table-cell>
          <table:table-cell table:style-name="ce2" table:formula="of:=CONCATENATE(&quot;&lt;img src=&quot;&quot;empty.png&quot;&quot; class=&quot;&quot;img-&quot;;TEXT([.A316];&quot;000&quot;);&quot;&quot;&quot;&gt;&quot;)" office:value-type="string" office:string-value="&lt;img src=&quot;empty.png&quot; class=&quot;img-315&quot;&gt;" calcext:value-type="string">
            <text:p>&lt;img src="empty.png" class="img-315"&gt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NCATENATE(&quot;.img-&quot;;TEXT([.A317];&quot;000&quot;);&quot; {background-image: url(&quot;&quot;dino-&quot;;TEXT([.A317];&quot;000&quot;);&quot;.jpg&quot;&quot;)}&quot;)" office:value-type="string" office:string-value=".img-316 {background-image: url(&quot;dino-316.jpg&quot;)}" calcext:value-type="string">
            <text:p>.img-316 {background-image: url("dino-316.jpg")}</text:p>
          </table:table-cell>
          <table:table-cell table:style-name="ce2" table:formula="of:=CONCATENATE(&quot;&lt;img src=&quot;&quot;empty.png&quot;&quot; class=&quot;&quot;img-&quot;;TEXT([.A317];&quot;000&quot;);&quot;&quot;&quot;&gt;&quot;)" office:value-type="string" office:string-value="&lt;img src=&quot;empty.png&quot; class=&quot;img-316&quot;&gt;" calcext:value-type="string">
            <text:p>&lt;img src="empty.png" class="img-316"&gt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NCATENATE(&quot;.img-&quot;;TEXT([.A318];&quot;000&quot;);&quot; {background-image: url(&quot;&quot;dino-&quot;;TEXT([.A318];&quot;000&quot;);&quot;.jpg&quot;&quot;)}&quot;)" office:value-type="string" office:string-value=".img-317 {background-image: url(&quot;dino-317.jpg&quot;)}" calcext:value-type="string">
            <text:p>.img-317 {background-image: url("dino-317.jpg")}</text:p>
          </table:table-cell>
          <table:table-cell table:style-name="ce2" table:formula="of:=CONCATENATE(&quot;&lt;img src=&quot;&quot;empty.png&quot;&quot; class=&quot;&quot;img-&quot;;TEXT([.A318];&quot;000&quot;);&quot;&quot;&quot;&gt;&quot;)" office:value-type="string" office:string-value="&lt;img src=&quot;empty.png&quot; class=&quot;img-317&quot;&gt;" calcext:value-type="string">
            <text:p>&lt;img src="empty.png" class="img-317"&gt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NCATENATE(&quot;.img-&quot;;TEXT([.A319];&quot;000&quot;);&quot; {background-image: url(&quot;&quot;dino-&quot;;TEXT([.A319];&quot;000&quot;);&quot;.jpg&quot;&quot;)}&quot;)" office:value-type="string" office:string-value=".img-318 {background-image: url(&quot;dino-318.jpg&quot;)}" calcext:value-type="string">
            <text:p>.img-318 {background-image: url("dino-318.jpg")}</text:p>
          </table:table-cell>
          <table:table-cell table:style-name="ce2" table:formula="of:=CONCATENATE(&quot;&lt;img src=&quot;&quot;empty.png&quot;&quot; class=&quot;&quot;img-&quot;;TEXT([.A319];&quot;000&quot;);&quot;&quot;&quot;&gt;&quot;)" office:value-type="string" office:string-value="&lt;img src=&quot;empty.png&quot; class=&quot;img-318&quot;&gt;" calcext:value-type="string">
            <text:p>&lt;img src="empty.png" class="img-318"&gt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NCATENATE(&quot;.img-&quot;;TEXT([.A320];&quot;000&quot;);&quot; {background-image: url(&quot;&quot;dino-&quot;;TEXT([.A320];&quot;000&quot;);&quot;.jpg&quot;&quot;)}&quot;)" office:value-type="string" office:string-value=".img-319 {background-image: url(&quot;dino-319.jpg&quot;)}" calcext:value-type="string">
            <text:p>.img-319 {background-image: url("dino-319.jpg")}</text:p>
          </table:table-cell>
          <table:table-cell table:style-name="ce2" table:formula="of:=CONCATENATE(&quot;&lt;img src=&quot;&quot;empty.png&quot;&quot; class=&quot;&quot;img-&quot;;TEXT([.A320];&quot;000&quot;);&quot;&quot;&quot;&gt;&quot;)" office:value-type="string" office:string-value="&lt;img src=&quot;empty.png&quot; class=&quot;img-319&quot;&gt;" calcext:value-type="string">
            <text:p>&lt;img src="empty.png" class="img-319"&gt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NCATENATE(&quot;.img-&quot;;TEXT([.A321];&quot;000&quot;);&quot; {background-image: url(&quot;&quot;dino-&quot;;TEXT([.A321];&quot;000&quot;);&quot;.jpg&quot;&quot;)}&quot;)" office:value-type="string" office:string-value=".img-320 {background-image: url(&quot;dino-320.jpg&quot;)}" calcext:value-type="string">
            <text:p>.img-320 {background-image: url("dino-320.jpg")}</text:p>
          </table:table-cell>
          <table:table-cell table:style-name="ce2" table:formula="of:=CONCATENATE(&quot;&lt;img src=&quot;&quot;empty.png&quot;&quot; class=&quot;&quot;img-&quot;;TEXT([.A321];&quot;000&quot;);&quot;&quot;&quot;&gt;&quot;)" office:value-type="string" office:string-value="&lt;img src=&quot;empty.png&quot; class=&quot;img-320&quot;&gt;" calcext:value-type="string">
            <text:p>&lt;img src="empty.png" class="img-320"&gt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NCATENATE(&quot;.img-&quot;;TEXT([.A322];&quot;000&quot;);&quot; {background-image: url(&quot;&quot;dino-&quot;;TEXT([.A322];&quot;000&quot;);&quot;.jpg&quot;&quot;)}&quot;)" office:value-type="string" office:string-value=".img-321 {background-image: url(&quot;dino-321.jpg&quot;)}" calcext:value-type="string">
            <text:p>.img-321 {background-image: url("dino-321.jpg")}</text:p>
          </table:table-cell>
          <table:table-cell table:style-name="ce2" table:formula="of:=CONCATENATE(&quot;&lt;img src=&quot;&quot;empty.png&quot;&quot; class=&quot;&quot;img-&quot;;TEXT([.A322];&quot;000&quot;);&quot;&quot;&quot;&gt;&quot;)" office:value-type="string" office:string-value="&lt;img src=&quot;empty.png&quot; class=&quot;img-321&quot;&gt;" calcext:value-type="string">
            <text:p>&lt;img src="empty.png" class="img-321"&gt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NCATENATE(&quot;.img-&quot;;TEXT([.A323];&quot;000&quot;);&quot; {background-image: url(&quot;&quot;dino-&quot;;TEXT([.A323];&quot;000&quot;);&quot;.jpg&quot;&quot;)}&quot;)" office:value-type="string" office:string-value=".img-322 {background-image: url(&quot;dino-322.jpg&quot;)}" calcext:value-type="string">
            <text:p>.img-322 {background-image: url("dino-322.jpg")}</text:p>
          </table:table-cell>
          <table:table-cell table:style-name="ce2" table:formula="of:=CONCATENATE(&quot;&lt;img src=&quot;&quot;empty.png&quot;&quot; class=&quot;&quot;img-&quot;;TEXT([.A323];&quot;000&quot;);&quot;&quot;&quot;&gt;&quot;)" office:value-type="string" office:string-value="&lt;img src=&quot;empty.png&quot; class=&quot;img-322&quot;&gt;" calcext:value-type="string">
            <text:p>&lt;img src="empty.png" class="img-322"&gt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NCATENATE(&quot;.img-&quot;;TEXT([.A324];&quot;000&quot;);&quot; {background-image: url(&quot;&quot;dino-&quot;;TEXT([.A324];&quot;000&quot;);&quot;.jpg&quot;&quot;)}&quot;)" office:value-type="string" office:string-value=".img-323 {background-image: url(&quot;dino-323.jpg&quot;)}" calcext:value-type="string">
            <text:p>.img-323 {background-image: url("dino-323.jpg")}</text:p>
          </table:table-cell>
          <table:table-cell table:style-name="ce2" table:formula="of:=CONCATENATE(&quot;&lt;img src=&quot;&quot;empty.png&quot;&quot; class=&quot;&quot;img-&quot;;TEXT([.A324];&quot;000&quot;);&quot;&quot;&quot;&gt;&quot;)" office:value-type="string" office:string-value="&lt;img src=&quot;empty.png&quot; class=&quot;img-323&quot;&gt;" calcext:value-type="string">
            <text:p>&lt;img src="empty.png" class="img-323"&gt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NCATENATE(&quot;.img-&quot;;TEXT([.A325];&quot;000&quot;);&quot; {background-image: url(&quot;&quot;dino-&quot;;TEXT([.A325];&quot;000&quot;);&quot;.jpg&quot;&quot;)}&quot;)" office:value-type="string" office:string-value=".img-324 {background-image: url(&quot;dino-324.jpg&quot;)}" calcext:value-type="string">
            <text:p>.img-324 {background-image: url("dino-324.jpg")}</text:p>
          </table:table-cell>
          <table:table-cell table:style-name="ce2" table:formula="of:=CONCATENATE(&quot;&lt;img src=&quot;&quot;empty.png&quot;&quot; class=&quot;&quot;img-&quot;;TEXT([.A325];&quot;000&quot;);&quot;&quot;&quot;&gt;&quot;)" office:value-type="string" office:string-value="&lt;img src=&quot;empty.png&quot; class=&quot;img-324&quot;&gt;" calcext:value-type="string">
            <text:p>&lt;img src="empty.png" class="img-324"&gt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NCATENATE(&quot;.img-&quot;;TEXT([.A326];&quot;000&quot;);&quot; {background-image: url(&quot;&quot;dino-&quot;;TEXT([.A326];&quot;000&quot;);&quot;.jpg&quot;&quot;)}&quot;)" office:value-type="string" office:string-value=".img-325 {background-image: url(&quot;dino-325.jpg&quot;)}" calcext:value-type="string">
            <text:p>.img-325 {background-image: url("dino-325.jpg")}</text:p>
          </table:table-cell>
          <table:table-cell table:style-name="ce2" table:formula="of:=CONCATENATE(&quot;&lt;img src=&quot;&quot;empty.png&quot;&quot; class=&quot;&quot;img-&quot;;TEXT([.A326];&quot;000&quot;);&quot;&quot;&quot;&gt;&quot;)" office:value-type="string" office:string-value="&lt;img src=&quot;empty.png&quot; class=&quot;img-325&quot;&gt;" calcext:value-type="string">
            <text:p>&lt;img src="empty.png" class="img-325"&gt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NCATENATE(&quot;.img-&quot;;TEXT([.A327];&quot;000&quot;);&quot; {background-image: url(&quot;&quot;dino-&quot;;TEXT([.A327];&quot;000&quot;);&quot;.jpg&quot;&quot;)}&quot;)" office:value-type="string" office:string-value=".img-326 {background-image: url(&quot;dino-326.jpg&quot;)}" calcext:value-type="string">
            <text:p>.img-326 {background-image: url("dino-326.jpg")}</text:p>
          </table:table-cell>
          <table:table-cell table:style-name="ce2" table:formula="of:=CONCATENATE(&quot;&lt;img src=&quot;&quot;empty.png&quot;&quot; class=&quot;&quot;img-&quot;;TEXT([.A327];&quot;000&quot;);&quot;&quot;&quot;&gt;&quot;)" office:value-type="string" office:string-value="&lt;img src=&quot;empty.png&quot; class=&quot;img-326&quot;&gt;" calcext:value-type="string">
            <text:p>&lt;img src="empty.png" class="img-326"&gt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NCATENATE(&quot;.img-&quot;;TEXT([.A328];&quot;000&quot;);&quot; {background-image: url(&quot;&quot;dino-&quot;;TEXT([.A328];&quot;000&quot;);&quot;.jpg&quot;&quot;)}&quot;)" office:value-type="string" office:string-value=".img-327 {background-image: url(&quot;dino-327.jpg&quot;)}" calcext:value-type="string">
            <text:p>.img-327 {background-image: url("dino-327.jpg")}</text:p>
          </table:table-cell>
          <table:table-cell table:style-name="ce2" table:formula="of:=CONCATENATE(&quot;&lt;img src=&quot;&quot;empty.png&quot;&quot; class=&quot;&quot;img-&quot;;TEXT([.A328];&quot;000&quot;);&quot;&quot;&quot;&gt;&quot;)" office:value-type="string" office:string-value="&lt;img src=&quot;empty.png&quot; class=&quot;img-327&quot;&gt;" calcext:value-type="string">
            <text:p>&lt;img src="empty.png" class="img-327"&gt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NCATENATE(&quot;.img-&quot;;TEXT([.A329];&quot;000&quot;);&quot; {background-image: url(&quot;&quot;dino-&quot;;TEXT([.A329];&quot;000&quot;);&quot;.jpg&quot;&quot;)}&quot;)" office:value-type="string" office:string-value=".img-328 {background-image: url(&quot;dino-328.jpg&quot;)}" calcext:value-type="string">
            <text:p>.img-328 {background-image: url("dino-328.jpg")}</text:p>
          </table:table-cell>
          <table:table-cell table:style-name="ce2" table:formula="of:=CONCATENATE(&quot;&lt;img src=&quot;&quot;empty.png&quot;&quot; class=&quot;&quot;img-&quot;;TEXT([.A329];&quot;000&quot;);&quot;&quot;&quot;&gt;&quot;)" office:value-type="string" office:string-value="&lt;img src=&quot;empty.png&quot; class=&quot;img-328&quot;&gt;" calcext:value-type="string">
            <text:p>&lt;img src="empty.png" class="img-328"&gt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NCATENATE(&quot;.img-&quot;;TEXT([.A330];&quot;000&quot;);&quot; {background-image: url(&quot;&quot;dino-&quot;;TEXT([.A330];&quot;000&quot;);&quot;.jpg&quot;&quot;)}&quot;)" office:value-type="string" office:string-value=".img-329 {background-image: url(&quot;dino-329.jpg&quot;)}" calcext:value-type="string">
            <text:p>.img-329 {background-image: url("dino-329.jpg")}</text:p>
          </table:table-cell>
          <table:table-cell table:style-name="ce2" table:formula="of:=CONCATENATE(&quot;&lt;img src=&quot;&quot;empty.png&quot;&quot; class=&quot;&quot;img-&quot;;TEXT([.A330];&quot;000&quot;);&quot;&quot;&quot;&gt;&quot;)" office:value-type="string" office:string-value="&lt;img src=&quot;empty.png&quot; class=&quot;img-329&quot;&gt;" calcext:value-type="string">
            <text:p>&lt;img src="empty.png" class="img-329"&gt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NCATENATE(&quot;.img-&quot;;TEXT([.A331];&quot;000&quot;);&quot; {background-image: url(&quot;&quot;dino-&quot;;TEXT([.A331];&quot;000&quot;);&quot;.jpg&quot;&quot;)}&quot;)" office:value-type="string" office:string-value=".img-330 {background-image: url(&quot;dino-330.jpg&quot;)}" calcext:value-type="string">
            <text:p>.img-330 {background-image: url("dino-330.jpg")}</text:p>
          </table:table-cell>
          <table:table-cell table:style-name="ce2" table:formula="of:=CONCATENATE(&quot;&lt;img src=&quot;&quot;empty.png&quot;&quot; class=&quot;&quot;img-&quot;;TEXT([.A331];&quot;000&quot;);&quot;&quot;&quot;&gt;&quot;)" office:value-type="string" office:string-value="&lt;img src=&quot;empty.png&quot; class=&quot;img-330&quot;&gt;" calcext:value-type="string">
            <text:p>&lt;img src="empty.png" class="img-330"&gt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NCATENATE(&quot;.img-&quot;;TEXT([.A332];&quot;000&quot;);&quot; {background-image: url(&quot;&quot;dino-&quot;;TEXT([.A332];&quot;000&quot;);&quot;.jpg&quot;&quot;)}&quot;)" office:value-type="string" office:string-value=".img-331 {background-image: url(&quot;dino-331.jpg&quot;)}" calcext:value-type="string">
            <text:p>.img-331 {background-image: url("dino-331.jpg")}</text:p>
          </table:table-cell>
          <table:table-cell table:style-name="ce2" table:formula="of:=CONCATENATE(&quot;&lt;img src=&quot;&quot;empty.png&quot;&quot; class=&quot;&quot;img-&quot;;TEXT([.A332];&quot;000&quot;);&quot;&quot;&quot;&gt;&quot;)" office:value-type="string" office:string-value="&lt;img src=&quot;empty.png&quot; class=&quot;img-331&quot;&gt;" calcext:value-type="string">
            <text:p>&lt;img src="empty.png" class="img-331"&gt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NCATENATE(&quot;.img-&quot;;TEXT([.A333];&quot;000&quot;);&quot; {background-image: url(&quot;&quot;dino-&quot;;TEXT([.A333];&quot;000&quot;);&quot;.jpg&quot;&quot;)}&quot;)" office:value-type="string" office:string-value=".img-332 {background-image: url(&quot;dino-332.jpg&quot;)}" calcext:value-type="string">
            <text:p>.img-332 {background-image: url("dino-332.jpg")}</text:p>
          </table:table-cell>
          <table:table-cell table:style-name="ce2" table:formula="of:=CONCATENATE(&quot;&lt;img src=&quot;&quot;empty.png&quot;&quot; class=&quot;&quot;img-&quot;;TEXT([.A333];&quot;000&quot;);&quot;&quot;&quot;&gt;&quot;)" office:value-type="string" office:string-value="&lt;img src=&quot;empty.png&quot; class=&quot;img-332&quot;&gt;" calcext:value-type="string">
            <text:p>&lt;img src="empty.png" class="img-332"&gt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NCATENATE(&quot;.img-&quot;;TEXT([.A334];&quot;000&quot;);&quot; {background-image: url(&quot;&quot;dino-&quot;;TEXT([.A334];&quot;000&quot;);&quot;.jpg&quot;&quot;)}&quot;)" office:value-type="string" office:string-value=".img-333 {background-image: url(&quot;dino-333.jpg&quot;)}" calcext:value-type="string">
            <text:p>.img-333 {background-image: url("dino-333.jpg")}</text:p>
          </table:table-cell>
          <table:table-cell table:style-name="ce2" table:formula="of:=CONCATENATE(&quot;&lt;img src=&quot;&quot;empty.png&quot;&quot; class=&quot;&quot;img-&quot;;TEXT([.A334];&quot;000&quot;);&quot;&quot;&quot;&gt;&quot;)" office:value-type="string" office:string-value="&lt;img src=&quot;empty.png&quot; class=&quot;img-333&quot;&gt;" calcext:value-type="string">
            <text:p>&lt;img src="empty.png" class="img-333"&gt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NCATENATE(&quot;.img-&quot;;TEXT([.A335];&quot;000&quot;);&quot; {background-image: url(&quot;&quot;dino-&quot;;TEXT([.A335];&quot;000&quot;);&quot;.jpg&quot;&quot;)}&quot;)" office:value-type="string" office:string-value=".img-334 {background-image: url(&quot;dino-334.jpg&quot;)}" calcext:value-type="string">
            <text:p>.img-334 {background-image: url("dino-334.jpg")}</text:p>
          </table:table-cell>
          <table:table-cell table:style-name="ce2" table:formula="of:=CONCATENATE(&quot;&lt;img src=&quot;&quot;empty.png&quot;&quot; class=&quot;&quot;img-&quot;;TEXT([.A335];&quot;000&quot;);&quot;&quot;&quot;&gt;&quot;)" office:value-type="string" office:string-value="&lt;img src=&quot;empty.png&quot; class=&quot;img-334&quot;&gt;" calcext:value-type="string">
            <text:p>&lt;img src="empty.png" class="img-334"&gt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NCATENATE(&quot;.img-&quot;;TEXT([.A336];&quot;000&quot;);&quot; {background-image: url(&quot;&quot;dino-&quot;;TEXT([.A336];&quot;000&quot;);&quot;.jpg&quot;&quot;)}&quot;)" office:value-type="string" office:string-value=".img-335 {background-image: url(&quot;dino-335.jpg&quot;)}" calcext:value-type="string">
            <text:p>.img-335 {background-image: url("dino-335.jpg")}</text:p>
          </table:table-cell>
          <table:table-cell table:style-name="ce2" table:formula="of:=CONCATENATE(&quot;&lt;img src=&quot;&quot;empty.png&quot;&quot; class=&quot;&quot;img-&quot;;TEXT([.A336];&quot;000&quot;);&quot;&quot;&quot;&gt;&quot;)" office:value-type="string" office:string-value="&lt;img src=&quot;empty.png&quot; class=&quot;img-335&quot;&gt;" calcext:value-type="string">
            <text:p>&lt;img src="empty.png" class="img-335"&gt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NCATENATE(&quot;.img-&quot;;TEXT([.A337];&quot;000&quot;);&quot; {background-image: url(&quot;&quot;dino-&quot;;TEXT([.A337];&quot;000&quot;);&quot;.jpg&quot;&quot;)}&quot;)" office:value-type="string" office:string-value=".img-336 {background-image: url(&quot;dino-336.jpg&quot;)}" calcext:value-type="string">
            <text:p>.img-336 {background-image: url("dino-336.jpg")}</text:p>
          </table:table-cell>
          <table:table-cell table:style-name="ce2" table:formula="of:=CONCATENATE(&quot;&lt;img src=&quot;&quot;empty.png&quot;&quot; class=&quot;&quot;img-&quot;;TEXT([.A337];&quot;000&quot;);&quot;&quot;&quot;&gt;&quot;)" office:value-type="string" office:string-value="&lt;img src=&quot;empty.png&quot; class=&quot;img-336&quot;&gt;" calcext:value-type="string">
            <text:p>&lt;img src="empty.png" class="img-336"&gt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NCATENATE(&quot;.img-&quot;;TEXT([.A338];&quot;000&quot;);&quot; {background-image: url(&quot;&quot;dino-&quot;;TEXT([.A338];&quot;000&quot;);&quot;.jpg&quot;&quot;)}&quot;)" office:value-type="string" office:string-value=".img-337 {background-image: url(&quot;dino-337.jpg&quot;)}" calcext:value-type="string">
            <text:p>.img-337 {background-image: url("dino-337.jpg")}</text:p>
          </table:table-cell>
          <table:table-cell table:style-name="ce2" table:formula="of:=CONCATENATE(&quot;&lt;img src=&quot;&quot;empty.png&quot;&quot; class=&quot;&quot;img-&quot;;TEXT([.A338];&quot;000&quot;);&quot;&quot;&quot;&gt;&quot;)" office:value-type="string" office:string-value="&lt;img src=&quot;empty.png&quot; class=&quot;img-337&quot;&gt;" calcext:value-type="string">
            <text:p>&lt;img src="empty.png" class="img-337"&gt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NCATENATE(&quot;.img-&quot;;TEXT([.A339];&quot;000&quot;);&quot; {background-image: url(&quot;&quot;dino-&quot;;TEXT([.A339];&quot;000&quot;);&quot;.jpg&quot;&quot;)}&quot;)" office:value-type="string" office:string-value=".img-338 {background-image: url(&quot;dino-338.jpg&quot;)}" calcext:value-type="string">
            <text:p>.img-338 {background-image: url("dino-338.jpg")}</text:p>
          </table:table-cell>
          <table:table-cell table:style-name="ce2" table:formula="of:=CONCATENATE(&quot;&lt;img src=&quot;&quot;empty.png&quot;&quot; class=&quot;&quot;img-&quot;;TEXT([.A339];&quot;000&quot;);&quot;&quot;&quot;&gt;&quot;)" office:value-type="string" office:string-value="&lt;img src=&quot;empty.png&quot; class=&quot;img-338&quot;&gt;" calcext:value-type="string">
            <text:p>&lt;img src="empty.png" class="img-338"&gt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NCATENATE(&quot;.img-&quot;;TEXT([.A340];&quot;000&quot;);&quot; {background-image: url(&quot;&quot;dino-&quot;;TEXT([.A340];&quot;000&quot;);&quot;.jpg&quot;&quot;)}&quot;)" office:value-type="string" office:string-value=".img-339 {background-image: url(&quot;dino-339.jpg&quot;)}" calcext:value-type="string">
            <text:p>.img-339 {background-image: url("dino-339.jpg")}</text:p>
          </table:table-cell>
          <table:table-cell table:style-name="ce2" table:formula="of:=CONCATENATE(&quot;&lt;img src=&quot;&quot;empty.png&quot;&quot; class=&quot;&quot;img-&quot;;TEXT([.A340];&quot;000&quot;);&quot;&quot;&quot;&gt;&quot;)" office:value-type="string" office:string-value="&lt;img src=&quot;empty.png&quot; class=&quot;img-339&quot;&gt;" calcext:value-type="string">
            <text:p>&lt;img src="empty.png" class="img-339"&gt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NCATENATE(&quot;.img-&quot;;TEXT([.A341];&quot;000&quot;);&quot; {background-image: url(&quot;&quot;dino-&quot;;TEXT([.A341];&quot;000&quot;);&quot;.jpg&quot;&quot;)}&quot;)" office:value-type="string" office:string-value=".img-340 {background-image: url(&quot;dino-340.jpg&quot;)}" calcext:value-type="string">
            <text:p>.img-340 {background-image: url("dino-340.jpg")}</text:p>
          </table:table-cell>
          <table:table-cell table:style-name="ce2" table:formula="of:=CONCATENATE(&quot;&lt;img src=&quot;&quot;empty.png&quot;&quot; class=&quot;&quot;img-&quot;;TEXT([.A341];&quot;000&quot;);&quot;&quot;&quot;&gt;&quot;)" office:value-type="string" office:string-value="&lt;img src=&quot;empty.png&quot; class=&quot;img-340&quot;&gt;" calcext:value-type="string">
            <text:p>&lt;img src="empty.png" class="img-340"&gt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NCATENATE(&quot;.img-&quot;;TEXT([.A342];&quot;000&quot;);&quot; {background-image: url(&quot;&quot;dino-&quot;;TEXT([.A342];&quot;000&quot;);&quot;.jpg&quot;&quot;)}&quot;)" office:value-type="string" office:string-value=".img-341 {background-image: url(&quot;dino-341.jpg&quot;)}" calcext:value-type="string">
            <text:p>.img-341 {background-image: url("dino-341.jpg")}</text:p>
          </table:table-cell>
          <table:table-cell table:style-name="ce2" table:formula="of:=CONCATENATE(&quot;&lt;img src=&quot;&quot;empty.png&quot;&quot; class=&quot;&quot;img-&quot;;TEXT([.A342];&quot;000&quot;);&quot;&quot;&quot;&gt;&quot;)" office:value-type="string" office:string-value="&lt;img src=&quot;empty.png&quot; class=&quot;img-341&quot;&gt;" calcext:value-type="string">
            <text:p>&lt;img src="empty.png" class="img-341"&gt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NCATENATE(&quot;.img-&quot;;TEXT([.A343];&quot;000&quot;);&quot; {background-image: url(&quot;&quot;dino-&quot;;TEXT([.A343];&quot;000&quot;);&quot;.jpg&quot;&quot;)}&quot;)" office:value-type="string" office:string-value=".img-342 {background-image: url(&quot;dino-342.jpg&quot;)}" calcext:value-type="string">
            <text:p>.img-342 {background-image: url("dino-342.jpg")}</text:p>
          </table:table-cell>
          <table:table-cell table:style-name="ce2" table:formula="of:=CONCATENATE(&quot;&lt;img src=&quot;&quot;empty.png&quot;&quot; class=&quot;&quot;img-&quot;;TEXT([.A343];&quot;000&quot;);&quot;&quot;&quot;&gt;&quot;)" office:value-type="string" office:string-value="&lt;img src=&quot;empty.png&quot; class=&quot;img-342&quot;&gt;" calcext:value-type="string">
            <text:p>&lt;img src="empty.png" class="img-342"&gt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NCATENATE(&quot;.img-&quot;;TEXT([.A344];&quot;000&quot;);&quot; {background-image: url(&quot;&quot;dino-&quot;;TEXT([.A344];&quot;000&quot;);&quot;.jpg&quot;&quot;)}&quot;)" office:value-type="string" office:string-value=".img-343 {background-image: url(&quot;dino-343.jpg&quot;)}" calcext:value-type="string">
            <text:p>.img-343 {background-image: url("dino-343.jpg")}</text:p>
          </table:table-cell>
          <table:table-cell table:style-name="ce2" table:formula="of:=CONCATENATE(&quot;&lt;img src=&quot;&quot;empty.png&quot;&quot; class=&quot;&quot;img-&quot;;TEXT([.A344];&quot;000&quot;);&quot;&quot;&quot;&gt;&quot;)" office:value-type="string" office:string-value="&lt;img src=&quot;empty.png&quot; class=&quot;img-343&quot;&gt;" calcext:value-type="string">
            <text:p>&lt;img src="empty.png" class="img-343"&gt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NCATENATE(&quot;.img-&quot;;TEXT([.A345];&quot;000&quot;);&quot; {background-image: url(&quot;&quot;dino-&quot;;TEXT([.A345];&quot;000&quot;);&quot;.jpg&quot;&quot;)}&quot;)" office:value-type="string" office:string-value=".img-344 {background-image: url(&quot;dino-344.jpg&quot;)}" calcext:value-type="string">
            <text:p>.img-344 {background-image: url("dino-344.jpg")}</text:p>
          </table:table-cell>
          <table:table-cell table:style-name="ce2" table:formula="of:=CONCATENATE(&quot;&lt;img src=&quot;&quot;empty.png&quot;&quot; class=&quot;&quot;img-&quot;;TEXT([.A345];&quot;000&quot;);&quot;&quot;&quot;&gt;&quot;)" office:value-type="string" office:string-value="&lt;img src=&quot;empty.png&quot; class=&quot;img-344&quot;&gt;" calcext:value-type="string">
            <text:p>&lt;img src="empty.png" class="img-344"&gt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NCATENATE(&quot;.img-&quot;;TEXT([.A346];&quot;000&quot;);&quot; {background-image: url(&quot;&quot;dino-&quot;;TEXT([.A346];&quot;000&quot;);&quot;.jpg&quot;&quot;)}&quot;)" office:value-type="string" office:string-value=".img-345 {background-image: url(&quot;dino-345.jpg&quot;)}" calcext:value-type="string">
            <text:p>.img-345 {background-image: url("dino-345.jpg")}</text:p>
          </table:table-cell>
          <table:table-cell table:style-name="ce2" table:formula="of:=CONCATENATE(&quot;&lt;img src=&quot;&quot;empty.png&quot;&quot; class=&quot;&quot;img-&quot;;TEXT([.A346];&quot;000&quot;);&quot;&quot;&quot;&gt;&quot;)" office:value-type="string" office:string-value="&lt;img src=&quot;empty.png&quot; class=&quot;img-345&quot;&gt;" calcext:value-type="string">
            <text:p>&lt;img src="empty.png" class="img-345"&gt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NCATENATE(&quot;.img-&quot;;TEXT([.A347];&quot;000&quot;);&quot; {background-image: url(&quot;&quot;dino-&quot;;TEXT([.A347];&quot;000&quot;);&quot;.jpg&quot;&quot;)}&quot;)" office:value-type="string" office:string-value=".img-346 {background-image: url(&quot;dino-346.jpg&quot;)}" calcext:value-type="string">
            <text:p>.img-346 {background-image: url("dino-346.jpg")}</text:p>
          </table:table-cell>
          <table:table-cell table:style-name="ce2" table:formula="of:=CONCATENATE(&quot;&lt;img src=&quot;&quot;empty.png&quot;&quot; class=&quot;&quot;img-&quot;;TEXT([.A347];&quot;000&quot;);&quot;&quot;&quot;&gt;&quot;)" office:value-type="string" office:string-value="&lt;img src=&quot;empty.png&quot; class=&quot;img-346&quot;&gt;" calcext:value-type="string">
            <text:p>&lt;img src="empty.png" class="img-346"&gt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NCATENATE(&quot;.img-&quot;;TEXT([.A348];&quot;000&quot;);&quot; {background-image: url(&quot;&quot;dino-&quot;;TEXT([.A348];&quot;000&quot;);&quot;.jpg&quot;&quot;)}&quot;)" office:value-type="string" office:string-value=".img-347 {background-image: url(&quot;dino-347.jpg&quot;)}" calcext:value-type="string">
            <text:p>.img-347 {background-image: url("dino-347.jpg")}</text:p>
          </table:table-cell>
          <table:table-cell table:style-name="ce2" table:formula="of:=CONCATENATE(&quot;&lt;img src=&quot;&quot;empty.png&quot;&quot; class=&quot;&quot;img-&quot;;TEXT([.A348];&quot;000&quot;);&quot;&quot;&quot;&gt;&quot;)" office:value-type="string" office:string-value="&lt;img src=&quot;empty.png&quot; class=&quot;img-347&quot;&gt;" calcext:value-type="string">
            <text:p>&lt;img src="empty.png" class="img-347"&gt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NCATENATE(&quot;.img-&quot;;TEXT([.A349];&quot;000&quot;);&quot; {background-image: url(&quot;&quot;dino-&quot;;TEXT([.A349];&quot;000&quot;);&quot;.jpg&quot;&quot;)}&quot;)" office:value-type="string" office:string-value=".img-348 {background-image: url(&quot;dino-348.jpg&quot;)}" calcext:value-type="string">
            <text:p>.img-348 {background-image: url("dino-348.jpg")}</text:p>
          </table:table-cell>
          <table:table-cell table:style-name="ce2" table:formula="of:=CONCATENATE(&quot;&lt;img src=&quot;&quot;empty.png&quot;&quot; class=&quot;&quot;img-&quot;;TEXT([.A349];&quot;000&quot;);&quot;&quot;&quot;&gt;&quot;)" office:value-type="string" office:string-value="&lt;img src=&quot;empty.png&quot; class=&quot;img-348&quot;&gt;" calcext:value-type="string">
            <text:p>&lt;img src="empty.png" class="img-348"&gt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NCATENATE(&quot;.img-&quot;;TEXT([.A350];&quot;000&quot;);&quot; {background-image: url(&quot;&quot;dino-&quot;;TEXT([.A350];&quot;000&quot;);&quot;.jpg&quot;&quot;)}&quot;)" office:value-type="string" office:string-value=".img-349 {background-image: url(&quot;dino-349.jpg&quot;)}" calcext:value-type="string">
            <text:p>.img-349 {background-image: url("dino-349.jpg")}</text:p>
          </table:table-cell>
          <table:table-cell table:style-name="ce2" table:formula="of:=CONCATENATE(&quot;&lt;img src=&quot;&quot;empty.png&quot;&quot; class=&quot;&quot;img-&quot;;TEXT([.A350];&quot;000&quot;);&quot;&quot;&quot;&gt;&quot;)" office:value-type="string" office:string-value="&lt;img src=&quot;empty.png&quot; class=&quot;img-349&quot;&gt;" calcext:value-type="string">
            <text:p>&lt;img src="empty.png" class="img-349"&gt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NCATENATE(&quot;.img-&quot;;TEXT([.A351];&quot;000&quot;);&quot; {background-image: url(&quot;&quot;dino-&quot;;TEXT([.A351];&quot;000&quot;);&quot;.jpg&quot;&quot;)}&quot;)" office:value-type="string" office:string-value=".img-350 {background-image: url(&quot;dino-350.jpg&quot;)}" calcext:value-type="string">
            <text:p>.img-350 {background-image: url("dino-350.jpg")}</text:p>
          </table:table-cell>
          <table:table-cell table:style-name="ce2" table:formula="of:=CONCATENATE(&quot;&lt;img src=&quot;&quot;empty.png&quot;&quot; class=&quot;&quot;img-&quot;;TEXT([.A351];&quot;000&quot;);&quot;&quot;&quot;&gt;&quot;)" office:value-type="string" office:string-value="&lt;img src=&quot;empty.png&quot; class=&quot;img-350&quot;&gt;" calcext:value-type="string">
            <text:p>&lt;img src="empty.png" class="img-350"&gt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NCATENATE(&quot;.img-&quot;;TEXT([.A352];&quot;000&quot;);&quot; {background-image: url(&quot;&quot;dino-&quot;;TEXT([.A352];&quot;000&quot;);&quot;.jpg&quot;&quot;)}&quot;)" office:value-type="string" office:string-value=".img-351 {background-image: url(&quot;dino-351.jpg&quot;)}" calcext:value-type="string">
            <text:p>.img-351 {background-image: url("dino-351.jpg")}</text:p>
          </table:table-cell>
          <table:table-cell table:style-name="ce2" table:formula="of:=CONCATENATE(&quot;&lt;img src=&quot;&quot;empty.png&quot;&quot; class=&quot;&quot;img-&quot;;TEXT([.A352];&quot;000&quot;);&quot;&quot;&quot;&gt;&quot;)" office:value-type="string" office:string-value="&lt;img src=&quot;empty.png&quot; class=&quot;img-351&quot;&gt;" calcext:value-type="string">
            <text:p>&lt;img src="empty.png" class="img-351"&gt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NCATENATE(&quot;.img-&quot;;TEXT([.A353];&quot;000&quot;);&quot; {background-image: url(&quot;&quot;dino-&quot;;TEXT([.A353];&quot;000&quot;);&quot;.jpg&quot;&quot;)}&quot;)" office:value-type="string" office:string-value=".img-352 {background-image: url(&quot;dino-352.jpg&quot;)}" calcext:value-type="string">
            <text:p>.img-352 {background-image: url("dino-352.jpg")}</text:p>
          </table:table-cell>
          <table:table-cell table:style-name="ce2" table:formula="of:=CONCATENATE(&quot;&lt;img src=&quot;&quot;empty.png&quot;&quot; class=&quot;&quot;img-&quot;;TEXT([.A353];&quot;000&quot;);&quot;&quot;&quot;&gt;&quot;)" office:value-type="string" office:string-value="&lt;img src=&quot;empty.png&quot; class=&quot;img-352&quot;&gt;" calcext:value-type="string">
            <text:p>&lt;img src="empty.png" class="img-352"&gt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NCATENATE(&quot;.img-&quot;;TEXT([.A354];&quot;000&quot;);&quot; {background-image: url(&quot;&quot;dino-&quot;;TEXT([.A354];&quot;000&quot;);&quot;.jpg&quot;&quot;)}&quot;)" office:value-type="string" office:string-value=".img-353 {background-image: url(&quot;dino-353.jpg&quot;)}" calcext:value-type="string">
            <text:p>.img-353 {background-image: url("dino-353.jpg")}</text:p>
          </table:table-cell>
          <table:table-cell table:style-name="ce2" table:formula="of:=CONCATENATE(&quot;&lt;img src=&quot;&quot;empty.png&quot;&quot; class=&quot;&quot;img-&quot;;TEXT([.A354];&quot;000&quot;);&quot;&quot;&quot;&gt;&quot;)" office:value-type="string" office:string-value="&lt;img src=&quot;empty.png&quot; class=&quot;img-353&quot;&gt;" calcext:value-type="string">
            <text:p>&lt;img src="empty.png" class="img-353"&gt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NCATENATE(&quot;.img-&quot;;TEXT([.A355];&quot;000&quot;);&quot; {background-image: url(&quot;&quot;dino-&quot;;TEXT([.A355];&quot;000&quot;);&quot;.jpg&quot;&quot;)}&quot;)" office:value-type="string" office:string-value=".img-354 {background-image: url(&quot;dino-354.jpg&quot;)}" calcext:value-type="string">
            <text:p>.img-354 {background-image: url("dino-354.jpg")}</text:p>
          </table:table-cell>
          <table:table-cell table:style-name="ce2" table:formula="of:=CONCATENATE(&quot;&lt;img src=&quot;&quot;empty.png&quot;&quot; class=&quot;&quot;img-&quot;;TEXT([.A355];&quot;000&quot;);&quot;&quot;&quot;&gt;&quot;)" office:value-type="string" office:string-value="&lt;img src=&quot;empty.png&quot; class=&quot;img-354&quot;&gt;" calcext:value-type="string">
            <text:p>&lt;img src="empty.png" class="img-354"&gt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NCATENATE(&quot;.img-&quot;;TEXT([.A356];&quot;000&quot;);&quot; {background-image: url(&quot;&quot;dino-&quot;;TEXT([.A356];&quot;000&quot;);&quot;.jpg&quot;&quot;)}&quot;)" office:value-type="string" office:string-value=".img-355 {background-image: url(&quot;dino-355.jpg&quot;)}" calcext:value-type="string">
            <text:p>.img-355 {background-image: url("dino-355.jpg")}</text:p>
          </table:table-cell>
          <table:table-cell table:style-name="ce2" table:formula="of:=CONCATENATE(&quot;&lt;img src=&quot;&quot;empty.png&quot;&quot; class=&quot;&quot;img-&quot;;TEXT([.A356];&quot;000&quot;);&quot;&quot;&quot;&gt;&quot;)" office:value-type="string" office:string-value="&lt;img src=&quot;empty.png&quot; class=&quot;img-355&quot;&gt;" calcext:value-type="string">
            <text:p>&lt;img src="empty.png" class="img-355"&gt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NCATENATE(&quot;.img-&quot;;TEXT([.A357];&quot;000&quot;);&quot; {background-image: url(&quot;&quot;dino-&quot;;TEXT([.A357];&quot;000&quot;);&quot;.jpg&quot;&quot;)}&quot;)" office:value-type="string" office:string-value=".img-356 {background-image: url(&quot;dino-356.jpg&quot;)}" calcext:value-type="string">
            <text:p>.img-356 {background-image: url("dino-356.jpg")}</text:p>
          </table:table-cell>
          <table:table-cell table:style-name="ce2" table:formula="of:=CONCATENATE(&quot;&lt;img src=&quot;&quot;empty.png&quot;&quot; class=&quot;&quot;img-&quot;;TEXT([.A357];&quot;000&quot;);&quot;&quot;&quot;&gt;&quot;)" office:value-type="string" office:string-value="&lt;img src=&quot;empty.png&quot; class=&quot;img-356&quot;&gt;" calcext:value-type="string">
            <text:p>&lt;img src="empty.png" class="img-356"&gt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NCATENATE(&quot;.img-&quot;;TEXT([.A358];&quot;000&quot;);&quot; {background-image: url(&quot;&quot;dino-&quot;;TEXT([.A358];&quot;000&quot;);&quot;.jpg&quot;&quot;)}&quot;)" office:value-type="string" office:string-value=".img-357 {background-image: url(&quot;dino-357.jpg&quot;)}" calcext:value-type="string">
            <text:p>.img-357 {background-image: url("dino-357.jpg")}</text:p>
          </table:table-cell>
          <table:table-cell table:style-name="ce2" table:formula="of:=CONCATENATE(&quot;&lt;img src=&quot;&quot;empty.png&quot;&quot; class=&quot;&quot;img-&quot;;TEXT([.A358];&quot;000&quot;);&quot;&quot;&quot;&gt;&quot;)" office:value-type="string" office:string-value="&lt;img src=&quot;empty.png&quot; class=&quot;img-357&quot;&gt;" calcext:value-type="string">
            <text:p>&lt;img src="empty.png" class="img-357"&gt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NCATENATE(&quot;.img-&quot;;TEXT([.A359];&quot;000&quot;);&quot; {background-image: url(&quot;&quot;dino-&quot;;TEXT([.A359];&quot;000&quot;);&quot;.jpg&quot;&quot;)}&quot;)" office:value-type="string" office:string-value=".img-358 {background-image: url(&quot;dino-358.jpg&quot;)}" calcext:value-type="string">
            <text:p>.img-358 {background-image: url("dino-358.jpg")}</text:p>
          </table:table-cell>
          <table:table-cell table:style-name="ce2" table:formula="of:=CONCATENATE(&quot;&lt;img src=&quot;&quot;empty.png&quot;&quot; class=&quot;&quot;img-&quot;;TEXT([.A359];&quot;000&quot;);&quot;&quot;&quot;&gt;&quot;)" office:value-type="string" office:string-value="&lt;img src=&quot;empty.png&quot; class=&quot;img-358&quot;&gt;" calcext:value-type="string">
            <text:p>&lt;img src="empty.png" class="img-358"&gt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NCATENATE(&quot;.img-&quot;;TEXT([.A360];&quot;000&quot;);&quot; {background-image: url(&quot;&quot;dino-&quot;;TEXT([.A360];&quot;000&quot;);&quot;.jpg&quot;&quot;)}&quot;)" office:value-type="string" office:string-value=".img-359 {background-image: url(&quot;dino-359.jpg&quot;)}" calcext:value-type="string">
            <text:p>.img-359 {background-image: url("dino-359.jpg")}</text:p>
          </table:table-cell>
          <table:table-cell table:style-name="ce2" table:formula="of:=CONCATENATE(&quot;&lt;img src=&quot;&quot;empty.png&quot;&quot; class=&quot;&quot;img-&quot;;TEXT([.A360];&quot;000&quot;);&quot;&quot;&quot;&gt;&quot;)" office:value-type="string" office:string-value="&lt;img src=&quot;empty.png&quot; class=&quot;img-359&quot;&gt;" calcext:value-type="string">
            <text:p>&lt;img src="empty.png" class="img-359"&gt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NCATENATE(&quot;.img-&quot;;TEXT([.A361];&quot;000&quot;);&quot; {background-image: url(&quot;&quot;dino-&quot;;TEXT([.A361];&quot;000&quot;);&quot;.jpg&quot;&quot;)}&quot;)" office:value-type="string" office:string-value=".img-360 {background-image: url(&quot;dino-360.jpg&quot;)}" calcext:value-type="string">
            <text:p>.img-360 {background-image: url("dino-360.jpg")}</text:p>
          </table:table-cell>
          <table:table-cell table:style-name="ce2" table:formula="of:=CONCATENATE(&quot;&lt;img src=&quot;&quot;empty.png&quot;&quot; class=&quot;&quot;img-&quot;;TEXT([.A361];&quot;000&quot;);&quot;&quot;&quot;&gt;&quot;)" office:value-type="string" office:string-value="&lt;img src=&quot;empty.png&quot; class=&quot;img-360&quot;&gt;" calcext:value-type="string">
            <text:p>&lt;img src="empty.png" class="img-360"&gt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NCATENATE(&quot;.img-&quot;;TEXT([.A362];&quot;000&quot;);&quot; {background-image: url(&quot;&quot;dino-&quot;;TEXT([.A362];&quot;000&quot;);&quot;.jpg&quot;&quot;)}&quot;)" office:value-type="string" office:string-value=".img-361 {background-image: url(&quot;dino-361.jpg&quot;)}" calcext:value-type="string">
            <text:p>.img-361 {background-image: url("dino-361.jpg")}</text:p>
          </table:table-cell>
          <table:table-cell table:style-name="ce2" table:formula="of:=CONCATENATE(&quot;&lt;img src=&quot;&quot;empty.png&quot;&quot; class=&quot;&quot;img-&quot;;TEXT([.A362];&quot;000&quot;);&quot;&quot;&quot;&gt;&quot;)" office:value-type="string" office:string-value="&lt;img src=&quot;empty.png&quot; class=&quot;img-361&quot;&gt;" calcext:value-type="string">
            <text:p>&lt;img src="empty.png" class="img-361"&gt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NCATENATE(&quot;.img-&quot;;TEXT([.A363];&quot;000&quot;);&quot; {background-image: url(&quot;&quot;dino-&quot;;TEXT([.A363];&quot;000&quot;);&quot;.jpg&quot;&quot;)}&quot;)" office:value-type="string" office:string-value=".img-362 {background-image: url(&quot;dino-362.jpg&quot;)}" calcext:value-type="string">
            <text:p>.img-362 {background-image: url("dino-362.jpg")}</text:p>
          </table:table-cell>
          <table:table-cell table:style-name="ce2" table:formula="of:=CONCATENATE(&quot;&lt;img src=&quot;&quot;empty.png&quot;&quot; class=&quot;&quot;img-&quot;;TEXT([.A363];&quot;000&quot;);&quot;&quot;&quot;&gt;&quot;)" office:value-type="string" office:string-value="&lt;img src=&quot;empty.png&quot; class=&quot;img-362&quot;&gt;" calcext:value-type="string">
            <text:p>&lt;img src="empty.png" class="img-362"&gt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NCATENATE(&quot;.img-&quot;;TEXT([.A364];&quot;000&quot;);&quot; {background-image: url(&quot;&quot;dino-&quot;;TEXT([.A364];&quot;000&quot;);&quot;.jpg&quot;&quot;)}&quot;)" office:value-type="string" office:string-value=".img-363 {background-image: url(&quot;dino-363.jpg&quot;)}" calcext:value-type="string">
            <text:p>.img-363 {background-image: url("dino-363.jpg")}</text:p>
          </table:table-cell>
          <table:table-cell table:style-name="ce2" table:formula="of:=CONCATENATE(&quot;&lt;img src=&quot;&quot;empty.png&quot;&quot; class=&quot;&quot;img-&quot;;TEXT([.A364];&quot;000&quot;);&quot;&quot;&quot;&gt;&quot;)" office:value-type="string" office:string-value="&lt;img src=&quot;empty.png&quot; class=&quot;img-363&quot;&gt;" calcext:value-type="string">
            <text:p>&lt;img src="empty.png" class="img-363"&gt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NCATENATE(&quot;.img-&quot;;TEXT([.A365];&quot;000&quot;);&quot; {background-image: url(&quot;&quot;dino-&quot;;TEXT([.A365];&quot;000&quot;);&quot;.jpg&quot;&quot;)}&quot;)" office:value-type="string" office:string-value=".img-364 {background-image: url(&quot;dino-364.jpg&quot;)}" calcext:value-type="string">
            <text:p>.img-364 {background-image: url("dino-364.jpg")}</text:p>
          </table:table-cell>
          <table:table-cell table:style-name="ce2" table:formula="of:=CONCATENATE(&quot;&lt;img src=&quot;&quot;empty.png&quot;&quot; class=&quot;&quot;img-&quot;;TEXT([.A365];&quot;000&quot;);&quot;&quot;&quot;&gt;&quot;)" office:value-type="string" office:string-value="&lt;img src=&quot;empty.png&quot; class=&quot;img-364&quot;&gt;" calcext:value-type="string">
            <text:p>&lt;img src="empty.png" class="img-364"&gt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NCATENATE(&quot;.img-&quot;;TEXT([.A366];&quot;000&quot;);&quot; {background-image: url(&quot;&quot;dino-&quot;;TEXT([.A366];&quot;000&quot;);&quot;.jpg&quot;&quot;)}&quot;)" office:value-type="string" office:string-value=".img-365 {background-image: url(&quot;dino-365.jpg&quot;)}" calcext:value-type="string">
            <text:p>.img-365 {background-image: url("dino-365.jpg")}</text:p>
          </table:table-cell>
          <table:table-cell table:style-name="ce2" table:formula="of:=CONCATENATE(&quot;&lt;img src=&quot;&quot;empty.png&quot;&quot; class=&quot;&quot;img-&quot;;TEXT([.A366];&quot;000&quot;);&quot;&quot;&quot;&gt;&quot;)" office:value-type="string" office:string-value="&lt;img src=&quot;empty.png&quot; class=&quot;img-365&quot;&gt;" calcext:value-type="string">
            <text:p>&lt;img src="empty.png" class="img-365"&gt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NCATENATE(&quot;.img-&quot;;TEXT([.A367];&quot;000&quot;);&quot; {background-image: url(&quot;&quot;dino-&quot;;TEXT([.A367];&quot;000&quot;);&quot;.jpg&quot;&quot;)}&quot;)" office:value-type="string" office:string-value=".img-366 {background-image: url(&quot;dino-366.jpg&quot;)}" calcext:value-type="string">
            <text:p>.img-366 {background-image: url("dino-366.jpg")}</text:p>
          </table:table-cell>
          <table:table-cell table:style-name="ce2" table:formula="of:=CONCATENATE(&quot;&lt;img src=&quot;&quot;empty.png&quot;&quot; class=&quot;&quot;img-&quot;;TEXT([.A367];&quot;000&quot;);&quot;&quot;&quot;&gt;&quot;)" office:value-type="string" office:string-value="&lt;img src=&quot;empty.png&quot; class=&quot;img-366&quot;&gt;" calcext:value-type="string">
            <text:p>&lt;img src="empty.png" class="img-366"&gt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NCATENATE(&quot;.img-&quot;;TEXT([.A368];&quot;000&quot;);&quot; {background-image: url(&quot;&quot;dino-&quot;;TEXT([.A368];&quot;000&quot;);&quot;.jpg&quot;&quot;)}&quot;)" office:value-type="string" office:string-value=".img-367 {background-image: url(&quot;dino-367.jpg&quot;)}" calcext:value-type="string">
            <text:p>.img-367 {background-image: url("dino-367.jpg")}</text:p>
          </table:table-cell>
          <table:table-cell table:style-name="ce2" table:formula="of:=CONCATENATE(&quot;&lt;img src=&quot;&quot;empty.png&quot;&quot; class=&quot;&quot;img-&quot;;TEXT([.A368];&quot;000&quot;);&quot;&quot;&quot;&gt;&quot;)" office:value-type="string" office:string-value="&lt;img src=&quot;empty.png&quot; class=&quot;img-367&quot;&gt;" calcext:value-type="string">
            <text:p>&lt;img src="empty.png" class="img-367"&gt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NCATENATE(&quot;.img-&quot;;TEXT([.A369];&quot;000&quot;);&quot; {background-image: url(&quot;&quot;dino-&quot;;TEXT([.A369];&quot;000&quot;);&quot;.jpg&quot;&quot;)}&quot;)" office:value-type="string" office:string-value=".img-368 {background-image: url(&quot;dino-368.jpg&quot;)}" calcext:value-type="string">
            <text:p>.img-368 {background-image: url("dino-368.jpg")}</text:p>
          </table:table-cell>
          <table:table-cell table:style-name="ce2" table:formula="of:=CONCATENATE(&quot;&lt;img src=&quot;&quot;empty.png&quot;&quot; class=&quot;&quot;img-&quot;;TEXT([.A369];&quot;000&quot;);&quot;&quot;&quot;&gt;&quot;)" office:value-type="string" office:string-value="&lt;img src=&quot;empty.png&quot; class=&quot;img-368&quot;&gt;" calcext:value-type="string">
            <text:p>&lt;img src="empty.png" class="img-368"&gt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NCATENATE(&quot;.img-&quot;;TEXT([.A370];&quot;000&quot;);&quot; {background-image: url(&quot;&quot;dino-&quot;;TEXT([.A370];&quot;000&quot;);&quot;.jpg&quot;&quot;)}&quot;)" office:value-type="string" office:string-value=".img-369 {background-image: url(&quot;dino-369.jpg&quot;)}" calcext:value-type="string">
            <text:p>.img-369 {background-image: url("dino-369.jpg")}</text:p>
          </table:table-cell>
          <table:table-cell table:style-name="ce2" table:formula="of:=CONCATENATE(&quot;&lt;img src=&quot;&quot;empty.png&quot;&quot; class=&quot;&quot;img-&quot;;TEXT([.A370];&quot;000&quot;);&quot;&quot;&quot;&gt;&quot;)" office:value-type="string" office:string-value="&lt;img src=&quot;empty.png&quot; class=&quot;img-369&quot;&gt;" calcext:value-type="string">
            <text:p>&lt;img src="empty.png" class="img-369"&gt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NCATENATE(&quot;.img-&quot;;TEXT([.A371];&quot;000&quot;);&quot; {background-image: url(&quot;&quot;dino-&quot;;TEXT([.A371];&quot;000&quot;);&quot;.jpg&quot;&quot;)}&quot;)" office:value-type="string" office:string-value=".img-370 {background-image: url(&quot;dino-370.jpg&quot;)}" calcext:value-type="string">
            <text:p>.img-370 {background-image: url("dino-370.jpg")}</text:p>
          </table:table-cell>
          <table:table-cell table:style-name="ce2" table:formula="of:=CONCATENATE(&quot;&lt;img src=&quot;&quot;empty.png&quot;&quot; class=&quot;&quot;img-&quot;;TEXT([.A371];&quot;000&quot;);&quot;&quot;&quot;&gt;&quot;)" office:value-type="string" office:string-value="&lt;img src=&quot;empty.png&quot; class=&quot;img-370&quot;&gt;" calcext:value-type="string">
            <text:p>&lt;img src="empty.png" class="img-370"&gt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NCATENATE(&quot;.img-&quot;;TEXT([.A372];&quot;000&quot;);&quot; {background-image: url(&quot;&quot;dino-&quot;;TEXT([.A372];&quot;000&quot;);&quot;.jpg&quot;&quot;)}&quot;)" office:value-type="string" office:string-value=".img-371 {background-image: url(&quot;dino-371.jpg&quot;)}" calcext:value-type="string">
            <text:p>.img-371 {background-image: url("dino-371.jpg")}</text:p>
          </table:table-cell>
          <table:table-cell table:style-name="ce2" table:formula="of:=CONCATENATE(&quot;&lt;img src=&quot;&quot;empty.png&quot;&quot; class=&quot;&quot;img-&quot;;TEXT([.A372];&quot;000&quot;);&quot;&quot;&quot;&gt;&quot;)" office:value-type="string" office:string-value="&lt;img src=&quot;empty.png&quot; class=&quot;img-371&quot;&gt;" calcext:value-type="string">
            <text:p>&lt;img src="empty.png" class="img-371"&gt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NCATENATE(&quot;.img-&quot;;TEXT([.A373];&quot;000&quot;);&quot; {background-image: url(&quot;&quot;dino-&quot;;TEXT([.A373];&quot;000&quot;);&quot;.jpg&quot;&quot;)}&quot;)" office:value-type="string" office:string-value=".img-372 {background-image: url(&quot;dino-372.jpg&quot;)}" calcext:value-type="string">
            <text:p>.img-372 {background-image: url("dino-372.jpg")}</text:p>
          </table:table-cell>
          <table:table-cell table:style-name="ce2" table:formula="of:=CONCATENATE(&quot;&lt;img src=&quot;&quot;empty.png&quot;&quot; class=&quot;&quot;img-&quot;;TEXT([.A373];&quot;000&quot;);&quot;&quot;&quot;&gt;&quot;)" office:value-type="string" office:string-value="&lt;img src=&quot;empty.png&quot; class=&quot;img-372&quot;&gt;" calcext:value-type="string">
            <text:p>&lt;img src="empty.png" class="img-372"&gt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NCATENATE(&quot;.img-&quot;;TEXT([.A374];&quot;000&quot;);&quot; {background-image: url(&quot;&quot;dino-&quot;;TEXT([.A374];&quot;000&quot;);&quot;.jpg&quot;&quot;)}&quot;)" office:value-type="string" office:string-value=".img-373 {background-image: url(&quot;dino-373.jpg&quot;)}" calcext:value-type="string">
            <text:p>.img-373 {background-image: url("dino-373.jpg")}</text:p>
          </table:table-cell>
          <table:table-cell table:style-name="ce2" table:formula="of:=CONCATENATE(&quot;&lt;img src=&quot;&quot;empty.png&quot;&quot; class=&quot;&quot;img-&quot;;TEXT([.A374];&quot;000&quot;);&quot;&quot;&quot;&gt;&quot;)" office:value-type="string" office:string-value="&lt;img src=&quot;empty.png&quot; class=&quot;img-373&quot;&gt;" calcext:value-type="string">
            <text:p>&lt;img src="empty.png" class="img-373"&gt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CONCATENATE(&quot;.img-&quot;;TEXT([.A375];&quot;000&quot;);&quot; {background-image: url(&quot;&quot;dino-&quot;;TEXT([.A375];&quot;000&quot;);&quot;.jpg&quot;&quot;)}&quot;)" office:value-type="string" office:string-value=".img-374 {background-image: url(&quot;dino-374.jpg&quot;)}" calcext:value-type="string">
            <text:p>.img-374 {background-image: url("dino-374.jpg")}</text:p>
          </table:table-cell>
          <table:table-cell table:style-name="ce2" table:formula="of:=CONCATENATE(&quot;&lt;img src=&quot;&quot;empty.png&quot;&quot; class=&quot;&quot;img-&quot;;TEXT([.A375];&quot;000&quot;);&quot;&quot;&quot;&gt;&quot;)" office:value-type="string" office:string-value="&lt;img src=&quot;empty.png&quot; class=&quot;img-374&quot;&gt;" calcext:value-type="string">
            <text:p>&lt;img src="empty.png" class="img-374"&gt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CONCATENATE(&quot;.img-&quot;;TEXT([.A376];&quot;000&quot;);&quot; {background-image: url(&quot;&quot;dino-&quot;;TEXT([.A376];&quot;000&quot;);&quot;.jpg&quot;&quot;)}&quot;)" office:value-type="string" office:string-value=".img-375 {background-image: url(&quot;dino-375.jpg&quot;)}" calcext:value-type="string">
            <text:p>.img-375 {background-image: url("dino-375.jpg")}</text:p>
          </table:table-cell>
          <table:table-cell table:style-name="ce2" table:formula="of:=CONCATENATE(&quot;&lt;img src=&quot;&quot;empty.png&quot;&quot; class=&quot;&quot;img-&quot;;TEXT([.A376];&quot;000&quot;);&quot;&quot;&quot;&gt;&quot;)" office:value-type="string" office:string-value="&lt;img src=&quot;empty.png&quot; class=&quot;img-375&quot;&gt;" calcext:value-type="string">
            <text:p>&lt;img src="empty.png" class="img-375"&gt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CONCATENATE(&quot;.img-&quot;;TEXT([.A377];&quot;000&quot;);&quot; {background-image: url(&quot;&quot;dino-&quot;;TEXT([.A377];&quot;000&quot;);&quot;.jpg&quot;&quot;)}&quot;)" office:value-type="string" office:string-value=".img-376 {background-image: url(&quot;dino-376.jpg&quot;)}" calcext:value-type="string">
            <text:p>.img-376 {background-image: url("dino-376.jpg")}</text:p>
          </table:table-cell>
          <table:table-cell table:style-name="ce2" table:formula="of:=CONCATENATE(&quot;&lt;img src=&quot;&quot;empty.png&quot;&quot; class=&quot;&quot;img-&quot;;TEXT([.A377];&quot;000&quot;);&quot;&quot;&quot;&gt;&quot;)" office:value-type="string" office:string-value="&lt;img src=&quot;empty.png&quot; class=&quot;img-376&quot;&gt;" calcext:value-type="string">
            <text:p>&lt;img src="empty.png" class="img-376"&gt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CONCATENATE(&quot;.img-&quot;;TEXT([.A378];&quot;000&quot;);&quot; {background-image: url(&quot;&quot;dino-&quot;;TEXT([.A378];&quot;000&quot;);&quot;.jpg&quot;&quot;)}&quot;)" office:value-type="string" office:string-value=".img-377 {background-image: url(&quot;dino-377.jpg&quot;)}" calcext:value-type="string">
            <text:p>.img-377 {background-image: url("dino-377.jpg")}</text:p>
          </table:table-cell>
          <table:table-cell table:style-name="ce2" table:formula="of:=CONCATENATE(&quot;&lt;img src=&quot;&quot;empty.png&quot;&quot; class=&quot;&quot;img-&quot;;TEXT([.A378];&quot;000&quot;);&quot;&quot;&quot;&gt;&quot;)" office:value-type="string" office:string-value="&lt;img src=&quot;empty.png&quot; class=&quot;img-377&quot;&gt;" calcext:value-type="string">
            <text:p>&lt;img src="empty.png" class="img-377"&gt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CONCATENATE(&quot;.img-&quot;;TEXT([.A379];&quot;000&quot;);&quot; {background-image: url(&quot;&quot;dino-&quot;;TEXT([.A379];&quot;000&quot;);&quot;.jpg&quot;&quot;)}&quot;)" office:value-type="string" office:string-value=".img-378 {background-image: url(&quot;dino-378.jpg&quot;)}" calcext:value-type="string">
            <text:p>.img-378 {background-image: url("dino-378.jpg")}</text:p>
          </table:table-cell>
          <table:table-cell table:style-name="ce2" table:formula="of:=CONCATENATE(&quot;&lt;img src=&quot;&quot;empty.png&quot;&quot; class=&quot;&quot;img-&quot;;TEXT([.A379];&quot;000&quot;);&quot;&quot;&quot;&gt;&quot;)" office:value-type="string" office:string-value="&lt;img src=&quot;empty.png&quot; class=&quot;img-378&quot;&gt;" calcext:value-type="string">
            <text:p>&lt;img src="empty.png" class="img-378"&gt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CONCATENATE(&quot;.img-&quot;;TEXT([.A380];&quot;000&quot;);&quot; {background-image: url(&quot;&quot;dino-&quot;;TEXT([.A380];&quot;000&quot;);&quot;.jpg&quot;&quot;)}&quot;)" office:value-type="string" office:string-value=".img-379 {background-image: url(&quot;dino-379.jpg&quot;)}" calcext:value-type="string">
            <text:p>.img-379 {background-image: url("dino-379.jpg")}</text:p>
          </table:table-cell>
          <table:table-cell table:style-name="ce2" table:formula="of:=CONCATENATE(&quot;&lt;img src=&quot;&quot;empty.png&quot;&quot; class=&quot;&quot;img-&quot;;TEXT([.A380];&quot;000&quot;);&quot;&quot;&quot;&gt;&quot;)" office:value-type="string" office:string-value="&lt;img src=&quot;empty.png&quot; class=&quot;img-379&quot;&gt;" calcext:value-type="string">
            <text:p>&lt;img src="empty.png" class="img-379"&gt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CONCATENATE(&quot;.img-&quot;;TEXT([.A381];&quot;000&quot;);&quot; {background-image: url(&quot;&quot;dino-&quot;;TEXT([.A381];&quot;000&quot;);&quot;.jpg&quot;&quot;)}&quot;)" office:value-type="string" office:string-value=".img-380 {background-image: url(&quot;dino-380.jpg&quot;)}" calcext:value-type="string">
            <text:p>.img-380 {background-image: url("dino-380.jpg")}</text:p>
          </table:table-cell>
          <table:table-cell table:style-name="ce2" table:formula="of:=CONCATENATE(&quot;&lt;img src=&quot;&quot;empty.png&quot;&quot; class=&quot;&quot;img-&quot;;TEXT([.A381];&quot;000&quot;);&quot;&quot;&quot;&gt;&quot;)" office:value-type="string" office:string-value="&lt;img src=&quot;empty.png&quot; class=&quot;img-380&quot;&gt;" calcext:value-type="string">
            <text:p>&lt;img src="empty.png" class="img-380"&gt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CONCATENATE(&quot;.img-&quot;;TEXT([.A382];&quot;000&quot;);&quot; {background-image: url(&quot;&quot;dino-&quot;;TEXT([.A382];&quot;000&quot;);&quot;.jpg&quot;&quot;)}&quot;)" office:value-type="string" office:string-value=".img-381 {background-image: url(&quot;dino-381.jpg&quot;)}" calcext:value-type="string">
            <text:p>.img-381 {background-image: url("dino-381.jpg")}</text:p>
          </table:table-cell>
          <table:table-cell table:style-name="ce2" table:formula="of:=CONCATENATE(&quot;&lt;img src=&quot;&quot;empty.png&quot;&quot; class=&quot;&quot;img-&quot;;TEXT([.A382];&quot;000&quot;);&quot;&quot;&quot;&gt;&quot;)" office:value-type="string" office:string-value="&lt;img src=&quot;empty.png&quot; class=&quot;img-381&quot;&gt;" calcext:value-type="string">
            <text:p>&lt;img src="empty.png" class="img-381"&gt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CONCATENATE(&quot;.img-&quot;;TEXT([.A383];&quot;000&quot;);&quot; {background-image: url(&quot;&quot;dino-&quot;;TEXT([.A383];&quot;000&quot;);&quot;.jpg&quot;&quot;)}&quot;)" office:value-type="string" office:string-value=".img-382 {background-image: url(&quot;dino-382.jpg&quot;)}" calcext:value-type="string">
            <text:p>.img-382 {background-image: url("dino-382.jpg")}</text:p>
          </table:table-cell>
          <table:table-cell table:style-name="ce2" table:formula="of:=CONCATENATE(&quot;&lt;img src=&quot;&quot;empty.png&quot;&quot; class=&quot;&quot;img-&quot;;TEXT([.A383];&quot;000&quot;);&quot;&quot;&quot;&gt;&quot;)" office:value-type="string" office:string-value="&lt;img src=&quot;empty.png&quot; class=&quot;img-382&quot;&gt;" calcext:value-type="string">
            <text:p>&lt;img src="empty.png" class="img-382"&gt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CONCATENATE(&quot;.img-&quot;;TEXT([.A384];&quot;000&quot;);&quot; {background-image: url(&quot;&quot;dino-&quot;;TEXT([.A384];&quot;000&quot;);&quot;.jpg&quot;&quot;)}&quot;)" office:value-type="string" office:string-value=".img-383 {background-image: url(&quot;dino-383.jpg&quot;)}" calcext:value-type="string">
            <text:p>.img-383 {background-image: url("dino-383.jpg")}</text:p>
          </table:table-cell>
          <table:table-cell table:style-name="ce2" table:formula="of:=CONCATENATE(&quot;&lt;img src=&quot;&quot;empty.png&quot;&quot; class=&quot;&quot;img-&quot;;TEXT([.A384];&quot;000&quot;);&quot;&quot;&quot;&gt;&quot;)" office:value-type="string" office:string-value="&lt;img src=&quot;empty.png&quot; class=&quot;img-383&quot;&gt;" calcext:value-type="string">
            <text:p>&lt;img src="empty.png" class="img-383"&gt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CONCATENATE(&quot;.img-&quot;;TEXT([.A385];&quot;000&quot;);&quot; {background-image: url(&quot;&quot;dino-&quot;;TEXT([.A385];&quot;000&quot;);&quot;.jpg&quot;&quot;)}&quot;)" office:value-type="string" office:string-value=".img-384 {background-image: url(&quot;dino-384.jpg&quot;)}" calcext:value-type="string">
            <text:p>.img-384 {background-image: url("dino-384.jpg")}</text:p>
          </table:table-cell>
          <table:table-cell table:style-name="ce2" table:formula="of:=CONCATENATE(&quot;&lt;img src=&quot;&quot;empty.png&quot;&quot; class=&quot;&quot;img-&quot;;TEXT([.A385];&quot;000&quot;);&quot;&quot;&quot;&gt;&quot;)" office:value-type="string" office:string-value="&lt;img src=&quot;empty.png&quot; class=&quot;img-384&quot;&gt;" calcext:value-type="string">
            <text:p>&lt;img src="empty.png" class="img-384"&gt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CONCATENATE(&quot;.img-&quot;;TEXT([.A386];&quot;000&quot;);&quot; {background-image: url(&quot;&quot;dino-&quot;;TEXT([.A386];&quot;000&quot;);&quot;.jpg&quot;&quot;)}&quot;)" office:value-type="string" office:string-value=".img-385 {background-image: url(&quot;dino-385.jpg&quot;)}" calcext:value-type="string">
            <text:p>.img-385 {background-image: url("dino-385.jpg")}</text:p>
          </table:table-cell>
          <table:table-cell table:style-name="ce2" table:formula="of:=CONCATENATE(&quot;&lt;img src=&quot;&quot;empty.png&quot;&quot; class=&quot;&quot;img-&quot;;TEXT([.A386];&quot;000&quot;);&quot;&quot;&quot;&gt;&quot;)" office:value-type="string" office:string-value="&lt;img src=&quot;empty.png&quot; class=&quot;img-385&quot;&gt;" calcext:value-type="string">
            <text:p>&lt;img src="empty.png" class="img-385"&gt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CONCATENATE(&quot;.img-&quot;;TEXT([.A387];&quot;000&quot;);&quot; {background-image: url(&quot;&quot;dino-&quot;;TEXT([.A387];&quot;000&quot;);&quot;.jpg&quot;&quot;)}&quot;)" office:value-type="string" office:string-value=".img-386 {background-image: url(&quot;dino-386.jpg&quot;)}" calcext:value-type="string">
            <text:p>.img-386 {background-image: url("dino-386.jpg")}</text:p>
          </table:table-cell>
          <table:table-cell table:style-name="ce2" table:formula="of:=CONCATENATE(&quot;&lt;img src=&quot;&quot;empty.png&quot;&quot; class=&quot;&quot;img-&quot;;TEXT([.A387];&quot;000&quot;);&quot;&quot;&quot;&gt;&quot;)" office:value-type="string" office:string-value="&lt;img src=&quot;empty.png&quot; class=&quot;img-386&quot;&gt;" calcext:value-type="string">
            <text:p>&lt;img src="empty.png" class="img-386"&gt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CONCATENATE(&quot;.img-&quot;;TEXT([.A388];&quot;000&quot;);&quot; {background-image: url(&quot;&quot;dino-&quot;;TEXT([.A388];&quot;000&quot;);&quot;.jpg&quot;&quot;)}&quot;)" office:value-type="string" office:string-value=".img-387 {background-image: url(&quot;dino-387.jpg&quot;)}" calcext:value-type="string">
            <text:p>.img-387 {background-image: url("dino-387.jpg")}</text:p>
          </table:table-cell>
          <table:table-cell table:style-name="ce2" table:formula="of:=CONCATENATE(&quot;&lt;img src=&quot;&quot;empty.png&quot;&quot; class=&quot;&quot;img-&quot;;TEXT([.A388];&quot;000&quot;);&quot;&quot;&quot;&gt;&quot;)" office:value-type="string" office:string-value="&lt;img src=&quot;empty.png&quot; class=&quot;img-387&quot;&gt;" calcext:value-type="string">
            <text:p>&lt;img src="empty.png" class="img-387"&gt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CONCATENATE(&quot;.img-&quot;;TEXT([.A389];&quot;000&quot;);&quot; {background-image: url(&quot;&quot;dino-&quot;;TEXT([.A389];&quot;000&quot;);&quot;.jpg&quot;&quot;)}&quot;)" office:value-type="string" office:string-value=".img-388 {background-image: url(&quot;dino-388.jpg&quot;)}" calcext:value-type="string">
            <text:p>.img-388 {background-image: url("dino-388.jpg")}</text:p>
          </table:table-cell>
          <table:table-cell table:style-name="ce2" table:formula="of:=CONCATENATE(&quot;&lt;img src=&quot;&quot;empty.png&quot;&quot; class=&quot;&quot;img-&quot;;TEXT([.A389];&quot;000&quot;);&quot;&quot;&quot;&gt;&quot;)" office:value-type="string" office:string-value="&lt;img src=&quot;empty.png&quot; class=&quot;img-388&quot;&gt;" calcext:value-type="string">
            <text:p>&lt;img src="empty.png" class="img-388"&gt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CONCATENATE(&quot;.img-&quot;;TEXT([.A390];&quot;000&quot;);&quot; {background-image: url(&quot;&quot;dino-&quot;;TEXT([.A390];&quot;000&quot;);&quot;.jpg&quot;&quot;)}&quot;)" office:value-type="string" office:string-value=".img-389 {background-image: url(&quot;dino-389.jpg&quot;)}" calcext:value-type="string">
            <text:p>.img-389 {background-image: url("dino-389.jpg")}</text:p>
          </table:table-cell>
          <table:table-cell table:style-name="ce2" table:formula="of:=CONCATENATE(&quot;&lt;img src=&quot;&quot;empty.png&quot;&quot; class=&quot;&quot;img-&quot;;TEXT([.A390];&quot;000&quot;);&quot;&quot;&quot;&gt;&quot;)" office:value-type="string" office:string-value="&lt;img src=&quot;empty.png&quot; class=&quot;img-389&quot;&gt;" calcext:value-type="string">
            <text:p>&lt;img src="empty.png" class="img-389"&gt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CONCATENATE(&quot;.img-&quot;;TEXT([.A391];&quot;000&quot;);&quot; {background-image: url(&quot;&quot;dino-&quot;;TEXT([.A391];&quot;000&quot;);&quot;.jpg&quot;&quot;)}&quot;)" office:value-type="string" office:string-value=".img-390 {background-image: url(&quot;dino-390.jpg&quot;)}" calcext:value-type="string">
            <text:p>.img-390 {background-image: url("dino-390.jpg")}</text:p>
          </table:table-cell>
          <table:table-cell table:style-name="ce2" table:formula="of:=CONCATENATE(&quot;&lt;img src=&quot;&quot;empty.png&quot;&quot; class=&quot;&quot;img-&quot;;TEXT([.A391];&quot;000&quot;);&quot;&quot;&quot;&gt;&quot;)" office:value-type="string" office:string-value="&lt;img src=&quot;empty.png&quot; class=&quot;img-390&quot;&gt;" calcext:value-type="string">
            <text:p>&lt;img src="empty.png" class="img-390"&gt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CONCATENATE(&quot;.img-&quot;;TEXT([.A392];&quot;000&quot;);&quot; {background-image: url(&quot;&quot;dino-&quot;;TEXT([.A392];&quot;000&quot;);&quot;.jpg&quot;&quot;)}&quot;)" office:value-type="string" office:string-value=".img-391 {background-image: url(&quot;dino-391.jpg&quot;)}" calcext:value-type="string">
            <text:p>.img-391 {background-image: url("dino-391.jpg")}</text:p>
          </table:table-cell>
          <table:table-cell table:style-name="ce2" table:formula="of:=CONCATENATE(&quot;&lt;img src=&quot;&quot;empty.png&quot;&quot; class=&quot;&quot;img-&quot;;TEXT([.A392];&quot;000&quot;);&quot;&quot;&quot;&gt;&quot;)" office:value-type="string" office:string-value="&lt;img src=&quot;empty.png&quot; class=&quot;img-391&quot;&gt;" calcext:value-type="string">
            <text:p>&lt;img src="empty.png" class="img-391"&gt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CONCATENATE(&quot;.img-&quot;;TEXT([.A393];&quot;000&quot;);&quot; {background-image: url(&quot;&quot;dino-&quot;;TEXT([.A393];&quot;000&quot;);&quot;.jpg&quot;&quot;)}&quot;)" office:value-type="string" office:string-value=".img-392 {background-image: url(&quot;dino-392.jpg&quot;)}" calcext:value-type="string">
            <text:p>.img-392 {background-image: url("dino-392.jpg")}</text:p>
          </table:table-cell>
          <table:table-cell table:style-name="ce2" table:formula="of:=CONCATENATE(&quot;&lt;img src=&quot;&quot;empty.png&quot;&quot; class=&quot;&quot;img-&quot;;TEXT([.A393];&quot;000&quot;);&quot;&quot;&quot;&gt;&quot;)" office:value-type="string" office:string-value="&lt;img src=&quot;empty.png&quot; class=&quot;img-392&quot;&gt;" calcext:value-type="string">
            <text:p>&lt;img src="empty.png" class="img-392"&gt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CONCATENATE(&quot;.img-&quot;;TEXT([.A394];&quot;000&quot;);&quot; {background-image: url(&quot;&quot;dino-&quot;;TEXT([.A394];&quot;000&quot;);&quot;.jpg&quot;&quot;)}&quot;)" office:value-type="string" office:string-value=".img-393 {background-image: url(&quot;dino-393.jpg&quot;)}" calcext:value-type="string">
            <text:p>.img-393 {background-image: url("dino-393.jpg")}</text:p>
          </table:table-cell>
          <table:table-cell table:style-name="ce2" table:formula="of:=CONCATENATE(&quot;&lt;img src=&quot;&quot;empty.png&quot;&quot; class=&quot;&quot;img-&quot;;TEXT([.A394];&quot;000&quot;);&quot;&quot;&quot;&gt;&quot;)" office:value-type="string" office:string-value="&lt;img src=&quot;empty.png&quot; class=&quot;img-393&quot;&gt;" calcext:value-type="string">
            <text:p>&lt;img src="empty.png" class="img-393"&gt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CONCATENATE(&quot;.img-&quot;;TEXT([.A395];&quot;000&quot;);&quot; {background-image: url(&quot;&quot;dino-&quot;;TEXT([.A395];&quot;000&quot;);&quot;.jpg&quot;&quot;)}&quot;)" office:value-type="string" office:string-value=".img-394 {background-image: url(&quot;dino-394.jpg&quot;)}" calcext:value-type="string">
            <text:p>.img-394 {background-image: url("dino-394.jpg")}</text:p>
          </table:table-cell>
          <table:table-cell table:style-name="ce2" table:formula="of:=CONCATENATE(&quot;&lt;img src=&quot;&quot;empty.png&quot;&quot; class=&quot;&quot;img-&quot;;TEXT([.A395];&quot;000&quot;);&quot;&quot;&quot;&gt;&quot;)" office:value-type="string" office:string-value="&lt;img src=&quot;empty.png&quot; class=&quot;img-394&quot;&gt;" calcext:value-type="string">
            <text:p>&lt;img src="empty.png" class="img-394"&gt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CONCATENATE(&quot;.img-&quot;;TEXT([.A396];&quot;000&quot;);&quot; {background-image: url(&quot;&quot;dino-&quot;;TEXT([.A396];&quot;000&quot;);&quot;.jpg&quot;&quot;)}&quot;)" office:value-type="string" office:string-value=".img-395 {background-image: url(&quot;dino-395.jpg&quot;)}" calcext:value-type="string">
            <text:p>.img-395 {background-image: url("dino-395.jpg")}</text:p>
          </table:table-cell>
          <table:table-cell table:style-name="ce2" table:formula="of:=CONCATENATE(&quot;&lt;img src=&quot;&quot;empty.png&quot;&quot; class=&quot;&quot;img-&quot;;TEXT([.A396];&quot;000&quot;);&quot;&quot;&quot;&gt;&quot;)" office:value-type="string" office:string-value="&lt;img src=&quot;empty.png&quot; class=&quot;img-395&quot;&gt;" calcext:value-type="string">
            <text:p>&lt;img src="empty.png" class="img-395"&gt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CONCATENATE(&quot;.img-&quot;;TEXT([.A397];&quot;000&quot;);&quot; {background-image: url(&quot;&quot;dino-&quot;;TEXT([.A397];&quot;000&quot;);&quot;.jpg&quot;&quot;)}&quot;)" office:value-type="string" office:string-value=".img-396 {background-image: url(&quot;dino-396.jpg&quot;)}" calcext:value-type="string">
            <text:p>.img-396 {background-image: url("dino-396.jpg")}</text:p>
          </table:table-cell>
          <table:table-cell table:style-name="ce2" table:formula="of:=CONCATENATE(&quot;&lt;img src=&quot;&quot;empty.png&quot;&quot; class=&quot;&quot;img-&quot;;TEXT([.A397];&quot;000&quot;);&quot;&quot;&quot;&gt;&quot;)" office:value-type="string" office:string-value="&lt;img src=&quot;empty.png&quot; class=&quot;img-396&quot;&gt;" calcext:value-type="string">
            <text:p>&lt;img src="empty.png" class="img-396"&gt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CONCATENATE(&quot;.img-&quot;;TEXT([.A398];&quot;000&quot;);&quot; {background-image: url(&quot;&quot;dino-&quot;;TEXT([.A398];&quot;000&quot;);&quot;.jpg&quot;&quot;)}&quot;)" office:value-type="string" office:string-value=".img-397 {background-image: url(&quot;dino-397.jpg&quot;)}" calcext:value-type="string">
            <text:p>.img-397 {background-image: url("dino-397.jpg")}</text:p>
          </table:table-cell>
          <table:table-cell table:style-name="ce2" table:formula="of:=CONCATENATE(&quot;&lt;img src=&quot;&quot;empty.png&quot;&quot; class=&quot;&quot;img-&quot;;TEXT([.A398];&quot;000&quot;);&quot;&quot;&quot;&gt;&quot;)" office:value-type="string" office:string-value="&lt;img src=&quot;empty.png&quot; class=&quot;img-397&quot;&gt;" calcext:value-type="string">
            <text:p>&lt;img src="empty.png" class="img-397"&gt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CONCATENATE(&quot;.img-&quot;;TEXT([.A399];&quot;000&quot;);&quot; {background-image: url(&quot;&quot;dino-&quot;;TEXT([.A399];&quot;000&quot;);&quot;.jpg&quot;&quot;)}&quot;)" office:value-type="string" office:string-value=".img-398 {background-image: url(&quot;dino-398.jpg&quot;)}" calcext:value-type="string">
            <text:p>.img-398 {background-image: url("dino-398.jpg")}</text:p>
          </table:table-cell>
          <table:table-cell table:style-name="ce2" table:formula="of:=CONCATENATE(&quot;&lt;img src=&quot;&quot;empty.png&quot;&quot; class=&quot;&quot;img-&quot;;TEXT([.A399];&quot;000&quot;);&quot;&quot;&quot;&gt;&quot;)" office:value-type="string" office:string-value="&lt;img src=&quot;empty.png&quot; class=&quot;img-398&quot;&gt;" calcext:value-type="string">
            <text:p>&lt;img src="empty.png" class="img-398"&gt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CONCATENATE(&quot;.img-&quot;;TEXT([.A400];&quot;000&quot;);&quot; {background-image: url(&quot;&quot;dino-&quot;;TEXT([.A400];&quot;000&quot;);&quot;.jpg&quot;&quot;)}&quot;)" office:value-type="string" office:string-value=".img-399 {background-image: url(&quot;dino-399.jpg&quot;)}" calcext:value-type="string">
            <text:p>.img-399 {background-image: url("dino-399.jpg")}</text:p>
          </table:table-cell>
          <table:table-cell table:style-name="ce2" table:formula="of:=CONCATENATE(&quot;&lt;img src=&quot;&quot;empty.png&quot;&quot; class=&quot;&quot;img-&quot;;TEXT([.A400];&quot;000&quot;);&quot;&quot;&quot;&gt;&quot;)" office:value-type="string" office:string-value="&lt;img src=&quot;empty.png&quot; class=&quot;img-399&quot;&gt;" calcext:value-type="string">
            <text:p>&lt;img src="empty.png" class="img-399"&gt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CONCATENATE(&quot;.img-&quot;;TEXT([.A401];&quot;000&quot;);&quot; {background-image: url(&quot;&quot;dino-&quot;;TEXT([.A401];&quot;000&quot;);&quot;.jpg&quot;&quot;)}&quot;)" office:value-type="string" office:string-value=".img-400 {background-image: url(&quot;dino-400.jpg&quot;)}" calcext:value-type="string">
            <text:p>.img-400 {background-image: url("dino-400.jpg")}</text:p>
          </table:table-cell>
          <table:table-cell table:style-name="ce2" table:formula="of:=CONCATENATE(&quot;&lt;img src=&quot;&quot;empty.png&quot;&quot; class=&quot;&quot;img-&quot;;TEXT([.A401];&quot;000&quot;);&quot;&quot;&quot;&gt;&quot;)" office:value-type="string" office:string-value="&lt;img src=&quot;empty.png&quot; class=&quot;img-400&quot;&gt;" calcext:value-type="string">
            <text:p>&lt;img src="empty.png" class="img-400"&gt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CONCATENATE(&quot;.img-&quot;;TEXT([.A402];&quot;000&quot;);&quot; {background-image: url(&quot;&quot;dino-&quot;;TEXT([.A402];&quot;000&quot;);&quot;.jpg&quot;&quot;)}&quot;)" office:value-type="string" office:string-value=".img-401 {background-image: url(&quot;dino-401.jpg&quot;)}" calcext:value-type="string">
            <text:p>.img-401 {background-image: url("dino-401.jpg")}</text:p>
          </table:table-cell>
          <table:table-cell table:style-name="ce2" table:formula="of:=CONCATENATE(&quot;&lt;img src=&quot;&quot;empty.png&quot;&quot; class=&quot;&quot;img-&quot;;TEXT([.A402];&quot;000&quot;);&quot;&quot;&quot;&gt;&quot;)" office:value-type="string" office:string-value="&lt;img src=&quot;empty.png&quot; class=&quot;img-401&quot;&gt;" calcext:value-type="string">
            <text:p>&lt;img src="empty.png" class="img-401"&gt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CONCATENATE(&quot;.img-&quot;;TEXT([.A403];&quot;000&quot;);&quot; {background-image: url(&quot;&quot;dino-&quot;;TEXT([.A403];&quot;000&quot;);&quot;.jpg&quot;&quot;)}&quot;)" office:value-type="string" office:string-value=".img-402 {background-image: url(&quot;dino-402.jpg&quot;)}" calcext:value-type="string">
            <text:p>.img-402 {background-image: url("dino-402.jpg")}</text:p>
          </table:table-cell>
          <table:table-cell table:style-name="ce2" table:formula="of:=CONCATENATE(&quot;&lt;img src=&quot;&quot;empty.png&quot;&quot; class=&quot;&quot;img-&quot;;TEXT([.A403];&quot;000&quot;);&quot;&quot;&quot;&gt;&quot;)" office:value-type="string" office:string-value="&lt;img src=&quot;empty.png&quot; class=&quot;img-402&quot;&gt;" calcext:value-type="string">
            <text:p>&lt;img src="empty.png" class="img-402"&gt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CONCATENATE(&quot;.img-&quot;;TEXT([.A404];&quot;000&quot;);&quot; {background-image: url(&quot;&quot;dino-&quot;;TEXT([.A404];&quot;000&quot;);&quot;.jpg&quot;&quot;)}&quot;)" office:value-type="string" office:string-value=".img-403 {background-image: url(&quot;dino-403.jpg&quot;)}" calcext:value-type="string">
            <text:p>.img-403 {background-image: url("dino-403.jpg")}</text:p>
          </table:table-cell>
          <table:table-cell table:style-name="ce2" table:formula="of:=CONCATENATE(&quot;&lt;img src=&quot;&quot;empty.png&quot;&quot; class=&quot;&quot;img-&quot;;TEXT([.A404];&quot;000&quot;);&quot;&quot;&quot;&gt;&quot;)" office:value-type="string" office:string-value="&lt;img src=&quot;empty.png&quot; class=&quot;img-403&quot;&gt;" calcext:value-type="string">
            <text:p>&lt;img src="empty.png" class="img-403"&gt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CONCATENATE(&quot;.img-&quot;;TEXT([.A405];&quot;000&quot;);&quot; {background-image: url(&quot;&quot;dino-&quot;;TEXT([.A405];&quot;000&quot;);&quot;.jpg&quot;&quot;)}&quot;)" office:value-type="string" office:string-value=".img-404 {background-image: url(&quot;dino-404.jpg&quot;)}" calcext:value-type="string">
            <text:p>.img-404 {background-image: url("dino-404.jpg")}</text:p>
          </table:table-cell>
          <table:table-cell table:style-name="ce2" table:formula="of:=CONCATENATE(&quot;&lt;img src=&quot;&quot;empty.png&quot;&quot; class=&quot;&quot;img-&quot;;TEXT([.A405];&quot;000&quot;);&quot;&quot;&quot;&gt;&quot;)" office:value-type="string" office:string-value="&lt;img src=&quot;empty.png&quot; class=&quot;img-404&quot;&gt;" calcext:value-type="string">
            <text:p>&lt;img src="empty.png" class="img-404"&gt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CONCATENATE(&quot;.img-&quot;;TEXT([.A406];&quot;000&quot;);&quot; {background-image: url(&quot;&quot;dino-&quot;;TEXT([.A406];&quot;000&quot;);&quot;.jpg&quot;&quot;)}&quot;)" office:value-type="string" office:string-value=".img-405 {background-image: url(&quot;dino-405.jpg&quot;)}" calcext:value-type="string">
            <text:p>.img-405 {background-image: url("dino-405.jpg")}</text:p>
          </table:table-cell>
          <table:table-cell table:style-name="ce2" table:formula="of:=CONCATENATE(&quot;&lt;img src=&quot;&quot;empty.png&quot;&quot; class=&quot;&quot;img-&quot;;TEXT([.A406];&quot;000&quot;);&quot;&quot;&quot;&gt;&quot;)" office:value-type="string" office:string-value="&lt;img src=&quot;empty.png&quot; class=&quot;img-405&quot;&gt;" calcext:value-type="string">
            <text:p>&lt;img src="empty.png" class="img-405"&gt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CONCATENATE(&quot;.img-&quot;;TEXT([.A407];&quot;000&quot;);&quot; {background-image: url(&quot;&quot;dino-&quot;;TEXT([.A407];&quot;000&quot;);&quot;.jpg&quot;&quot;)}&quot;)" office:value-type="string" office:string-value=".img-406 {background-image: url(&quot;dino-406.jpg&quot;)}" calcext:value-type="string">
            <text:p>.img-406 {background-image: url("dino-406.jpg")}</text:p>
          </table:table-cell>
          <table:table-cell table:style-name="ce2" table:formula="of:=CONCATENATE(&quot;&lt;img src=&quot;&quot;empty.png&quot;&quot; class=&quot;&quot;img-&quot;;TEXT([.A407];&quot;000&quot;);&quot;&quot;&quot;&gt;&quot;)" office:value-type="string" office:string-value="&lt;img src=&quot;empty.png&quot; class=&quot;img-406&quot;&gt;" calcext:value-type="string">
            <text:p>&lt;img src="empty.png" class="img-406"&gt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CONCATENATE(&quot;.img-&quot;;TEXT([.A408];&quot;000&quot;);&quot; {background-image: url(&quot;&quot;dino-&quot;;TEXT([.A408];&quot;000&quot;);&quot;.jpg&quot;&quot;)}&quot;)" office:value-type="string" office:string-value=".img-407 {background-image: url(&quot;dino-407.jpg&quot;)}" calcext:value-type="string">
            <text:p>.img-407 {background-image: url("dino-407.jpg")}</text:p>
          </table:table-cell>
          <table:table-cell table:style-name="ce2" table:formula="of:=CONCATENATE(&quot;&lt;img src=&quot;&quot;empty.png&quot;&quot; class=&quot;&quot;img-&quot;;TEXT([.A408];&quot;000&quot;);&quot;&quot;&quot;&gt;&quot;)" office:value-type="string" office:string-value="&lt;img src=&quot;empty.png&quot; class=&quot;img-407&quot;&gt;" calcext:value-type="string">
            <text:p>&lt;img src="empty.png" class="img-407"&gt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CONCATENATE(&quot;.img-&quot;;TEXT([.A409];&quot;000&quot;);&quot; {background-image: url(&quot;&quot;dino-&quot;;TEXT([.A409];&quot;000&quot;);&quot;.jpg&quot;&quot;)}&quot;)" office:value-type="string" office:string-value=".img-408 {background-image: url(&quot;dino-408.jpg&quot;)}" calcext:value-type="string">
            <text:p>.img-408 {background-image: url("dino-408.jpg")}</text:p>
          </table:table-cell>
          <table:table-cell table:style-name="ce2" table:formula="of:=CONCATENATE(&quot;&lt;img src=&quot;&quot;empty.png&quot;&quot; class=&quot;&quot;img-&quot;;TEXT([.A409];&quot;000&quot;);&quot;&quot;&quot;&gt;&quot;)" office:value-type="string" office:string-value="&lt;img src=&quot;empty.png&quot; class=&quot;img-408&quot;&gt;" calcext:value-type="string">
            <text:p>&lt;img src="empty.png" class="img-408"&gt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CONCATENATE(&quot;.img-&quot;;TEXT([.A410];&quot;000&quot;);&quot; {background-image: url(&quot;&quot;dino-&quot;;TEXT([.A410];&quot;000&quot;);&quot;.jpg&quot;&quot;)}&quot;)" office:value-type="string" office:string-value=".img-409 {background-image: url(&quot;dino-409.jpg&quot;)}" calcext:value-type="string">
            <text:p>.img-409 {background-image: url("dino-409.jpg")}</text:p>
          </table:table-cell>
          <table:table-cell table:style-name="ce2" table:formula="of:=CONCATENATE(&quot;&lt;img src=&quot;&quot;empty.png&quot;&quot; class=&quot;&quot;img-&quot;;TEXT([.A410];&quot;000&quot;);&quot;&quot;&quot;&gt;&quot;)" office:value-type="string" office:string-value="&lt;img src=&quot;empty.png&quot; class=&quot;img-409&quot;&gt;" calcext:value-type="string">
            <text:p>&lt;img src="empty.png" class="img-409"&gt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CONCATENATE(&quot;.img-&quot;;TEXT([.A411];&quot;000&quot;);&quot; {background-image: url(&quot;&quot;dino-&quot;;TEXT([.A411];&quot;000&quot;);&quot;.jpg&quot;&quot;)}&quot;)" office:value-type="string" office:string-value=".img-410 {background-image: url(&quot;dino-410.jpg&quot;)}" calcext:value-type="string">
            <text:p>.img-410 {background-image: url("dino-410.jpg")}</text:p>
          </table:table-cell>
          <table:table-cell table:style-name="ce2" table:formula="of:=CONCATENATE(&quot;&lt;img src=&quot;&quot;empty.png&quot;&quot; class=&quot;&quot;img-&quot;;TEXT([.A411];&quot;000&quot;);&quot;&quot;&quot;&gt;&quot;)" office:value-type="string" office:string-value="&lt;img src=&quot;empty.png&quot; class=&quot;img-410&quot;&gt;" calcext:value-type="string">
            <text:p>&lt;img src="empty.png" class="img-410"&gt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CONCATENATE(&quot;.img-&quot;;TEXT([.A412];&quot;000&quot;);&quot; {background-image: url(&quot;&quot;dino-&quot;;TEXT([.A412];&quot;000&quot;);&quot;.jpg&quot;&quot;)}&quot;)" office:value-type="string" office:string-value=".img-411 {background-image: url(&quot;dino-411.jpg&quot;)}" calcext:value-type="string">
            <text:p>.img-411 {background-image: url("dino-411.jpg")}</text:p>
          </table:table-cell>
          <table:table-cell table:style-name="ce2" table:formula="of:=CONCATENATE(&quot;&lt;img src=&quot;&quot;empty.png&quot;&quot; class=&quot;&quot;img-&quot;;TEXT([.A412];&quot;000&quot;);&quot;&quot;&quot;&gt;&quot;)" office:value-type="string" office:string-value="&lt;img src=&quot;empty.png&quot; class=&quot;img-411&quot;&gt;" calcext:value-type="string">
            <text:p>&lt;img src="empty.png" class="img-411"&gt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CONCATENATE(&quot;.img-&quot;;TEXT([.A413];&quot;000&quot;);&quot; {background-image: url(&quot;&quot;dino-&quot;;TEXT([.A413];&quot;000&quot;);&quot;.jpg&quot;&quot;)}&quot;)" office:value-type="string" office:string-value=".img-412 {background-image: url(&quot;dino-412.jpg&quot;)}" calcext:value-type="string">
            <text:p>.img-412 {background-image: url("dino-412.jpg")}</text:p>
          </table:table-cell>
          <table:table-cell table:style-name="ce2" table:formula="of:=CONCATENATE(&quot;&lt;img src=&quot;&quot;empty.png&quot;&quot; class=&quot;&quot;img-&quot;;TEXT([.A413];&quot;000&quot;);&quot;&quot;&quot;&gt;&quot;)" office:value-type="string" office:string-value="&lt;img src=&quot;empty.png&quot; class=&quot;img-412&quot;&gt;" calcext:value-type="string">
            <text:p>&lt;img src="empty.png" class="img-412"&gt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CONCATENATE(&quot;.img-&quot;;TEXT([.A414];&quot;000&quot;);&quot; {background-image: url(&quot;&quot;dino-&quot;;TEXT([.A414];&quot;000&quot;);&quot;.jpg&quot;&quot;)}&quot;)" office:value-type="string" office:string-value=".img-413 {background-image: url(&quot;dino-413.jpg&quot;)}" calcext:value-type="string">
            <text:p>.img-413 {background-image: url("dino-413.jpg")}</text:p>
          </table:table-cell>
          <table:table-cell table:style-name="ce2" table:formula="of:=CONCATENATE(&quot;&lt;img src=&quot;&quot;empty.png&quot;&quot; class=&quot;&quot;img-&quot;;TEXT([.A414];&quot;000&quot;);&quot;&quot;&quot;&gt;&quot;)" office:value-type="string" office:string-value="&lt;img src=&quot;empty.png&quot; class=&quot;img-413&quot;&gt;" calcext:value-type="string">
            <text:p>&lt;img src="empty.png" class="img-413"&gt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CONCATENATE(&quot;.img-&quot;;TEXT([.A415];&quot;000&quot;);&quot; {background-image: url(&quot;&quot;dino-&quot;;TEXT([.A415];&quot;000&quot;);&quot;.jpg&quot;&quot;)}&quot;)" office:value-type="string" office:string-value=".img-414 {background-image: url(&quot;dino-414.jpg&quot;)}" calcext:value-type="string">
            <text:p>.img-414 {background-image: url("dino-414.jpg")}</text:p>
          </table:table-cell>
          <table:table-cell table:style-name="ce2" table:formula="of:=CONCATENATE(&quot;&lt;img src=&quot;&quot;empty.png&quot;&quot; class=&quot;&quot;img-&quot;;TEXT([.A415];&quot;000&quot;);&quot;&quot;&quot;&gt;&quot;)" office:value-type="string" office:string-value="&lt;img src=&quot;empty.png&quot; class=&quot;img-414&quot;&gt;" calcext:value-type="string">
            <text:p>&lt;img src="empty.png" class="img-414"&gt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CONCATENATE(&quot;.img-&quot;;TEXT([.A416];&quot;000&quot;);&quot; {background-image: url(&quot;&quot;dino-&quot;;TEXT([.A416];&quot;000&quot;);&quot;.jpg&quot;&quot;)}&quot;)" office:value-type="string" office:string-value=".img-415 {background-image: url(&quot;dino-415.jpg&quot;)}" calcext:value-type="string">
            <text:p>.img-415 {background-image: url("dino-415.jpg")}</text:p>
          </table:table-cell>
          <table:table-cell table:style-name="ce2" table:formula="of:=CONCATENATE(&quot;&lt;img src=&quot;&quot;empty.png&quot;&quot; class=&quot;&quot;img-&quot;;TEXT([.A416];&quot;000&quot;);&quot;&quot;&quot;&gt;&quot;)" office:value-type="string" office:string-value="&lt;img src=&quot;empty.png&quot; class=&quot;img-415&quot;&gt;" calcext:value-type="string">
            <text:p>&lt;img src="empty.png" class="img-415"&gt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CONCATENATE(&quot;.img-&quot;;TEXT([.A417];&quot;000&quot;);&quot; {background-image: url(&quot;&quot;dino-&quot;;TEXT([.A417];&quot;000&quot;);&quot;.jpg&quot;&quot;)}&quot;)" office:value-type="string" office:string-value=".img-416 {background-image: url(&quot;dino-416.jpg&quot;)}" calcext:value-type="string">
            <text:p>.img-416 {background-image: url("dino-416.jpg")}</text:p>
          </table:table-cell>
          <table:table-cell table:style-name="ce2" table:formula="of:=CONCATENATE(&quot;&lt;img src=&quot;&quot;empty.png&quot;&quot; class=&quot;&quot;img-&quot;;TEXT([.A417];&quot;000&quot;);&quot;&quot;&quot;&gt;&quot;)" office:value-type="string" office:string-value="&lt;img src=&quot;empty.png&quot; class=&quot;img-416&quot;&gt;" calcext:value-type="string">
            <text:p>&lt;img src="empty.png" class="img-416"&gt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CONCATENATE(&quot;.img-&quot;;TEXT([.A418];&quot;000&quot;);&quot; {background-image: url(&quot;&quot;dino-&quot;;TEXT([.A418];&quot;000&quot;);&quot;.jpg&quot;&quot;)}&quot;)" office:value-type="string" office:string-value=".img-417 {background-image: url(&quot;dino-417.jpg&quot;)}" calcext:value-type="string">
            <text:p>.img-417 {background-image: url("dino-417.jpg")}</text:p>
          </table:table-cell>
          <table:table-cell table:style-name="ce2" table:formula="of:=CONCATENATE(&quot;&lt;img src=&quot;&quot;empty.png&quot;&quot; class=&quot;&quot;img-&quot;;TEXT([.A418];&quot;000&quot;);&quot;&quot;&quot;&gt;&quot;)" office:value-type="string" office:string-value="&lt;img src=&quot;empty.png&quot; class=&quot;img-417&quot;&gt;" calcext:value-type="string">
            <text:p>&lt;img src="empty.png" class="img-417"&gt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CONCATENATE(&quot;.img-&quot;;TEXT([.A419];&quot;000&quot;);&quot; {background-image: url(&quot;&quot;dino-&quot;;TEXT([.A419];&quot;000&quot;);&quot;.jpg&quot;&quot;)}&quot;)" office:value-type="string" office:string-value=".img-418 {background-image: url(&quot;dino-418.jpg&quot;)}" calcext:value-type="string">
            <text:p>.img-418 {background-image: url("dino-418.jpg")}</text:p>
          </table:table-cell>
          <table:table-cell table:style-name="ce2" table:formula="of:=CONCATENATE(&quot;&lt;img src=&quot;&quot;empty.png&quot;&quot; class=&quot;&quot;img-&quot;;TEXT([.A419];&quot;000&quot;);&quot;&quot;&quot;&gt;&quot;)" office:value-type="string" office:string-value="&lt;img src=&quot;empty.png&quot; class=&quot;img-418&quot;&gt;" calcext:value-type="string">
            <text:p>&lt;img src="empty.png" class="img-418"&gt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CONCATENATE(&quot;.img-&quot;;TEXT([.A420];&quot;000&quot;);&quot; {background-image: url(&quot;&quot;dino-&quot;;TEXT([.A420];&quot;000&quot;);&quot;.jpg&quot;&quot;)}&quot;)" office:value-type="string" office:string-value=".img-419 {background-image: url(&quot;dino-419.jpg&quot;)}" calcext:value-type="string">
            <text:p>.img-419 {background-image: url("dino-419.jpg")}</text:p>
          </table:table-cell>
          <table:table-cell table:style-name="ce2" table:formula="of:=CONCATENATE(&quot;&lt;img src=&quot;&quot;empty.png&quot;&quot; class=&quot;&quot;img-&quot;;TEXT([.A420];&quot;000&quot;);&quot;&quot;&quot;&gt;&quot;)" office:value-type="string" office:string-value="&lt;img src=&quot;empty.png&quot; class=&quot;img-419&quot;&gt;" calcext:value-type="string">
            <text:p>&lt;img src="empty.png" class="img-419"&gt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NCATENATE(&quot;.img-&quot;;TEXT([.A421];&quot;000&quot;);&quot; {background-image: url(&quot;&quot;dino-&quot;;TEXT([.A421];&quot;000&quot;);&quot;.jpg&quot;&quot;)}&quot;)" office:value-type="string" office:string-value=".img-420 {background-image: url(&quot;dino-420.jpg&quot;)}" calcext:value-type="string">
            <text:p>.img-420 {background-image: url("dino-420.jpg")}</text:p>
          </table:table-cell>
          <table:table-cell table:style-name="ce2" table:formula="of:=CONCATENATE(&quot;&lt;img src=&quot;&quot;empty.png&quot;&quot; class=&quot;&quot;img-&quot;;TEXT([.A421];&quot;000&quot;);&quot;&quot;&quot;&gt;&quot;)" office:value-type="string" office:string-value="&lt;img src=&quot;empty.png&quot; class=&quot;img-420&quot;&gt;" calcext:value-type="string">
            <text:p>&lt;img src="empty.png" class="img-420"&gt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CONCATENATE(&quot;.img-&quot;;TEXT([.A422];&quot;000&quot;);&quot; {background-image: url(&quot;&quot;dino-&quot;;TEXT([.A422];&quot;000&quot;);&quot;.jpg&quot;&quot;)}&quot;)" office:value-type="string" office:string-value=".img-421 {background-image: url(&quot;dino-421.jpg&quot;)}" calcext:value-type="string">
            <text:p>.img-421 {background-image: url("dino-421.jpg")}</text:p>
          </table:table-cell>
          <table:table-cell table:style-name="ce2" table:formula="of:=CONCATENATE(&quot;&lt;img src=&quot;&quot;empty.png&quot;&quot; class=&quot;&quot;img-&quot;;TEXT([.A422];&quot;000&quot;);&quot;&quot;&quot;&gt;&quot;)" office:value-type="string" office:string-value="&lt;img src=&quot;empty.png&quot; class=&quot;img-421&quot;&gt;" calcext:value-type="string">
            <text:p>&lt;img src="empty.png" class="img-421"&gt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CONCATENATE(&quot;.img-&quot;;TEXT([.A423];&quot;000&quot;);&quot; {background-image: url(&quot;&quot;dino-&quot;;TEXT([.A423];&quot;000&quot;);&quot;.jpg&quot;&quot;)}&quot;)" office:value-type="string" office:string-value=".img-422 {background-image: url(&quot;dino-422.jpg&quot;)}" calcext:value-type="string">
            <text:p>.img-422 {background-image: url("dino-422.jpg")}</text:p>
          </table:table-cell>
          <table:table-cell table:style-name="ce2" table:formula="of:=CONCATENATE(&quot;&lt;img src=&quot;&quot;empty.png&quot;&quot; class=&quot;&quot;img-&quot;;TEXT([.A423];&quot;000&quot;);&quot;&quot;&quot;&gt;&quot;)" office:value-type="string" office:string-value="&lt;img src=&quot;empty.png&quot; class=&quot;img-422&quot;&gt;" calcext:value-type="string">
            <text:p>&lt;img src="empty.png" class="img-422"&gt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CONCATENATE(&quot;.img-&quot;;TEXT([.A424];&quot;000&quot;);&quot; {background-image: url(&quot;&quot;dino-&quot;;TEXT([.A424];&quot;000&quot;);&quot;.jpg&quot;&quot;)}&quot;)" office:value-type="string" office:string-value=".img-423 {background-image: url(&quot;dino-423.jpg&quot;)}" calcext:value-type="string">
            <text:p>.img-423 {background-image: url("dino-423.jpg")}</text:p>
          </table:table-cell>
          <table:table-cell table:style-name="ce2" table:formula="of:=CONCATENATE(&quot;&lt;img src=&quot;&quot;empty.png&quot;&quot; class=&quot;&quot;img-&quot;;TEXT([.A424];&quot;000&quot;);&quot;&quot;&quot;&gt;&quot;)" office:value-type="string" office:string-value="&lt;img src=&quot;empty.png&quot; class=&quot;img-423&quot;&gt;" calcext:value-type="string">
            <text:p>&lt;img src="empty.png" class="img-423"&gt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CONCATENATE(&quot;.img-&quot;;TEXT([.A425];&quot;000&quot;);&quot; {background-image: url(&quot;&quot;dino-&quot;;TEXT([.A425];&quot;000&quot;);&quot;.jpg&quot;&quot;)}&quot;)" office:value-type="string" office:string-value=".img-424 {background-image: url(&quot;dino-424.jpg&quot;)}" calcext:value-type="string">
            <text:p>.img-424 {background-image: url("dino-424.jpg")}</text:p>
          </table:table-cell>
          <table:table-cell table:style-name="ce2" table:formula="of:=CONCATENATE(&quot;&lt;img src=&quot;&quot;empty.png&quot;&quot; class=&quot;&quot;img-&quot;;TEXT([.A425];&quot;000&quot;);&quot;&quot;&quot;&gt;&quot;)" office:value-type="string" office:string-value="&lt;img src=&quot;empty.png&quot; class=&quot;img-424&quot;&gt;" calcext:value-type="string">
            <text:p>&lt;img src="empty.png" class="img-424"&gt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CONCATENATE(&quot;.img-&quot;;TEXT([.A426];&quot;000&quot;);&quot; {background-image: url(&quot;&quot;dino-&quot;;TEXT([.A426];&quot;000&quot;);&quot;.jpg&quot;&quot;)}&quot;)" office:value-type="string" office:string-value=".img-425 {background-image: url(&quot;dino-425.jpg&quot;)}" calcext:value-type="string">
            <text:p>.img-425 {background-image: url("dino-425.jpg")}</text:p>
          </table:table-cell>
          <table:table-cell table:style-name="ce2" table:formula="of:=CONCATENATE(&quot;&lt;img src=&quot;&quot;empty.png&quot;&quot; class=&quot;&quot;img-&quot;;TEXT([.A426];&quot;000&quot;);&quot;&quot;&quot;&gt;&quot;)" office:value-type="string" office:string-value="&lt;img src=&quot;empty.png&quot; class=&quot;img-425&quot;&gt;" calcext:value-type="string">
            <text:p>&lt;img src="empty.png" class="img-425"&gt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CONCATENATE(&quot;.img-&quot;;TEXT([.A427];&quot;000&quot;);&quot; {background-image: url(&quot;&quot;dino-&quot;;TEXT([.A427];&quot;000&quot;);&quot;.jpg&quot;&quot;)}&quot;)" office:value-type="string" office:string-value=".img-426 {background-image: url(&quot;dino-426.jpg&quot;)}" calcext:value-type="string">
            <text:p>.img-426 {background-image: url("dino-426.jpg")}</text:p>
          </table:table-cell>
          <table:table-cell table:style-name="ce2" table:formula="of:=CONCATENATE(&quot;&lt;img src=&quot;&quot;empty.png&quot;&quot; class=&quot;&quot;img-&quot;;TEXT([.A427];&quot;000&quot;);&quot;&quot;&quot;&gt;&quot;)" office:value-type="string" office:string-value="&lt;img src=&quot;empty.png&quot; class=&quot;img-426&quot;&gt;" calcext:value-type="string">
            <text:p>&lt;img src="empty.png" class="img-426"&gt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CONCATENATE(&quot;.img-&quot;;TEXT([.A428];&quot;000&quot;);&quot; {background-image: url(&quot;&quot;dino-&quot;;TEXT([.A428];&quot;000&quot;);&quot;.jpg&quot;&quot;)}&quot;)" office:value-type="string" office:string-value=".img-427 {background-image: url(&quot;dino-427.jpg&quot;)}" calcext:value-type="string">
            <text:p>.img-427 {background-image: url("dino-427.jpg")}</text:p>
          </table:table-cell>
          <table:table-cell table:style-name="ce2" table:formula="of:=CONCATENATE(&quot;&lt;img src=&quot;&quot;empty.png&quot;&quot; class=&quot;&quot;img-&quot;;TEXT([.A428];&quot;000&quot;);&quot;&quot;&quot;&gt;&quot;)" office:value-type="string" office:string-value="&lt;img src=&quot;empty.png&quot; class=&quot;img-427&quot;&gt;" calcext:value-type="string">
            <text:p>&lt;img src="empty.png" class="img-427"&gt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CONCATENATE(&quot;.img-&quot;;TEXT([.A429];&quot;000&quot;);&quot; {background-image: url(&quot;&quot;dino-&quot;;TEXT([.A429];&quot;000&quot;);&quot;.jpg&quot;&quot;)}&quot;)" office:value-type="string" office:string-value=".img-428 {background-image: url(&quot;dino-428.jpg&quot;)}" calcext:value-type="string">
            <text:p>.img-428 {background-image: url("dino-428.jpg")}</text:p>
          </table:table-cell>
          <table:table-cell table:style-name="ce2" table:formula="of:=CONCATENATE(&quot;&lt;img src=&quot;&quot;empty.png&quot;&quot; class=&quot;&quot;img-&quot;;TEXT([.A429];&quot;000&quot;);&quot;&quot;&quot;&gt;&quot;)" office:value-type="string" office:string-value="&lt;img src=&quot;empty.png&quot; class=&quot;img-428&quot;&gt;" calcext:value-type="string">
            <text:p>&lt;img src="empty.png" class="img-428"&gt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CONCATENATE(&quot;.img-&quot;;TEXT([.A430];&quot;000&quot;);&quot; {background-image: url(&quot;&quot;dino-&quot;;TEXT([.A430];&quot;000&quot;);&quot;.jpg&quot;&quot;)}&quot;)" office:value-type="string" office:string-value=".img-429 {background-image: url(&quot;dino-429.jpg&quot;)}" calcext:value-type="string">
            <text:p>.img-429 {background-image: url("dino-429.jpg")}</text:p>
          </table:table-cell>
          <table:table-cell table:style-name="ce2" table:formula="of:=CONCATENATE(&quot;&lt;img src=&quot;&quot;empty.png&quot;&quot; class=&quot;&quot;img-&quot;;TEXT([.A430];&quot;000&quot;);&quot;&quot;&quot;&gt;&quot;)" office:value-type="string" office:string-value="&lt;img src=&quot;empty.png&quot; class=&quot;img-429&quot;&gt;" calcext:value-type="string">
            <text:p>&lt;img src="empty.png" class="img-429"&gt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CONCATENATE(&quot;.img-&quot;;TEXT([.A431];&quot;000&quot;);&quot; {background-image: url(&quot;&quot;dino-&quot;;TEXT([.A431];&quot;000&quot;);&quot;.jpg&quot;&quot;)}&quot;)" office:value-type="string" office:string-value=".img-430 {background-image: url(&quot;dino-430.jpg&quot;)}" calcext:value-type="string">
            <text:p>.img-430 {background-image: url("dino-430.jpg")}</text:p>
          </table:table-cell>
          <table:table-cell table:style-name="ce2" table:formula="of:=CONCATENATE(&quot;&lt;img src=&quot;&quot;empty.png&quot;&quot; class=&quot;&quot;img-&quot;;TEXT([.A431];&quot;000&quot;);&quot;&quot;&quot;&gt;&quot;)" office:value-type="string" office:string-value="&lt;img src=&quot;empty.png&quot; class=&quot;img-430&quot;&gt;" calcext:value-type="string">
            <text:p>&lt;img src="empty.png" class="img-430"&gt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CONCATENATE(&quot;.img-&quot;;TEXT([.A432];&quot;000&quot;);&quot; {background-image: url(&quot;&quot;dino-&quot;;TEXT([.A432];&quot;000&quot;);&quot;.jpg&quot;&quot;)}&quot;)" office:value-type="string" office:string-value=".img-431 {background-image: url(&quot;dino-431.jpg&quot;)}" calcext:value-type="string">
            <text:p>.img-431 {background-image: url("dino-431.jpg")}</text:p>
          </table:table-cell>
          <table:table-cell table:style-name="ce2" table:formula="of:=CONCATENATE(&quot;&lt;img src=&quot;&quot;empty.png&quot;&quot; class=&quot;&quot;img-&quot;;TEXT([.A432];&quot;000&quot;);&quot;&quot;&quot;&gt;&quot;)" office:value-type="string" office:string-value="&lt;img src=&quot;empty.png&quot; class=&quot;img-431&quot;&gt;" calcext:value-type="string">
            <text:p>&lt;img src="empty.png" class="img-431"&gt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CONCATENATE(&quot;.img-&quot;;TEXT([.A433];&quot;000&quot;);&quot; {background-image: url(&quot;&quot;dino-&quot;;TEXT([.A433];&quot;000&quot;);&quot;.jpg&quot;&quot;)}&quot;)" office:value-type="string" office:string-value=".img-432 {background-image: url(&quot;dino-432.jpg&quot;)}" calcext:value-type="string">
            <text:p>.img-432 {background-image: url("dino-432.jpg")}</text:p>
          </table:table-cell>
          <table:table-cell table:style-name="ce2" table:formula="of:=CONCATENATE(&quot;&lt;img src=&quot;&quot;empty.png&quot;&quot; class=&quot;&quot;img-&quot;;TEXT([.A433];&quot;000&quot;);&quot;&quot;&quot;&gt;&quot;)" office:value-type="string" office:string-value="&lt;img src=&quot;empty.png&quot; class=&quot;img-432&quot;&gt;" calcext:value-type="string">
            <text:p>&lt;img src="empty.png" class="img-432"&gt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CONCATENATE(&quot;.img-&quot;;TEXT([.A434];&quot;000&quot;);&quot; {background-image: url(&quot;&quot;dino-&quot;;TEXT([.A434];&quot;000&quot;);&quot;.jpg&quot;&quot;)}&quot;)" office:value-type="string" office:string-value=".img-433 {background-image: url(&quot;dino-433.jpg&quot;)}" calcext:value-type="string">
            <text:p>.img-433 {background-image: url("dino-433.jpg")}</text:p>
          </table:table-cell>
          <table:table-cell table:style-name="ce2" table:formula="of:=CONCATENATE(&quot;&lt;img src=&quot;&quot;empty.png&quot;&quot; class=&quot;&quot;img-&quot;;TEXT([.A434];&quot;000&quot;);&quot;&quot;&quot;&gt;&quot;)" office:value-type="string" office:string-value="&lt;img src=&quot;empty.png&quot; class=&quot;img-433&quot;&gt;" calcext:value-type="string">
            <text:p>&lt;img src="empty.png" class="img-433"&gt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CONCATENATE(&quot;.img-&quot;;TEXT([.A435];&quot;000&quot;);&quot; {background-image: url(&quot;&quot;dino-&quot;;TEXT([.A435];&quot;000&quot;);&quot;.jpg&quot;&quot;)}&quot;)" office:value-type="string" office:string-value=".img-434 {background-image: url(&quot;dino-434.jpg&quot;)}" calcext:value-type="string">
            <text:p>.img-434 {background-image: url("dino-434.jpg")}</text:p>
          </table:table-cell>
          <table:table-cell table:style-name="ce2" table:formula="of:=CONCATENATE(&quot;&lt;img src=&quot;&quot;empty.png&quot;&quot; class=&quot;&quot;img-&quot;;TEXT([.A435];&quot;000&quot;);&quot;&quot;&quot;&gt;&quot;)" office:value-type="string" office:string-value="&lt;img src=&quot;empty.png&quot; class=&quot;img-434&quot;&gt;" calcext:value-type="string">
            <text:p>&lt;img src="empty.png" class="img-434"&gt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CONCATENATE(&quot;.img-&quot;;TEXT([.A436];&quot;000&quot;);&quot; {background-image: url(&quot;&quot;dino-&quot;;TEXT([.A436];&quot;000&quot;);&quot;.jpg&quot;&quot;)}&quot;)" office:value-type="string" office:string-value=".img-435 {background-image: url(&quot;dino-435.jpg&quot;)}" calcext:value-type="string">
            <text:p>.img-435 {background-image: url("dino-435.jpg")}</text:p>
          </table:table-cell>
          <table:table-cell table:style-name="ce2" table:formula="of:=CONCATENATE(&quot;&lt;img src=&quot;&quot;empty.png&quot;&quot; class=&quot;&quot;img-&quot;;TEXT([.A436];&quot;000&quot;);&quot;&quot;&quot;&gt;&quot;)" office:value-type="string" office:string-value="&lt;img src=&quot;empty.png&quot; class=&quot;img-435&quot;&gt;" calcext:value-type="string">
            <text:p>&lt;img src="empty.png" class="img-435"&gt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NCATENATE(&quot;.img-&quot;;TEXT([.A437];&quot;000&quot;);&quot; {background-image: url(&quot;&quot;dino-&quot;;TEXT([.A437];&quot;000&quot;);&quot;.jpg&quot;&quot;)}&quot;)" office:value-type="string" office:string-value=".img-436 {background-image: url(&quot;dino-436.jpg&quot;)}" calcext:value-type="string">
            <text:p>.img-436 {background-image: url("dino-436.jpg")}</text:p>
          </table:table-cell>
          <table:table-cell table:style-name="ce2" table:formula="of:=CONCATENATE(&quot;&lt;img src=&quot;&quot;empty.png&quot;&quot; class=&quot;&quot;img-&quot;;TEXT([.A437];&quot;000&quot;);&quot;&quot;&quot;&gt;&quot;)" office:value-type="string" office:string-value="&lt;img src=&quot;empty.png&quot; class=&quot;img-436&quot;&gt;" calcext:value-type="string">
            <text:p>&lt;img src="empty.png" class="img-436"&gt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CONCATENATE(&quot;.img-&quot;;TEXT([.A438];&quot;000&quot;);&quot; {background-image: url(&quot;&quot;dino-&quot;;TEXT([.A438];&quot;000&quot;);&quot;.jpg&quot;&quot;)}&quot;)" office:value-type="string" office:string-value=".img-437 {background-image: url(&quot;dino-437.jpg&quot;)}" calcext:value-type="string">
            <text:p>.img-437 {background-image: url("dino-437.jpg")}</text:p>
          </table:table-cell>
          <table:table-cell table:style-name="ce2" table:formula="of:=CONCATENATE(&quot;&lt;img src=&quot;&quot;empty.png&quot;&quot; class=&quot;&quot;img-&quot;;TEXT([.A438];&quot;000&quot;);&quot;&quot;&quot;&gt;&quot;)" office:value-type="string" office:string-value="&lt;img src=&quot;empty.png&quot; class=&quot;img-437&quot;&gt;" calcext:value-type="string">
            <text:p>&lt;img src="empty.png" class="img-437"&gt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CONCATENATE(&quot;.img-&quot;;TEXT([.A439];&quot;000&quot;);&quot; {background-image: url(&quot;&quot;dino-&quot;;TEXT([.A439];&quot;000&quot;);&quot;.jpg&quot;&quot;)}&quot;)" office:value-type="string" office:string-value=".img-438 {background-image: url(&quot;dino-438.jpg&quot;)}" calcext:value-type="string">
            <text:p>.img-438 {background-image: url("dino-438.jpg")}</text:p>
          </table:table-cell>
          <table:table-cell table:style-name="ce2" table:formula="of:=CONCATENATE(&quot;&lt;img src=&quot;&quot;empty.png&quot;&quot; class=&quot;&quot;img-&quot;;TEXT([.A439];&quot;000&quot;);&quot;&quot;&quot;&gt;&quot;)" office:value-type="string" office:string-value="&lt;img src=&quot;empty.png&quot; class=&quot;img-438&quot;&gt;" calcext:value-type="string">
            <text:p>&lt;img src="empty.png" class="img-438"&gt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CONCATENATE(&quot;.img-&quot;;TEXT([.A440];&quot;000&quot;);&quot; {background-image: url(&quot;&quot;dino-&quot;;TEXT([.A440];&quot;000&quot;);&quot;.jpg&quot;&quot;)}&quot;)" office:value-type="string" office:string-value=".img-439 {background-image: url(&quot;dino-439.jpg&quot;)}" calcext:value-type="string">
            <text:p>.img-439 {background-image: url("dino-439.jpg")}</text:p>
          </table:table-cell>
          <table:table-cell table:style-name="ce2" table:formula="of:=CONCATENATE(&quot;&lt;img src=&quot;&quot;empty.png&quot;&quot; class=&quot;&quot;img-&quot;;TEXT([.A440];&quot;000&quot;);&quot;&quot;&quot;&gt;&quot;)" office:value-type="string" office:string-value="&lt;img src=&quot;empty.png&quot; class=&quot;img-439&quot;&gt;" calcext:value-type="string">
            <text:p>&lt;img src="empty.png" class="img-439"&gt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CONCATENATE(&quot;.img-&quot;;TEXT([.A441];&quot;000&quot;);&quot; {background-image: url(&quot;&quot;dino-&quot;;TEXT([.A441];&quot;000&quot;);&quot;.jpg&quot;&quot;)}&quot;)" office:value-type="string" office:string-value=".img-440 {background-image: url(&quot;dino-440.jpg&quot;)}" calcext:value-type="string">
            <text:p>.img-440 {background-image: url("dino-440.jpg")}</text:p>
          </table:table-cell>
          <table:table-cell table:style-name="ce2" table:formula="of:=CONCATENATE(&quot;&lt;img src=&quot;&quot;empty.png&quot;&quot; class=&quot;&quot;img-&quot;;TEXT([.A441];&quot;000&quot;);&quot;&quot;&quot;&gt;&quot;)" office:value-type="string" office:string-value="&lt;img src=&quot;empty.png&quot; class=&quot;img-440&quot;&gt;" calcext:value-type="string">
            <text:p>&lt;img src="empty.png" class="img-440"&gt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CONCATENATE(&quot;.img-&quot;;TEXT([.A442];&quot;000&quot;);&quot; {background-image: url(&quot;&quot;dino-&quot;;TEXT([.A442];&quot;000&quot;);&quot;.jpg&quot;&quot;)}&quot;)" office:value-type="string" office:string-value=".img-441 {background-image: url(&quot;dino-441.jpg&quot;)}" calcext:value-type="string">
            <text:p>.img-441 {background-image: url("dino-441.jpg")}</text:p>
          </table:table-cell>
          <table:table-cell table:style-name="ce2" table:formula="of:=CONCATENATE(&quot;&lt;img src=&quot;&quot;empty.png&quot;&quot; class=&quot;&quot;img-&quot;;TEXT([.A442];&quot;000&quot;);&quot;&quot;&quot;&gt;&quot;)" office:value-type="string" office:string-value="&lt;img src=&quot;empty.png&quot; class=&quot;img-441&quot;&gt;" calcext:value-type="string">
            <text:p>&lt;img src="empty.png" class="img-441"&gt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NCATENATE(&quot;.img-&quot;;TEXT([.A443];&quot;000&quot;);&quot; {background-image: url(&quot;&quot;dino-&quot;;TEXT([.A443];&quot;000&quot;);&quot;.jpg&quot;&quot;)}&quot;)" office:value-type="string" office:string-value=".img-442 {background-image: url(&quot;dino-442.jpg&quot;)}" calcext:value-type="string">
            <text:p>.img-442 {background-image: url("dino-442.jpg")}</text:p>
          </table:table-cell>
          <table:table-cell table:style-name="ce2" table:formula="of:=CONCATENATE(&quot;&lt;img src=&quot;&quot;empty.png&quot;&quot; class=&quot;&quot;img-&quot;;TEXT([.A443];&quot;000&quot;);&quot;&quot;&quot;&gt;&quot;)" office:value-type="string" office:string-value="&lt;img src=&quot;empty.png&quot; class=&quot;img-442&quot;&gt;" calcext:value-type="string">
            <text:p>&lt;img src="empty.png" class="img-442"&gt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CONCATENATE(&quot;.img-&quot;;TEXT([.A444];&quot;000&quot;);&quot; {background-image: url(&quot;&quot;dino-&quot;;TEXT([.A444];&quot;000&quot;);&quot;.jpg&quot;&quot;)}&quot;)" office:value-type="string" office:string-value=".img-443 {background-image: url(&quot;dino-443.jpg&quot;)}" calcext:value-type="string">
            <text:p>.img-443 {background-image: url("dino-443.jpg")}</text:p>
          </table:table-cell>
          <table:table-cell table:style-name="ce2" table:formula="of:=CONCATENATE(&quot;&lt;img src=&quot;&quot;empty.png&quot;&quot; class=&quot;&quot;img-&quot;;TEXT([.A444];&quot;000&quot;);&quot;&quot;&quot;&gt;&quot;)" office:value-type="string" office:string-value="&lt;img src=&quot;empty.png&quot; class=&quot;img-443&quot;&gt;" calcext:value-type="string">
            <text:p>&lt;img src="empty.png" class="img-443"&gt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CONCATENATE(&quot;.img-&quot;;TEXT([.A445];&quot;000&quot;);&quot; {background-image: url(&quot;&quot;dino-&quot;;TEXT([.A445];&quot;000&quot;);&quot;.jpg&quot;&quot;)}&quot;)" office:value-type="string" office:string-value=".img-444 {background-image: url(&quot;dino-444.jpg&quot;)}" calcext:value-type="string">
            <text:p>.img-444 {background-image: url("dino-444.jpg")}</text:p>
          </table:table-cell>
          <table:table-cell table:style-name="ce2" table:formula="of:=CONCATENATE(&quot;&lt;img src=&quot;&quot;empty.png&quot;&quot; class=&quot;&quot;img-&quot;;TEXT([.A445];&quot;000&quot;);&quot;&quot;&quot;&gt;&quot;)" office:value-type="string" office:string-value="&lt;img src=&quot;empty.png&quot; class=&quot;img-444&quot;&gt;" calcext:value-type="string">
            <text:p>&lt;img src="empty.png" class="img-444"&gt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CONCATENATE(&quot;.img-&quot;;TEXT([.A446];&quot;000&quot;);&quot; {background-image: url(&quot;&quot;dino-&quot;;TEXT([.A446];&quot;000&quot;);&quot;.jpg&quot;&quot;)}&quot;)" office:value-type="string" office:string-value=".img-445 {background-image: url(&quot;dino-445.jpg&quot;)}" calcext:value-type="string">
            <text:p>.img-445 {background-image: url("dino-445.jpg")}</text:p>
          </table:table-cell>
          <table:table-cell table:style-name="ce2" table:formula="of:=CONCATENATE(&quot;&lt;img src=&quot;&quot;empty.png&quot;&quot; class=&quot;&quot;img-&quot;;TEXT([.A446];&quot;000&quot;);&quot;&quot;&quot;&gt;&quot;)" office:value-type="string" office:string-value="&lt;img src=&quot;empty.png&quot; class=&quot;img-445&quot;&gt;" calcext:value-type="string">
            <text:p>&lt;img src="empty.png" class="img-445"&gt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CONCATENATE(&quot;.img-&quot;;TEXT([.A447];&quot;000&quot;);&quot; {background-image: url(&quot;&quot;dino-&quot;;TEXT([.A447];&quot;000&quot;);&quot;.jpg&quot;&quot;)}&quot;)" office:value-type="string" office:string-value=".img-446 {background-image: url(&quot;dino-446.jpg&quot;)}" calcext:value-type="string">
            <text:p>.img-446 {background-image: url("dino-446.jpg")}</text:p>
          </table:table-cell>
          <table:table-cell table:style-name="ce2" table:formula="of:=CONCATENATE(&quot;&lt;img src=&quot;&quot;empty.png&quot;&quot; class=&quot;&quot;img-&quot;;TEXT([.A447];&quot;000&quot;);&quot;&quot;&quot;&gt;&quot;)" office:value-type="string" office:string-value="&lt;img src=&quot;empty.png&quot; class=&quot;img-446&quot;&gt;" calcext:value-type="string">
            <text:p>&lt;img src="empty.png" class="img-446"&gt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CONCATENATE(&quot;.img-&quot;;TEXT([.A448];&quot;000&quot;);&quot; {background-image: url(&quot;&quot;dino-&quot;;TEXT([.A448];&quot;000&quot;);&quot;.jpg&quot;&quot;)}&quot;)" office:value-type="string" office:string-value=".img-447 {background-image: url(&quot;dino-447.jpg&quot;)}" calcext:value-type="string">
            <text:p>.img-447 {background-image: url("dino-447.jpg")}</text:p>
          </table:table-cell>
          <table:table-cell table:style-name="ce2" table:formula="of:=CONCATENATE(&quot;&lt;img src=&quot;&quot;empty.png&quot;&quot; class=&quot;&quot;img-&quot;;TEXT([.A448];&quot;000&quot;);&quot;&quot;&quot;&gt;&quot;)" office:value-type="string" office:string-value="&lt;img src=&quot;empty.png&quot; class=&quot;img-447&quot;&gt;" calcext:value-type="string">
            <text:p>&lt;img src="empty.png" class="img-447"&gt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CONCATENATE(&quot;.img-&quot;;TEXT([.A449];&quot;000&quot;);&quot; {background-image: url(&quot;&quot;dino-&quot;;TEXT([.A449];&quot;000&quot;);&quot;.jpg&quot;&quot;)}&quot;)" office:value-type="string" office:string-value=".img-448 {background-image: url(&quot;dino-448.jpg&quot;)}" calcext:value-type="string">
            <text:p>.img-448 {background-image: url("dino-448.jpg")}</text:p>
          </table:table-cell>
          <table:table-cell table:style-name="ce2" table:formula="of:=CONCATENATE(&quot;&lt;img src=&quot;&quot;empty.png&quot;&quot; class=&quot;&quot;img-&quot;;TEXT([.A449];&quot;000&quot;);&quot;&quot;&quot;&gt;&quot;)" office:value-type="string" office:string-value="&lt;img src=&quot;empty.png&quot; class=&quot;img-448&quot;&gt;" calcext:value-type="string">
            <text:p>&lt;img src="empty.png" class="img-448"&gt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CONCATENATE(&quot;.img-&quot;;TEXT([.A450];&quot;000&quot;);&quot; {background-image: url(&quot;&quot;dino-&quot;;TEXT([.A450];&quot;000&quot;);&quot;.jpg&quot;&quot;)}&quot;)" office:value-type="string" office:string-value=".img-449 {background-image: url(&quot;dino-449.jpg&quot;)}" calcext:value-type="string">
            <text:p>.img-449 {background-image: url("dino-449.jpg")}</text:p>
          </table:table-cell>
          <table:table-cell table:style-name="ce2" table:formula="of:=CONCATENATE(&quot;&lt;img src=&quot;&quot;empty.png&quot;&quot; class=&quot;&quot;img-&quot;;TEXT([.A450];&quot;000&quot;);&quot;&quot;&quot;&gt;&quot;)" office:value-type="string" office:string-value="&lt;img src=&quot;empty.png&quot; class=&quot;img-449&quot;&gt;" calcext:value-type="string">
            <text:p>&lt;img src="empty.png" class="img-449"&gt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CONCATENATE(&quot;.img-&quot;;TEXT([.A451];&quot;000&quot;);&quot; {background-image: url(&quot;&quot;dino-&quot;;TEXT([.A451];&quot;000&quot;);&quot;.jpg&quot;&quot;)}&quot;)" office:value-type="string" office:string-value=".img-450 {background-image: url(&quot;dino-450.jpg&quot;)}" calcext:value-type="string">
            <text:p>.img-450 {background-image: url("dino-450.jpg")}</text:p>
          </table:table-cell>
          <table:table-cell table:style-name="ce2" table:formula="of:=CONCATENATE(&quot;&lt;img src=&quot;&quot;empty.png&quot;&quot; class=&quot;&quot;img-&quot;;TEXT([.A451];&quot;000&quot;);&quot;&quot;&quot;&gt;&quot;)" office:value-type="string" office:string-value="&lt;img src=&quot;empty.png&quot; class=&quot;img-450&quot;&gt;" calcext:value-type="string">
            <text:p>&lt;img src="empty.png" class="img-450"&gt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CONCATENATE(&quot;.img-&quot;;TEXT([.A452];&quot;000&quot;);&quot; {background-image: url(&quot;&quot;dino-&quot;;TEXT([.A452];&quot;000&quot;);&quot;.jpg&quot;&quot;)}&quot;)" office:value-type="string" office:string-value=".img-451 {background-image: url(&quot;dino-451.jpg&quot;)}" calcext:value-type="string">
            <text:p>.img-451 {background-image: url("dino-451.jpg")}</text:p>
          </table:table-cell>
          <table:table-cell table:style-name="ce2" table:formula="of:=CONCATENATE(&quot;&lt;img src=&quot;&quot;empty.png&quot;&quot; class=&quot;&quot;img-&quot;;TEXT([.A452];&quot;000&quot;);&quot;&quot;&quot;&gt;&quot;)" office:value-type="string" office:string-value="&lt;img src=&quot;empty.png&quot; class=&quot;img-451&quot;&gt;" calcext:value-type="string">
            <text:p>&lt;img src="empty.png" class="img-451"&gt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CONCATENATE(&quot;.img-&quot;;TEXT([.A453];&quot;000&quot;);&quot; {background-image: url(&quot;&quot;dino-&quot;;TEXT([.A453];&quot;000&quot;);&quot;.jpg&quot;&quot;)}&quot;)" office:value-type="string" office:string-value=".img-452 {background-image: url(&quot;dino-452.jpg&quot;)}" calcext:value-type="string">
            <text:p>.img-452 {background-image: url("dino-452.jpg")}</text:p>
          </table:table-cell>
          <table:table-cell table:style-name="ce2" table:formula="of:=CONCATENATE(&quot;&lt;img src=&quot;&quot;empty.png&quot;&quot; class=&quot;&quot;img-&quot;;TEXT([.A453];&quot;000&quot;);&quot;&quot;&quot;&gt;&quot;)" office:value-type="string" office:string-value="&lt;img src=&quot;empty.png&quot; class=&quot;img-452&quot;&gt;" calcext:value-type="string">
            <text:p>&lt;img src="empty.png" class="img-452"&gt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CONCATENATE(&quot;.img-&quot;;TEXT([.A454];&quot;000&quot;);&quot; {background-image: url(&quot;&quot;dino-&quot;;TEXT([.A454];&quot;000&quot;);&quot;.jpg&quot;&quot;)}&quot;)" office:value-type="string" office:string-value=".img-453 {background-image: url(&quot;dino-453.jpg&quot;)}" calcext:value-type="string">
            <text:p>.img-453 {background-image: url("dino-453.jpg")}</text:p>
          </table:table-cell>
          <table:table-cell table:style-name="ce2" table:formula="of:=CONCATENATE(&quot;&lt;img src=&quot;&quot;empty.png&quot;&quot; class=&quot;&quot;img-&quot;;TEXT([.A454];&quot;000&quot;);&quot;&quot;&quot;&gt;&quot;)" office:value-type="string" office:string-value="&lt;img src=&quot;empty.png&quot; class=&quot;img-453&quot;&gt;" calcext:value-type="string">
            <text:p>&lt;img src="empty.png" class="img-453"&gt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CONCATENATE(&quot;.img-&quot;;TEXT([.A455];&quot;000&quot;);&quot; {background-image: url(&quot;&quot;dino-&quot;;TEXT([.A455];&quot;000&quot;);&quot;.jpg&quot;&quot;)}&quot;)" office:value-type="string" office:string-value=".img-454 {background-image: url(&quot;dino-454.jpg&quot;)}" calcext:value-type="string">
            <text:p>.img-454 {background-image: url("dino-454.jpg")}</text:p>
          </table:table-cell>
          <table:table-cell table:style-name="ce2" table:formula="of:=CONCATENATE(&quot;&lt;img src=&quot;&quot;empty.png&quot;&quot; class=&quot;&quot;img-&quot;;TEXT([.A455];&quot;000&quot;);&quot;&quot;&quot;&gt;&quot;)" office:value-type="string" office:string-value="&lt;img src=&quot;empty.png&quot; class=&quot;img-454&quot;&gt;" calcext:value-type="string">
            <text:p>&lt;img src="empty.png" class="img-454"&gt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CONCATENATE(&quot;.img-&quot;;TEXT([.A456];&quot;000&quot;);&quot; {background-image: url(&quot;&quot;dino-&quot;;TEXT([.A456];&quot;000&quot;);&quot;.jpg&quot;&quot;)}&quot;)" office:value-type="string" office:string-value=".img-455 {background-image: url(&quot;dino-455.jpg&quot;)}" calcext:value-type="string">
            <text:p>.img-455 {background-image: url("dino-455.jpg")}</text:p>
          </table:table-cell>
          <table:table-cell table:style-name="ce2" table:formula="of:=CONCATENATE(&quot;&lt;img src=&quot;&quot;empty.png&quot;&quot; class=&quot;&quot;img-&quot;;TEXT([.A456];&quot;000&quot;);&quot;&quot;&quot;&gt;&quot;)" office:value-type="string" office:string-value="&lt;img src=&quot;empty.png&quot; class=&quot;img-455&quot;&gt;" calcext:value-type="string">
            <text:p>&lt;img src="empty.png" class="img-455"&gt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CONCATENATE(&quot;.img-&quot;;TEXT([.A457];&quot;000&quot;);&quot; {background-image: url(&quot;&quot;dino-&quot;;TEXT([.A457];&quot;000&quot;);&quot;.jpg&quot;&quot;)}&quot;)" office:value-type="string" office:string-value=".img-456 {background-image: url(&quot;dino-456.jpg&quot;)}" calcext:value-type="string">
            <text:p>.img-456 {background-image: url("dino-456.jpg")}</text:p>
          </table:table-cell>
          <table:table-cell table:style-name="ce2" table:formula="of:=CONCATENATE(&quot;&lt;img src=&quot;&quot;empty.png&quot;&quot; class=&quot;&quot;img-&quot;;TEXT([.A457];&quot;000&quot;);&quot;&quot;&quot;&gt;&quot;)" office:value-type="string" office:string-value="&lt;img src=&quot;empty.png&quot; class=&quot;img-456&quot;&gt;" calcext:value-type="string">
            <text:p>&lt;img src="empty.png" class="img-456"&gt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CONCATENATE(&quot;.img-&quot;;TEXT([.A458];&quot;000&quot;);&quot; {background-image: url(&quot;&quot;dino-&quot;;TEXT([.A458];&quot;000&quot;);&quot;.jpg&quot;&quot;)}&quot;)" office:value-type="string" office:string-value=".img-457 {background-image: url(&quot;dino-457.jpg&quot;)}" calcext:value-type="string">
            <text:p>.img-457 {background-image: url("dino-457.jpg")}</text:p>
          </table:table-cell>
          <table:table-cell table:style-name="ce2" table:formula="of:=CONCATENATE(&quot;&lt;img src=&quot;&quot;empty.png&quot;&quot; class=&quot;&quot;img-&quot;;TEXT([.A458];&quot;000&quot;);&quot;&quot;&quot;&gt;&quot;)" office:value-type="string" office:string-value="&lt;img src=&quot;empty.png&quot; class=&quot;img-457&quot;&gt;" calcext:value-type="string">
            <text:p>&lt;img src="empty.png" class="img-457"&gt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CONCATENATE(&quot;.img-&quot;;TEXT([.A459];&quot;000&quot;);&quot; {background-image: url(&quot;&quot;dino-&quot;;TEXT([.A459];&quot;000&quot;);&quot;.jpg&quot;&quot;)}&quot;)" office:value-type="string" office:string-value=".img-458 {background-image: url(&quot;dino-458.jpg&quot;)}" calcext:value-type="string">
            <text:p>.img-458 {background-image: url("dino-458.jpg")}</text:p>
          </table:table-cell>
          <table:table-cell table:style-name="ce2" table:formula="of:=CONCATENATE(&quot;&lt;img src=&quot;&quot;empty.png&quot;&quot; class=&quot;&quot;img-&quot;;TEXT([.A459];&quot;000&quot;);&quot;&quot;&quot;&gt;&quot;)" office:value-type="string" office:string-value="&lt;img src=&quot;empty.png&quot; class=&quot;img-458&quot;&gt;" calcext:value-type="string">
            <text:p>&lt;img src="empty.png" class="img-458"&gt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CONCATENATE(&quot;.img-&quot;;TEXT([.A460];&quot;000&quot;);&quot; {background-image: url(&quot;&quot;dino-&quot;;TEXT([.A460];&quot;000&quot;);&quot;.jpg&quot;&quot;)}&quot;)" office:value-type="string" office:string-value=".img-459 {background-image: url(&quot;dino-459.jpg&quot;)}" calcext:value-type="string">
            <text:p>.img-459 {background-image: url("dino-459.jpg")}</text:p>
          </table:table-cell>
          <table:table-cell table:style-name="ce2" table:formula="of:=CONCATENATE(&quot;&lt;img src=&quot;&quot;empty.png&quot;&quot; class=&quot;&quot;img-&quot;;TEXT([.A460];&quot;000&quot;);&quot;&quot;&quot;&gt;&quot;)" office:value-type="string" office:string-value="&lt;img src=&quot;empty.png&quot; class=&quot;img-459&quot;&gt;" calcext:value-type="string">
            <text:p>&lt;img src="empty.png" class="img-459"&gt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CONCATENATE(&quot;.img-&quot;;TEXT([.A461];&quot;000&quot;);&quot; {background-image: url(&quot;&quot;dino-&quot;;TEXT([.A461];&quot;000&quot;);&quot;.jpg&quot;&quot;)}&quot;)" office:value-type="string" office:string-value=".img-460 {background-image: url(&quot;dino-460.jpg&quot;)}" calcext:value-type="string">
            <text:p>.img-460 {background-image: url("dino-460.jpg")}</text:p>
          </table:table-cell>
          <table:table-cell table:style-name="ce2" table:formula="of:=CONCATENATE(&quot;&lt;img src=&quot;&quot;empty.png&quot;&quot; class=&quot;&quot;img-&quot;;TEXT([.A461];&quot;000&quot;);&quot;&quot;&quot;&gt;&quot;)" office:value-type="string" office:string-value="&lt;img src=&quot;empty.png&quot; class=&quot;img-460&quot;&gt;" calcext:value-type="string">
            <text:p>&lt;img src="empty.png" class="img-460"&gt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CONCATENATE(&quot;.img-&quot;;TEXT([.A462];&quot;000&quot;);&quot; {background-image: url(&quot;&quot;dino-&quot;;TEXT([.A462];&quot;000&quot;);&quot;.jpg&quot;&quot;)}&quot;)" office:value-type="string" office:string-value=".img-461 {background-image: url(&quot;dino-461.jpg&quot;)}" calcext:value-type="string">
            <text:p>.img-461 {background-image: url("dino-461.jpg")}</text:p>
          </table:table-cell>
          <table:table-cell table:style-name="ce2" table:formula="of:=CONCATENATE(&quot;&lt;img src=&quot;&quot;empty.png&quot;&quot; class=&quot;&quot;img-&quot;;TEXT([.A462];&quot;000&quot;);&quot;&quot;&quot;&gt;&quot;)" office:value-type="string" office:string-value="&lt;img src=&quot;empty.png&quot; class=&quot;img-461&quot;&gt;" calcext:value-type="string">
            <text:p>&lt;img src="empty.png" class="img-461"&gt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CONCATENATE(&quot;.img-&quot;;TEXT([.A463];&quot;000&quot;);&quot; {background-image: url(&quot;&quot;dino-&quot;;TEXT([.A463];&quot;000&quot;);&quot;.jpg&quot;&quot;)}&quot;)" office:value-type="string" office:string-value=".img-462 {background-image: url(&quot;dino-462.jpg&quot;)}" calcext:value-type="string">
            <text:p>.img-462 {background-image: url("dino-462.jpg")}</text:p>
          </table:table-cell>
          <table:table-cell table:style-name="ce2" table:formula="of:=CONCATENATE(&quot;&lt;img src=&quot;&quot;empty.png&quot;&quot; class=&quot;&quot;img-&quot;;TEXT([.A463];&quot;000&quot;);&quot;&quot;&quot;&gt;&quot;)" office:value-type="string" office:string-value="&lt;img src=&quot;empty.png&quot; class=&quot;img-462&quot;&gt;" calcext:value-type="string">
            <text:p>&lt;img src="empty.png" class="img-462"&gt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CONCATENATE(&quot;.img-&quot;;TEXT([.A464];&quot;000&quot;);&quot; {background-image: url(&quot;&quot;dino-&quot;;TEXT([.A464];&quot;000&quot;);&quot;.jpg&quot;&quot;)}&quot;)" office:value-type="string" office:string-value=".img-463 {background-image: url(&quot;dino-463.jpg&quot;)}" calcext:value-type="string">
            <text:p>.img-463 {background-image: url("dino-463.jpg")}</text:p>
          </table:table-cell>
          <table:table-cell table:style-name="ce2" table:formula="of:=CONCATENATE(&quot;&lt;img src=&quot;&quot;empty.png&quot;&quot; class=&quot;&quot;img-&quot;;TEXT([.A464];&quot;000&quot;);&quot;&quot;&quot;&gt;&quot;)" office:value-type="string" office:string-value="&lt;img src=&quot;empty.png&quot; class=&quot;img-463&quot;&gt;" calcext:value-type="string">
            <text:p>&lt;img src="empty.png" class="img-463"&gt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CONCATENATE(&quot;.img-&quot;;TEXT([.A465];&quot;000&quot;);&quot; {background-image: url(&quot;&quot;dino-&quot;;TEXT([.A465];&quot;000&quot;);&quot;.jpg&quot;&quot;)}&quot;)" office:value-type="string" office:string-value=".img-464 {background-image: url(&quot;dino-464.jpg&quot;)}" calcext:value-type="string">
            <text:p>.img-464 {background-image: url("dino-464.jpg")}</text:p>
          </table:table-cell>
          <table:table-cell table:style-name="ce2" table:formula="of:=CONCATENATE(&quot;&lt;img src=&quot;&quot;empty.png&quot;&quot; class=&quot;&quot;img-&quot;;TEXT([.A465];&quot;000&quot;);&quot;&quot;&quot;&gt;&quot;)" office:value-type="string" office:string-value="&lt;img src=&quot;empty.png&quot; class=&quot;img-464&quot;&gt;" calcext:value-type="string">
            <text:p>&lt;img src="empty.png" class="img-464"&gt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CONCATENATE(&quot;.img-&quot;;TEXT([.A466];&quot;000&quot;);&quot; {background-image: url(&quot;&quot;dino-&quot;;TEXT([.A466];&quot;000&quot;);&quot;.jpg&quot;&quot;)}&quot;)" office:value-type="string" office:string-value=".img-465 {background-image: url(&quot;dino-465.jpg&quot;)}" calcext:value-type="string">
            <text:p>.img-465 {background-image: url("dino-465.jpg")}</text:p>
          </table:table-cell>
          <table:table-cell table:style-name="ce2" table:formula="of:=CONCATENATE(&quot;&lt;img src=&quot;&quot;empty.png&quot;&quot; class=&quot;&quot;img-&quot;;TEXT([.A466];&quot;000&quot;);&quot;&quot;&quot;&gt;&quot;)" office:value-type="string" office:string-value="&lt;img src=&quot;empty.png&quot; class=&quot;img-465&quot;&gt;" calcext:value-type="string">
            <text:p>&lt;img src="empty.png" class="img-465"&gt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CONCATENATE(&quot;.img-&quot;;TEXT([.A467];&quot;000&quot;);&quot; {background-image: url(&quot;&quot;dino-&quot;;TEXT([.A467];&quot;000&quot;);&quot;.jpg&quot;&quot;)}&quot;)" office:value-type="string" office:string-value=".img-466 {background-image: url(&quot;dino-466.jpg&quot;)}" calcext:value-type="string">
            <text:p>.img-466 {background-image: url("dino-466.jpg")}</text:p>
          </table:table-cell>
          <table:table-cell table:style-name="ce2" table:formula="of:=CONCATENATE(&quot;&lt;img src=&quot;&quot;empty.png&quot;&quot; class=&quot;&quot;img-&quot;;TEXT([.A467];&quot;000&quot;);&quot;&quot;&quot;&gt;&quot;)" office:value-type="string" office:string-value="&lt;img src=&quot;empty.png&quot; class=&quot;img-466&quot;&gt;" calcext:value-type="string">
            <text:p>&lt;img src="empty.png" class="img-466"&gt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CONCATENATE(&quot;.img-&quot;;TEXT([.A468];&quot;000&quot;);&quot; {background-image: url(&quot;&quot;dino-&quot;;TEXT([.A468];&quot;000&quot;);&quot;.jpg&quot;&quot;)}&quot;)" office:value-type="string" office:string-value=".img-467 {background-image: url(&quot;dino-467.jpg&quot;)}" calcext:value-type="string">
            <text:p>.img-467 {background-image: url("dino-467.jpg")}</text:p>
          </table:table-cell>
          <table:table-cell table:style-name="ce2" table:formula="of:=CONCATENATE(&quot;&lt;img src=&quot;&quot;empty.png&quot;&quot; class=&quot;&quot;img-&quot;;TEXT([.A468];&quot;000&quot;);&quot;&quot;&quot;&gt;&quot;)" office:value-type="string" office:string-value="&lt;img src=&quot;empty.png&quot; class=&quot;img-467&quot;&gt;" calcext:value-type="string">
            <text:p>&lt;img src="empty.png" class="img-467"&gt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CONCATENATE(&quot;.img-&quot;;TEXT([.A469];&quot;000&quot;);&quot; {background-image: url(&quot;&quot;dino-&quot;;TEXT([.A469];&quot;000&quot;);&quot;.jpg&quot;&quot;)}&quot;)" office:value-type="string" office:string-value=".img-468 {background-image: url(&quot;dino-468.jpg&quot;)}" calcext:value-type="string">
            <text:p>.img-468 {background-image: url("dino-468.jpg")}</text:p>
          </table:table-cell>
          <table:table-cell table:style-name="ce2" table:formula="of:=CONCATENATE(&quot;&lt;img src=&quot;&quot;empty.png&quot;&quot; class=&quot;&quot;img-&quot;;TEXT([.A469];&quot;000&quot;);&quot;&quot;&quot;&gt;&quot;)" office:value-type="string" office:string-value="&lt;img src=&quot;empty.png&quot; class=&quot;img-468&quot;&gt;" calcext:value-type="string">
            <text:p>&lt;img src="empty.png" class="img-468"&gt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CONCATENATE(&quot;.img-&quot;;TEXT([.A470];&quot;000&quot;);&quot; {background-image: url(&quot;&quot;dino-&quot;;TEXT([.A470];&quot;000&quot;);&quot;.jpg&quot;&quot;)}&quot;)" office:value-type="string" office:string-value=".img-469 {background-image: url(&quot;dino-469.jpg&quot;)}" calcext:value-type="string">
            <text:p>.img-469 {background-image: url("dino-469.jpg")}</text:p>
          </table:table-cell>
          <table:table-cell table:style-name="ce2" table:formula="of:=CONCATENATE(&quot;&lt;img src=&quot;&quot;empty.png&quot;&quot; class=&quot;&quot;img-&quot;;TEXT([.A470];&quot;000&quot;);&quot;&quot;&quot;&gt;&quot;)" office:value-type="string" office:string-value="&lt;img src=&quot;empty.png&quot; class=&quot;img-469&quot;&gt;" calcext:value-type="string">
            <text:p>&lt;img src="empty.png" class="img-469"&gt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CONCATENATE(&quot;.img-&quot;;TEXT([.A471];&quot;000&quot;);&quot; {background-image: url(&quot;&quot;dino-&quot;;TEXT([.A471];&quot;000&quot;);&quot;.jpg&quot;&quot;)}&quot;)" office:value-type="string" office:string-value=".img-470 {background-image: url(&quot;dino-470.jpg&quot;)}" calcext:value-type="string">
            <text:p>.img-470 {background-image: url("dino-470.jpg")}</text:p>
          </table:table-cell>
          <table:table-cell table:style-name="ce2" table:formula="of:=CONCATENATE(&quot;&lt;img src=&quot;&quot;empty.png&quot;&quot; class=&quot;&quot;img-&quot;;TEXT([.A471];&quot;000&quot;);&quot;&quot;&quot;&gt;&quot;)" office:value-type="string" office:string-value="&lt;img src=&quot;empty.png&quot; class=&quot;img-470&quot;&gt;" calcext:value-type="string">
            <text:p>&lt;img src="empty.png" class="img-470"&gt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CONCATENATE(&quot;.img-&quot;;TEXT([.A472];&quot;000&quot;);&quot; {background-image: url(&quot;&quot;dino-&quot;;TEXT([.A472];&quot;000&quot;);&quot;.jpg&quot;&quot;)}&quot;)" office:value-type="string" office:string-value=".img-471 {background-image: url(&quot;dino-471.jpg&quot;)}" calcext:value-type="string">
            <text:p>.img-471 {background-image: url("dino-471.jpg")}</text:p>
          </table:table-cell>
          <table:table-cell table:style-name="ce2" table:formula="of:=CONCATENATE(&quot;&lt;img src=&quot;&quot;empty.png&quot;&quot; class=&quot;&quot;img-&quot;;TEXT([.A472];&quot;000&quot;);&quot;&quot;&quot;&gt;&quot;)" office:value-type="string" office:string-value="&lt;img src=&quot;empty.png&quot; class=&quot;img-471&quot;&gt;" calcext:value-type="string">
            <text:p>&lt;img src="empty.png" class="img-471"&gt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CONCATENATE(&quot;.img-&quot;;TEXT([.A473];&quot;000&quot;);&quot; {background-image: url(&quot;&quot;dino-&quot;;TEXT([.A473];&quot;000&quot;);&quot;.jpg&quot;&quot;)}&quot;)" office:value-type="string" office:string-value=".img-472 {background-image: url(&quot;dino-472.jpg&quot;)}" calcext:value-type="string">
            <text:p>.img-472 {background-image: url("dino-472.jpg")}</text:p>
          </table:table-cell>
          <table:table-cell table:style-name="ce2" table:formula="of:=CONCATENATE(&quot;&lt;img src=&quot;&quot;empty.png&quot;&quot; class=&quot;&quot;img-&quot;;TEXT([.A473];&quot;000&quot;);&quot;&quot;&quot;&gt;&quot;)" office:value-type="string" office:string-value="&lt;img src=&quot;empty.png&quot; class=&quot;img-472&quot;&gt;" calcext:value-type="string">
            <text:p>&lt;img src="empty.png" class="img-472"&gt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CONCATENATE(&quot;.img-&quot;;TEXT([.A474];&quot;000&quot;);&quot; {background-image: url(&quot;&quot;dino-&quot;;TEXT([.A474];&quot;000&quot;);&quot;.jpg&quot;&quot;)}&quot;)" office:value-type="string" office:string-value=".img-473 {background-image: url(&quot;dino-473.jpg&quot;)}" calcext:value-type="string">
            <text:p>.img-473 {background-image: url("dino-473.jpg")}</text:p>
          </table:table-cell>
          <table:table-cell table:style-name="ce2" table:formula="of:=CONCATENATE(&quot;&lt;img src=&quot;&quot;empty.png&quot;&quot; class=&quot;&quot;img-&quot;;TEXT([.A474];&quot;000&quot;);&quot;&quot;&quot;&gt;&quot;)" office:value-type="string" office:string-value="&lt;img src=&quot;empty.png&quot; class=&quot;img-473&quot;&gt;" calcext:value-type="string">
            <text:p>&lt;img src="empty.png" class="img-473"&gt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CONCATENATE(&quot;.img-&quot;;TEXT([.A475];&quot;000&quot;);&quot; {background-image: url(&quot;&quot;dino-&quot;;TEXT([.A475];&quot;000&quot;);&quot;.jpg&quot;&quot;)}&quot;)" office:value-type="string" office:string-value=".img-474 {background-image: url(&quot;dino-474.jpg&quot;)}" calcext:value-type="string">
            <text:p>.img-474 {background-image: url("dino-474.jpg")}</text:p>
          </table:table-cell>
          <table:table-cell table:style-name="ce2" table:formula="of:=CONCATENATE(&quot;&lt;img src=&quot;&quot;empty.png&quot;&quot; class=&quot;&quot;img-&quot;;TEXT([.A475];&quot;000&quot;);&quot;&quot;&quot;&gt;&quot;)" office:value-type="string" office:string-value="&lt;img src=&quot;empty.png&quot; class=&quot;img-474&quot;&gt;" calcext:value-type="string">
            <text:p>&lt;img src="empty.png" class="img-474"&gt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CONCATENATE(&quot;.img-&quot;;TEXT([.A476];&quot;000&quot;);&quot; {background-image: url(&quot;&quot;dino-&quot;;TEXT([.A476];&quot;000&quot;);&quot;.jpg&quot;&quot;)}&quot;)" office:value-type="string" office:string-value=".img-475 {background-image: url(&quot;dino-475.jpg&quot;)}" calcext:value-type="string">
            <text:p>.img-475 {background-image: url("dino-475.jpg")}</text:p>
          </table:table-cell>
          <table:table-cell table:style-name="ce2" table:formula="of:=CONCATENATE(&quot;&lt;img src=&quot;&quot;empty.png&quot;&quot; class=&quot;&quot;img-&quot;;TEXT([.A476];&quot;000&quot;);&quot;&quot;&quot;&gt;&quot;)" office:value-type="string" office:string-value="&lt;img src=&quot;empty.png&quot; class=&quot;img-475&quot;&gt;" calcext:value-type="string">
            <text:p>&lt;img src="empty.png" class="img-475"&gt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CONCATENATE(&quot;.img-&quot;;TEXT([.A477];&quot;000&quot;);&quot; {background-image: url(&quot;&quot;dino-&quot;;TEXT([.A477];&quot;000&quot;);&quot;.jpg&quot;&quot;)}&quot;)" office:value-type="string" office:string-value=".img-476 {background-image: url(&quot;dino-476.jpg&quot;)}" calcext:value-type="string">
            <text:p>.img-476 {background-image: url("dino-476.jpg")}</text:p>
          </table:table-cell>
          <table:table-cell table:style-name="ce2" table:formula="of:=CONCATENATE(&quot;&lt;img src=&quot;&quot;empty.png&quot;&quot; class=&quot;&quot;img-&quot;;TEXT([.A477];&quot;000&quot;);&quot;&quot;&quot;&gt;&quot;)" office:value-type="string" office:string-value="&lt;img src=&quot;empty.png&quot; class=&quot;img-476&quot;&gt;" calcext:value-type="string">
            <text:p>&lt;img src="empty.png" class="img-476"&gt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CONCATENATE(&quot;.img-&quot;;TEXT([.A478];&quot;000&quot;);&quot; {background-image: url(&quot;&quot;dino-&quot;;TEXT([.A478];&quot;000&quot;);&quot;.jpg&quot;&quot;)}&quot;)" office:value-type="string" office:string-value=".img-477 {background-image: url(&quot;dino-477.jpg&quot;)}" calcext:value-type="string">
            <text:p>.img-477 {background-image: url("dino-477.jpg")}</text:p>
          </table:table-cell>
          <table:table-cell table:style-name="ce2" table:formula="of:=CONCATENATE(&quot;&lt;img src=&quot;&quot;empty.png&quot;&quot; class=&quot;&quot;img-&quot;;TEXT([.A478];&quot;000&quot;);&quot;&quot;&quot;&gt;&quot;)" office:value-type="string" office:string-value="&lt;img src=&quot;empty.png&quot; class=&quot;img-477&quot;&gt;" calcext:value-type="string">
            <text:p>&lt;img src="empty.png" class="img-477"&gt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CONCATENATE(&quot;.img-&quot;;TEXT([.A479];&quot;000&quot;);&quot; {background-image: url(&quot;&quot;dino-&quot;;TEXT([.A479];&quot;000&quot;);&quot;.jpg&quot;&quot;)}&quot;)" office:value-type="string" office:string-value=".img-478 {background-image: url(&quot;dino-478.jpg&quot;)}" calcext:value-type="string">
            <text:p>.img-478 {background-image: url("dino-478.jpg")}</text:p>
          </table:table-cell>
          <table:table-cell table:style-name="ce2" table:formula="of:=CONCATENATE(&quot;&lt;img src=&quot;&quot;empty.png&quot;&quot; class=&quot;&quot;img-&quot;;TEXT([.A479];&quot;000&quot;);&quot;&quot;&quot;&gt;&quot;)" office:value-type="string" office:string-value="&lt;img src=&quot;empty.png&quot; class=&quot;img-478&quot;&gt;" calcext:value-type="string">
            <text:p>&lt;img src="empty.png" class="img-478"&gt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CONCATENATE(&quot;.img-&quot;;TEXT([.A480];&quot;000&quot;);&quot; {background-image: url(&quot;&quot;dino-&quot;;TEXT([.A480];&quot;000&quot;);&quot;.jpg&quot;&quot;)}&quot;)" office:value-type="string" office:string-value=".img-479 {background-image: url(&quot;dino-479.jpg&quot;)}" calcext:value-type="string">
            <text:p>.img-479 {background-image: url("dino-479.jpg")}</text:p>
          </table:table-cell>
          <table:table-cell table:style-name="ce2" table:formula="of:=CONCATENATE(&quot;&lt;img src=&quot;&quot;empty.png&quot;&quot; class=&quot;&quot;img-&quot;;TEXT([.A480];&quot;000&quot;);&quot;&quot;&quot;&gt;&quot;)" office:value-type="string" office:string-value="&lt;img src=&quot;empty.png&quot; class=&quot;img-479&quot;&gt;" calcext:value-type="string">
            <text:p>&lt;img src="empty.png" class="img-479"&gt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CONCATENATE(&quot;.img-&quot;;TEXT([.A481];&quot;000&quot;);&quot; {background-image: url(&quot;&quot;dino-&quot;;TEXT([.A481];&quot;000&quot;);&quot;.jpg&quot;&quot;)}&quot;)" office:value-type="string" office:string-value=".img-480 {background-image: url(&quot;dino-480.jpg&quot;)}" calcext:value-type="string">
            <text:p>.img-480 {background-image: url("dino-480.jpg")}</text:p>
          </table:table-cell>
          <table:table-cell table:style-name="ce2" table:formula="of:=CONCATENATE(&quot;&lt;img src=&quot;&quot;empty.png&quot;&quot; class=&quot;&quot;img-&quot;;TEXT([.A481];&quot;000&quot;);&quot;&quot;&quot;&gt;&quot;)" office:value-type="string" office:string-value="&lt;img src=&quot;empty.png&quot; class=&quot;img-480&quot;&gt;" calcext:value-type="string">
            <text:p>&lt;img src="empty.png" class="img-480"&gt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CONCATENATE(&quot;.img-&quot;;TEXT([.A482];&quot;000&quot;);&quot; {background-image: url(&quot;&quot;dino-&quot;;TEXT([.A482];&quot;000&quot;);&quot;.jpg&quot;&quot;)}&quot;)" office:value-type="string" office:string-value=".img-481 {background-image: url(&quot;dino-481.jpg&quot;)}" calcext:value-type="string">
            <text:p>.img-481 {background-image: url("dino-481.jpg")}</text:p>
          </table:table-cell>
          <table:table-cell table:style-name="ce2" table:formula="of:=CONCATENATE(&quot;&lt;img src=&quot;&quot;empty.png&quot;&quot; class=&quot;&quot;img-&quot;;TEXT([.A482];&quot;000&quot;);&quot;&quot;&quot;&gt;&quot;)" office:value-type="string" office:string-value="&lt;img src=&quot;empty.png&quot; class=&quot;img-481&quot;&gt;" calcext:value-type="string">
            <text:p>&lt;img src="empty.png" class="img-481"&gt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CONCATENATE(&quot;.img-&quot;;TEXT([.A483];&quot;000&quot;);&quot; {background-image: url(&quot;&quot;dino-&quot;;TEXT([.A483];&quot;000&quot;);&quot;.jpg&quot;&quot;)}&quot;)" office:value-type="string" office:string-value=".img-482 {background-image: url(&quot;dino-482.jpg&quot;)}" calcext:value-type="string">
            <text:p>.img-482 {background-image: url("dino-482.jpg")}</text:p>
          </table:table-cell>
          <table:table-cell table:style-name="ce2" table:formula="of:=CONCATENATE(&quot;&lt;img src=&quot;&quot;empty.png&quot;&quot; class=&quot;&quot;img-&quot;;TEXT([.A483];&quot;000&quot;);&quot;&quot;&quot;&gt;&quot;)" office:value-type="string" office:string-value="&lt;img src=&quot;empty.png&quot; class=&quot;img-482&quot;&gt;" calcext:value-type="string">
            <text:p>&lt;img src="empty.png" class="img-482"&gt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CONCATENATE(&quot;.img-&quot;;TEXT([.A484];&quot;000&quot;);&quot; {background-image: url(&quot;&quot;dino-&quot;;TEXT([.A484];&quot;000&quot;);&quot;.jpg&quot;&quot;)}&quot;)" office:value-type="string" office:string-value=".img-483 {background-image: url(&quot;dino-483.jpg&quot;)}" calcext:value-type="string">
            <text:p>.img-483 {background-image: url("dino-483.jpg")}</text:p>
          </table:table-cell>
          <table:table-cell table:style-name="ce2" table:formula="of:=CONCATENATE(&quot;&lt;img src=&quot;&quot;empty.png&quot;&quot; class=&quot;&quot;img-&quot;;TEXT([.A484];&quot;000&quot;);&quot;&quot;&quot;&gt;&quot;)" office:value-type="string" office:string-value="&lt;img src=&quot;empty.png&quot; class=&quot;img-483&quot;&gt;" calcext:value-type="string">
            <text:p>&lt;img src="empty.png" class="img-483"&gt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CONCATENATE(&quot;.img-&quot;;TEXT([.A485];&quot;000&quot;);&quot; {background-image: url(&quot;&quot;dino-&quot;;TEXT([.A485];&quot;000&quot;);&quot;.jpg&quot;&quot;)}&quot;)" office:value-type="string" office:string-value=".img-484 {background-image: url(&quot;dino-484.jpg&quot;)}" calcext:value-type="string">
            <text:p>.img-484 {background-image: url("dino-484.jpg")}</text:p>
          </table:table-cell>
          <table:table-cell table:style-name="ce2" table:formula="of:=CONCATENATE(&quot;&lt;img src=&quot;&quot;empty.png&quot;&quot; class=&quot;&quot;img-&quot;;TEXT([.A485];&quot;000&quot;);&quot;&quot;&quot;&gt;&quot;)" office:value-type="string" office:string-value="&lt;img src=&quot;empty.png&quot; class=&quot;img-484&quot;&gt;" calcext:value-type="string">
            <text:p>&lt;img src="empty.png" class="img-484"&gt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CONCATENATE(&quot;.img-&quot;;TEXT([.A486];&quot;000&quot;);&quot; {background-image: url(&quot;&quot;dino-&quot;;TEXT([.A486];&quot;000&quot;);&quot;.jpg&quot;&quot;)}&quot;)" office:value-type="string" office:string-value=".img-485 {background-image: url(&quot;dino-485.jpg&quot;)}" calcext:value-type="string">
            <text:p>.img-485 {background-image: url("dino-485.jpg")}</text:p>
          </table:table-cell>
          <table:table-cell table:style-name="ce2" table:formula="of:=CONCATENATE(&quot;&lt;img src=&quot;&quot;empty.png&quot;&quot; class=&quot;&quot;img-&quot;;TEXT([.A486];&quot;000&quot;);&quot;&quot;&quot;&gt;&quot;)" office:value-type="string" office:string-value="&lt;img src=&quot;empty.png&quot; class=&quot;img-485&quot;&gt;" calcext:value-type="string">
            <text:p>&lt;img src="empty.png" class="img-485"&gt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CONCATENATE(&quot;.img-&quot;;TEXT([.A487];&quot;000&quot;);&quot; {background-image: url(&quot;&quot;dino-&quot;;TEXT([.A487];&quot;000&quot;);&quot;.jpg&quot;&quot;)}&quot;)" office:value-type="string" office:string-value=".img-486 {background-image: url(&quot;dino-486.jpg&quot;)}" calcext:value-type="string">
            <text:p>.img-486 {background-image: url("dino-486.jpg")}</text:p>
          </table:table-cell>
          <table:table-cell table:style-name="ce2" table:formula="of:=CONCATENATE(&quot;&lt;img src=&quot;&quot;empty.png&quot;&quot; class=&quot;&quot;img-&quot;;TEXT([.A487];&quot;000&quot;);&quot;&quot;&quot;&gt;&quot;)" office:value-type="string" office:string-value="&lt;img src=&quot;empty.png&quot; class=&quot;img-486&quot;&gt;" calcext:value-type="string">
            <text:p>&lt;img src="empty.png" class="img-486"&gt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CONCATENATE(&quot;.img-&quot;;TEXT([.A488];&quot;000&quot;);&quot; {background-image: url(&quot;&quot;dino-&quot;;TEXT([.A488];&quot;000&quot;);&quot;.jpg&quot;&quot;)}&quot;)" office:value-type="string" office:string-value=".img-487 {background-image: url(&quot;dino-487.jpg&quot;)}" calcext:value-type="string">
            <text:p>.img-487 {background-image: url("dino-487.jpg")}</text:p>
          </table:table-cell>
          <table:table-cell table:style-name="ce2" table:formula="of:=CONCATENATE(&quot;&lt;img src=&quot;&quot;empty.png&quot;&quot; class=&quot;&quot;img-&quot;;TEXT([.A488];&quot;000&quot;);&quot;&quot;&quot;&gt;&quot;)" office:value-type="string" office:string-value="&lt;img src=&quot;empty.png&quot; class=&quot;img-487&quot;&gt;" calcext:value-type="string">
            <text:p>&lt;img src="empty.png" class="img-487"&gt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CONCATENATE(&quot;.img-&quot;;TEXT([.A489];&quot;000&quot;);&quot; {background-image: url(&quot;&quot;dino-&quot;;TEXT([.A489];&quot;000&quot;);&quot;.jpg&quot;&quot;)}&quot;)" office:value-type="string" office:string-value=".img-488 {background-image: url(&quot;dino-488.jpg&quot;)}" calcext:value-type="string">
            <text:p>.img-488 {background-image: url("dino-488.jpg")}</text:p>
          </table:table-cell>
          <table:table-cell table:style-name="ce2" table:formula="of:=CONCATENATE(&quot;&lt;img src=&quot;&quot;empty.png&quot;&quot; class=&quot;&quot;img-&quot;;TEXT([.A489];&quot;000&quot;);&quot;&quot;&quot;&gt;&quot;)" office:value-type="string" office:string-value="&lt;img src=&quot;empty.png&quot; class=&quot;img-488&quot;&gt;" calcext:value-type="string">
            <text:p>&lt;img src="empty.png" class="img-488"&gt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CONCATENATE(&quot;.img-&quot;;TEXT([.A490];&quot;000&quot;);&quot; {background-image: url(&quot;&quot;dino-&quot;;TEXT([.A490];&quot;000&quot;);&quot;.jpg&quot;&quot;)}&quot;)" office:value-type="string" office:string-value=".img-489 {background-image: url(&quot;dino-489.jpg&quot;)}" calcext:value-type="string">
            <text:p>.img-489 {background-image: url("dino-489.jpg")}</text:p>
          </table:table-cell>
          <table:table-cell table:style-name="ce2" table:formula="of:=CONCATENATE(&quot;&lt;img src=&quot;&quot;empty.png&quot;&quot; class=&quot;&quot;img-&quot;;TEXT([.A490];&quot;000&quot;);&quot;&quot;&quot;&gt;&quot;)" office:value-type="string" office:string-value="&lt;img src=&quot;empty.png&quot; class=&quot;img-489&quot;&gt;" calcext:value-type="string">
            <text:p>&lt;img src="empty.png" class="img-489"&gt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CONCATENATE(&quot;.img-&quot;;TEXT([.A491];&quot;000&quot;);&quot; {background-image: url(&quot;&quot;dino-&quot;;TEXT([.A491];&quot;000&quot;);&quot;.jpg&quot;&quot;)}&quot;)" office:value-type="string" office:string-value=".img-490 {background-image: url(&quot;dino-490.jpg&quot;)}" calcext:value-type="string">
            <text:p>.img-490 {background-image: url("dino-490.jpg")}</text:p>
          </table:table-cell>
          <table:table-cell table:style-name="ce2" table:formula="of:=CONCATENATE(&quot;&lt;img src=&quot;&quot;empty.png&quot;&quot; class=&quot;&quot;img-&quot;;TEXT([.A491];&quot;000&quot;);&quot;&quot;&quot;&gt;&quot;)" office:value-type="string" office:string-value="&lt;img src=&quot;empty.png&quot; class=&quot;img-490&quot;&gt;" calcext:value-type="string">
            <text:p>&lt;img src="empty.png" class="img-490"&gt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CONCATENATE(&quot;.img-&quot;;TEXT([.A492];&quot;000&quot;);&quot; {background-image: url(&quot;&quot;dino-&quot;;TEXT([.A492];&quot;000&quot;);&quot;.jpg&quot;&quot;)}&quot;)" office:value-type="string" office:string-value=".img-491 {background-image: url(&quot;dino-491.jpg&quot;)}" calcext:value-type="string">
            <text:p>.img-491 {background-image: url("dino-491.jpg")}</text:p>
          </table:table-cell>
          <table:table-cell table:style-name="ce2" table:formula="of:=CONCATENATE(&quot;&lt;img src=&quot;&quot;empty.png&quot;&quot; class=&quot;&quot;img-&quot;;TEXT([.A492];&quot;000&quot;);&quot;&quot;&quot;&gt;&quot;)" office:value-type="string" office:string-value="&lt;img src=&quot;empty.png&quot; class=&quot;img-491&quot;&gt;" calcext:value-type="string">
            <text:p>&lt;img src="empty.png" class="img-491"&gt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CONCATENATE(&quot;.img-&quot;;TEXT([.A493];&quot;000&quot;);&quot; {background-image: url(&quot;&quot;dino-&quot;;TEXT([.A493];&quot;000&quot;);&quot;.jpg&quot;&quot;)}&quot;)" office:value-type="string" office:string-value=".img-492 {background-image: url(&quot;dino-492.jpg&quot;)}" calcext:value-type="string">
            <text:p>.img-492 {background-image: url("dino-492.jpg")}</text:p>
          </table:table-cell>
          <table:table-cell table:style-name="ce2" table:formula="of:=CONCATENATE(&quot;&lt;img src=&quot;&quot;empty.png&quot;&quot; class=&quot;&quot;img-&quot;;TEXT([.A493];&quot;000&quot;);&quot;&quot;&quot;&gt;&quot;)" office:value-type="string" office:string-value="&lt;img src=&quot;empty.png&quot; class=&quot;img-492&quot;&gt;" calcext:value-type="string">
            <text:p>&lt;img src="empty.png" class="img-492"&gt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CONCATENATE(&quot;.img-&quot;;TEXT([.A494];&quot;000&quot;);&quot; {background-image: url(&quot;&quot;dino-&quot;;TEXT([.A494];&quot;000&quot;);&quot;.jpg&quot;&quot;)}&quot;)" office:value-type="string" office:string-value=".img-493 {background-image: url(&quot;dino-493.jpg&quot;)}" calcext:value-type="string">
            <text:p>.img-493 {background-image: url("dino-493.jpg")}</text:p>
          </table:table-cell>
          <table:table-cell table:style-name="ce2" table:formula="of:=CONCATENATE(&quot;&lt;img src=&quot;&quot;empty.png&quot;&quot; class=&quot;&quot;img-&quot;;TEXT([.A494];&quot;000&quot;);&quot;&quot;&quot;&gt;&quot;)" office:value-type="string" office:string-value="&lt;img src=&quot;empty.png&quot; class=&quot;img-493&quot;&gt;" calcext:value-type="string">
            <text:p>&lt;img src="empty.png" class="img-493"&gt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CONCATENATE(&quot;.img-&quot;;TEXT([.A495];&quot;000&quot;);&quot; {background-image: url(&quot;&quot;dino-&quot;;TEXT([.A495];&quot;000&quot;);&quot;.jpg&quot;&quot;)}&quot;)" office:value-type="string" office:string-value=".img-494 {background-image: url(&quot;dino-494.jpg&quot;)}" calcext:value-type="string">
            <text:p>.img-494 {background-image: url("dino-494.jpg")}</text:p>
          </table:table-cell>
          <table:table-cell table:style-name="ce2" table:formula="of:=CONCATENATE(&quot;&lt;img src=&quot;&quot;empty.png&quot;&quot; class=&quot;&quot;img-&quot;;TEXT([.A495];&quot;000&quot;);&quot;&quot;&quot;&gt;&quot;)" office:value-type="string" office:string-value="&lt;img src=&quot;empty.png&quot; class=&quot;img-494&quot;&gt;" calcext:value-type="string">
            <text:p>&lt;img src="empty.png" class="img-494"&gt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CONCATENATE(&quot;.img-&quot;;TEXT([.A496];&quot;000&quot;);&quot; {background-image: url(&quot;&quot;dino-&quot;;TEXT([.A496];&quot;000&quot;);&quot;.jpg&quot;&quot;)}&quot;)" office:value-type="string" office:string-value=".img-495 {background-image: url(&quot;dino-495.jpg&quot;)}" calcext:value-type="string">
            <text:p>.img-495 {background-image: url("dino-495.jpg")}</text:p>
          </table:table-cell>
          <table:table-cell table:style-name="ce2" table:formula="of:=CONCATENATE(&quot;&lt;img src=&quot;&quot;empty.png&quot;&quot; class=&quot;&quot;img-&quot;;TEXT([.A496];&quot;000&quot;);&quot;&quot;&quot;&gt;&quot;)" office:value-type="string" office:string-value="&lt;img src=&quot;empty.png&quot; class=&quot;img-495&quot;&gt;" calcext:value-type="string">
            <text:p>&lt;img src="empty.png" class="img-495"&gt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CONCATENATE(&quot;.img-&quot;;TEXT([.A497];&quot;000&quot;);&quot; {background-image: url(&quot;&quot;dino-&quot;;TEXT([.A497];&quot;000&quot;);&quot;.jpg&quot;&quot;)}&quot;)" office:value-type="string" office:string-value=".img-496 {background-image: url(&quot;dino-496.jpg&quot;)}" calcext:value-type="string">
            <text:p>.img-496 {background-image: url("dino-496.jpg")}</text:p>
          </table:table-cell>
          <table:table-cell table:style-name="ce2" table:formula="of:=CONCATENATE(&quot;&lt;img src=&quot;&quot;empty.png&quot;&quot; class=&quot;&quot;img-&quot;;TEXT([.A497];&quot;000&quot;);&quot;&quot;&quot;&gt;&quot;)" office:value-type="string" office:string-value="&lt;img src=&quot;empty.png&quot; class=&quot;img-496&quot;&gt;" calcext:value-type="string">
            <text:p>&lt;img src="empty.png" class="img-496"&gt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CONCATENATE(&quot;.img-&quot;;TEXT([.A498];&quot;000&quot;);&quot; {background-image: url(&quot;&quot;dino-&quot;;TEXT([.A498];&quot;000&quot;);&quot;.jpg&quot;&quot;)}&quot;)" office:value-type="string" office:string-value=".img-497 {background-image: url(&quot;dino-497.jpg&quot;)}" calcext:value-type="string">
            <text:p>.img-497 {background-image: url("dino-497.jpg")}</text:p>
          </table:table-cell>
          <table:table-cell table:style-name="ce2" table:formula="of:=CONCATENATE(&quot;&lt;img src=&quot;&quot;empty.png&quot;&quot; class=&quot;&quot;img-&quot;;TEXT([.A498];&quot;000&quot;);&quot;&quot;&quot;&gt;&quot;)" office:value-type="string" office:string-value="&lt;img src=&quot;empty.png&quot; class=&quot;img-497&quot;&gt;" calcext:value-type="string">
            <text:p>&lt;img src="empty.png" class="img-497"&gt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CONCATENATE(&quot;.img-&quot;;TEXT([.A499];&quot;000&quot;);&quot; {background-image: url(&quot;&quot;dino-&quot;;TEXT([.A499];&quot;000&quot;);&quot;.jpg&quot;&quot;)}&quot;)" office:value-type="string" office:string-value=".img-498 {background-image: url(&quot;dino-498.jpg&quot;)}" calcext:value-type="string">
            <text:p>.img-498 {background-image: url("dino-498.jpg")}</text:p>
          </table:table-cell>
          <table:table-cell table:style-name="ce2" table:formula="of:=CONCATENATE(&quot;&lt;img src=&quot;&quot;empty.png&quot;&quot; class=&quot;&quot;img-&quot;;TEXT([.A499];&quot;000&quot;);&quot;&quot;&quot;&gt;&quot;)" office:value-type="string" office:string-value="&lt;img src=&quot;empty.png&quot; class=&quot;img-498&quot;&gt;" calcext:value-type="string">
            <text:p>&lt;img src="empty.png" class="img-498"&gt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CONCATENATE(&quot;.img-&quot;;TEXT([.A500];&quot;000&quot;);&quot; {background-image: url(&quot;&quot;dino-&quot;;TEXT([.A500];&quot;000&quot;);&quot;.jpg&quot;&quot;)}&quot;)" office:value-type="string" office:string-value=".img-499 {background-image: url(&quot;dino-499.jpg&quot;)}" calcext:value-type="string">
            <text:p>.img-499 {background-image: url("dino-499.jpg")}</text:p>
          </table:table-cell>
          <table:table-cell table:style-name="ce2" table:formula="of:=CONCATENATE(&quot;&lt;img src=&quot;&quot;empty.png&quot;&quot; class=&quot;&quot;img-&quot;;TEXT([.A500];&quot;000&quot;);&quot;&quot;&quot;&gt;&quot;)" office:value-type="string" office:string-value="&lt;img src=&quot;empty.png&quot; class=&quot;img-499&quot;&gt;" calcext:value-type="string">
            <text:p>&lt;img src="empty.png" class="img-499"&gt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CONCATENATE(&quot;.img-&quot;;TEXT([.A501];&quot;000&quot;);&quot; {background-image: url(&quot;&quot;dino-&quot;;TEXT([.A501];&quot;000&quot;);&quot;.jpg&quot;&quot;)}&quot;)" office:value-type="string" office:string-value=".img-500 {background-image: url(&quot;dino-500.jpg&quot;)}" calcext:value-type="string">
            <text:p>.img-500 {background-image: url("dino-500.jpg")}</text:p>
          </table:table-cell>
          <table:table-cell table:style-name="ce2" table:formula="of:=CONCATENATE(&quot;&lt;img src=&quot;&quot;empty.png&quot;&quot; class=&quot;&quot;img-&quot;;TEXT([.A501];&quot;000&quot;);&quot;&quot;&quot;&gt;&quot;)" office:value-type="string" office:string-value="&lt;img src=&quot;empty.png&quot; class=&quot;img-500&quot;&gt;" calcext:value-type="string">
            <text:p>&lt;img src="empty.png" class="img-500"&gt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CONCATENATE(&quot;.img-&quot;;TEXT([.A502];&quot;000&quot;);&quot; {background-image: url(&quot;&quot;dino-&quot;;TEXT([.A502];&quot;000&quot;);&quot;.jpg&quot;&quot;)}&quot;)" office:value-type="string" office:string-value=".img-501 {background-image: url(&quot;dino-501.jpg&quot;)}" calcext:value-type="string">
            <text:p>.img-501 {background-image: url("dino-501.jpg")}</text:p>
          </table:table-cell>
          <table:table-cell table:style-name="ce2" table:formula="of:=CONCATENATE(&quot;&lt;img src=&quot;&quot;empty.png&quot;&quot; class=&quot;&quot;img-&quot;;TEXT([.A502];&quot;000&quot;);&quot;&quot;&quot;&gt;&quot;)" office:value-type="string" office:string-value="&lt;img src=&quot;empty.png&quot; class=&quot;img-501&quot;&gt;" calcext:value-type="string">
            <text:p>&lt;img src="empty.png" class="img-501"&gt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CONCATENATE(&quot;.img-&quot;;TEXT([.A503];&quot;000&quot;);&quot; {background-image: url(&quot;&quot;dino-&quot;;TEXT([.A503];&quot;000&quot;);&quot;.jpg&quot;&quot;)}&quot;)" office:value-type="string" office:string-value=".img-502 {background-image: url(&quot;dino-502.jpg&quot;)}" calcext:value-type="string">
            <text:p>.img-502 {background-image: url("dino-502.jpg")}</text:p>
          </table:table-cell>
          <table:table-cell table:style-name="ce2" table:formula="of:=CONCATENATE(&quot;&lt;img src=&quot;&quot;empty.png&quot;&quot; class=&quot;&quot;img-&quot;;TEXT([.A503];&quot;000&quot;);&quot;&quot;&quot;&gt;&quot;)" office:value-type="string" office:string-value="&lt;img src=&quot;empty.png&quot; class=&quot;img-502&quot;&gt;" calcext:value-type="string">
            <text:p>&lt;img src="empty.png" class="img-502"&gt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CONCATENATE(&quot;.img-&quot;;TEXT([.A504];&quot;000&quot;);&quot; {background-image: url(&quot;&quot;dino-&quot;;TEXT([.A504];&quot;000&quot;);&quot;.jpg&quot;&quot;)}&quot;)" office:value-type="string" office:string-value=".img-503 {background-image: url(&quot;dino-503.jpg&quot;)}" calcext:value-type="string">
            <text:p>.img-503 {background-image: url("dino-503.jpg")}</text:p>
          </table:table-cell>
          <table:table-cell table:style-name="ce2" table:formula="of:=CONCATENATE(&quot;&lt;img src=&quot;&quot;empty.png&quot;&quot; class=&quot;&quot;img-&quot;;TEXT([.A504];&quot;000&quot;);&quot;&quot;&quot;&gt;&quot;)" office:value-type="string" office:string-value="&lt;img src=&quot;empty.png&quot; class=&quot;img-503&quot;&gt;" calcext:value-type="string">
            <text:p>&lt;img src="empty.png" class="img-503"&gt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CONCATENATE(&quot;.img-&quot;;TEXT([.A505];&quot;000&quot;);&quot; {background-image: url(&quot;&quot;dino-&quot;;TEXT([.A505];&quot;000&quot;);&quot;.jpg&quot;&quot;)}&quot;)" office:value-type="string" office:string-value=".img-504 {background-image: url(&quot;dino-504.jpg&quot;)}" calcext:value-type="string">
            <text:p>.img-504 {background-image: url("dino-504.jpg")}</text:p>
          </table:table-cell>
          <table:table-cell table:style-name="ce2" table:formula="of:=CONCATENATE(&quot;&lt;img src=&quot;&quot;empty.png&quot;&quot; class=&quot;&quot;img-&quot;;TEXT([.A505];&quot;000&quot;);&quot;&quot;&quot;&gt;&quot;)" office:value-type="string" office:string-value="&lt;img src=&quot;empty.png&quot; class=&quot;img-504&quot;&gt;" calcext:value-type="string">
            <text:p>&lt;img src="empty.png" class="img-504"&gt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CONCATENATE(&quot;.img-&quot;;TEXT([.A506];&quot;000&quot;);&quot; {background-image: url(&quot;&quot;dino-&quot;;TEXT([.A506];&quot;000&quot;);&quot;.jpg&quot;&quot;)}&quot;)" office:value-type="string" office:string-value=".img-505 {background-image: url(&quot;dino-505.jpg&quot;)}" calcext:value-type="string">
            <text:p>.img-505 {background-image: url("dino-505.jpg")}</text:p>
          </table:table-cell>
          <table:table-cell table:style-name="ce2" table:formula="of:=CONCATENATE(&quot;&lt;img src=&quot;&quot;empty.png&quot;&quot; class=&quot;&quot;img-&quot;;TEXT([.A506];&quot;000&quot;);&quot;&quot;&quot;&gt;&quot;)" office:value-type="string" office:string-value="&lt;img src=&quot;empty.png&quot; class=&quot;img-505&quot;&gt;" calcext:value-type="string">
            <text:p>&lt;img src="empty.png" class="img-505"&gt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CONCATENATE(&quot;.img-&quot;;TEXT([.A507];&quot;000&quot;);&quot; {background-image: url(&quot;&quot;dino-&quot;;TEXT([.A507];&quot;000&quot;);&quot;.jpg&quot;&quot;)}&quot;)" office:value-type="string" office:string-value=".img-506 {background-image: url(&quot;dino-506.jpg&quot;)}" calcext:value-type="string">
            <text:p>.img-506 {background-image: url("dino-506.jpg")}</text:p>
          </table:table-cell>
          <table:table-cell table:style-name="ce2" table:formula="of:=CONCATENATE(&quot;&lt;img src=&quot;&quot;empty.png&quot;&quot; class=&quot;&quot;img-&quot;;TEXT([.A507];&quot;000&quot;);&quot;&quot;&quot;&gt;&quot;)" office:value-type="string" office:string-value="&lt;img src=&quot;empty.png&quot; class=&quot;img-506&quot;&gt;" calcext:value-type="string">
            <text:p>&lt;img src="empty.png" class="img-506"&gt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CONCATENATE(&quot;.img-&quot;;TEXT([.A508];&quot;000&quot;);&quot; {background-image: url(&quot;&quot;dino-&quot;;TEXT([.A508];&quot;000&quot;);&quot;.jpg&quot;&quot;)}&quot;)" office:value-type="string" office:string-value=".img-507 {background-image: url(&quot;dino-507.jpg&quot;)}" calcext:value-type="string">
            <text:p>.img-507 {background-image: url("dino-507.jpg")}</text:p>
          </table:table-cell>
          <table:table-cell table:style-name="ce2" table:formula="of:=CONCATENATE(&quot;&lt;img src=&quot;&quot;empty.png&quot;&quot; class=&quot;&quot;img-&quot;;TEXT([.A508];&quot;000&quot;);&quot;&quot;&quot;&gt;&quot;)" office:value-type="string" office:string-value="&lt;img src=&quot;empty.png&quot; class=&quot;img-507&quot;&gt;" calcext:value-type="string">
            <text:p>&lt;img src="empty.png" class="img-507"&gt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CONCATENATE(&quot;.img-&quot;;TEXT([.A509];&quot;000&quot;);&quot; {background-image: url(&quot;&quot;dino-&quot;;TEXT([.A509];&quot;000&quot;);&quot;.jpg&quot;&quot;)}&quot;)" office:value-type="string" office:string-value=".img-508 {background-image: url(&quot;dino-508.jpg&quot;)}" calcext:value-type="string">
            <text:p>.img-508 {background-image: url("dino-508.jpg")}</text:p>
          </table:table-cell>
          <table:table-cell table:style-name="ce2" table:formula="of:=CONCATENATE(&quot;&lt;img src=&quot;&quot;empty.png&quot;&quot; class=&quot;&quot;img-&quot;;TEXT([.A509];&quot;000&quot;);&quot;&quot;&quot;&gt;&quot;)" office:value-type="string" office:string-value="&lt;img src=&quot;empty.png&quot; class=&quot;img-508&quot;&gt;" calcext:value-type="string">
            <text:p>&lt;img src="empty.png" class="img-508"&gt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CONCATENATE(&quot;.img-&quot;;TEXT([.A510];&quot;000&quot;);&quot; {background-image: url(&quot;&quot;dino-&quot;;TEXT([.A510];&quot;000&quot;);&quot;.jpg&quot;&quot;)}&quot;)" office:value-type="string" office:string-value=".img-509 {background-image: url(&quot;dino-509.jpg&quot;)}" calcext:value-type="string">
            <text:p>.img-509 {background-image: url("dino-509.jpg")}</text:p>
          </table:table-cell>
          <table:table-cell table:style-name="ce2" table:formula="of:=CONCATENATE(&quot;&lt;img src=&quot;&quot;empty.png&quot;&quot; class=&quot;&quot;img-&quot;;TEXT([.A510];&quot;000&quot;);&quot;&quot;&quot;&gt;&quot;)" office:value-type="string" office:string-value="&lt;img src=&quot;empty.png&quot; class=&quot;img-509&quot;&gt;" calcext:value-type="string">
            <text:p>&lt;img src="empty.png" class="img-509"&gt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CONCATENATE(&quot;.img-&quot;;TEXT([.A511];&quot;000&quot;);&quot; {background-image: url(&quot;&quot;dino-&quot;;TEXT([.A511];&quot;000&quot;);&quot;.jpg&quot;&quot;)}&quot;)" office:value-type="string" office:string-value=".img-510 {background-image: url(&quot;dino-510.jpg&quot;)}" calcext:value-type="string">
            <text:p>.img-510 {background-image: url("dino-510.jpg")}</text:p>
          </table:table-cell>
          <table:table-cell table:style-name="ce2" table:formula="of:=CONCATENATE(&quot;&lt;img src=&quot;&quot;empty.png&quot;&quot; class=&quot;&quot;img-&quot;;TEXT([.A511];&quot;000&quot;);&quot;&quot;&quot;&gt;&quot;)" office:value-type="string" office:string-value="&lt;img src=&quot;empty.png&quot; class=&quot;img-510&quot;&gt;" calcext:value-type="string">
            <text:p>&lt;img src="empty.png" class="img-510"&gt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CONCATENATE(&quot;.img-&quot;;TEXT([.A512];&quot;000&quot;);&quot; {background-image: url(&quot;&quot;dino-&quot;;TEXT([.A512];&quot;000&quot;);&quot;.jpg&quot;&quot;)}&quot;)" office:value-type="string" office:string-value=".img-511 {background-image: url(&quot;dino-511.jpg&quot;)}" calcext:value-type="string">
            <text:p>.img-511 {background-image: url("dino-511.jpg")}</text:p>
          </table:table-cell>
          <table:table-cell table:style-name="ce2" table:formula="of:=CONCATENATE(&quot;&lt;img src=&quot;&quot;empty.png&quot;&quot; class=&quot;&quot;img-&quot;;TEXT([.A512];&quot;000&quot;);&quot;&quot;&quot;&gt;&quot;)" office:value-type="string" office:string-value="&lt;img src=&quot;empty.png&quot; class=&quot;img-511&quot;&gt;" calcext:value-type="string">
            <text:p>&lt;img src="empty.png" class="img-511"&gt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NCATENATE(&quot;.img-&quot;;TEXT([.A513];&quot;000&quot;);&quot; {background-image: url(&quot;&quot;dino-&quot;;TEXT([.A513];&quot;000&quot;);&quot;.jpg&quot;&quot;)}&quot;)" office:value-type="string" office:string-value=".img-512 {background-image: url(&quot;dino-512.jpg&quot;)}" calcext:value-type="string">
            <text:p>.img-512 {background-image: url("dino-512.jpg")}</text:p>
          </table:table-cell>
          <table:table-cell table:style-name="ce2" table:formula="of:=CONCATENATE(&quot;&lt;img src=&quot;&quot;empty.png&quot;&quot; class=&quot;&quot;img-&quot;;TEXT([.A513];&quot;000&quot;);&quot;&quot;&quot;&gt;&quot;)" office:value-type="string" office:string-value="&lt;img src=&quot;empty.png&quot; class=&quot;img-512&quot;&gt;" calcext:value-type="string">
            <text:p>&lt;img src="empty.png" class="img-512"&gt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CONCATENATE(&quot;.img-&quot;;TEXT([.A514];&quot;000&quot;);&quot; {background-image: url(&quot;&quot;dino-&quot;;TEXT([.A514];&quot;000&quot;);&quot;.jpg&quot;&quot;)}&quot;)" office:value-type="string" office:string-value=".img-513 {background-image: url(&quot;dino-513.jpg&quot;)}" calcext:value-type="string">
            <text:p>.img-513 {background-image: url("dino-513.jpg")}</text:p>
          </table:table-cell>
          <table:table-cell table:style-name="ce2" table:formula="of:=CONCATENATE(&quot;&lt;img src=&quot;&quot;empty.png&quot;&quot; class=&quot;&quot;img-&quot;;TEXT([.A514];&quot;000&quot;);&quot;&quot;&quot;&gt;&quot;)" office:value-type="string" office:string-value="&lt;img src=&quot;empty.png&quot; class=&quot;img-513&quot;&gt;" calcext:value-type="string">
            <text:p>&lt;img src="empty.png" class="img-513"&gt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CONCATENATE(&quot;.img-&quot;;TEXT([.A515];&quot;000&quot;);&quot; {background-image: url(&quot;&quot;dino-&quot;;TEXT([.A515];&quot;000&quot;);&quot;.jpg&quot;&quot;)}&quot;)" office:value-type="string" office:string-value=".img-514 {background-image: url(&quot;dino-514.jpg&quot;)}" calcext:value-type="string">
            <text:p>.img-514 {background-image: url("dino-514.jpg")}</text:p>
          </table:table-cell>
          <table:table-cell table:style-name="ce2" table:formula="of:=CONCATENATE(&quot;&lt;img src=&quot;&quot;empty.png&quot;&quot; class=&quot;&quot;img-&quot;;TEXT([.A515];&quot;000&quot;);&quot;&quot;&quot;&gt;&quot;)" office:value-type="string" office:string-value="&lt;img src=&quot;empty.png&quot; class=&quot;img-514&quot;&gt;" calcext:value-type="string">
            <text:p>&lt;img src="empty.png" class="img-514"&gt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CONCATENATE(&quot;.img-&quot;;TEXT([.A516];&quot;000&quot;);&quot; {background-image: url(&quot;&quot;dino-&quot;;TEXT([.A516];&quot;000&quot;);&quot;.jpg&quot;&quot;)}&quot;)" office:value-type="string" office:string-value=".img-515 {background-image: url(&quot;dino-515.jpg&quot;)}" calcext:value-type="string">
            <text:p>.img-515 {background-image: url("dino-515.jpg")}</text:p>
          </table:table-cell>
          <table:table-cell table:style-name="ce2" table:formula="of:=CONCATENATE(&quot;&lt;img src=&quot;&quot;empty.png&quot;&quot; class=&quot;&quot;img-&quot;;TEXT([.A516];&quot;000&quot;);&quot;&quot;&quot;&gt;&quot;)" office:value-type="string" office:string-value="&lt;img src=&quot;empty.png&quot; class=&quot;img-515&quot;&gt;" calcext:value-type="string">
            <text:p>&lt;img src="empty.png" class="img-515"&gt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CONCATENATE(&quot;.img-&quot;;TEXT([.A517];&quot;000&quot;);&quot; {background-image: url(&quot;&quot;dino-&quot;;TEXT([.A517];&quot;000&quot;);&quot;.jpg&quot;&quot;)}&quot;)" office:value-type="string" office:string-value=".img-516 {background-image: url(&quot;dino-516.jpg&quot;)}" calcext:value-type="string">
            <text:p>.img-516 {background-image: url("dino-516.jpg")}</text:p>
          </table:table-cell>
          <table:table-cell table:style-name="ce2" table:formula="of:=CONCATENATE(&quot;&lt;img src=&quot;&quot;empty.png&quot;&quot; class=&quot;&quot;img-&quot;;TEXT([.A517];&quot;000&quot;);&quot;&quot;&quot;&gt;&quot;)" office:value-type="string" office:string-value="&lt;img src=&quot;empty.png&quot; class=&quot;img-516&quot;&gt;" calcext:value-type="string">
            <text:p>&lt;img src="empty.png" class="img-516"&gt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CONCATENATE(&quot;.img-&quot;;TEXT([.A518];&quot;000&quot;);&quot; {background-image: url(&quot;&quot;dino-&quot;;TEXT([.A518];&quot;000&quot;);&quot;.jpg&quot;&quot;)}&quot;)" office:value-type="string" office:string-value=".img-517 {background-image: url(&quot;dino-517.jpg&quot;)}" calcext:value-type="string">
            <text:p>.img-517 {background-image: url("dino-517.jpg")}</text:p>
          </table:table-cell>
          <table:table-cell table:style-name="ce2" table:formula="of:=CONCATENATE(&quot;&lt;img src=&quot;&quot;empty.png&quot;&quot; class=&quot;&quot;img-&quot;;TEXT([.A518];&quot;000&quot;);&quot;&quot;&quot;&gt;&quot;)" office:value-type="string" office:string-value="&lt;img src=&quot;empty.png&quot; class=&quot;img-517&quot;&gt;" calcext:value-type="string">
            <text:p>&lt;img src="empty.png" class="img-517"&gt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CONCATENATE(&quot;.img-&quot;;TEXT([.A519];&quot;000&quot;);&quot; {background-image: url(&quot;&quot;dino-&quot;;TEXT([.A519];&quot;000&quot;);&quot;.jpg&quot;&quot;)}&quot;)" office:value-type="string" office:string-value=".img-518 {background-image: url(&quot;dino-518.jpg&quot;)}" calcext:value-type="string">
            <text:p>.img-518 {background-image: url("dino-518.jpg")}</text:p>
          </table:table-cell>
          <table:table-cell table:style-name="ce2" table:formula="of:=CONCATENATE(&quot;&lt;img src=&quot;&quot;empty.png&quot;&quot; class=&quot;&quot;img-&quot;;TEXT([.A519];&quot;000&quot;);&quot;&quot;&quot;&gt;&quot;)" office:value-type="string" office:string-value="&lt;img src=&quot;empty.png&quot; class=&quot;img-518&quot;&gt;" calcext:value-type="string">
            <text:p>&lt;img src="empty.png" class="img-518"&gt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CONCATENATE(&quot;.img-&quot;;TEXT([.A520];&quot;000&quot;);&quot; {background-image: url(&quot;&quot;dino-&quot;;TEXT([.A520];&quot;000&quot;);&quot;.jpg&quot;&quot;)}&quot;)" office:value-type="string" office:string-value=".img-519 {background-image: url(&quot;dino-519.jpg&quot;)}" calcext:value-type="string">
            <text:p>.img-519 {background-image: url("dino-519.jpg")}</text:p>
          </table:table-cell>
          <table:table-cell table:style-name="ce2" table:formula="of:=CONCATENATE(&quot;&lt;img src=&quot;&quot;empty.png&quot;&quot; class=&quot;&quot;img-&quot;;TEXT([.A520];&quot;000&quot;);&quot;&quot;&quot;&gt;&quot;)" office:value-type="string" office:string-value="&lt;img src=&quot;empty.png&quot; class=&quot;img-519&quot;&gt;" calcext:value-type="string">
            <text:p>&lt;img src="empty.png" class="img-519"&gt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CONCATENATE(&quot;.img-&quot;;TEXT([.A521];&quot;000&quot;);&quot; {background-image: url(&quot;&quot;dino-&quot;;TEXT([.A521];&quot;000&quot;);&quot;.jpg&quot;&quot;)}&quot;)" office:value-type="string" office:string-value=".img-520 {background-image: url(&quot;dino-520.jpg&quot;)}" calcext:value-type="string">
            <text:p>.img-520 {background-image: url("dino-520.jpg")}</text:p>
          </table:table-cell>
          <table:table-cell table:style-name="ce2" table:formula="of:=CONCATENATE(&quot;&lt;img src=&quot;&quot;empty.png&quot;&quot; class=&quot;&quot;img-&quot;;TEXT([.A521];&quot;000&quot;);&quot;&quot;&quot;&gt;&quot;)" office:value-type="string" office:string-value="&lt;img src=&quot;empty.png&quot; class=&quot;img-520&quot;&gt;" calcext:value-type="string">
            <text:p>&lt;img src="empty.png" class="img-520"&gt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CONCATENATE(&quot;.img-&quot;;TEXT([.A522];&quot;000&quot;);&quot; {background-image: url(&quot;&quot;dino-&quot;;TEXT([.A522];&quot;000&quot;);&quot;.jpg&quot;&quot;)}&quot;)" office:value-type="string" office:string-value=".img-521 {background-image: url(&quot;dino-521.jpg&quot;)}" calcext:value-type="string">
            <text:p>.img-521 {background-image: url("dino-521.jpg")}</text:p>
          </table:table-cell>
          <table:table-cell table:style-name="ce2" table:formula="of:=CONCATENATE(&quot;&lt;img src=&quot;&quot;empty.png&quot;&quot; class=&quot;&quot;img-&quot;;TEXT([.A522];&quot;000&quot;);&quot;&quot;&quot;&gt;&quot;)" office:value-type="string" office:string-value="&lt;img src=&quot;empty.png&quot; class=&quot;img-521&quot;&gt;" calcext:value-type="string">
            <text:p>&lt;img src="empty.png" class="img-521"&gt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CONCATENATE(&quot;.img-&quot;;TEXT([.A523];&quot;000&quot;);&quot; {background-image: url(&quot;&quot;dino-&quot;;TEXT([.A523];&quot;000&quot;);&quot;.jpg&quot;&quot;)}&quot;)" office:value-type="string" office:string-value=".img-522 {background-image: url(&quot;dino-522.jpg&quot;)}" calcext:value-type="string">
            <text:p>.img-522 {background-image: url("dino-522.jpg")}</text:p>
          </table:table-cell>
          <table:table-cell table:style-name="ce2" table:formula="of:=CONCATENATE(&quot;&lt;img src=&quot;&quot;empty.png&quot;&quot; class=&quot;&quot;img-&quot;;TEXT([.A523];&quot;000&quot;);&quot;&quot;&quot;&gt;&quot;)" office:value-type="string" office:string-value="&lt;img src=&quot;empty.png&quot; class=&quot;img-522&quot;&gt;" calcext:value-type="string">
            <text:p>&lt;img src="empty.png" class="img-522"&gt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CONCATENATE(&quot;.img-&quot;;TEXT([.A524];&quot;000&quot;);&quot; {background-image: url(&quot;&quot;dino-&quot;;TEXT([.A524];&quot;000&quot;);&quot;.jpg&quot;&quot;)}&quot;)" office:value-type="string" office:string-value=".img-523 {background-image: url(&quot;dino-523.jpg&quot;)}" calcext:value-type="string">
            <text:p>.img-523 {background-image: url("dino-523.jpg")}</text:p>
          </table:table-cell>
          <table:table-cell table:style-name="ce2" table:formula="of:=CONCATENATE(&quot;&lt;img src=&quot;&quot;empty.png&quot;&quot; class=&quot;&quot;img-&quot;;TEXT([.A524];&quot;000&quot;);&quot;&quot;&quot;&gt;&quot;)" office:value-type="string" office:string-value="&lt;img src=&quot;empty.png&quot; class=&quot;img-523&quot;&gt;" calcext:value-type="string">
            <text:p>&lt;img src="empty.png" class="img-523"&gt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CONCATENATE(&quot;.img-&quot;;TEXT([.A525];&quot;000&quot;);&quot; {background-image: url(&quot;&quot;dino-&quot;;TEXT([.A525];&quot;000&quot;);&quot;.jpg&quot;&quot;)}&quot;)" office:value-type="string" office:string-value=".img-524 {background-image: url(&quot;dino-524.jpg&quot;)}" calcext:value-type="string">
            <text:p>.img-524 {background-image: url("dino-524.jpg")}</text:p>
          </table:table-cell>
          <table:table-cell table:style-name="ce2" table:formula="of:=CONCATENATE(&quot;&lt;img src=&quot;&quot;empty.png&quot;&quot; class=&quot;&quot;img-&quot;;TEXT([.A525];&quot;000&quot;);&quot;&quot;&quot;&gt;&quot;)" office:value-type="string" office:string-value="&lt;img src=&quot;empty.png&quot; class=&quot;img-524&quot;&gt;" calcext:value-type="string">
            <text:p>&lt;img src="empty.png" class="img-524"&gt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CONCATENATE(&quot;.img-&quot;;TEXT([.A526];&quot;000&quot;);&quot; {background-image: url(&quot;&quot;dino-&quot;;TEXT([.A526];&quot;000&quot;);&quot;.jpg&quot;&quot;)}&quot;)" office:value-type="string" office:string-value=".img-525 {background-image: url(&quot;dino-525.jpg&quot;)}" calcext:value-type="string">
            <text:p>.img-525 {background-image: url("dino-525.jpg")}</text:p>
          </table:table-cell>
          <table:table-cell table:style-name="ce2" table:formula="of:=CONCATENATE(&quot;&lt;img src=&quot;&quot;empty.png&quot;&quot; class=&quot;&quot;img-&quot;;TEXT([.A526];&quot;000&quot;);&quot;&quot;&quot;&gt;&quot;)" office:value-type="string" office:string-value="&lt;img src=&quot;empty.png&quot; class=&quot;img-525&quot;&gt;" calcext:value-type="string">
            <text:p>&lt;img src="empty.png" class="img-525"&gt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CONCATENATE(&quot;.img-&quot;;TEXT([.A527];&quot;000&quot;);&quot; {background-image: url(&quot;&quot;dino-&quot;;TEXT([.A527];&quot;000&quot;);&quot;.jpg&quot;&quot;)}&quot;)" office:value-type="string" office:string-value=".img-526 {background-image: url(&quot;dino-526.jpg&quot;)}" calcext:value-type="string">
            <text:p>.img-526 {background-image: url("dino-526.jpg")}</text:p>
          </table:table-cell>
          <table:table-cell table:style-name="ce2" table:formula="of:=CONCATENATE(&quot;&lt;img src=&quot;&quot;empty.png&quot;&quot; class=&quot;&quot;img-&quot;;TEXT([.A527];&quot;000&quot;);&quot;&quot;&quot;&gt;&quot;)" office:value-type="string" office:string-value="&lt;img src=&quot;empty.png&quot; class=&quot;img-526&quot;&gt;" calcext:value-type="string">
            <text:p>&lt;img src="empty.png" class="img-526"&gt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CONCATENATE(&quot;.img-&quot;;TEXT([.A528];&quot;000&quot;);&quot; {background-image: url(&quot;&quot;dino-&quot;;TEXT([.A528];&quot;000&quot;);&quot;.jpg&quot;&quot;)}&quot;)" office:value-type="string" office:string-value=".img-527 {background-image: url(&quot;dino-527.jpg&quot;)}" calcext:value-type="string">
            <text:p>.img-527 {background-image: url("dino-527.jpg")}</text:p>
          </table:table-cell>
          <table:table-cell table:style-name="ce2" table:formula="of:=CONCATENATE(&quot;&lt;img src=&quot;&quot;empty.png&quot;&quot; class=&quot;&quot;img-&quot;;TEXT([.A528];&quot;000&quot;);&quot;&quot;&quot;&gt;&quot;)" office:value-type="string" office:string-value="&lt;img src=&quot;empty.png&quot; class=&quot;img-527&quot;&gt;" calcext:value-type="string">
            <text:p>&lt;img src="empty.png" class="img-527"&gt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CONCATENATE(&quot;.img-&quot;;TEXT([.A529];&quot;000&quot;);&quot; {background-image: url(&quot;&quot;dino-&quot;;TEXT([.A529];&quot;000&quot;);&quot;.jpg&quot;&quot;)}&quot;)" office:value-type="string" office:string-value=".img-528 {background-image: url(&quot;dino-528.jpg&quot;)}" calcext:value-type="string">
            <text:p>.img-528 {background-image: url("dino-528.jpg")}</text:p>
          </table:table-cell>
          <table:table-cell table:style-name="ce2" table:formula="of:=CONCATENATE(&quot;&lt;img src=&quot;&quot;empty.png&quot;&quot; class=&quot;&quot;img-&quot;;TEXT([.A529];&quot;000&quot;);&quot;&quot;&quot;&gt;&quot;)" office:value-type="string" office:string-value="&lt;img src=&quot;empty.png&quot; class=&quot;img-528&quot;&gt;" calcext:value-type="string">
            <text:p>&lt;img src="empty.png" class="img-528"&gt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CONCATENATE(&quot;.img-&quot;;TEXT([.A530];&quot;000&quot;);&quot; {background-image: url(&quot;&quot;dino-&quot;;TEXT([.A530];&quot;000&quot;);&quot;.jpg&quot;&quot;)}&quot;)" office:value-type="string" office:string-value=".img-529 {background-image: url(&quot;dino-529.jpg&quot;)}" calcext:value-type="string">
            <text:p>.img-529 {background-image: url("dino-529.jpg")}</text:p>
          </table:table-cell>
          <table:table-cell table:style-name="ce2" table:formula="of:=CONCATENATE(&quot;&lt;img src=&quot;&quot;empty.png&quot;&quot; class=&quot;&quot;img-&quot;;TEXT([.A530];&quot;000&quot;);&quot;&quot;&quot;&gt;&quot;)" office:value-type="string" office:string-value="&lt;img src=&quot;empty.png&quot; class=&quot;img-529&quot;&gt;" calcext:value-type="string">
            <text:p>&lt;img src="empty.png" class="img-529"&gt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CONCATENATE(&quot;.img-&quot;;TEXT([.A531];&quot;000&quot;);&quot; {background-image: url(&quot;&quot;dino-&quot;;TEXT([.A531];&quot;000&quot;);&quot;.jpg&quot;&quot;)}&quot;)" office:value-type="string" office:string-value=".img-530 {background-image: url(&quot;dino-530.jpg&quot;)}" calcext:value-type="string">
            <text:p>.img-530 {background-image: url("dino-530.jpg")}</text:p>
          </table:table-cell>
          <table:table-cell table:style-name="ce2" table:formula="of:=CONCATENATE(&quot;&lt;img src=&quot;&quot;empty.png&quot;&quot; class=&quot;&quot;img-&quot;;TEXT([.A531];&quot;000&quot;);&quot;&quot;&quot;&gt;&quot;)" office:value-type="string" office:string-value="&lt;img src=&quot;empty.png&quot; class=&quot;img-530&quot;&gt;" calcext:value-type="string">
            <text:p>&lt;img src="empty.png" class="img-530"&gt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CONCATENATE(&quot;.img-&quot;;TEXT([.A532];&quot;000&quot;);&quot; {background-image: url(&quot;&quot;dino-&quot;;TEXT([.A532];&quot;000&quot;);&quot;.jpg&quot;&quot;)}&quot;)" office:value-type="string" office:string-value=".img-531 {background-image: url(&quot;dino-531.jpg&quot;)}" calcext:value-type="string">
            <text:p>.img-531 {background-image: url("dino-531.jpg")}</text:p>
          </table:table-cell>
          <table:table-cell table:style-name="ce2" table:formula="of:=CONCATENATE(&quot;&lt;img src=&quot;&quot;empty.png&quot;&quot; class=&quot;&quot;img-&quot;;TEXT([.A532];&quot;000&quot;);&quot;&quot;&quot;&gt;&quot;)" office:value-type="string" office:string-value="&lt;img src=&quot;empty.png&quot; class=&quot;img-531&quot;&gt;" calcext:value-type="string">
            <text:p>&lt;img src="empty.png" class="img-531"&gt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CONCATENATE(&quot;.img-&quot;;TEXT([.A533];&quot;000&quot;);&quot; {background-image: url(&quot;&quot;dino-&quot;;TEXT([.A533];&quot;000&quot;);&quot;.jpg&quot;&quot;)}&quot;)" office:value-type="string" office:string-value=".img-532 {background-image: url(&quot;dino-532.jpg&quot;)}" calcext:value-type="string">
            <text:p>.img-532 {background-image: url("dino-532.jpg")}</text:p>
          </table:table-cell>
          <table:table-cell table:style-name="ce2" table:formula="of:=CONCATENATE(&quot;&lt;img src=&quot;&quot;empty.png&quot;&quot; class=&quot;&quot;img-&quot;;TEXT([.A533];&quot;000&quot;);&quot;&quot;&quot;&gt;&quot;)" office:value-type="string" office:string-value="&lt;img src=&quot;empty.png&quot; class=&quot;img-532&quot;&gt;" calcext:value-type="string">
            <text:p>&lt;img src="empty.png" class="img-532"&gt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CONCATENATE(&quot;.img-&quot;;TEXT([.A534];&quot;000&quot;);&quot; {background-image: url(&quot;&quot;dino-&quot;;TEXT([.A534];&quot;000&quot;);&quot;.jpg&quot;&quot;)}&quot;)" office:value-type="string" office:string-value=".img-533 {background-image: url(&quot;dino-533.jpg&quot;)}" calcext:value-type="string">
            <text:p>.img-533 {background-image: url("dino-533.jpg")}</text:p>
          </table:table-cell>
          <table:table-cell table:style-name="ce2" table:formula="of:=CONCATENATE(&quot;&lt;img src=&quot;&quot;empty.png&quot;&quot; class=&quot;&quot;img-&quot;;TEXT([.A534];&quot;000&quot;);&quot;&quot;&quot;&gt;&quot;)" office:value-type="string" office:string-value="&lt;img src=&quot;empty.png&quot; class=&quot;img-533&quot;&gt;" calcext:value-type="string">
            <text:p>&lt;img src="empty.png" class="img-533"&gt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CONCATENATE(&quot;.img-&quot;;TEXT([.A535];&quot;000&quot;);&quot; {background-image: url(&quot;&quot;dino-&quot;;TEXT([.A535];&quot;000&quot;);&quot;.jpg&quot;&quot;)}&quot;)" office:value-type="string" office:string-value=".img-534 {background-image: url(&quot;dino-534.jpg&quot;)}" calcext:value-type="string">
            <text:p>.img-534 {background-image: url("dino-534.jpg")}</text:p>
          </table:table-cell>
          <table:table-cell table:style-name="ce2" table:formula="of:=CONCATENATE(&quot;&lt;img src=&quot;&quot;empty.png&quot;&quot; class=&quot;&quot;img-&quot;;TEXT([.A535];&quot;000&quot;);&quot;&quot;&quot;&gt;&quot;)" office:value-type="string" office:string-value="&lt;img src=&quot;empty.png&quot; class=&quot;img-534&quot;&gt;" calcext:value-type="string">
            <text:p>&lt;img src="empty.png" class="img-534"&gt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CONCATENATE(&quot;.img-&quot;;TEXT([.A536];&quot;000&quot;);&quot; {background-image: url(&quot;&quot;dino-&quot;;TEXT([.A536];&quot;000&quot;);&quot;.jpg&quot;&quot;)}&quot;)" office:value-type="string" office:string-value=".img-535 {background-image: url(&quot;dino-535.jpg&quot;)}" calcext:value-type="string">
            <text:p>.img-535 {background-image: url("dino-535.jpg")}</text:p>
          </table:table-cell>
          <table:table-cell table:style-name="ce2" table:formula="of:=CONCATENATE(&quot;&lt;img src=&quot;&quot;empty.png&quot;&quot; class=&quot;&quot;img-&quot;;TEXT([.A536];&quot;000&quot;);&quot;&quot;&quot;&gt;&quot;)" office:value-type="string" office:string-value="&lt;img src=&quot;empty.png&quot; class=&quot;img-535&quot;&gt;" calcext:value-type="string">
            <text:p>&lt;img src="empty.png" class="img-535"&gt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CONCATENATE(&quot;.img-&quot;;TEXT([.A537];&quot;000&quot;);&quot; {background-image: url(&quot;&quot;dino-&quot;;TEXT([.A537];&quot;000&quot;);&quot;.jpg&quot;&quot;)}&quot;)" office:value-type="string" office:string-value=".img-536 {background-image: url(&quot;dino-536.jpg&quot;)}" calcext:value-type="string">
            <text:p>.img-536 {background-image: url("dino-536.jpg")}</text:p>
          </table:table-cell>
          <table:table-cell table:style-name="ce2" table:formula="of:=CONCATENATE(&quot;&lt;img src=&quot;&quot;empty.png&quot;&quot; class=&quot;&quot;img-&quot;;TEXT([.A537];&quot;000&quot;);&quot;&quot;&quot;&gt;&quot;)" office:value-type="string" office:string-value="&lt;img src=&quot;empty.png&quot; class=&quot;img-536&quot;&gt;" calcext:value-type="string">
            <text:p>&lt;img src="empty.png" class="img-536"&gt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CONCATENATE(&quot;.img-&quot;;TEXT([.A538];&quot;000&quot;);&quot; {background-image: url(&quot;&quot;dino-&quot;;TEXT([.A538];&quot;000&quot;);&quot;.jpg&quot;&quot;)}&quot;)" office:value-type="string" office:string-value=".img-537 {background-image: url(&quot;dino-537.jpg&quot;)}" calcext:value-type="string">
            <text:p>.img-537 {background-image: url("dino-537.jpg")}</text:p>
          </table:table-cell>
          <table:table-cell table:style-name="ce2" table:formula="of:=CONCATENATE(&quot;&lt;img src=&quot;&quot;empty.png&quot;&quot; class=&quot;&quot;img-&quot;;TEXT([.A538];&quot;000&quot;);&quot;&quot;&quot;&gt;&quot;)" office:value-type="string" office:string-value="&lt;img src=&quot;empty.png&quot; class=&quot;img-537&quot;&gt;" calcext:value-type="string">
            <text:p>&lt;img src="empty.png" class="img-537"&gt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CONCATENATE(&quot;.img-&quot;;TEXT([.A539];&quot;000&quot;);&quot; {background-image: url(&quot;&quot;dino-&quot;;TEXT([.A539];&quot;000&quot;);&quot;.jpg&quot;&quot;)}&quot;)" office:value-type="string" office:string-value=".img-538 {background-image: url(&quot;dino-538.jpg&quot;)}" calcext:value-type="string">
            <text:p>.img-538 {background-image: url("dino-538.jpg")}</text:p>
          </table:table-cell>
          <table:table-cell table:style-name="ce2" table:formula="of:=CONCATENATE(&quot;&lt;img src=&quot;&quot;empty.png&quot;&quot; class=&quot;&quot;img-&quot;;TEXT([.A539];&quot;000&quot;);&quot;&quot;&quot;&gt;&quot;)" office:value-type="string" office:string-value="&lt;img src=&quot;empty.png&quot; class=&quot;img-538&quot;&gt;" calcext:value-type="string">
            <text:p>&lt;img src="empty.png" class="img-538"&gt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CONCATENATE(&quot;.img-&quot;;TEXT([.A540];&quot;000&quot;);&quot; {background-image: url(&quot;&quot;dino-&quot;;TEXT([.A540];&quot;000&quot;);&quot;.jpg&quot;&quot;)}&quot;)" office:value-type="string" office:string-value=".img-539 {background-image: url(&quot;dino-539.jpg&quot;)}" calcext:value-type="string">
            <text:p>.img-539 {background-image: url("dino-539.jpg")}</text:p>
          </table:table-cell>
          <table:table-cell table:style-name="ce2" table:formula="of:=CONCATENATE(&quot;&lt;img src=&quot;&quot;empty.png&quot;&quot; class=&quot;&quot;img-&quot;;TEXT([.A540];&quot;000&quot;);&quot;&quot;&quot;&gt;&quot;)" office:value-type="string" office:string-value="&lt;img src=&quot;empty.png&quot; class=&quot;img-539&quot;&gt;" calcext:value-type="string">
            <text:p>&lt;img src="empty.png" class="img-539"&gt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CONCATENATE(&quot;.img-&quot;;TEXT([.A541];&quot;000&quot;);&quot; {background-image: url(&quot;&quot;dino-&quot;;TEXT([.A541];&quot;000&quot;);&quot;.jpg&quot;&quot;)}&quot;)" office:value-type="string" office:string-value=".img-540 {background-image: url(&quot;dino-540.jpg&quot;)}" calcext:value-type="string">
            <text:p>.img-540 {background-image: url("dino-540.jpg")}</text:p>
          </table:table-cell>
          <table:table-cell table:style-name="ce2" table:formula="of:=CONCATENATE(&quot;&lt;img src=&quot;&quot;empty.png&quot;&quot; class=&quot;&quot;img-&quot;;TEXT([.A541];&quot;000&quot;);&quot;&quot;&quot;&gt;&quot;)" office:value-type="string" office:string-value="&lt;img src=&quot;empty.png&quot; class=&quot;img-540&quot;&gt;" calcext:value-type="string">
            <text:p>&lt;img src="empty.png" class="img-540"&gt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CONCATENATE(&quot;.img-&quot;;TEXT([.A542];&quot;000&quot;);&quot; {background-image: url(&quot;&quot;dino-&quot;;TEXT([.A542];&quot;000&quot;);&quot;.jpg&quot;&quot;)}&quot;)" office:value-type="string" office:string-value=".img-541 {background-image: url(&quot;dino-541.jpg&quot;)}" calcext:value-type="string">
            <text:p>.img-541 {background-image: url("dino-541.jpg")}</text:p>
          </table:table-cell>
          <table:table-cell table:style-name="ce2" table:formula="of:=CONCATENATE(&quot;&lt;img src=&quot;&quot;empty.png&quot;&quot; class=&quot;&quot;img-&quot;;TEXT([.A542];&quot;000&quot;);&quot;&quot;&quot;&gt;&quot;)" office:value-type="string" office:string-value="&lt;img src=&quot;empty.png&quot; class=&quot;img-541&quot;&gt;" calcext:value-type="string">
            <text:p>&lt;img src="empty.png" class="img-541"&gt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CONCATENATE(&quot;.img-&quot;;TEXT([.A543];&quot;000&quot;);&quot; {background-image: url(&quot;&quot;dino-&quot;;TEXT([.A543];&quot;000&quot;);&quot;.jpg&quot;&quot;)}&quot;)" office:value-type="string" office:string-value=".img-542 {background-image: url(&quot;dino-542.jpg&quot;)}" calcext:value-type="string">
            <text:p>.img-542 {background-image: url("dino-542.jpg")}</text:p>
          </table:table-cell>
          <table:table-cell table:style-name="ce2" table:formula="of:=CONCATENATE(&quot;&lt;img src=&quot;&quot;empty.png&quot;&quot; class=&quot;&quot;img-&quot;;TEXT([.A543];&quot;000&quot;);&quot;&quot;&quot;&gt;&quot;)" office:value-type="string" office:string-value="&lt;img src=&quot;empty.png&quot; class=&quot;img-542&quot;&gt;" calcext:value-type="string">
            <text:p>&lt;img src="empty.png" class="img-542"&gt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CONCATENATE(&quot;.img-&quot;;TEXT([.A544];&quot;000&quot;);&quot; {background-image: url(&quot;&quot;dino-&quot;;TEXT([.A544];&quot;000&quot;);&quot;.jpg&quot;&quot;)}&quot;)" office:value-type="string" office:string-value=".img-543 {background-image: url(&quot;dino-543.jpg&quot;)}" calcext:value-type="string">
            <text:p>.img-543 {background-image: url("dino-543.jpg")}</text:p>
          </table:table-cell>
          <table:table-cell table:style-name="ce2" table:formula="of:=CONCATENATE(&quot;&lt;img src=&quot;&quot;empty.png&quot;&quot; class=&quot;&quot;img-&quot;;TEXT([.A544];&quot;000&quot;);&quot;&quot;&quot;&gt;&quot;)" office:value-type="string" office:string-value="&lt;img src=&quot;empty.png&quot; class=&quot;img-543&quot;&gt;" calcext:value-type="string">
            <text:p>&lt;img src="empty.png" class="img-543"&gt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CONCATENATE(&quot;.img-&quot;;TEXT([.A545];&quot;000&quot;);&quot; {background-image: url(&quot;&quot;dino-&quot;;TEXT([.A545];&quot;000&quot;);&quot;.jpg&quot;&quot;)}&quot;)" office:value-type="string" office:string-value=".img-544 {background-image: url(&quot;dino-544.jpg&quot;)}" calcext:value-type="string">
            <text:p>.img-544 {background-image: url("dino-544.jpg")}</text:p>
          </table:table-cell>
          <table:table-cell table:style-name="ce2" table:formula="of:=CONCATENATE(&quot;&lt;img src=&quot;&quot;empty.png&quot;&quot; class=&quot;&quot;img-&quot;;TEXT([.A545];&quot;000&quot;);&quot;&quot;&quot;&gt;&quot;)" office:value-type="string" office:string-value="&lt;img src=&quot;empty.png&quot; class=&quot;img-544&quot;&gt;" calcext:value-type="string">
            <text:p>&lt;img src="empty.png" class="img-544"&gt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CONCATENATE(&quot;.img-&quot;;TEXT([.A546];&quot;000&quot;);&quot; {background-image: url(&quot;&quot;dino-&quot;;TEXT([.A546];&quot;000&quot;);&quot;.jpg&quot;&quot;)}&quot;)" office:value-type="string" office:string-value=".img-545 {background-image: url(&quot;dino-545.jpg&quot;)}" calcext:value-type="string">
            <text:p>.img-545 {background-image: url("dino-545.jpg")}</text:p>
          </table:table-cell>
          <table:table-cell table:style-name="ce2" table:formula="of:=CONCATENATE(&quot;&lt;img src=&quot;&quot;empty.png&quot;&quot; class=&quot;&quot;img-&quot;;TEXT([.A546];&quot;000&quot;);&quot;&quot;&quot;&gt;&quot;)" office:value-type="string" office:string-value="&lt;img src=&quot;empty.png&quot; class=&quot;img-545&quot;&gt;" calcext:value-type="string">
            <text:p>&lt;img src="empty.png" class="img-545"&gt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CONCATENATE(&quot;.img-&quot;;TEXT([.A547];&quot;000&quot;);&quot; {background-image: url(&quot;&quot;dino-&quot;;TEXT([.A547];&quot;000&quot;);&quot;.jpg&quot;&quot;)}&quot;)" office:value-type="string" office:string-value=".img-546 {background-image: url(&quot;dino-546.jpg&quot;)}" calcext:value-type="string">
            <text:p>.img-546 {background-image: url("dino-546.jpg")}</text:p>
          </table:table-cell>
          <table:table-cell table:style-name="ce2" table:formula="of:=CONCATENATE(&quot;&lt;img src=&quot;&quot;empty.png&quot;&quot; class=&quot;&quot;img-&quot;;TEXT([.A547];&quot;000&quot;);&quot;&quot;&quot;&gt;&quot;)" office:value-type="string" office:string-value="&lt;img src=&quot;empty.png&quot; class=&quot;img-546&quot;&gt;" calcext:value-type="string">
            <text:p>&lt;img src="empty.png" class="img-546"&gt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CONCATENATE(&quot;.img-&quot;;TEXT([.A548];&quot;000&quot;);&quot; {background-image: url(&quot;&quot;dino-&quot;;TEXT([.A548];&quot;000&quot;);&quot;.jpg&quot;&quot;)}&quot;)" office:value-type="string" office:string-value=".img-547 {background-image: url(&quot;dino-547.jpg&quot;)}" calcext:value-type="string">
            <text:p>.img-547 {background-image: url("dino-547.jpg")}</text:p>
          </table:table-cell>
          <table:table-cell table:style-name="ce2" table:formula="of:=CONCATENATE(&quot;&lt;img src=&quot;&quot;empty.png&quot;&quot; class=&quot;&quot;img-&quot;;TEXT([.A548];&quot;000&quot;);&quot;&quot;&quot;&gt;&quot;)" office:value-type="string" office:string-value="&lt;img src=&quot;empty.png&quot; class=&quot;img-547&quot;&gt;" calcext:value-type="string">
            <text:p>&lt;img src="empty.png" class="img-547"&gt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CONCATENATE(&quot;.img-&quot;;TEXT([.A549];&quot;000&quot;);&quot; {background-image: url(&quot;&quot;dino-&quot;;TEXT([.A549];&quot;000&quot;);&quot;.jpg&quot;&quot;)}&quot;)" office:value-type="string" office:string-value=".img-548 {background-image: url(&quot;dino-548.jpg&quot;)}" calcext:value-type="string">
            <text:p>.img-548 {background-image: url("dino-548.jpg")}</text:p>
          </table:table-cell>
          <table:table-cell table:style-name="ce2" table:formula="of:=CONCATENATE(&quot;&lt;img src=&quot;&quot;empty.png&quot;&quot; class=&quot;&quot;img-&quot;;TEXT([.A549];&quot;000&quot;);&quot;&quot;&quot;&gt;&quot;)" office:value-type="string" office:string-value="&lt;img src=&quot;empty.png&quot; class=&quot;img-548&quot;&gt;" calcext:value-type="string">
            <text:p>&lt;img src="empty.png" class="img-548"&gt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CONCATENATE(&quot;.img-&quot;;TEXT([.A550];&quot;000&quot;);&quot; {background-image: url(&quot;&quot;dino-&quot;;TEXT([.A550];&quot;000&quot;);&quot;.jpg&quot;&quot;)}&quot;)" office:value-type="string" office:string-value=".img-549 {background-image: url(&quot;dino-549.jpg&quot;)}" calcext:value-type="string">
            <text:p>.img-549 {background-image: url("dino-549.jpg")}</text:p>
          </table:table-cell>
          <table:table-cell table:style-name="ce2" table:formula="of:=CONCATENATE(&quot;&lt;img src=&quot;&quot;empty.png&quot;&quot; class=&quot;&quot;img-&quot;;TEXT([.A550];&quot;000&quot;);&quot;&quot;&quot;&gt;&quot;)" office:value-type="string" office:string-value="&lt;img src=&quot;empty.png&quot; class=&quot;img-549&quot;&gt;" calcext:value-type="string">
            <text:p>&lt;img src="empty.png" class="img-549"&gt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CONCATENATE(&quot;.img-&quot;;TEXT([.A551];&quot;000&quot;);&quot; {background-image: url(&quot;&quot;dino-&quot;;TEXT([.A551];&quot;000&quot;);&quot;.jpg&quot;&quot;)}&quot;)" office:value-type="string" office:string-value=".img-550 {background-image: url(&quot;dino-550.jpg&quot;)}" calcext:value-type="string">
            <text:p>.img-550 {background-image: url("dino-550.jpg")}</text:p>
          </table:table-cell>
          <table:table-cell table:style-name="ce2" table:formula="of:=CONCATENATE(&quot;&lt;img src=&quot;&quot;empty.png&quot;&quot; class=&quot;&quot;img-&quot;;TEXT([.A551];&quot;000&quot;);&quot;&quot;&quot;&gt;&quot;)" office:value-type="string" office:string-value="&lt;img src=&quot;empty.png&quot; class=&quot;img-550&quot;&gt;" calcext:value-type="string">
            <text:p>&lt;img src="empty.png" class="img-550"&gt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CONCATENATE(&quot;.img-&quot;;TEXT([.A552];&quot;000&quot;);&quot; {background-image: url(&quot;&quot;dino-&quot;;TEXT([.A552];&quot;000&quot;);&quot;.jpg&quot;&quot;)}&quot;)" office:value-type="string" office:string-value=".img-551 {background-image: url(&quot;dino-551.jpg&quot;)}" calcext:value-type="string">
            <text:p>.img-551 {background-image: url("dino-551.jpg")}</text:p>
          </table:table-cell>
          <table:table-cell table:style-name="ce2" table:formula="of:=CONCATENATE(&quot;&lt;img src=&quot;&quot;empty.png&quot;&quot; class=&quot;&quot;img-&quot;;TEXT([.A552];&quot;000&quot;);&quot;&quot;&quot;&gt;&quot;)" office:value-type="string" office:string-value="&lt;img src=&quot;empty.png&quot; class=&quot;img-551&quot;&gt;" calcext:value-type="string">
            <text:p>&lt;img src="empty.png" class="img-551"&gt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CONCATENATE(&quot;.img-&quot;;TEXT([.A553];&quot;000&quot;);&quot; {background-image: url(&quot;&quot;dino-&quot;;TEXT([.A553];&quot;000&quot;);&quot;.jpg&quot;&quot;)}&quot;)" office:value-type="string" office:string-value=".img-552 {background-image: url(&quot;dino-552.jpg&quot;)}" calcext:value-type="string">
            <text:p>.img-552 {background-image: url("dino-552.jpg")}</text:p>
          </table:table-cell>
          <table:table-cell table:style-name="ce2" table:formula="of:=CONCATENATE(&quot;&lt;img src=&quot;&quot;empty.png&quot;&quot; class=&quot;&quot;img-&quot;;TEXT([.A553];&quot;000&quot;);&quot;&quot;&quot;&gt;&quot;)" office:value-type="string" office:string-value="&lt;img src=&quot;empty.png&quot; class=&quot;img-552&quot;&gt;" calcext:value-type="string">
            <text:p>&lt;img src="empty.png" class="img-552"&gt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CONCATENATE(&quot;.img-&quot;;TEXT([.A554];&quot;000&quot;);&quot; {background-image: url(&quot;&quot;dino-&quot;;TEXT([.A554];&quot;000&quot;);&quot;.jpg&quot;&quot;)}&quot;)" office:value-type="string" office:string-value=".img-553 {background-image: url(&quot;dino-553.jpg&quot;)}" calcext:value-type="string">
            <text:p>.img-553 {background-image: url("dino-553.jpg")}</text:p>
          </table:table-cell>
          <table:table-cell table:style-name="ce2" table:formula="of:=CONCATENATE(&quot;&lt;img src=&quot;&quot;empty.png&quot;&quot; class=&quot;&quot;img-&quot;;TEXT([.A554];&quot;000&quot;);&quot;&quot;&quot;&gt;&quot;)" office:value-type="string" office:string-value="&lt;img src=&quot;empty.png&quot; class=&quot;img-553&quot;&gt;" calcext:value-type="string">
            <text:p>&lt;img src="empty.png" class="img-553"&gt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CONCATENATE(&quot;.img-&quot;;TEXT([.A555];&quot;000&quot;);&quot; {background-image: url(&quot;&quot;dino-&quot;;TEXT([.A555];&quot;000&quot;);&quot;.jpg&quot;&quot;)}&quot;)" office:value-type="string" office:string-value=".img-554 {background-image: url(&quot;dino-554.jpg&quot;)}" calcext:value-type="string">
            <text:p>.img-554 {background-image: url("dino-554.jpg")}</text:p>
          </table:table-cell>
          <table:table-cell table:style-name="ce2" table:formula="of:=CONCATENATE(&quot;&lt;img src=&quot;&quot;empty.png&quot;&quot; class=&quot;&quot;img-&quot;;TEXT([.A555];&quot;000&quot;);&quot;&quot;&quot;&gt;&quot;)" office:value-type="string" office:string-value="&lt;img src=&quot;empty.png&quot; class=&quot;img-554&quot;&gt;" calcext:value-type="string">
            <text:p>&lt;img src="empty.png" class="img-554"&gt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CONCATENATE(&quot;.img-&quot;;TEXT([.A556];&quot;000&quot;);&quot; {background-image: url(&quot;&quot;dino-&quot;;TEXT([.A556];&quot;000&quot;);&quot;.jpg&quot;&quot;)}&quot;)" office:value-type="string" office:string-value=".img-555 {background-image: url(&quot;dino-555.jpg&quot;)}" calcext:value-type="string">
            <text:p>.img-555 {background-image: url("dino-555.jpg")}</text:p>
          </table:table-cell>
          <table:table-cell table:style-name="ce2" table:formula="of:=CONCATENATE(&quot;&lt;img src=&quot;&quot;empty.png&quot;&quot; class=&quot;&quot;img-&quot;;TEXT([.A556];&quot;000&quot;);&quot;&quot;&quot;&gt;&quot;)" office:value-type="string" office:string-value="&lt;img src=&quot;empty.png&quot; class=&quot;img-555&quot;&gt;" calcext:value-type="string">
            <text:p>&lt;img src="empty.png" class="img-555"&gt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CONCATENATE(&quot;.img-&quot;;TEXT([.A557];&quot;000&quot;);&quot; {background-image: url(&quot;&quot;dino-&quot;;TEXT([.A557];&quot;000&quot;);&quot;.jpg&quot;&quot;)}&quot;)" office:value-type="string" office:string-value=".img-556 {background-image: url(&quot;dino-556.jpg&quot;)}" calcext:value-type="string">
            <text:p>.img-556 {background-image: url("dino-556.jpg")}</text:p>
          </table:table-cell>
          <table:table-cell table:style-name="ce2" table:formula="of:=CONCATENATE(&quot;&lt;img src=&quot;&quot;empty.png&quot;&quot; class=&quot;&quot;img-&quot;;TEXT([.A557];&quot;000&quot;);&quot;&quot;&quot;&gt;&quot;)" office:value-type="string" office:string-value="&lt;img src=&quot;empty.png&quot; class=&quot;img-556&quot;&gt;" calcext:value-type="string">
            <text:p>&lt;img src="empty.png" class="img-556"&gt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CONCATENATE(&quot;.img-&quot;;TEXT([.A558];&quot;000&quot;);&quot; {background-image: url(&quot;&quot;dino-&quot;;TEXT([.A558];&quot;000&quot;);&quot;.jpg&quot;&quot;)}&quot;)" office:value-type="string" office:string-value=".img-557 {background-image: url(&quot;dino-557.jpg&quot;)}" calcext:value-type="string">
            <text:p>.img-557 {background-image: url("dino-557.jpg")}</text:p>
          </table:table-cell>
          <table:table-cell table:style-name="ce2" table:formula="of:=CONCATENATE(&quot;&lt;img src=&quot;&quot;empty.png&quot;&quot; class=&quot;&quot;img-&quot;;TEXT([.A558];&quot;000&quot;);&quot;&quot;&quot;&gt;&quot;)" office:value-type="string" office:string-value="&lt;img src=&quot;empty.png&quot; class=&quot;img-557&quot;&gt;" calcext:value-type="string">
            <text:p>&lt;img src="empty.png" class="img-557"&gt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CONCATENATE(&quot;.img-&quot;;TEXT([.A559];&quot;000&quot;);&quot; {background-image: url(&quot;&quot;dino-&quot;;TEXT([.A559];&quot;000&quot;);&quot;.jpg&quot;&quot;)}&quot;)" office:value-type="string" office:string-value=".img-558 {background-image: url(&quot;dino-558.jpg&quot;)}" calcext:value-type="string">
            <text:p>.img-558 {background-image: url("dino-558.jpg")}</text:p>
          </table:table-cell>
          <table:table-cell table:style-name="ce2" table:formula="of:=CONCATENATE(&quot;&lt;img src=&quot;&quot;empty.png&quot;&quot; class=&quot;&quot;img-&quot;;TEXT([.A559];&quot;000&quot;);&quot;&quot;&quot;&gt;&quot;)" office:value-type="string" office:string-value="&lt;img src=&quot;empty.png&quot; class=&quot;img-558&quot;&gt;" calcext:value-type="string">
            <text:p>&lt;img src="empty.png" class="img-558"&gt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CONCATENATE(&quot;.img-&quot;;TEXT([.A560];&quot;000&quot;);&quot; {background-image: url(&quot;&quot;dino-&quot;;TEXT([.A560];&quot;000&quot;);&quot;.jpg&quot;&quot;)}&quot;)" office:value-type="string" office:string-value=".img-559 {background-image: url(&quot;dino-559.jpg&quot;)}" calcext:value-type="string">
            <text:p>.img-559 {background-image: url("dino-559.jpg")}</text:p>
          </table:table-cell>
          <table:table-cell table:style-name="ce2" table:formula="of:=CONCATENATE(&quot;&lt;img src=&quot;&quot;empty.png&quot;&quot; class=&quot;&quot;img-&quot;;TEXT([.A560];&quot;000&quot;);&quot;&quot;&quot;&gt;&quot;)" office:value-type="string" office:string-value="&lt;img src=&quot;empty.png&quot; class=&quot;img-559&quot;&gt;" calcext:value-type="string">
            <text:p>&lt;img src="empty.png" class="img-559"&gt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CONCATENATE(&quot;.img-&quot;;TEXT([.A561];&quot;000&quot;);&quot; {background-image: url(&quot;&quot;dino-&quot;;TEXT([.A561];&quot;000&quot;);&quot;.jpg&quot;&quot;)}&quot;)" office:value-type="string" office:string-value=".img-560 {background-image: url(&quot;dino-560.jpg&quot;)}" calcext:value-type="string">
            <text:p>.img-560 {background-image: url("dino-560.jpg")}</text:p>
          </table:table-cell>
          <table:table-cell table:style-name="ce2" table:formula="of:=CONCATENATE(&quot;&lt;img src=&quot;&quot;empty.png&quot;&quot; class=&quot;&quot;img-&quot;;TEXT([.A561];&quot;000&quot;);&quot;&quot;&quot;&gt;&quot;)" office:value-type="string" office:string-value="&lt;img src=&quot;empty.png&quot; class=&quot;img-560&quot;&gt;" calcext:value-type="string">
            <text:p>&lt;img src="empty.png" class="img-560"&gt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CONCATENATE(&quot;.img-&quot;;TEXT([.A562];&quot;000&quot;);&quot; {background-image: url(&quot;&quot;dino-&quot;;TEXT([.A562];&quot;000&quot;);&quot;.jpg&quot;&quot;)}&quot;)" office:value-type="string" office:string-value=".img-561 {background-image: url(&quot;dino-561.jpg&quot;)}" calcext:value-type="string">
            <text:p>.img-561 {background-image: url("dino-561.jpg")}</text:p>
          </table:table-cell>
          <table:table-cell table:style-name="ce2" table:formula="of:=CONCATENATE(&quot;&lt;img src=&quot;&quot;empty.png&quot;&quot; class=&quot;&quot;img-&quot;;TEXT([.A562];&quot;000&quot;);&quot;&quot;&quot;&gt;&quot;)" office:value-type="string" office:string-value="&lt;img src=&quot;empty.png&quot; class=&quot;img-561&quot;&gt;" calcext:value-type="string">
            <text:p>&lt;img src="empty.png" class="img-561"&gt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CONCATENATE(&quot;.img-&quot;;TEXT([.A563];&quot;000&quot;);&quot; {background-image: url(&quot;&quot;dino-&quot;;TEXT([.A563];&quot;000&quot;);&quot;.jpg&quot;&quot;)}&quot;)" office:value-type="string" office:string-value=".img-562 {background-image: url(&quot;dino-562.jpg&quot;)}" calcext:value-type="string">
            <text:p>.img-562 {background-image: url("dino-562.jpg")}</text:p>
          </table:table-cell>
          <table:table-cell table:style-name="ce2" table:formula="of:=CONCATENATE(&quot;&lt;img src=&quot;&quot;empty.png&quot;&quot; class=&quot;&quot;img-&quot;;TEXT([.A563];&quot;000&quot;);&quot;&quot;&quot;&gt;&quot;)" office:value-type="string" office:string-value="&lt;img src=&quot;empty.png&quot; class=&quot;img-562&quot;&gt;" calcext:value-type="string">
            <text:p>&lt;img src="empty.png" class="img-562"&gt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CONCATENATE(&quot;.img-&quot;;TEXT([.A564];&quot;000&quot;);&quot; {background-image: url(&quot;&quot;dino-&quot;;TEXT([.A564];&quot;000&quot;);&quot;.jpg&quot;&quot;)}&quot;)" office:value-type="string" office:string-value=".img-563 {background-image: url(&quot;dino-563.jpg&quot;)}" calcext:value-type="string">
            <text:p>.img-563 {background-image: url("dino-563.jpg")}</text:p>
          </table:table-cell>
          <table:table-cell table:style-name="ce2" table:formula="of:=CONCATENATE(&quot;&lt;img src=&quot;&quot;empty.png&quot;&quot; class=&quot;&quot;img-&quot;;TEXT([.A564];&quot;000&quot;);&quot;&quot;&quot;&gt;&quot;)" office:value-type="string" office:string-value="&lt;img src=&quot;empty.png&quot; class=&quot;img-563&quot;&gt;" calcext:value-type="string">
            <text:p>&lt;img src="empty.png" class="img-563"&gt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CONCATENATE(&quot;.img-&quot;;TEXT([.A565];&quot;000&quot;);&quot; {background-image: url(&quot;&quot;dino-&quot;;TEXT([.A565];&quot;000&quot;);&quot;.jpg&quot;&quot;)}&quot;)" office:value-type="string" office:string-value=".img-564 {background-image: url(&quot;dino-564.jpg&quot;)}" calcext:value-type="string">
            <text:p>.img-564 {background-image: url("dino-564.jpg")}</text:p>
          </table:table-cell>
          <table:table-cell table:style-name="ce2" table:formula="of:=CONCATENATE(&quot;&lt;img src=&quot;&quot;empty.png&quot;&quot; class=&quot;&quot;img-&quot;;TEXT([.A565];&quot;000&quot;);&quot;&quot;&quot;&gt;&quot;)" office:value-type="string" office:string-value="&lt;img src=&quot;empty.png&quot; class=&quot;img-564&quot;&gt;" calcext:value-type="string">
            <text:p>&lt;img src="empty.png" class="img-564"&gt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CONCATENATE(&quot;.img-&quot;;TEXT([.A566];&quot;000&quot;);&quot; {background-image: url(&quot;&quot;dino-&quot;;TEXT([.A566];&quot;000&quot;);&quot;.jpg&quot;&quot;)}&quot;)" office:value-type="string" office:string-value=".img-565 {background-image: url(&quot;dino-565.jpg&quot;)}" calcext:value-type="string">
            <text:p>.img-565 {background-image: url("dino-565.jpg")}</text:p>
          </table:table-cell>
          <table:table-cell table:style-name="ce2" table:formula="of:=CONCATENATE(&quot;&lt;img src=&quot;&quot;empty.png&quot;&quot; class=&quot;&quot;img-&quot;;TEXT([.A566];&quot;000&quot;);&quot;&quot;&quot;&gt;&quot;)" office:value-type="string" office:string-value="&lt;img src=&quot;empty.png&quot; class=&quot;img-565&quot;&gt;" calcext:value-type="string">
            <text:p>&lt;img src="empty.png" class="img-565"&gt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CONCATENATE(&quot;.img-&quot;;TEXT([.A567];&quot;000&quot;);&quot; {background-image: url(&quot;&quot;dino-&quot;;TEXT([.A567];&quot;000&quot;);&quot;.jpg&quot;&quot;)}&quot;)" office:value-type="string" office:string-value=".img-566 {background-image: url(&quot;dino-566.jpg&quot;)}" calcext:value-type="string">
            <text:p>.img-566 {background-image: url("dino-566.jpg")}</text:p>
          </table:table-cell>
          <table:table-cell table:style-name="ce2" table:formula="of:=CONCATENATE(&quot;&lt;img src=&quot;&quot;empty.png&quot;&quot; class=&quot;&quot;img-&quot;;TEXT([.A567];&quot;000&quot;);&quot;&quot;&quot;&gt;&quot;)" office:value-type="string" office:string-value="&lt;img src=&quot;empty.png&quot; class=&quot;img-566&quot;&gt;" calcext:value-type="string">
            <text:p>&lt;img src="empty.png" class="img-566"&gt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CONCATENATE(&quot;.img-&quot;;TEXT([.A568];&quot;000&quot;);&quot; {background-image: url(&quot;&quot;dino-&quot;;TEXT([.A568];&quot;000&quot;);&quot;.jpg&quot;&quot;)}&quot;)" office:value-type="string" office:string-value=".img-567 {background-image: url(&quot;dino-567.jpg&quot;)}" calcext:value-type="string">
            <text:p>.img-567 {background-image: url("dino-567.jpg")}</text:p>
          </table:table-cell>
          <table:table-cell table:style-name="ce2" table:formula="of:=CONCATENATE(&quot;&lt;img src=&quot;&quot;empty.png&quot;&quot; class=&quot;&quot;img-&quot;;TEXT([.A568];&quot;000&quot;);&quot;&quot;&quot;&gt;&quot;)" office:value-type="string" office:string-value="&lt;img src=&quot;empty.png&quot; class=&quot;img-567&quot;&gt;" calcext:value-type="string">
            <text:p>&lt;img src="empty.png" class="img-567"&gt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CONCATENATE(&quot;.img-&quot;;TEXT([.A569];&quot;000&quot;);&quot; {background-image: url(&quot;&quot;dino-&quot;;TEXT([.A569];&quot;000&quot;);&quot;.jpg&quot;&quot;)}&quot;)" office:value-type="string" office:string-value=".img-568 {background-image: url(&quot;dino-568.jpg&quot;)}" calcext:value-type="string">
            <text:p>.img-568 {background-image: url("dino-568.jpg")}</text:p>
          </table:table-cell>
          <table:table-cell table:style-name="ce2" table:formula="of:=CONCATENATE(&quot;&lt;img src=&quot;&quot;empty.png&quot;&quot; class=&quot;&quot;img-&quot;;TEXT([.A569];&quot;000&quot;);&quot;&quot;&quot;&gt;&quot;)" office:value-type="string" office:string-value="&lt;img src=&quot;empty.png&quot; class=&quot;img-568&quot;&gt;" calcext:value-type="string">
            <text:p>&lt;img src="empty.png" class="img-568"&gt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CONCATENATE(&quot;.img-&quot;;TEXT([.A570];&quot;000&quot;);&quot; {background-image: url(&quot;&quot;dino-&quot;;TEXT([.A570];&quot;000&quot;);&quot;.jpg&quot;&quot;)}&quot;)" office:value-type="string" office:string-value=".img-569 {background-image: url(&quot;dino-569.jpg&quot;)}" calcext:value-type="string">
            <text:p>.img-569 {background-image: url("dino-569.jpg")}</text:p>
          </table:table-cell>
          <table:table-cell table:style-name="ce2" table:formula="of:=CONCATENATE(&quot;&lt;img src=&quot;&quot;empty.png&quot;&quot; class=&quot;&quot;img-&quot;;TEXT([.A570];&quot;000&quot;);&quot;&quot;&quot;&gt;&quot;)" office:value-type="string" office:string-value="&lt;img src=&quot;empty.png&quot; class=&quot;img-569&quot;&gt;" calcext:value-type="string">
            <text:p>&lt;img src="empty.png" class="img-569"&gt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CONCATENATE(&quot;.img-&quot;;TEXT([.A571];&quot;000&quot;);&quot; {background-image: url(&quot;&quot;dino-&quot;;TEXT([.A571];&quot;000&quot;);&quot;.jpg&quot;&quot;)}&quot;)" office:value-type="string" office:string-value=".img-570 {background-image: url(&quot;dino-570.jpg&quot;)}" calcext:value-type="string">
            <text:p>.img-570 {background-image: url("dino-570.jpg")}</text:p>
          </table:table-cell>
          <table:table-cell table:style-name="ce2" table:formula="of:=CONCATENATE(&quot;&lt;img src=&quot;&quot;empty.png&quot;&quot; class=&quot;&quot;img-&quot;;TEXT([.A571];&quot;000&quot;);&quot;&quot;&quot;&gt;&quot;)" office:value-type="string" office:string-value="&lt;img src=&quot;empty.png&quot; class=&quot;img-570&quot;&gt;" calcext:value-type="string">
            <text:p>&lt;img src="empty.png" class="img-570"&gt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CONCATENATE(&quot;.img-&quot;;TEXT([.A572];&quot;000&quot;);&quot; {background-image: url(&quot;&quot;dino-&quot;;TEXT([.A572];&quot;000&quot;);&quot;.jpg&quot;&quot;)}&quot;)" office:value-type="string" office:string-value=".img-571 {background-image: url(&quot;dino-571.jpg&quot;)}" calcext:value-type="string">
            <text:p>.img-571 {background-image: url("dino-571.jpg")}</text:p>
          </table:table-cell>
          <table:table-cell table:style-name="ce2" table:formula="of:=CONCATENATE(&quot;&lt;img src=&quot;&quot;empty.png&quot;&quot; class=&quot;&quot;img-&quot;;TEXT([.A572];&quot;000&quot;);&quot;&quot;&quot;&gt;&quot;)" office:value-type="string" office:string-value="&lt;img src=&quot;empty.png&quot; class=&quot;img-571&quot;&gt;" calcext:value-type="string">
            <text:p>&lt;img src="empty.png" class="img-571"&gt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CONCATENATE(&quot;.img-&quot;;TEXT([.A573];&quot;000&quot;);&quot; {background-image: url(&quot;&quot;dino-&quot;;TEXT([.A573];&quot;000&quot;);&quot;.jpg&quot;&quot;)}&quot;)" office:value-type="string" office:string-value=".img-572 {background-image: url(&quot;dino-572.jpg&quot;)}" calcext:value-type="string">
            <text:p>.img-572 {background-image: url("dino-572.jpg")}</text:p>
          </table:table-cell>
          <table:table-cell table:style-name="ce2" table:formula="of:=CONCATENATE(&quot;&lt;img src=&quot;&quot;empty.png&quot;&quot; class=&quot;&quot;img-&quot;;TEXT([.A573];&quot;000&quot;);&quot;&quot;&quot;&gt;&quot;)" office:value-type="string" office:string-value="&lt;img src=&quot;empty.png&quot; class=&quot;img-572&quot;&gt;" calcext:value-type="string">
            <text:p>&lt;img src="empty.png" class="img-572"&gt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CONCATENATE(&quot;.img-&quot;;TEXT([.A574];&quot;000&quot;);&quot; {background-image: url(&quot;&quot;dino-&quot;;TEXT([.A574];&quot;000&quot;);&quot;.jpg&quot;&quot;)}&quot;)" office:value-type="string" office:string-value=".img-573 {background-image: url(&quot;dino-573.jpg&quot;)}" calcext:value-type="string">
            <text:p>.img-573 {background-image: url("dino-573.jpg")}</text:p>
          </table:table-cell>
          <table:table-cell table:style-name="ce2" table:formula="of:=CONCATENATE(&quot;&lt;img src=&quot;&quot;empty.png&quot;&quot; class=&quot;&quot;img-&quot;;TEXT([.A574];&quot;000&quot;);&quot;&quot;&quot;&gt;&quot;)" office:value-type="string" office:string-value="&lt;img src=&quot;empty.png&quot; class=&quot;img-573&quot;&gt;" calcext:value-type="string">
            <text:p>&lt;img src="empty.png" class="img-573"&gt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CONCATENATE(&quot;.img-&quot;;TEXT([.A575];&quot;000&quot;);&quot; {background-image: url(&quot;&quot;dino-&quot;;TEXT([.A575];&quot;000&quot;);&quot;.jpg&quot;&quot;)}&quot;)" office:value-type="string" office:string-value=".img-574 {background-image: url(&quot;dino-574.jpg&quot;)}" calcext:value-type="string">
            <text:p>.img-574 {background-image: url("dino-574.jpg")}</text:p>
          </table:table-cell>
          <table:table-cell table:style-name="ce2" table:formula="of:=CONCATENATE(&quot;&lt;img src=&quot;&quot;empty.png&quot;&quot; class=&quot;&quot;img-&quot;;TEXT([.A575];&quot;000&quot;);&quot;&quot;&quot;&gt;&quot;)" office:value-type="string" office:string-value="&lt;img src=&quot;empty.png&quot; class=&quot;img-574&quot;&gt;" calcext:value-type="string">
            <text:p>&lt;img src="empty.png" class="img-574"&gt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CONCATENATE(&quot;.img-&quot;;TEXT([.A576];&quot;000&quot;);&quot; {background-image: url(&quot;&quot;dino-&quot;;TEXT([.A576];&quot;000&quot;);&quot;.jpg&quot;&quot;)}&quot;)" office:value-type="string" office:string-value=".img-575 {background-image: url(&quot;dino-575.jpg&quot;)}" calcext:value-type="string">
            <text:p>.img-575 {background-image: url("dino-575.jpg")}</text:p>
          </table:table-cell>
          <table:table-cell table:style-name="ce2" table:formula="of:=CONCATENATE(&quot;&lt;img src=&quot;&quot;empty.png&quot;&quot; class=&quot;&quot;img-&quot;;TEXT([.A576];&quot;000&quot;);&quot;&quot;&quot;&gt;&quot;)" office:value-type="string" office:string-value="&lt;img src=&quot;empty.png&quot; class=&quot;img-575&quot;&gt;" calcext:value-type="string">
            <text:p>&lt;img src="empty.png" class="img-575"&gt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CONCATENATE(&quot;.img-&quot;;TEXT([.A577];&quot;000&quot;);&quot; {background-image: url(&quot;&quot;dino-&quot;;TEXT([.A577];&quot;000&quot;);&quot;.jpg&quot;&quot;)}&quot;)" office:value-type="string" office:string-value=".img-576 {background-image: url(&quot;dino-576.jpg&quot;)}" calcext:value-type="string">
            <text:p>.img-576 {background-image: url("dino-576.jpg")}</text:p>
          </table:table-cell>
          <table:table-cell table:style-name="ce2" table:formula="of:=CONCATENATE(&quot;&lt;img src=&quot;&quot;empty.png&quot;&quot; class=&quot;&quot;img-&quot;;TEXT([.A577];&quot;000&quot;);&quot;&quot;&quot;&gt;&quot;)" office:value-type="string" office:string-value="&lt;img src=&quot;empty.png&quot; class=&quot;img-576&quot;&gt;" calcext:value-type="string">
            <text:p>&lt;img src="empty.png" class="img-576"&gt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CONCATENATE(&quot;.img-&quot;;TEXT([.A578];&quot;000&quot;);&quot; {background-image: url(&quot;&quot;dino-&quot;;TEXT([.A578];&quot;000&quot;);&quot;.jpg&quot;&quot;)}&quot;)" office:value-type="string" office:string-value=".img-577 {background-image: url(&quot;dino-577.jpg&quot;)}" calcext:value-type="string">
            <text:p>.img-577 {background-image: url("dino-577.jpg")}</text:p>
          </table:table-cell>
          <table:table-cell table:style-name="ce2" table:formula="of:=CONCATENATE(&quot;&lt;img src=&quot;&quot;empty.png&quot;&quot; class=&quot;&quot;img-&quot;;TEXT([.A578];&quot;000&quot;);&quot;&quot;&quot;&gt;&quot;)" office:value-type="string" office:string-value="&lt;img src=&quot;empty.png&quot; class=&quot;img-577&quot;&gt;" calcext:value-type="string">
            <text:p>&lt;img src="empty.png" class="img-577"&gt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CONCATENATE(&quot;.img-&quot;;TEXT([.A579];&quot;000&quot;);&quot; {background-image: url(&quot;&quot;dino-&quot;;TEXT([.A579];&quot;000&quot;);&quot;.jpg&quot;&quot;)}&quot;)" office:value-type="string" office:string-value=".img-578 {background-image: url(&quot;dino-578.jpg&quot;)}" calcext:value-type="string">
            <text:p>.img-578 {background-image: url("dino-578.jpg")}</text:p>
          </table:table-cell>
          <table:table-cell table:style-name="ce2" table:formula="of:=CONCATENATE(&quot;&lt;img src=&quot;&quot;empty.png&quot;&quot; class=&quot;&quot;img-&quot;;TEXT([.A579];&quot;000&quot;);&quot;&quot;&quot;&gt;&quot;)" office:value-type="string" office:string-value="&lt;img src=&quot;empty.png&quot; class=&quot;img-578&quot;&gt;" calcext:value-type="string">
            <text:p>&lt;img src="empty.png" class="img-578"&gt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CONCATENATE(&quot;.img-&quot;;TEXT([.A580];&quot;000&quot;);&quot; {background-image: url(&quot;&quot;dino-&quot;;TEXT([.A580];&quot;000&quot;);&quot;.jpg&quot;&quot;)}&quot;)" office:value-type="string" office:string-value=".img-579 {background-image: url(&quot;dino-579.jpg&quot;)}" calcext:value-type="string">
            <text:p>.img-579 {background-image: url("dino-579.jpg")}</text:p>
          </table:table-cell>
          <table:table-cell table:style-name="ce2" table:formula="of:=CONCATENATE(&quot;&lt;img src=&quot;&quot;empty.png&quot;&quot; class=&quot;&quot;img-&quot;;TEXT([.A580];&quot;000&quot;);&quot;&quot;&quot;&gt;&quot;)" office:value-type="string" office:string-value="&lt;img src=&quot;empty.png&quot; class=&quot;img-579&quot;&gt;" calcext:value-type="string">
            <text:p>&lt;img src="empty.png" class="img-579"&gt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CONCATENATE(&quot;.img-&quot;;TEXT([.A581];&quot;000&quot;);&quot; {background-image: url(&quot;&quot;dino-&quot;;TEXT([.A581];&quot;000&quot;);&quot;.jpg&quot;&quot;)}&quot;)" office:value-type="string" office:string-value=".img-580 {background-image: url(&quot;dino-580.jpg&quot;)}" calcext:value-type="string">
            <text:p>.img-580 {background-image: url("dino-580.jpg")}</text:p>
          </table:table-cell>
          <table:table-cell table:style-name="ce2" table:formula="of:=CONCATENATE(&quot;&lt;img src=&quot;&quot;empty.png&quot;&quot; class=&quot;&quot;img-&quot;;TEXT([.A581];&quot;000&quot;);&quot;&quot;&quot;&gt;&quot;)" office:value-type="string" office:string-value="&lt;img src=&quot;empty.png&quot; class=&quot;img-580&quot;&gt;" calcext:value-type="string">
            <text:p>&lt;img src="empty.png" class="img-580"&gt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NCATENATE(&quot;.img-&quot;;TEXT([.A582];&quot;000&quot;);&quot; {background-image: url(&quot;&quot;dino-&quot;;TEXT([.A582];&quot;000&quot;);&quot;.jpg&quot;&quot;)}&quot;)" office:value-type="string" office:string-value=".img-581 {background-image: url(&quot;dino-581.jpg&quot;)}" calcext:value-type="string">
            <text:p>.img-581 {background-image: url("dino-581.jpg")}</text:p>
          </table:table-cell>
          <table:table-cell table:style-name="ce2" table:formula="of:=CONCATENATE(&quot;&lt;img src=&quot;&quot;empty.png&quot;&quot; class=&quot;&quot;img-&quot;;TEXT([.A582];&quot;000&quot;);&quot;&quot;&quot;&gt;&quot;)" office:value-type="string" office:string-value="&lt;img src=&quot;empty.png&quot; class=&quot;img-581&quot;&gt;" calcext:value-type="string">
            <text:p>&lt;img src="empty.png" class="img-581"&gt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CONCATENATE(&quot;.img-&quot;;TEXT([.A583];&quot;000&quot;);&quot; {background-image: url(&quot;&quot;dino-&quot;;TEXT([.A583];&quot;000&quot;);&quot;.jpg&quot;&quot;)}&quot;)" office:value-type="string" office:string-value=".img-582 {background-image: url(&quot;dino-582.jpg&quot;)}" calcext:value-type="string">
            <text:p>.img-582 {background-image: url("dino-582.jpg")}</text:p>
          </table:table-cell>
          <table:table-cell table:style-name="ce2" table:formula="of:=CONCATENATE(&quot;&lt;img src=&quot;&quot;empty.png&quot;&quot; class=&quot;&quot;img-&quot;;TEXT([.A583];&quot;000&quot;);&quot;&quot;&quot;&gt;&quot;)" office:value-type="string" office:string-value="&lt;img src=&quot;empty.png&quot; class=&quot;img-582&quot;&gt;" calcext:value-type="string">
            <text:p>&lt;img src="empty.png" class="img-582"&gt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CONCATENATE(&quot;.img-&quot;;TEXT([.A584];&quot;000&quot;);&quot; {background-image: url(&quot;&quot;dino-&quot;;TEXT([.A584];&quot;000&quot;);&quot;.jpg&quot;&quot;)}&quot;)" office:value-type="string" office:string-value=".img-583 {background-image: url(&quot;dino-583.jpg&quot;)}" calcext:value-type="string">
            <text:p>.img-583 {background-image: url("dino-583.jpg")}</text:p>
          </table:table-cell>
          <table:table-cell table:style-name="ce2" table:formula="of:=CONCATENATE(&quot;&lt;img src=&quot;&quot;empty.png&quot;&quot; class=&quot;&quot;img-&quot;;TEXT([.A584];&quot;000&quot;);&quot;&quot;&quot;&gt;&quot;)" office:value-type="string" office:string-value="&lt;img src=&quot;empty.png&quot; class=&quot;img-583&quot;&gt;" calcext:value-type="string">
            <text:p>&lt;img src="empty.png" class="img-583"&gt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CONCATENATE(&quot;.img-&quot;;TEXT([.A585];&quot;000&quot;);&quot; {background-image: url(&quot;&quot;dino-&quot;;TEXT([.A585];&quot;000&quot;);&quot;.jpg&quot;&quot;)}&quot;)" office:value-type="string" office:string-value=".img-584 {background-image: url(&quot;dino-584.jpg&quot;)}" calcext:value-type="string">
            <text:p>.img-584 {background-image: url("dino-584.jpg")}</text:p>
          </table:table-cell>
          <table:table-cell table:style-name="ce2" table:formula="of:=CONCATENATE(&quot;&lt;img src=&quot;&quot;empty.png&quot;&quot; class=&quot;&quot;img-&quot;;TEXT([.A585];&quot;000&quot;);&quot;&quot;&quot;&gt;&quot;)" office:value-type="string" office:string-value="&lt;img src=&quot;empty.png&quot; class=&quot;img-584&quot;&gt;" calcext:value-type="string">
            <text:p>&lt;img src="empty.png" class="img-584"&gt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CONCATENATE(&quot;.img-&quot;;TEXT([.A586];&quot;000&quot;);&quot; {background-image: url(&quot;&quot;dino-&quot;;TEXT([.A586];&quot;000&quot;);&quot;.jpg&quot;&quot;)}&quot;)" office:value-type="string" office:string-value=".img-585 {background-image: url(&quot;dino-585.jpg&quot;)}" calcext:value-type="string">
            <text:p>.img-585 {background-image: url("dino-585.jpg")}</text:p>
          </table:table-cell>
          <table:table-cell table:style-name="ce2" table:formula="of:=CONCATENATE(&quot;&lt;img src=&quot;&quot;empty.png&quot;&quot; class=&quot;&quot;img-&quot;;TEXT([.A586];&quot;000&quot;);&quot;&quot;&quot;&gt;&quot;)" office:value-type="string" office:string-value="&lt;img src=&quot;empty.png&quot; class=&quot;img-585&quot;&gt;" calcext:value-type="string">
            <text:p>&lt;img src="empty.png" class="img-585"&gt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CONCATENATE(&quot;.img-&quot;;TEXT([.A587];&quot;000&quot;);&quot; {background-image: url(&quot;&quot;dino-&quot;;TEXT([.A587];&quot;000&quot;);&quot;.jpg&quot;&quot;)}&quot;)" office:value-type="string" office:string-value=".img-586 {background-image: url(&quot;dino-586.jpg&quot;)}" calcext:value-type="string">
            <text:p>.img-586 {background-image: url("dino-586.jpg")}</text:p>
          </table:table-cell>
          <table:table-cell table:style-name="ce2" table:formula="of:=CONCATENATE(&quot;&lt;img src=&quot;&quot;empty.png&quot;&quot; class=&quot;&quot;img-&quot;;TEXT([.A587];&quot;000&quot;);&quot;&quot;&quot;&gt;&quot;)" office:value-type="string" office:string-value="&lt;img src=&quot;empty.png&quot; class=&quot;img-586&quot;&gt;" calcext:value-type="string">
            <text:p>&lt;img src="empty.png" class="img-586"&gt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NCATENATE(&quot;.img-&quot;;TEXT([.A588];&quot;000&quot;);&quot; {background-image: url(&quot;&quot;dino-&quot;;TEXT([.A588];&quot;000&quot;);&quot;.jpg&quot;&quot;)}&quot;)" office:value-type="string" office:string-value=".img-587 {background-image: url(&quot;dino-587.jpg&quot;)}" calcext:value-type="string">
            <text:p>.img-587 {background-image: url("dino-587.jpg")}</text:p>
          </table:table-cell>
          <table:table-cell table:style-name="ce2" table:formula="of:=CONCATENATE(&quot;&lt;img src=&quot;&quot;empty.png&quot;&quot; class=&quot;&quot;img-&quot;;TEXT([.A588];&quot;000&quot;);&quot;&quot;&quot;&gt;&quot;)" office:value-type="string" office:string-value="&lt;img src=&quot;empty.png&quot; class=&quot;img-587&quot;&gt;" calcext:value-type="string">
            <text:p>&lt;img src="empty.png" class="img-587"&gt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CONCATENATE(&quot;.img-&quot;;TEXT([.A589];&quot;000&quot;);&quot; {background-image: url(&quot;&quot;dino-&quot;;TEXT([.A589];&quot;000&quot;);&quot;.jpg&quot;&quot;)}&quot;)" office:value-type="string" office:string-value=".img-588 {background-image: url(&quot;dino-588.jpg&quot;)}" calcext:value-type="string">
            <text:p>.img-588 {background-image: url("dino-588.jpg")}</text:p>
          </table:table-cell>
          <table:table-cell table:style-name="ce2" table:formula="of:=CONCATENATE(&quot;&lt;img src=&quot;&quot;empty.png&quot;&quot; class=&quot;&quot;img-&quot;;TEXT([.A589];&quot;000&quot;);&quot;&quot;&quot;&gt;&quot;)" office:value-type="string" office:string-value="&lt;img src=&quot;empty.png&quot; class=&quot;img-588&quot;&gt;" calcext:value-type="string">
            <text:p>&lt;img src="empty.png" class="img-588"&gt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NCATENATE(&quot;.img-&quot;;TEXT([.A590];&quot;000&quot;);&quot; {background-image: url(&quot;&quot;dino-&quot;;TEXT([.A590];&quot;000&quot;);&quot;.jpg&quot;&quot;)}&quot;)" office:value-type="string" office:string-value=".img-589 {background-image: url(&quot;dino-589.jpg&quot;)}" calcext:value-type="string">
            <text:p>.img-589 {background-image: url("dino-589.jpg")}</text:p>
          </table:table-cell>
          <table:table-cell table:style-name="ce2" table:formula="of:=CONCATENATE(&quot;&lt;img src=&quot;&quot;empty.png&quot;&quot; class=&quot;&quot;img-&quot;;TEXT([.A590];&quot;000&quot;);&quot;&quot;&quot;&gt;&quot;)" office:value-type="string" office:string-value="&lt;img src=&quot;empty.png&quot; class=&quot;img-589&quot;&gt;" calcext:value-type="string">
            <text:p>&lt;img src="empty.png" class="img-589"&gt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CONCATENATE(&quot;.img-&quot;;TEXT([.A591];&quot;000&quot;);&quot; {background-image: url(&quot;&quot;dino-&quot;;TEXT([.A591];&quot;000&quot;);&quot;.jpg&quot;&quot;)}&quot;)" office:value-type="string" office:string-value=".img-590 {background-image: url(&quot;dino-590.jpg&quot;)}" calcext:value-type="string">
            <text:p>.img-590 {background-image: url("dino-590.jpg")}</text:p>
          </table:table-cell>
          <table:table-cell table:style-name="ce2" table:formula="of:=CONCATENATE(&quot;&lt;img src=&quot;&quot;empty.png&quot;&quot; class=&quot;&quot;img-&quot;;TEXT([.A591];&quot;000&quot;);&quot;&quot;&quot;&gt;&quot;)" office:value-type="string" office:string-value="&lt;img src=&quot;empty.png&quot; class=&quot;img-590&quot;&gt;" calcext:value-type="string">
            <text:p>&lt;img src="empty.png" class="img-590"&gt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CONCATENATE(&quot;.img-&quot;;TEXT([.A592];&quot;000&quot;);&quot; {background-image: url(&quot;&quot;dino-&quot;;TEXT([.A592];&quot;000&quot;);&quot;.jpg&quot;&quot;)}&quot;)" office:value-type="string" office:string-value=".img-591 {background-image: url(&quot;dino-591.jpg&quot;)}" calcext:value-type="string">
            <text:p>.img-591 {background-image: url("dino-591.jpg")}</text:p>
          </table:table-cell>
          <table:table-cell table:style-name="ce2" table:formula="of:=CONCATENATE(&quot;&lt;img src=&quot;&quot;empty.png&quot;&quot; class=&quot;&quot;img-&quot;;TEXT([.A592];&quot;000&quot;);&quot;&quot;&quot;&gt;&quot;)" office:value-type="string" office:string-value="&lt;img src=&quot;empty.png&quot; class=&quot;img-591&quot;&gt;" calcext:value-type="string">
            <text:p>&lt;img src="empty.png" class="img-591"&gt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CONCATENATE(&quot;.img-&quot;;TEXT([.A593];&quot;000&quot;);&quot; {background-image: url(&quot;&quot;dino-&quot;;TEXT([.A593];&quot;000&quot;);&quot;.jpg&quot;&quot;)}&quot;)" office:value-type="string" office:string-value=".img-592 {background-image: url(&quot;dino-592.jpg&quot;)}" calcext:value-type="string">
            <text:p>.img-592 {background-image: url("dino-592.jpg")}</text:p>
          </table:table-cell>
          <table:table-cell table:style-name="ce2" table:formula="of:=CONCATENATE(&quot;&lt;img src=&quot;&quot;empty.png&quot;&quot; class=&quot;&quot;img-&quot;;TEXT([.A593];&quot;000&quot;);&quot;&quot;&quot;&gt;&quot;)" office:value-type="string" office:string-value="&lt;img src=&quot;empty.png&quot; class=&quot;img-592&quot;&gt;" calcext:value-type="string">
            <text:p>&lt;img src="empty.png" class="img-592"&gt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CONCATENATE(&quot;.img-&quot;;TEXT([.A594];&quot;000&quot;);&quot; {background-image: url(&quot;&quot;dino-&quot;;TEXT([.A594];&quot;000&quot;);&quot;.jpg&quot;&quot;)}&quot;)" office:value-type="string" office:string-value=".img-593 {background-image: url(&quot;dino-593.jpg&quot;)}" calcext:value-type="string">
            <text:p>.img-593 {background-image: url("dino-593.jpg")}</text:p>
          </table:table-cell>
          <table:table-cell table:style-name="ce2" table:formula="of:=CONCATENATE(&quot;&lt;img src=&quot;&quot;empty.png&quot;&quot; class=&quot;&quot;img-&quot;;TEXT([.A594];&quot;000&quot;);&quot;&quot;&quot;&gt;&quot;)" office:value-type="string" office:string-value="&lt;img src=&quot;empty.png&quot; class=&quot;img-593&quot;&gt;" calcext:value-type="string">
            <text:p>&lt;img src="empty.png" class="img-593"&gt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CONCATENATE(&quot;.img-&quot;;TEXT([.A595];&quot;000&quot;);&quot; {background-image: url(&quot;&quot;dino-&quot;;TEXT([.A595];&quot;000&quot;);&quot;.jpg&quot;&quot;)}&quot;)" office:value-type="string" office:string-value=".img-594 {background-image: url(&quot;dino-594.jpg&quot;)}" calcext:value-type="string">
            <text:p>.img-594 {background-image: url("dino-594.jpg")}</text:p>
          </table:table-cell>
          <table:table-cell table:style-name="ce2" table:formula="of:=CONCATENATE(&quot;&lt;img src=&quot;&quot;empty.png&quot;&quot; class=&quot;&quot;img-&quot;;TEXT([.A595];&quot;000&quot;);&quot;&quot;&quot;&gt;&quot;)" office:value-type="string" office:string-value="&lt;img src=&quot;empty.png&quot; class=&quot;img-594&quot;&gt;" calcext:value-type="string">
            <text:p>&lt;img src="empty.png" class="img-594"&gt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CONCATENATE(&quot;.img-&quot;;TEXT([.A596];&quot;000&quot;);&quot; {background-image: url(&quot;&quot;dino-&quot;;TEXT([.A596];&quot;000&quot;);&quot;.jpg&quot;&quot;)}&quot;)" office:value-type="string" office:string-value=".img-595 {background-image: url(&quot;dino-595.jpg&quot;)}" calcext:value-type="string">
            <text:p>.img-595 {background-image: url("dino-595.jpg")}</text:p>
          </table:table-cell>
          <table:table-cell table:style-name="ce2" table:formula="of:=CONCATENATE(&quot;&lt;img src=&quot;&quot;empty.png&quot;&quot; class=&quot;&quot;img-&quot;;TEXT([.A596];&quot;000&quot;);&quot;&quot;&quot;&gt;&quot;)" office:value-type="string" office:string-value="&lt;img src=&quot;empty.png&quot; class=&quot;img-595&quot;&gt;" calcext:value-type="string">
            <text:p>&lt;img src="empty.png" class="img-595"&gt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CONCATENATE(&quot;.img-&quot;;TEXT([.A597];&quot;000&quot;);&quot; {background-image: url(&quot;&quot;dino-&quot;;TEXT([.A597];&quot;000&quot;);&quot;.jpg&quot;&quot;)}&quot;)" office:value-type="string" office:string-value=".img-596 {background-image: url(&quot;dino-596.jpg&quot;)}" calcext:value-type="string">
            <text:p>.img-596 {background-image: url("dino-596.jpg")}</text:p>
          </table:table-cell>
          <table:table-cell table:style-name="ce2" table:formula="of:=CONCATENATE(&quot;&lt;img src=&quot;&quot;empty.png&quot;&quot; class=&quot;&quot;img-&quot;;TEXT([.A597];&quot;000&quot;);&quot;&quot;&quot;&gt;&quot;)" office:value-type="string" office:string-value="&lt;img src=&quot;empty.png&quot; class=&quot;img-596&quot;&gt;" calcext:value-type="string">
            <text:p>&lt;img src="empty.png" class="img-596"&gt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CONCATENATE(&quot;.img-&quot;;TEXT([.A598];&quot;000&quot;);&quot; {background-image: url(&quot;&quot;dino-&quot;;TEXT([.A598];&quot;000&quot;);&quot;.jpg&quot;&quot;)}&quot;)" office:value-type="string" office:string-value=".img-597 {background-image: url(&quot;dino-597.jpg&quot;)}" calcext:value-type="string">
            <text:p>.img-597 {background-image: url("dino-597.jpg")}</text:p>
          </table:table-cell>
          <table:table-cell table:style-name="ce2" table:formula="of:=CONCATENATE(&quot;&lt;img src=&quot;&quot;empty.png&quot;&quot; class=&quot;&quot;img-&quot;;TEXT([.A598];&quot;000&quot;);&quot;&quot;&quot;&gt;&quot;)" office:value-type="string" office:string-value="&lt;img src=&quot;empty.png&quot; class=&quot;img-597&quot;&gt;" calcext:value-type="string">
            <text:p>&lt;img src="empty.png" class="img-597"&gt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CONCATENATE(&quot;.img-&quot;;TEXT([.A599];&quot;000&quot;);&quot; {background-image: url(&quot;&quot;dino-&quot;;TEXT([.A599];&quot;000&quot;);&quot;.jpg&quot;&quot;)}&quot;)" office:value-type="string" office:string-value=".img-598 {background-image: url(&quot;dino-598.jpg&quot;)}" calcext:value-type="string">
            <text:p>.img-598 {background-image: url("dino-598.jpg")}</text:p>
          </table:table-cell>
          <table:table-cell table:style-name="ce2" table:formula="of:=CONCATENATE(&quot;&lt;img src=&quot;&quot;empty.png&quot;&quot; class=&quot;&quot;img-&quot;;TEXT([.A599];&quot;000&quot;);&quot;&quot;&quot;&gt;&quot;)" office:value-type="string" office:string-value="&lt;img src=&quot;empty.png&quot; class=&quot;img-598&quot;&gt;" calcext:value-type="string">
            <text:p>&lt;img src="empty.png" class="img-598"&gt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CONCATENATE(&quot;.img-&quot;;TEXT([.A600];&quot;000&quot;);&quot; {background-image: url(&quot;&quot;dino-&quot;;TEXT([.A600];&quot;000&quot;);&quot;.jpg&quot;&quot;)}&quot;)" office:value-type="string" office:string-value=".img-599 {background-image: url(&quot;dino-599.jpg&quot;)}" calcext:value-type="string">
            <text:p>.img-599 {background-image: url("dino-599.jpg")}</text:p>
          </table:table-cell>
          <table:table-cell table:style-name="ce2" table:formula="of:=CONCATENATE(&quot;&lt;img src=&quot;&quot;empty.png&quot;&quot; class=&quot;&quot;img-&quot;;TEXT([.A600];&quot;000&quot;);&quot;&quot;&quot;&gt;&quot;)" office:value-type="string" office:string-value="&lt;img src=&quot;empty.png&quot; class=&quot;img-599&quot;&gt;" calcext:value-type="string">
            <text:p>&lt;img src="empty.png" class="img-599"&gt;</text:p>
          </table:table-cell>
        </table:table-row>
        <table:table-row table:style-name="ro1" table:number-rows-repeated="10479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3:58:55.407294932</meta:creation-date>
    <dc:date>2018-01-13T21:20:02.886811986</dc:date>
    <meta:editing-duration>PT20H30M16S</meta:editing-duration>
    <meta:editing-cycles>2</meta:editing-cycles>
    <meta:generator>LibreOffice/5.1.6.2$Linux_X86_64 LibreOffice_project/10m0$Build-2</meta:generator>
    <meta:document-statistic meta:table-count="1" meta:cell-count="1800" meta:object-count="0"/>
  </office:meta>
</office:document-meta>
</file>